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1.905cm"/>
    </style:style>
    <style:style style:name="co2" style:family="table-column">
      <style:table-column-properties fo:break-before="auto" style:column-width="3.30729166666667cm"/>
    </style:style>
    <style:style style:name="co3" style:family="table-column">
      <style:table-column-properties fo:break-before="auto" style:column-width="3.889375cm"/>
    </style:style>
    <style:style style:name="co4" style:family="table-column">
      <style:table-column-properties fo:break-before="auto" style:column-width="7.3025cm"/>
    </style:style>
    <style:style style:name="co5" style:family="table-column">
      <style:table-column-properties fo:break-before="auto" style:column-width="3.04270833333333cm"/>
    </style:style>
    <style:style style:name="co6" style:family="table-column">
      <style:table-column-properties fo:break-before="auto" style:column-width="8.89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1"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2年度發電年度協助金(第一次撥付)</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000" table:style-name="ce1">
            <text:p>80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港區漁村聚落生活道路改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183" table:style-name="ce1">
            <text:p>8183</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萬里國小圍牆及人行道空間改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183" table:style-name="ce1">
            <text:p>8183</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金山區公所綠美化</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05" table:style-name="ce1">
            <text:p>450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金山國小綠美化</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84" table:style-name="ce1">
            <text:p>358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金美國小綠美化</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779" table:style-name="ce1">
            <text:p>1877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美田社區活動中心綠美化</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92" table:style-name="ce1">
            <text:p>429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社區休憩步道營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46" table:style-name="ce1">
            <text:p>6546</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老梅國小校門開放空間改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08" table:style-name="ce1">
            <text:p>5708</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十八王公入口空間改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84" table:style-name="ce1">
            <text:p>358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石門區體育館立面美化</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84" table:style-name="ce1">
            <text:p>358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富貴角公園前老梅路</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165" table:style-name="ce1">
            <text:p>216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南投縣魚池鄉農會</text:p>
          </table:table-cell>
          <table:table-cell office:value-type="string" table:style-name="ce1">
            <text:p>aa</text:p>
          </table:table-cell>
          <table:table-cell office:value-type="string" table:style-name="ce1">
            <text:p>協助南投縣魚池鄉農會辦理102年度魚池鄉各界慶祝農民節表彰大會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南投縣水里鄉農會</text:p>
          </table:table-cell>
          <table:table-cell office:value-type="string" table:style-name="ce1">
            <text:p>aa</text:p>
          </table:table-cell>
          <table:table-cell office:value-type="string" table:style-name="ce1">
            <text:p>協助水里鄉農會辦理102年度農民節表彰大會暨電力安全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花蓮縣秀林鄉立霧溪文化發展協會</text:p>
          </table:table-cell>
          <table:table-cell office:value-type="string" table:style-name="ce1">
            <text:p>aa</text:p>
          </table:table-cell>
          <table:table-cell office:value-type="string" table:style-name="ce1">
            <text:p>協助花蓮縣秀林鄉立霧溪文化發展協會辦理2013花蓮縣秀林鄉崇德部落新春聯誼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卓蘭鎮</text:p>
          </table:table-cell>
          <table:table-cell office:value-type="string" table:style-name="ce1">
            <text:p>苗栗縣卓蘭鎮公所</text:p>
          </table:table-cell>
          <table:table-cell office:value-type="string" table:style-name="ce1">
            <text:p>aa</text:p>
          </table:table-cell>
          <table:table-cell office:value-type="string" table:style-name="ce1">
            <text:p>協助卓蘭鎮公所辦理2013年植樹節及盆栽DIY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小港區鳳林社區發展協會</text:p>
          </table:table-cell>
          <table:table-cell office:value-type="string" table:style-name="ce1">
            <text:p>aa</text:p>
          </table:table-cell>
          <table:table-cell office:value-type="string" table:style-name="ce1">
            <text:p>協助高雄市小港區鳳林社區發展協會辦理地方傳統民俗文化暨鳳林宮清醮祈安祭典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永安區新港里烏林投社區景觀綠美化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00" table:style-name="ce1">
            <text:p>22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永華社區發展協會</text:p>
          </table:table-cell>
          <table:table-cell office:value-type="string" table:style-name="ce1">
            <text:p>aa</text:p>
          </table:table-cell>
          <table:table-cell office:value-type="string" table:style-name="ce1">
            <text:p>協助高雄市永安區永華社區發展協會辦理永安宮建宮一五六年慶典文藝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興達港區漁會</text:p>
          </table:table-cell>
          <table:table-cell office:value-type="string" table:style-name="ce1">
            <text:p>aa</text:p>
          </table:table-cell>
          <table:table-cell office:value-type="string" table:style-name="ce1">
            <text:p>協助高雄市興達港區漁會辦理選聘人員與員工聯誼暨宣導節能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102年歡慶元宵佳節聯歡晚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特別助學金關懷菁英學生」迎春送暖關懷活動專案暨電價調整地方溝通宣導</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新北市石門區「幸福石門、寒冬關懷」聯歡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各里聯合慶祝102年度九九重陽敬老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102年度藝文展演系列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生命守護天使，樂活100』公益研習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 table:style-name="ce1">
            <text:p>2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地區農會</text:p>
          </table:table-cell>
          <table:table-cell office:value-type="string" table:style-name="ce1">
            <text:p>aa</text:p>
          </table:table-cell>
          <table:table-cell office:value-type="string" table:style-name="ce1">
            <text:p>協助新北市金山地區農會辦理金山、萬里各界102年度慶祝農民節大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龍水里8~12鄰道路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0" table:style-name="ce1">
            <text:p>1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山腳里綠美化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四溝里、德和里、山海里道路排水溝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0" table:style-name="ce1">
            <text:p>2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鵝鑾里埔頂路道路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南灣里社區道路排水溝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恆春鎮公所辦理恆春鎮墾丁里社區道路排水溝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農會</text:p>
          </table:table-cell>
          <table:table-cell office:value-type="string" table:style-name="ce1">
            <text:p>aa</text:p>
          </table:table-cell>
          <table:table-cell office:value-type="string" table:style-name="ce1">
            <text:p>協助恆春鎮農會辦理「中華民國102年恆春鎮各界慶祝農民節大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田心美食推展協會</text:p>
          </table:table-cell>
          <table:table-cell office:value-type="string" table:style-name="ce1">
            <text:p>aa</text:p>
          </table:table-cell>
          <table:table-cell office:value-type="string" table:style-name="ce1">
            <text:p>協助苗栗縣苑裡鎮田心美食推展協會辦理102年烹飪教室研習暨參觀火力發電廠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苑裡鎮公所辦理2013『苑裡閩客慶元宵』</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農會</text:p>
          </table:table-cell>
          <table:table-cell office:value-type="string" table:style-name="ce1">
            <text:p>aa</text:p>
          </table:table-cell>
          <table:table-cell office:value-type="string" table:style-name="ce1">
            <text:p>協助苗栗縣通霄鎮農會辦理102年度農民節表彰大會補助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青年社會福利慈善關懷協會</text:p>
          </table:table-cell>
          <table:table-cell office:value-type="string" table:style-name="ce1">
            <text:p>aa</text:p>
          </table:table-cell>
          <table:table-cell office:value-type="string" table:style-name="ce1">
            <text:p>協助苗栗縣通霄青年社會福利慈善關懷協會辦理2013青年come議─通霄加力、給e代青年的夢想</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立龍津國民中學</text:p>
          </table:table-cell>
          <table:table-cell office:value-type="string" table:style-name="ce1">
            <text:p>aa</text:p>
          </table:table-cell>
          <table:table-cell office:value-type="string" table:style-name="ce1">
            <text:p>協助臺中市立龍津國民中學辦理推展節能教育公播系統設置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龍井區農會</text:p>
          </table:table-cell>
          <table:table-cell office:value-type="string" table:style-name="ce1">
            <text:p>aa</text:p>
          </table:table-cell>
          <table:table-cell office:value-type="string" table:style-name="ce1">
            <text:p>協助龍井區農會辦理101年度油菜花田之旅-焢窯活動(註銷)</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 table:style-name="ce1">
            <text:p>2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肚區</text:p>
          </table:table-cell>
          <table:table-cell office:value-type="string" table:style-name="ce1">
            <text:p>臺中市大肚區農會</text:p>
          </table:table-cell>
          <table:table-cell office:value-type="string" table:style-name="ce1">
            <text:p>aa</text:p>
          </table:table-cell>
          <table:table-cell office:value-type="string" table:style-name="ce1">
            <text:p>協助大肚區農會辦理大肚區各界慶祝102年度農民節暨節約能源宣導會系列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沙鹿區</text:p>
          </table:table-cell>
          <table:table-cell office:value-type="string" table:style-name="ce1">
            <text:p>臺中市沙鹿區農會</text:p>
          </table:table-cell>
          <table:table-cell office:value-type="string" table:style-name="ce1">
            <text:p>aa</text:p>
          </table:table-cell>
          <table:table-cell office:value-type="string" table:style-name="ce1">
            <text:p>協助沙鹿區農會辦理沙鹿區各界慶祝102年度農民節表彰大會暨節約用電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農會</text:p>
          </table:table-cell>
          <table:table-cell office:value-type="string" table:style-name="ce1">
            <text:p>aa</text:p>
          </table:table-cell>
          <table:table-cell office:value-type="string" table:style-name="ce1">
            <text:p>協助龍井區農會辦理慶祝102年農民節表彰大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2年歲末迎春名家揮毫暨推廣節約能源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梧棲區</text:p>
          </table:table-cell>
          <table:table-cell office:value-type="string" table:style-name="ce1">
            <text:p>臺中市梧棲區農會</text:p>
          </table:table-cell>
          <table:table-cell office:value-type="string" table:style-name="ce1">
            <text:p>aa</text:p>
          </table:table-cell>
          <table:table-cell office:value-type="string" table:style-name="ce1">
            <text:p>協助梧棲區農會辦理102年度梧棲區各界慶祝農民節暨節約用電宣導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農會</text:p>
          </table:table-cell>
          <table:table-cell office:value-type="string" table:style-name="ce1">
            <text:p>aa</text:p>
          </table:table-cell>
          <table:table-cell office:value-type="string" table:style-name="ce1">
            <text:p>協助觀音鄉農會辦理102年度觀音鄉各界慶祝農民節大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新屋鄉公所辦理「102年全國客家日─鬧天穿迎新春」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農會</text:p>
          </table:table-cell>
          <table:table-cell office:value-type="string" table:style-name="ce1">
            <text:p>aa</text:p>
          </table:table-cell>
          <table:table-cell office:value-type="string" table:style-name="ce1">
            <text:p>協助桃園縣新屋鄉農會辦理新屋鄉各界慶祝102年度農民節表揚大會暨節約電源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西鄉</text:p>
          </table:table-cell>
          <table:table-cell office:value-type="string" table:style-name="ce1">
            <text:p>澎湖縣湖西鄉尖山社區發展協會</text:p>
          </table:table-cell>
          <table:table-cell office:value-type="string" table:style-name="ce1">
            <text:p>aa</text:p>
          </table:table-cell>
          <table:table-cell office:value-type="string" table:style-name="ce1">
            <text:p>協助澎湖縣湖西鄉尖山社區發展協會辦理節約能源宣導暨顯濟殿建醮祈福法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新北市林口區農會</text:p>
          </table:table-cell>
          <table:table-cell office:value-type="string" table:style-name="ce1">
            <text:p>aa</text:p>
          </table:table-cell>
          <table:table-cell office:value-type="string" table:style-name="ce1">
            <text:p>協助新北市林口區農會辦理102年度林口區各界慶祝農民節大會及節約電源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text:p>
          </table:table-cell>
          <table:table-cell office:value-type="string" table:style-name="ce1">
            <text:p>龍門施工處</text:p>
          </table:table-cell>
          <table:table-cell office:value-type="string" table:style-name="ce1">
            <text:p>aa</text:p>
          </table:table-cell>
          <table:table-cell office:value-type="string" table:style-name="ce1">
            <text:p>協助龍門施工處辦理「特別助學金關懷菁英學生」年終送暖關懷活動專案</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6" table:style-name="ce1">
            <text:p>9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number-rows-repeated="1048524" table:style-name="ro1">
          <table:table-cell table:number-columns-repeated="16384"/>
        </table:table-row>
      </table:table>
      <table:table table:name="02"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電源開發處</text:p>
          </table:table-cell>
          <table:table-cell office:value-type="string" table:style-name="ce1">
            <text:p>aa</text:p>
          </table:table-cell>
          <table:table-cell office:value-type="string" table:style-name="ce1">
            <text:p>協助電源開發處辦理新北市『龍門核能發電廠所在區－貢寮區風貌營造計畫』－貢寮國中圍牆及周邊環境改善等台電公司自辦短、中期計12工項之設計監造技術服務費</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494" table:style-name="ce1">
            <text:p>949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魚池鄉公所辦理「騰蛟啟盛、幸福魚池、慶元宵」攻炮城、猜燈謎晚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臺中市和平區農會</text:p>
          </table:table-cell>
          <table:table-cell office:value-type="string" table:style-name="ce1">
            <text:p>aa</text:p>
          </table:table-cell>
          <table:table-cell office:value-type="string" table:style-name="ce1">
            <text:p>協助臺中市和平區農會辦理臺中市和平區102年度桶柑暨休閒農業發表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園區</text:p>
          </table:table-cell>
          <table:table-cell office:value-type="string" table:style-name="ce1">
            <text:p>高雄市林園區農會</text:p>
          </table:table-cell>
          <table:table-cell office:value-type="string" table:style-name="ce1">
            <text:p>aa</text:p>
          </table:table-cell>
          <table:table-cell office:value-type="string" table:style-name="ce1">
            <text:p>協助高雄市林園區農會辦理慶祝102年度農民節表彰大會暨宣導支持台電公司電價調整方案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鳳興環保促進會</text:p>
          </table:table-cell>
          <table:table-cell office:value-type="string" table:style-name="ce1">
            <text:p>aa</text:p>
          </table:table-cell>
          <table:table-cell office:value-type="string" table:style-name="ce1">
            <text:p>協助高雄市鳳興環保促進會辦理會員生態研習暨宣導支持台電公司電價調整方案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空氣防污維護協會</text:p>
          </table:table-cell>
          <table:table-cell office:value-type="string" table:style-name="ce1">
            <text:p>aa</text:p>
          </table:table-cell>
          <table:table-cell office:value-type="string" table:style-name="ce1">
            <text:p>協助高雄市空氣防污維護協會辦理會員大會暨宣導支持台電公司電價調整方案及大林電廠更新改建計畫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社服協會</text:p>
          </table:table-cell>
          <table:table-cell office:value-type="string" table:style-name="ce1">
            <text:p>aa</text:p>
          </table:table-cell>
          <table:table-cell office:value-type="string" table:style-name="ce1">
            <text:p>協助高雄市茄萣社服協會辦理102年度會員親子聯誼暨鄉親節約能源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舢筏協會</text:p>
          </table:table-cell>
          <table:table-cell office:value-type="string" table:style-name="ce1">
            <text:p>aa</text:p>
          </table:table-cell>
          <table:table-cell office:value-type="string" table:style-name="ce1">
            <text:p>協助高雄市路竹舢筏協會辦理第四屆第三次會員大會及節約用電、節約能源、節能減碳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婦女工作協會</text:p>
          </table:table-cell>
          <table:table-cell office:value-type="string" table:style-name="ce1">
            <text:p>aa</text:p>
          </table:table-cell>
          <table:table-cell office:value-type="string" table:style-name="ce1">
            <text:p>協助高雄市茄萣婦女工作協會辦理2013品格英語冬令營</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節能減碳宣導暨年終業務檢討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各里辦公處102年媽祖遶境祭典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102年中元普渡祭典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2013新北市野柳神明淨港文化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龜吼里、北基里中秋環保公益晚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萬里里端午佳節健走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萬里里中秋佳節烤肉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地方民俗慶典媽祖祈安遶境」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滿州鄉</text:p>
          </table:table-cell>
          <table:table-cell office:value-type="string" table:style-name="ce1">
            <text:p>屏東縣滿州鄉公所</text:p>
          </table:table-cell>
          <table:table-cell office:value-type="string" table:style-name="ce1">
            <text:p>aa</text:p>
          </table:table-cell>
          <table:table-cell office:value-type="string" table:style-name="ce1">
            <text:p>協助滿州鄉公所辦理滿州鄉102年度滿載漁歸飛魚季觀光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電價合理化睦鄰溝通座談暨電力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string" table:style-name="ce1">
            <text:p>aa</text:p>
          </table:table-cell>
          <table:table-cell office:value-type="string" table:style-name="ce1">
            <text:p>協助基隆市外木山民俗文化觀光協會辦理協安宮春節中南部進香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社團法人中華民國白沙屯媽祖文化發展總會</text:p>
          </table:table-cell>
          <table:table-cell office:value-type="string" table:style-name="ce1">
            <text:p>aa</text:p>
          </table:table-cell>
          <table:table-cell office:value-type="string" table:style-name="ce1">
            <text:p>協助社團法人中華民國白沙屯媽祖文化發展總會辦理白沙屯媽祖文化暨地方農特產美食嘉年華</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南勢社區發展協會</text:p>
          </table:table-cell>
          <table:table-cell office:value-type="string" table:style-name="ce1">
            <text:p>aa</text:p>
          </table:table-cell>
          <table:table-cell office:value-type="string" table:style-name="ce1">
            <text:p>協助苗栗縣苑裡鎮南勢社區發展協會辦理102年度節約能源親子活動暨民壯寮老土地公聖誕慶典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苑裡鎮公所辦理苗栗縣苑裡鎮「102全國客家日-歡慶客家、樂活客庄」天穿日活動企劃案</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閩客民俗文化交流協會</text:p>
          </table:table-cell>
          <table:table-cell office:value-type="string" table:style-name="ce1">
            <text:p>aa</text:p>
          </table:table-cell>
          <table:table-cell office:value-type="string" table:style-name="ce1">
            <text:p>協助苗栗縣閩客民俗文化交流協會辦理金蛇入匱財源滾滾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山柑社區發展協會</text:p>
          </table:table-cell>
          <table:table-cell office:value-type="string" table:style-name="ce1">
            <text:p>aa</text:p>
          </table:table-cell>
          <table:table-cell office:value-type="string" table:style-name="ce1">
            <text:p>協助苗栗縣苑裡鎮山柑社區發展協會辦理102年度【全民反毒暨民俗育樂環教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縣龍井鄉老人會</text:p>
          </table:table-cell>
          <table:table-cell office:value-type="string" table:style-name="ce1">
            <text:p>aa</text:p>
          </table:table-cell>
          <table:table-cell office:value-type="string" table:style-name="ce1">
            <text:p>協助台中縣龍井鄉老人會辦理(一)102年文化觀摩暨宣導節約能源活動及(二)102年健康養生講座及才藝表演暨推廣節約能源活動等二項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身心障礙者協會</text:p>
          </table:table-cell>
          <table:table-cell office:value-type="string" table:style-name="ce1">
            <text:p>aa</text:p>
          </table:table-cell>
          <table:table-cell office:value-type="string" table:style-name="ce1">
            <text:p>協助臺中市龍井身心障礙者協會辦理第十屆第二次會員大會暨支持推廣節能減碳節約用電宣導(※本項協助比例23.53%)</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身心障礙者協會</text:p>
          </table:table-cell>
          <table:table-cell office:value-type="string" table:style-name="ce1">
            <text:p>aa</text:p>
          </table:table-cell>
          <table:table-cell office:value-type="string" table:style-name="ce1">
            <text:p>協助臺中市龍井身心障礙者協會辦理102年身心障礙者接近大自然觀摩暨支持推廣節能減碳節約用電宣導(※本項協助比例34.4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身心障礙者協會</text:p>
          </table:table-cell>
          <table:table-cell office:value-type="string" table:style-name="ce1">
            <text:p>aa</text:p>
          </table:table-cell>
          <table:table-cell office:value-type="string" table:style-name="ce1">
            <text:p>協助臺中市龍井身心障礙者協會辦理卡拉OK歌唱聯歡活動暨支持推廣節能減碳節約用電宣導(※本項協助比例21.0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 table:style-name="ce1">
            <text:p>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身心障礙者協會</text:p>
          </table:table-cell>
          <table:table-cell office:value-type="string" table:style-name="ce1">
            <text:p>aa</text:p>
          </table:table-cell>
          <table:table-cell office:value-type="string" table:style-name="ce1">
            <text:p>協助臺中市龍井身心障礙者協會辦理中秋溫情關懷活動暨支持推廣節能減碳節約用電宣導(※本項協助比例26.66%)</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身心障礙者協會</text:p>
          </table:table-cell>
          <table:table-cell office:value-type="string" table:style-name="ce1">
            <text:p>aa</text:p>
          </table:table-cell>
          <table:table-cell office:value-type="string" table:style-name="ce1">
            <text:p>協助臺中市龍井身心障礙者協會辦理感恩晚會暨支持推廣節能減碳節約用電宣導(※本項協助比例32.3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清水區</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102年健行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麗水社區發展協會</text:p>
          </table:table-cell>
          <table:table-cell office:value-type="string" table:style-name="ce1">
            <text:p>aa</text:p>
          </table:table-cell>
          <table:table-cell office:value-type="string" table:style-name="ce1">
            <text:p>協助臺中市龍井區麗水社區發展協會辦理102年度元宵節燈謎歌唱聯歡晚會暨支持節約能源政策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口湖鄉</text:p>
          </table:table-cell>
          <table:table-cell office:value-type="string" table:style-name="ce1">
            <text:p>雲林縣口湖鄉公所</text:p>
          </table:table-cell>
          <table:table-cell office:value-type="string" table:style-name="ce1">
            <text:p>aa</text:p>
          </table:table-cell>
          <table:table-cell office:value-type="string" table:style-name="ce1">
            <text:p>協助口湖鄉公所辦理新春聯誼暨電力建設宣導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竹南鎮</text:p>
          </table:table-cell>
          <table:table-cell office:value-type="string" table:style-name="ce1">
            <text:p>苗栗縣竹南輦轎傳承文化協會</text:p>
          </table:table-cell>
          <table:table-cell office:value-type="string" table:style-name="ce1">
            <text:p>aa</text:p>
          </table:table-cell>
          <table:table-cell office:value-type="string" table:style-name="ce1">
            <text:p>協助苗栗縣竹南輦轎傳承文化協會辦理2013龍鳳藝術季系列活動-守護地球健康村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0" table:style-name="ce1">
            <text:p>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雙溪區</text:p>
          </table:table-cell>
          <table:table-cell office:value-type="string" table:style-name="ce1">
            <text:p>財團法人肝病防治學術基金會</text:p>
          </table:table-cell>
          <table:table-cell office:value-type="string" table:style-name="ce1">
            <text:p>aa</text:p>
          </table:table-cell>
          <table:table-cell office:value-type="string" table:style-name="ce1">
            <text:p>協助財團法人肝病防治學術基金會辦理台電與您肝膽相照─辦理雙溪、貢寮地區肝病篩檢暨電力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0" table:style-name="ce1">
            <text:p>1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float" office:value="0" table:style-name="ce1">
            <text:p>0</text:p>
          </table:table-cell>
          <table:table-cell office:value-type="float" office:value="0" table:style-name="ce1">
            <text:p>0</text:p>
          </table:table-cell>
          <table:table-cell office:value-type="string" table:style-name="ce1">
            <text:p>aa</text:p>
          </table:table-cell>
          <table:table-cell office:value-type="string" table:style-name="ce1">
            <text:p>合計</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254" table:style-name="ce1">
            <text:p>15254</text:p>
          </table:table-cell>
          <table:table-cell office:value-type="float" office:value="0" table:style-name="ce1">
            <text:p>0</text:p>
          </table:table-cell>
          <table:table-cell office:value-type="string" table:style-name="ce1">
            <text:p>已同意</text:p>
          </table:table-cell>
          <table:table-cell table:number-columns-repeated="16367"/>
        </table:table-row>
        <table:table-row table:number-rows-repeated="1048538" table:style-name="ro1">
          <table:table-cell table:number-columns-repeated="16384"/>
        </table:table-row>
      </table:table>
      <table:table table:name="03"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中山區</text:p>
          </table:table-cell>
          <table:table-cell office:value-type="string" table:style-name="ce1">
            <text:p>基隆市中山區公所</text:p>
          </table:table-cell>
          <table:table-cell office:value-type="string" table:style-name="ce1">
            <text:p>aa</text:p>
          </table:table-cell>
          <table:table-cell office:value-type="string" table:style-name="ce1">
            <text:p>協助基隆市中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254" table:style-name="ce1">
            <text:p>3225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安樂區</text:p>
          </table:table-cell>
          <table:table-cell office:value-type="string" table:style-name="ce1">
            <text:p>基隆市安樂區公所</text:p>
          </table:table-cell>
          <table:table-cell office:value-type="string" table:style-name="ce1">
            <text:p>aa</text:p>
          </table:table-cell>
          <table:table-cell office:value-type="string" table:style-name="ce1">
            <text:p>協助基隆市安樂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902" table:style-name="ce1">
            <text:p>1290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林口區公所</text:p>
          </table:table-cell>
          <table:table-cell office:value-type="string" table:style-name="ce1">
            <text:p>aa</text:p>
          </table:table-cell>
          <table:table-cell office:value-type="string" table:style-name="ce1">
            <text:p>協助林口區公所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000" table:style-name="ce1">
            <text:p>48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八里區</text:p>
          </table:table-cell>
          <table:table-cell office:value-type="string" table:style-name="ce1">
            <text:p>八里區公所</text:p>
          </table:table-cell>
          <table:table-cell office:value-type="string" table:style-name="ce1">
            <text:p>aa</text:p>
          </table:table-cell>
          <table:table-cell office:value-type="string" table:style-name="ce1">
            <text:p>協助八里區公所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0" table:style-name="ce1">
            <text:p>14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蘆竹鄉</text:p>
          </table:table-cell>
          <table:table-cell office:value-type="string" table:style-name="ce1">
            <text:p>蘆竹鄉公所</text:p>
          </table:table-cell>
          <table:table-cell office:value-type="string" table:style-name="ce1">
            <text:p>aa</text:p>
          </table:table-cell>
          <table:table-cell office:value-type="string" table:style-name="ce1">
            <text:p>協助蘆竹鄉公所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200" table:style-name="ce1">
            <text:p>19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蘆竹鄉</text:p>
          </table:table-cell>
          <table:table-cell office:value-type="string" table:style-name="ce1">
            <text:p>蘆竹鄉公所</text:p>
          </table:table-cell>
          <table:table-cell office:value-type="string" table:style-name="ce1">
            <text:p>aa</text:p>
          </table:table-cell>
          <table:table-cell office:value-type="string" table:style-name="ce1">
            <text:p>協助蘆竹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99" table:style-name="ce1">
            <text:p>609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園鄉</text:p>
          </table:table-cell>
          <table:table-cell office:value-type="string" table:style-name="ce1">
            <text:p>大園鄉公所</text:p>
          </table:table-cell>
          <table:table-cell office:value-type="string" table:style-name="ce1">
            <text:p>aa</text:p>
          </table:table-cell>
          <table:table-cell office:value-type="string" table:style-name="ce1">
            <text:p>協助大園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709" table:style-name="ce1">
            <text:p>470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園鄉</text:p>
          </table:table-cell>
          <table:table-cell office:value-type="string" table:style-name="ce1">
            <text:p>大園鄉公所</text:p>
          </table:table-cell>
          <table:table-cell office:value-type="string" table:style-name="ce1">
            <text:p>aa</text:p>
          </table:table-cell>
          <table:table-cell office:value-type="string" table:style-name="ce1">
            <text:p>協助大園鄉公所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0" table:style-name="ce1">
            <text:p>14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七堵區</text:p>
          </table:table-cell>
          <table:table-cell office:value-type="string" table:style-name="ce1">
            <text:p>基隆市七堵區公所</text:p>
          </table:table-cell>
          <table:table-cell office:value-type="string" table:style-name="ce1">
            <text:p>aa</text:p>
          </table:table-cell>
          <table:table-cell office:value-type="string" table:style-name="ce1">
            <text:p>協助基隆市七堵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70" table:style-name="ce1">
            <text:p>3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中正區</text:p>
          </table:table-cell>
          <table:table-cell office:value-type="string" table:style-name="ce1">
            <text:p>基隆市中正區公所</text:p>
          </table:table-cell>
          <table:table-cell office:value-type="string" table:style-name="ce1">
            <text:p>aa</text:p>
          </table:table-cell>
          <table:table-cell office:value-type="string" table:style-name="ce1">
            <text:p>協助基隆市中正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70" table:style-name="ce1">
            <text:p>3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仁愛區</text:p>
          </table:table-cell>
          <table:table-cell office:value-type="string" table:style-name="ce1">
            <text:p>基隆市仁愛區公所</text:p>
          </table:table-cell>
          <table:table-cell office:value-type="string" table:style-name="ce1">
            <text:p>aa</text:p>
          </table:table-cell>
          <table:table-cell office:value-type="string" table:style-name="ce1">
            <text:p>協助基隆市仁愛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70" table:style-name="ce1">
            <text:p>3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信義區</text:p>
          </table:table-cell>
          <table:table-cell office:value-type="string" table:style-name="ce1">
            <text:p>基隆市信義區公所</text:p>
          </table:table-cell>
          <table:table-cell office:value-type="string" table:style-name="ce1">
            <text:p>aa</text:p>
          </table:table-cell>
          <table:table-cell office:value-type="string" table:style-name="ce1">
            <text:p>協助基隆市信義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70" table:style-name="ce1">
            <text:p>3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暖暖區</text:p>
          </table:table-cell>
          <table:table-cell office:value-type="string" table:style-name="ce1">
            <text:p>基隆市暖暖區公所</text:p>
          </table:table-cell>
          <table:table-cell office:value-type="string" table:style-name="ce1">
            <text:p>aa</text:p>
          </table:table-cell>
          <table:table-cell office:value-type="string" table:style-name="ce1">
            <text:p>協助基隆市暖暖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70" table:style-name="ce1">
            <text:p>3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星鄉</text:p>
          </table:table-cell>
          <table:table-cell office:value-type="string" table:style-name="ce1">
            <text:p>三星鄉公所</text:p>
          </table:table-cell>
          <table:table-cell office:value-type="string" table:style-name="ce1">
            <text:p>aa</text:p>
          </table:table-cell>
          <table:table-cell office:value-type="string" table:style-name="ce1">
            <text:p>協助三星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同鄉</text:p>
          </table:table-cell>
          <table:table-cell office:value-type="string" table:style-name="ce1">
            <text:p>大同鄉公所</text:p>
          </table:table-cell>
          <table:table-cell office:value-type="string" table:style-name="ce1">
            <text:p>aa</text:p>
          </table:table-cell>
          <table:table-cell office:value-type="string" table:style-name="ce1">
            <text:p>協助大同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南投縣魚池鄉農會</text:p>
          </table:table-cell>
          <table:table-cell office:value-type="string" table:style-name="ce1">
            <text:p>aa</text:p>
          </table:table-cell>
          <table:table-cell office:value-type="string" table:style-name="ce1">
            <text:p>協助南投縣魚池鄉農會辦理102年度筊白筍栽培─放養烏鰡魚防治福壽危害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花蓮縣秀林鄉富世社區發展協會</text:p>
          </table:table-cell>
          <table:table-cell office:value-type="string" table:style-name="ce1">
            <text:p>aa</text:p>
          </table:table-cell>
          <table:table-cell office:value-type="string" table:style-name="ce1">
            <text:p>協助花蓮縣秀林鄉富世社區發展協會辦理2013花蓮縣秀林鄉富世村村校聯合運動大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富世村村民黃曉鈺急難救助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澳鄉</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碧候國民小學一百零二年度發展原住民特色運動-足球項目實施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卓蘭鎮</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辦理2013卓蘭水果季宣傳促銷暨展售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小港區鳳源社區發展協會</text:p>
          </table:table-cell>
          <table:table-cell office:value-type="string" table:style-name="ce1">
            <text:p>aa</text:p>
          </table:table-cell>
          <table:table-cell office:value-type="string" table:style-name="ce1">
            <text:p>協助高雄市小港區鳳源社區發展協會辦理幹部志工工作研習觀摩暨宣導支持台電公司電價調整方案及支持大林發電廠更新改建計畫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新港國民小學</text:p>
          </table:table-cell>
          <table:table-cell office:value-type="string" table:style-name="ce1">
            <text:p>aa</text:p>
          </table:table-cell>
          <table:table-cell office:value-type="string" table:style-name="ce1">
            <text:p>協助高雄市永安區新港國民小學辦理新港國小四十二週年校慶暨親子運動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安樂松柏長青會</text:p>
          </table:table-cell>
          <table:table-cell office:value-type="string" table:style-name="ce1">
            <text:p>aa</text:p>
          </table:table-cell>
          <table:table-cell office:value-type="string" table:style-name="ce1">
            <text:p>協助高雄市彌陀安樂松柏長青會辦理102年地方產業文化觀摩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老人福利協進會</text:p>
          </table:table-cell>
          <table:table-cell office:value-type="string" table:style-name="ce1">
            <text:p>aa</text:p>
          </table:table-cell>
          <table:table-cell office:value-type="string" table:style-name="ce1">
            <text:p>協助高雄市彌陀老人福利協進會辦理102年度地方產業文化觀摩聯誼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農會</text:p>
          </table:table-cell>
          <table:table-cell office:value-type="string" table:style-name="ce1">
            <text:p>aa</text:p>
          </table:table-cell>
          <table:table-cell office:value-type="string" table:style-name="ce1">
            <text:p>協助高雄市彌陀區農會辦理102年農民節擴大慶祝大會暨電力建設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農會</text:p>
          </table:table-cell>
          <table:table-cell office:value-type="string" table:style-name="ce1">
            <text:p>aa</text:p>
          </table:table-cell>
          <table:table-cell office:value-type="string" table:style-name="ce1">
            <text:p>協助高雄市路竹區農會辦理102年度農民節慶祝大會暨電力建設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102年度茄萣區「單親、弱勢家庭子女課後戶外教學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8" table:style-name="ce1">
            <text:p>118</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人文發展協會</text:p>
          </table:table-cell>
          <table:table-cell office:value-type="string" table:style-name="ce1">
            <text:p>aa</text:p>
          </table:table-cell>
          <table:table-cell office:value-type="string" table:style-name="ce1">
            <text:p>協助高雄市湖內人文發展協會辦理「節約能源宣導文化創意-翠映荷塘油畫展示」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休閒運動協會</text:p>
          </table:table-cell>
          <table:table-cell office:value-type="string" table:style-name="ce1">
            <text:p>aa</text:p>
          </table:table-cell>
          <table:table-cell office:value-type="string" table:style-name="ce1">
            <text:p>協助高雄市湖內休閒運動協會辦理節能減碳學習之旅</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辦理102年度高雄市海洋環境教育推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辦理102年度促進興達港地區海洋遊憩活動發展重型帆船體驗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婦女工作協會</text:p>
          </table:table-cell>
          <table:table-cell office:value-type="string" table:style-name="ce1">
            <text:p>aa</text:p>
          </table:table-cell>
          <table:table-cell office:value-type="string" table:style-name="ce1">
            <text:p>協助高雄市茄萣婦女工作協會辦理單親、弱勢家庭子女課後照顧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永安社區發展協會</text:p>
          </table:table-cell>
          <table:table-cell office:value-type="string" table:style-name="ce1">
            <text:p>aa</text:p>
          </table:table-cell>
          <table:table-cell office:value-type="string" table:style-name="ce1">
            <text:p>協助高雄市永安區永安社區發展協會辦理天后宮「飲水思源、植福啟程」五朝祈安清醮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農會</text:p>
          </table:table-cell>
          <table:table-cell office:value-type="string" table:style-name="ce1">
            <text:p>aa</text:p>
          </table:table-cell>
          <table:table-cell office:value-type="string" table:style-name="ce1">
            <text:p>協助新北市三芝區農會辦理102年度農友研習觀摩訓練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102年度社福志工教育訓練研習參訪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 table:style-name="ce1">
            <text:p>2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婦女會</text:p>
          </table:table-cell>
          <table:table-cell office:value-type="string" table:style-name="ce1">
            <text:p>aa</text:p>
          </table:table-cell>
          <table:table-cell office:value-type="string" table:style-name="ce1">
            <text:p>協助新北市萬里區婦女會辦理「關懷弱勢慈善慰問暨社福與核安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野柳社區發展協會</text:p>
          </table:table-cell>
          <table:table-cell office:value-type="string" table:style-name="ce1">
            <text:p>aa</text:p>
          </table:table-cell>
          <table:table-cell office:value-type="string" table:style-name="ce1">
            <text:p>協助新北市萬里區野柳社區發展協會辦理一○二年度「會員教育訓練及社區觀摩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 table:style-name="ce1">
            <text:p>1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關懷電廠所在地低收入戶(含低收入之獨居老人)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5" table:style-name="ce1">
            <text:p>18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農會</text:p>
          </table:table-cell>
          <table:table-cell office:value-type="string" table:style-name="ce1">
            <text:p>aa</text:p>
          </table:table-cell>
          <table:table-cell office:value-type="string" table:style-name="ce1">
            <text:p>協助屏東縣恆春鎮農會辦理「有機米推廣促銷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車城鄉</text:p>
          </table:table-cell>
          <table:table-cell office:value-type="string" table:style-name="ce1">
            <text:p>屏東縣車城地區農會</text:p>
          </table:table-cell>
          <table:table-cell office:value-type="string" table:style-name="ce1">
            <text:p>aa</text:p>
          </table:table-cell>
          <table:table-cell office:value-type="string" table:style-name="ce1">
            <text:p>協助屏東縣車城地區農會辦理慶祝102年農民節暨核能知識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102年度協和發電廠睦鄰籃球邀請賽</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5" table:style-name="ce1">
            <text:p>8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102年度睦鄰路跑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通南媽祖文化協會</text:p>
          </table:table-cell>
          <table:table-cell office:value-type="string" table:style-name="ce1">
            <text:p>aa</text:p>
          </table:table-cell>
          <table:table-cell office:value-type="string" table:style-name="ce1">
            <text:p>協助苗栗縣通霄通南媽祖文化協會辦理102年通南天上聖母祈福文化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守望相助協會</text:p>
          </table:table-cell>
          <table:table-cell office:value-type="string" table:style-name="ce1">
            <text:p>aa</text:p>
          </table:table-cell>
          <table:table-cell office:value-type="string" table:style-name="ce1">
            <text:p>協助苗栗縣苑裡守望相助協會辦理102年度【勤務演練暨政令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通霄國小第20屆美術資優班畢業作品專輯編印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新復社區發展協會</text:p>
          </table:table-cell>
          <table:table-cell office:value-type="string" table:style-name="ce1">
            <text:p>aa</text:p>
          </table:table-cell>
          <table:table-cell office:value-type="string" table:style-name="ce1">
            <text:p>協助苗栗縣苑裡鎮新復社區發展協會辦理102年「媽祖民俗文化」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社苓社區發展協會</text:p>
          </table:table-cell>
          <table:table-cell office:value-type="string" table:style-name="ce1">
            <text:p>aa</text:p>
          </table:table-cell>
          <table:table-cell office:value-type="string" table:style-name="ce1">
            <text:p>協助苗栗縣苑裡鎮社苓社區發展協會辦理102年度「富麗農村計劃工作研習暨發電設施知識參訪」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客庄社區發展協會</text:p>
          </table:table-cell>
          <table:table-cell office:value-type="string" table:style-name="ce1">
            <text:p>aa</text:p>
          </table:table-cell>
          <table:table-cell office:value-type="string" table:style-name="ce1">
            <text:p>協助苗栗縣苑裡鎮客庄社區發展協會辦理結合文化技藝團體102年度聖母媽祖文化藝術觀光季聯合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通西社區發展協會</text:p>
          </table:table-cell>
          <table:table-cell office:value-type="string" table:style-name="ce1">
            <text:p>aa</text:p>
          </table:table-cell>
          <table:table-cell office:value-type="string" table:style-name="ce1">
            <text:p>協助苗栗縣通霄鎮通西社區發展協會辦理媽媽教室102年度第一期土風舞班研習計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富麗農村發展協會</text:p>
          </table:table-cell>
          <table:table-cell office:value-type="string" table:style-name="ce1">
            <text:p>aa</text:p>
          </table:table-cell>
          <table:table-cell office:value-type="string" table:style-name="ce1">
            <text:p>協助苗栗縣通霄富麗農村發展協會辦理2013「桐遊古道，閱客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元極舞協會</text:p>
          </table:table-cell>
          <table:table-cell office:value-type="string" table:style-name="ce1">
            <text:p>aa</text:p>
          </table:table-cell>
          <table:table-cell office:value-type="string" table:style-name="ce1">
            <text:p>協助苗栗縣苑裡元極舞協會辦理102年天清地泰元極功夫研習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苑裡鎮102年度模範母親代表揚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三德里守望相助隊週年慶及表揚優秀隊員暨節約用電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市漁民發展協會</text:p>
          </table:table-cell>
          <table:table-cell office:value-type="string" table:style-name="ce1">
            <text:p>aa</text:p>
          </table:table-cell>
          <table:table-cell office:value-type="string" table:style-name="ce1">
            <text:p>協助台中市漁民發展協會辦理觀摩各漁港漁民作業概況，以提升捕魚技術暨宣導節約能源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 table:style-name="ce1">
            <text:p>1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龍崗社區發展協會</text:p>
          </table:table-cell>
          <table:table-cell office:value-type="string" table:style-name="ce1">
            <text:p>aa</text:p>
          </table:table-cell>
          <table:table-cell office:value-type="string" table:style-name="ce1">
            <text:p>協助臺中市龍井區龍崗社區發展協會辦理老人會文化觀摩暨節約用電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102年『大手牽小手』婦幼親子趣味競賽暨客家文化推廣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102年掛紙文化節-新屋客家.掛紙歸鄉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老人會</text:p>
          </table:table-cell>
          <table:table-cell office:value-type="string" table:style-name="ce1">
            <text:p>aa</text:p>
          </table:table-cell>
          <table:table-cell office:value-type="string" table:style-name="ce1">
            <text:p>協助桃園縣新屋鄉老人會辦理102年春季戶外教學研習暨節能減碳救地球宣導講座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松柏會</text:p>
          </table:table-cell>
          <table:table-cell office:value-type="string" table:style-name="ce1">
            <text:p>aa</text:p>
          </table:table-cell>
          <table:table-cell office:value-type="string" table:style-name="ce1">
            <text:p>協助桃園縣觀音鄉松柏會辦理桃園縣102年度愛與祥和盃長青槌球邀請賽</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觀音鄉草漯村李蜜妹急難救助慰問</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 table:style-name="ce1">
            <text:p>1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觀音鄉金湖村陳麗鳳女士急難救助慰問</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 table:style-name="ce1">
            <text:p>3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新屋鄉方舟教養院院生邱建彰急難救助</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 table:style-name="ce1">
            <text:p>4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大潭社區發展協會</text:p>
          </table:table-cell>
          <table:table-cell office:value-type="string" table:style-name="ce1">
            <text:p>aa</text:p>
          </table:table-cell>
          <table:table-cell office:value-type="string" table:style-name="ce1">
            <text:p>協助桃園縣觀音鄉大潭社區發展協會辦理社區觀摩研習暨節約用電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冬山鄉</text:p>
          </table:table-cell>
          <table:table-cell office:value-type="string" table:style-name="ce1">
            <text:p>宜蘭縣冬山鄉公所</text:p>
          </table:table-cell>
          <table:table-cell office:value-type="string" table:style-name="ce1">
            <text:p>aa</text:p>
          </table:table-cell>
          <table:table-cell office:value-type="string" table:style-name="ce1">
            <text:p>協助宜蘭縣冬山鄉公所辦理冬山鄉關懷老人善用能源，節能愛地球暨用電安全系列專案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冬山鄉</text:p>
          </table:table-cell>
          <table:table-cell office:value-type="string" table:style-name="ce1">
            <text:p>宜蘭縣冬山鄉公所</text:p>
          </table:table-cell>
          <table:table-cell office:value-type="string" table:style-name="ce1">
            <text:p>aa</text:p>
          </table:table-cell>
          <table:table-cell office:value-type="string" table:style-name="ce1">
            <text:p>協助宜蘭縣冬山鄉公所辦理冬山鄉立圖書館申請閱讀、藝文推廣活動及館藏充實專案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深坑區</text:p>
          </table:table-cell>
          <table:table-cell office:value-type="string" table:style-name="ce1">
            <text:p>台北供電區營運處</text:p>
          </table:table-cell>
          <table:table-cell office:value-type="string" table:style-name="ce1">
            <text:p>aa</text:p>
          </table:table-cell>
          <table:table-cell office:value-type="string" table:style-name="ce1">
            <text:p>協助台北供電區營運處辦理電力建設宣導暨桌球邀請賽</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9" table:style-name="ce1">
            <text:p>8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埤頭鄉</text:p>
          </table:table-cell>
          <table:table-cell office:value-type="string" table:style-name="ce1">
            <text:p>彰化縣埤頭鄉公所</text:p>
          </table:table-cell>
          <table:table-cell office:value-type="string" table:style-name="ce1">
            <text:p>aa</text:p>
          </table:table-cell>
          <table:table-cell office:value-type="string" table:style-name="ce1">
            <text:p>協助彰化縣埤頭鄉公所辦理彰化縣埤頭鄉村(鄰)長研習暨節能減碳用電安全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臺北市政府</text:p>
          </table:table-cell>
          <table:table-cell office:value-type="string" table:style-name="ce1">
            <text:p>aa</text:p>
          </table:table-cell>
          <table:table-cell office:value-type="string" table:style-name="ce1">
            <text:p>協助臺北市政府102年度輸變電協助金(施工中)--中崙D/S新建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 table:style-name="ce1">
            <text:p>14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臺北市松山區公所</text:p>
          </table:table-cell>
          <table:table-cell office:value-type="string" table:style-name="ce1">
            <text:p>aa</text:p>
          </table:table-cell>
          <table:table-cell office:value-type="string" table:style-name="ce1">
            <text:p>協助臺北市松山區公所102年度輸變電協助金(施工中)--中崙D/S新建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200" table:style-name="ce1">
            <text:p>7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雙溪區</text:p>
          </table:table-cell>
          <table:table-cell office:value-type="string" table:style-name="ce1">
            <text:p>新北市雙溪區牡丹國民小學</text:p>
          </table:table-cell>
          <table:table-cell office:value-type="string" table:style-name="ce1">
            <text:p>aa</text:p>
          </table:table-cell>
          <table:table-cell office:value-type="string" table:style-name="ce1">
            <text:p>協助新北市雙溪區牡丹國民小學辦理風雨走廊門窗整修</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6" table:style-name="ce1">
            <text:p>9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text:p>
          </table:table-cell>
          <table:table-cell office:value-type="string" table:style-name="ce1">
            <text:p>新北市貢寮區澳底國民小學</text:p>
          </table:table-cell>
          <table:table-cell office:value-type="string" table:style-name="ce1">
            <text:p>aa</text:p>
          </table:table-cell>
          <table:table-cell office:value-type="string" table:style-name="ce1">
            <text:p>協助新北市貢寮區澳底國民小學辦理百週年校慶專刊暨數位典藏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1048504" table:style-name="ro1">
          <table:table-cell table:number-columns-repeated="16384"/>
        </table:table-row>
      </table:table>
      <table:table table:name="04"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石門區公所</text:p>
          </table:table-cell>
          <table:table-cell office:value-type="string" table:style-name="ce1">
            <text:p>aa</text:p>
          </table:table-cell>
          <table:table-cell office:value-type="string" table:style-name="ce1">
            <text:p>協助新北市石門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2866" table:style-name="ce1">
            <text:p>5286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金山區公所</text:p>
          </table:table-cell>
          <table:table-cell office:value-type="string" table:style-name="ce1">
            <text:p>aa</text:p>
          </table:table-cell>
          <table:table-cell office:value-type="string" table:style-name="ce1">
            <text:p>協助新北市金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586" table:style-name="ce1">
            <text:p>2658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金山區公所</text:p>
          </table:table-cell>
          <table:table-cell office:value-type="string" table:style-name="ce1">
            <text:p>aa</text:p>
          </table:table-cell>
          <table:table-cell office:value-type="string" table:style-name="ce1">
            <text:p>協助新北市金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631" table:style-name="ce1">
            <text:p>4063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三芝區公所</text:p>
          </table:table-cell>
          <table:table-cell office:value-type="string" table:style-name="ce1">
            <text:p>aa</text:p>
          </table:table-cell>
          <table:table-cell office:value-type="string" table:style-name="ce1">
            <text:p>協助新北市三芝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208" table:style-name="ce1">
            <text:p>2820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恆春鎮公所</text:p>
          </table:table-cell>
          <table:table-cell office:value-type="string" table:style-name="ce1">
            <text:p>aa</text:p>
          </table:table-cell>
          <table:table-cell office:value-type="string" table:style-name="ce1">
            <text:p>協助屏東縣恆春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1805" table:style-name="ce1">
            <text:p>10180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滿州鄉</text:p>
          </table:table-cell>
          <table:table-cell office:value-type="string" table:style-name="ce1">
            <text:p>滿州鄉公所</text:p>
          </table:table-cell>
          <table:table-cell office:value-type="string" table:style-name="ce1">
            <text:p>aa</text:p>
          </table:table-cell>
          <table:table-cell office:value-type="string" table:style-name="ce1">
            <text:p>協助屏東縣滿州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239" table:style-name="ce1">
            <text:p>2523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車城鄉</text:p>
          </table:table-cell>
          <table:table-cell office:value-type="string" table:style-name="ce1">
            <text:p>車城鄉公所</text:p>
          </table:table-cell>
          <table:table-cell office:value-type="string" table:style-name="ce1">
            <text:p>aa</text:p>
          </table:table-cell>
          <table:table-cell office:value-type="string" table:style-name="ce1">
            <text:p>協助屏東縣車城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86" table:style-name="ce1">
            <text:p>2708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牡丹鄉</text:p>
          </table:table-cell>
          <table:table-cell office:value-type="string" table:style-name="ce1">
            <text:p>牡丹鄉公所</text:p>
          </table:table-cell>
          <table:table-cell office:value-type="string" table:style-name="ce1">
            <text:p>aa</text:p>
          </table:table-cell>
          <table:table-cell office:value-type="string" table:style-name="ce1">
            <text:p>協助屏東縣牡丹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234" table:style-name="ce1">
            <text:p>923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八里區</text:p>
          </table:table-cell>
          <table:table-cell office:value-type="string" table:style-name="ce1">
            <text:p>八里區公所</text:p>
          </table:table-cell>
          <table:table-cell office:value-type="string" table:style-name="ce1">
            <text:p>aa</text:p>
          </table:table-cell>
          <table:table-cell office:value-type="string" table:style-name="ce1">
            <text:p>協助新北市八里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73" table:style-name="ce1">
            <text:p>457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龜山鄉</text:p>
          </table:table-cell>
          <table:table-cell office:value-type="string" table:style-name="ce1">
            <text:p>龜山鄉公所</text:p>
          </table:table-cell>
          <table:table-cell office:value-type="string" table:style-name="ce1">
            <text:p>aa</text:p>
          </table:table-cell>
          <table:table-cell office:value-type="string" table:style-name="ce1">
            <text:p>協助桃園縣龜山鄉公所102年度輸變電協助金(運轉中)--頂湖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650" table:style-name="ce1">
            <text:p>86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觀音鄉公所</text:p>
          </table:table-cell>
          <table:table-cell office:value-type="string" table:style-name="ce1">
            <text:p>aa</text:p>
          </table:table-cell>
          <table:table-cell office:value-type="string" table:style-name="ce1">
            <text:p>協助桃園縣觀音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6426" table:style-name="ce1">
            <text:p>10642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路竹區公所</text:p>
          </table:table-cell>
          <table:table-cell office:value-type="string" table:style-name="ce1">
            <text:p>aa</text:p>
          </table:table-cell>
          <table:table-cell office:value-type="string" table:style-name="ce1">
            <text:p>協助高雄市路竹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422" table:style-name="ce1">
            <text:p>2742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102年度輸變電協助金(運轉中)--路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前鎮區</text:p>
          </table:table-cell>
          <table:table-cell office:value-type="string" table:style-name="ce1">
            <text:p>前鎮區公所</text:p>
          </table:table-cell>
          <table:table-cell office:value-type="string" table:style-name="ce1">
            <text:p>aa</text:p>
          </table:table-cell>
          <table:table-cell office:value-type="string" table:style-name="ce1">
            <text:p>協助高雄市前鎮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453" table:style-name="ce1">
            <text:p>2945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苓雅區</text:p>
          </table:table-cell>
          <table:table-cell office:value-type="string" table:style-name="ce1">
            <text:p>苓雅區公所</text:p>
          </table:table-cell>
          <table:table-cell office:value-type="string" table:style-name="ce1">
            <text:p>aa</text:p>
          </table:table-cell>
          <table:table-cell office:value-type="string" table:style-name="ce1">
            <text:p>協助高雄市苓雅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727" table:style-name="ce1">
            <text:p>1472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小港區公所</text:p>
          </table:table-cell>
          <table:table-cell office:value-type="string" table:style-name="ce1">
            <text:p>aa</text:p>
          </table:table-cell>
          <table:table-cell office:value-type="string" table:style-name="ce1">
            <text:p>協助高雄市小港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184" table:style-name="ce1">
            <text:p>3518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通霄鎮公所</text:p>
          </table:table-cell>
          <table:table-cell office:value-type="string" table:style-name="ce1">
            <text:p>aa</text:p>
          </table:table-cell>
          <table:table-cell office:value-type="string" table:style-name="ce1">
            <text:p>協助苗栗縣通霄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053" table:style-name="ce1">
            <text:p>4505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苑裡鎮公所</text:p>
          </table:table-cell>
          <table:table-cell office:value-type="string" table:style-name="ce1">
            <text:p>aa</text:p>
          </table:table-cell>
          <table:table-cell office:value-type="string" table:style-name="ce1">
            <text:p>協助苗栗縣苑裡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527" table:style-name="ce1">
            <text:p>2252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西鄉</text:p>
          </table:table-cell>
          <table:table-cell office:value-type="string" table:style-name="ce1">
            <text:p>湖西鄉公所</text:p>
          </table:table-cell>
          <table:table-cell office:value-type="string" table:style-name="ce1">
            <text:p>aa</text:p>
          </table:table-cell>
          <table:table-cell office:value-type="string" table:style-name="ce1">
            <text:p>協助澎湖縣湖西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58" table:style-name="ce1">
            <text:p>24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沙鹿區</text:p>
          </table:table-cell>
          <table:table-cell office:value-type="string" table:style-name="ce1">
            <text:p>臺中市沙鹿區公所</text:p>
          </table:table-cell>
          <table:table-cell office:value-type="string" table:style-name="ce1">
            <text:p>aa</text:p>
          </table:table-cell>
          <table:table-cell office:value-type="string" table:style-name="ce1">
            <text:p>協助臺中市沙鹿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275" table:style-name="ce1">
            <text:p>1827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清水區</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980" table:style-name="ce1">
            <text:p>169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伸港鄉</text:p>
          </table:table-cell>
          <table:table-cell office:value-type="string" table:style-name="ce1">
            <text:p>伸港鄉公所</text:p>
          </table:table-cell>
          <table:table-cell office:value-type="string" table:style-name="ce1">
            <text:p>aa</text:p>
          </table:table-cell>
          <table:table-cell office:value-type="string" table:style-name="ce1">
            <text:p>協助彰化縣伸港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2634" table:style-name="ce1">
            <text:p>6263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伸港鄉</text:p>
          </table:table-cell>
          <table:table-cell office:value-type="string" table:style-name="ce1">
            <text:p>伸港鄉公所</text:p>
          </table:table-cell>
          <table:table-cell office:value-type="string" table:style-name="ce1">
            <text:p>aa</text:p>
          </table:table-cell>
          <table:table-cell office:value-type="string" table:style-name="ce1">
            <text:p>協助彰化縣伸港鄉公所102年度輸變電協助金(運轉中)--全興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50" table:style-name="ce1">
            <text:p>31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新屋鄉公所</text:p>
          </table:table-cell>
          <table:table-cell office:value-type="string" table:style-name="ce1">
            <text:p>aa</text:p>
          </table:table-cell>
          <table:table-cell office:value-type="string" table:style-name="ce1">
            <text:p>協助桃園縣新屋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2866" table:style-name="ce1">
            <text:p>5286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美鎮</text:p>
          </table:table-cell>
          <table:table-cell office:value-type="string" table:style-name="ce1">
            <text:p>和美鎮公所</text:p>
          </table:table-cell>
          <table:table-cell office:value-type="string" table:style-name="ce1">
            <text:p>aa</text:p>
          </table:table-cell>
          <table:table-cell office:value-type="string" table:style-name="ce1">
            <text:p>協助彰化縣和美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138" table:style-name="ce1">
            <text:p>913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線西鄉</text:p>
          </table:table-cell>
          <table:table-cell office:value-type="string" table:style-name="ce1">
            <text:p>線西鄉公所</text:p>
          </table:table-cell>
          <table:table-cell office:value-type="string" table:style-name="ce1">
            <text:p>aa</text:p>
          </table:table-cell>
          <table:table-cell office:value-type="string" table:style-name="ce1">
            <text:p>協助彰化縣線西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176" table:style-name="ce1">
            <text:p>1317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線西鄉</text:p>
          </table:table-cell>
          <table:table-cell office:value-type="string" table:style-name="ce1">
            <text:p>線西鄉公所</text:p>
          </table:table-cell>
          <table:table-cell office:value-type="string" table:style-name="ce1">
            <text:p>aa</text:p>
          </table:table-cell>
          <table:table-cell office:value-type="string" table:style-name="ce1">
            <text:p>協助彰化縣線西鄉公所102年度輸變電協助金(運轉中)--彰濱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0" table:style-name="ce1">
            <text:p>25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湖鎮</text:p>
          </table:table-cell>
          <table:table-cell office:value-type="string" table:style-name="ce1">
            <text:p>金湖鎮公所</text:p>
          </table:table-cell>
          <table:table-cell office:value-type="string" table:style-name="ce1">
            <text:p>aa</text:p>
          </table:table-cell>
          <table:table-cell office:value-type="string" table:style-name="ce1">
            <text:p>協助金門縣金湖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城鎮</text:p>
          </table:table-cell>
          <table:table-cell office:value-type="string" table:style-name="ce1">
            <text:p>金城鎮公所</text:p>
          </table:table-cell>
          <table:table-cell office:value-type="string" table:style-name="ce1">
            <text:p>aa</text:p>
          </table:table-cell>
          <table:table-cell office:value-type="string" table:style-name="ce1">
            <text:p>協助金門縣金城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1" table:style-name="ce1">
            <text:p>124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竿鄉</text:p>
          </table:table-cell>
          <table:table-cell office:value-type="string" table:style-name="ce1">
            <text:p>南竿鄉公所</text:p>
          </table:table-cell>
          <table:table-cell office:value-type="string" table:style-name="ce1">
            <text:p>aa</text:p>
          </table:table-cell>
          <table:table-cell office:value-type="string" table:style-name="ce1">
            <text:p>協助連江縣南竿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麥寮鄉</text:p>
          </table:table-cell>
          <table:table-cell office:value-type="string" table:style-name="ce1">
            <text:p>麥寮鄉公所</text:p>
          </table:table-cell>
          <table:table-cell office:value-type="string" table:style-name="ce1">
            <text:p>aa</text:p>
          </table:table-cell>
          <table:table-cell office:value-type="string" table:style-name="ce1">
            <text:p>協助雲林縣麥寮鄉公所102年度發電年度協助金--雲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2" table:style-name="ce1">
            <text:p>80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白沙鄉</text:p>
          </table:table-cell>
          <table:table-cell office:value-type="string" table:style-name="ce1">
            <text:p>白沙鄉公所</text:p>
          </table:table-cell>
          <table:table-cell office:value-type="string" table:style-name="ce1">
            <text:p>aa</text:p>
          </table:table-cell>
          <table:table-cell office:value-type="string" table:style-name="ce1">
            <text:p>協助澎湖縣白沙鄉公所102年度發電年度協助金--中屯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6" table:style-name="ce1">
            <text:p>9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仁愛鄉</text:p>
          </table:table-cell>
          <table:table-cell office:value-type="string" table:style-name="ce1">
            <text:p>仁愛鄉公所</text:p>
          </table:table-cell>
          <table:table-cell office:value-type="string" table:style-name="ce1">
            <text:p>aa</text:p>
          </table:table-cell>
          <table:table-cell office:value-type="string" table:style-name="ce1">
            <text:p>協助南投縣仁愛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92" table:style-name="ce1">
            <text:p>229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仁愛鄉</text:p>
          </table:table-cell>
          <table:table-cell office:value-type="string" table:style-name="ce1">
            <text:p>仁愛鄉公所</text:p>
          </table:table-cell>
          <table:table-cell office:value-type="string" table:style-name="ce1">
            <text:p>aa</text:p>
          </table:table-cell>
          <table:table-cell office:value-type="string" table:style-name="ce1">
            <text:p>協助南投縣仁愛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38" table:style-name="ce1">
            <text:p>123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魚池鄉公所</text:p>
          </table:table-cell>
          <table:table-cell office:value-type="string" table:style-name="ce1">
            <text:p>aa</text:p>
          </table:table-cell>
          <table:table-cell office:value-type="string" table:style-name="ce1">
            <text:p>協助南投縣魚池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349" table:style-name="ce1">
            <text:p>534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魚池鄉公所</text:p>
          </table:table-cell>
          <table:table-cell office:value-type="string" table:style-name="ce1">
            <text:p>aa</text:p>
          </table:table-cell>
          <table:table-cell office:value-type="string" table:style-name="ce1">
            <text:p>協助南投縣魚池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812" table:style-name="ce1">
            <text:p>781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水里鄉公所</text:p>
          </table:table-cell>
          <table:table-cell office:value-type="string" table:style-name="ce1">
            <text:p>aa</text:p>
          </table:table-cell>
          <table:table-cell office:value-type="string" table:style-name="ce1">
            <text:p>協助南投縣水里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641" table:style-name="ce1">
            <text:p>764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水里鄉公所</text:p>
          </table:table-cell>
          <table:table-cell office:value-type="string" table:style-name="ce1">
            <text:p>aa</text:p>
          </table:table-cell>
          <table:table-cell office:value-type="string" table:style-name="ce1">
            <text:p>協助南投縣水里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163" table:style-name="ce1">
            <text:p>1516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600" table:style-name="ce1">
            <text:p>186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店區</text:p>
          </table:table-cell>
          <table:table-cell office:value-type="string" table:style-name="ce1">
            <text:p>新店區公所</text:p>
          </table:table-cell>
          <table:table-cell office:value-type="string" table:style-name="ce1">
            <text:p>aa</text:p>
          </table:table-cell>
          <table:table-cell office:value-type="string" table:style-name="ce1">
            <text:p>協助新北市新店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中寮鄉公所</text:p>
          </table:table-cell>
          <table:table-cell office:value-type="string" table:style-name="ce1">
            <text:p>aa</text:p>
          </table:table-cell>
          <table:table-cell office:value-type="string" table:style-name="ce1">
            <text:p>協助南投縣中寮鄉公所102年度輸變電協助金(運轉中)--中寮開閉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00" table:style-name="ce1">
            <text:p>3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卓蘭鎮</text:p>
          </table:table-cell>
          <table:table-cell office:value-type="string" table:style-name="ce1">
            <text:p>卓蘭鎮公所</text:p>
          </table:table-cell>
          <table:table-cell office:value-type="string" table:style-name="ce1">
            <text:p>aa</text:p>
          </table:table-cell>
          <table:table-cell office:value-type="string" table:style-name="ce1">
            <text:p>協助宜蘭縣卓蘭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泰安鄉</text:p>
          </table:table-cell>
          <table:table-cell office:value-type="string" table:style-name="ce1">
            <text:p>泰安鄉公所</text:p>
          </table:table-cell>
          <table:table-cell office:value-type="string" table:style-name="ce1">
            <text:p>aa</text:p>
          </table:table-cell>
          <table:table-cell office:value-type="string" table:style-name="ce1">
            <text:p>協助宜蘭縣泰安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澳鄉</text:p>
          </table:table-cell>
          <table:table-cell office:value-type="string" table:style-name="ce1">
            <text:p>南澳鄉公所</text:p>
          </table:table-cell>
          <table:table-cell office:value-type="string" table:style-name="ce1">
            <text:p>aa</text:p>
          </table:table-cell>
          <table:table-cell office:value-type="string" table:style-name="ce1">
            <text:p>協助宜蘭縣南澳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政府</text:p>
          </table:table-cell>
          <table:table-cell office:value-type="string" table:style-name="ce1">
            <text:p>aa</text:p>
          </table:table-cell>
          <table:table-cell office:value-type="string" table:style-name="ce1">
            <text:p>協助基隆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901" table:style-name="ce1">
            <text:p>1290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110" table:style-name="ce1">
            <text:p>1711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141" table:style-name="ce1">
            <text:p>1914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87" table:style-name="ce1">
            <text:p>398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0" table:style-name="ce1">
            <text:p>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80" table:style-name="ce1">
            <text:p>124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48" table:style-name="ce1">
            <text:p>314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政府</text:p>
          </table:table-cell>
          <table:table-cell office:value-type="string" table:style-name="ce1">
            <text:p>aa</text:p>
          </table:table-cell>
          <table:table-cell office:value-type="string" table:style-name="ce1">
            <text:p>協助桃園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858" table:style-name="ce1">
            <text:p>318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政府</text:p>
          </table:table-cell>
          <table:table-cell office:value-type="string" table:style-name="ce1">
            <text:p>aa</text:p>
          </table:table-cell>
          <table:table-cell office:value-type="string" table:style-name="ce1">
            <text:p>協助桃園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162" table:style-name="ce1">
            <text:p>216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政府</text:p>
          </table:table-cell>
          <table:table-cell office:value-type="string" table:style-name="ce1">
            <text:p>aa</text:p>
          </table:table-cell>
          <table:table-cell office:value-type="string" table:style-name="ce1">
            <text:p>協助桃園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4" table:style-name="ce1">
            <text:p>270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政府</text:p>
          </table:table-cell>
          <table:table-cell office:value-type="string" table:style-name="ce1">
            <text:p>aa</text:p>
          </table:table-cell>
          <table:table-cell office:value-type="string" table:style-name="ce1">
            <text:p>協助桃園縣政府102年度發電年度協助金(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20" table:style-name="ce1">
            <text:p>67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516" table:style-name="ce1">
            <text:p>1351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8" table:style-name="ce1">
            <text:p>3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56" table:style-name="ce1">
            <text:p>305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95" table:style-name="ce1">
            <text:p>459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8" table:style-name="ce1">
            <text:p>24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34" table:style-name="ce1">
            <text:p>153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p>
          </table:table-cell>
          <table:table-cell office:value-type="string" table:style-name="ce1">
            <text:p>協助彰化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990" table:style-name="ce1">
            <text:p>1699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p>
          </table:table-cell>
          <table:table-cell office:value-type="string" table:style-name="ce1">
            <text:p>協助彰化縣政府102年度發電年度協助金--彰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1" table:style-name="ce1">
            <text:p>6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p>
          </table:table-cell>
          <table:table-cell office:value-type="string" table:style-name="ce1">
            <text:p>協助彰化縣政府102年度發電年度協助金--王功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8" table:style-name="ce1">
            <text:p>8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p>
          </table:table-cell>
          <table:table-cell office:value-type="string" table:style-name="ce1">
            <text:p>協助彰化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50" table:style-name="ce1">
            <text:p>16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836" table:style-name="ce1">
            <text:p>883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555" table:style-name="ce1">
            <text:p>1055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858" table:style-name="ce1">
            <text:p>498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64" table:style-name="ce1">
            <text:p>296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政府</text:p>
          </table:table-cell>
          <table:table-cell office:value-type="string" table:style-name="ce1">
            <text:p>aa</text:p>
          </table:table-cell>
          <table:table-cell office:value-type="string" table:style-name="ce1">
            <text:p>協助屏東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639" table:style-name="ce1">
            <text:p>2463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6" table:style-name="ce1">
            <text:p>7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政府</text:p>
          </table:table-cell>
          <table:table-cell office:value-type="string" table:style-name="ce1">
            <text:p>aa</text:p>
          </table:table-cell>
          <table:table-cell office:value-type="string" table:style-name="ce1">
            <text:p>協助屏東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80" table:style-name="ce1">
            <text:p>13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7" table:style-name="ce1">
            <text:p>7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p>
          </table:table-cell>
          <table:table-cell office:value-type="string" table:style-name="ce1">
            <text:p>協助宜蘭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0" table:style-name="ce1">
            <text:p>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8" table:style-name="ce1">
            <text:p>7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p>
          </table:table-cell>
          <table:table-cell office:value-type="string" table:style-name="ce1">
            <text:p>協助宜蘭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9" table:style-name="ce1">
            <text:p>7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p>
          </table:table-cell>
          <table:table-cell office:value-type="string" table:style-name="ce1">
            <text:p>協助宜蘭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 table:style-name="ce1">
            <text:p>5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80" table:style-name="ce1">
            <text:p>8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政府</text:p>
          </table:table-cell>
          <table:table-cell office:value-type="string" table:style-name="ce1">
            <text:p>aa</text:p>
          </table:table-cell>
          <table:table-cell office:value-type="string" table:style-name="ce1">
            <text:p>協助花蓮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15" table:style-name="ce1">
            <text:p>101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81" table:style-name="ce1">
            <text:p>8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政府</text:p>
          </table:table-cell>
          <table:table-cell office:value-type="string" table:style-name="ce1">
            <text:p>aa</text:p>
          </table:table-cell>
          <table:table-cell office:value-type="string" table:style-name="ce1">
            <text:p>協助花蓮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8" table:style-name="ce1">
            <text:p>12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82" table:style-name="ce1">
            <text:p>8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政府</text:p>
          </table:table-cell>
          <table:table-cell office:value-type="string" table:style-name="ce1">
            <text:p>aa</text:p>
          </table:table-cell>
          <table:table-cell office:value-type="string" table:style-name="ce1">
            <text:p>協助花蓮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0" table:style-name="ce1">
            <text:p>4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83" table:style-name="ce1">
            <text:p>8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政府</text:p>
          </table:table-cell>
          <table:table-cell office:value-type="string" table:style-name="ce1">
            <text:p>aa</text:p>
          </table:table-cell>
          <table:table-cell office:value-type="string" table:style-name="ce1">
            <text:p>協助澎湖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84" table:style-name="ce1">
            <text:p>8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金門縣政府</text:p>
          </table:table-cell>
          <table:table-cell office:value-type="string" table:style-name="ce1">
            <text:p>aa</text:p>
          </table:table-cell>
          <table:table-cell office:value-type="string" table:style-name="ce1">
            <text:p>協助金門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85" table:style-name="ce1">
            <text:p>8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連江縣</text:p>
          </table:table-cell>
          <table:table-cell office:value-type="string" table:style-name="ce1">
            <text:p>連江縣政府</text:p>
          </table:table-cell>
          <table:table-cell office:value-type="string" table:style-name="ce1">
            <text:p>aa</text:p>
          </table:table-cell>
          <table:table-cell office:value-type="string" table:style-name="ce1">
            <text:p>協助連江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86" table:style-name="ce1">
            <text:p>8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竹縣</text:p>
          </table:table-cell>
          <table:table-cell office:value-type="string" table:style-name="ce1">
            <text:p>新竹縣政府</text:p>
          </table:table-cell>
          <table:table-cell office:value-type="string" table:style-name="ce1">
            <text:p>aa</text:p>
          </table:table-cell>
          <table:table-cell office:value-type="string" table:style-name="ce1">
            <text:p>協助新竹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20" table:style-name="ce1">
            <text:p>22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87" table:style-name="ce1">
            <text:p>8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嘉義縣</text:p>
          </table:table-cell>
          <table:table-cell office:value-type="string" table:style-name="ce1">
            <text:p>嘉義縣政府</text:p>
          </table:table-cell>
          <table:table-cell office:value-type="string" table:style-name="ce1">
            <text:p>aa</text:p>
          </table:table-cell>
          <table:table-cell office:value-type="string" table:style-name="ce1">
            <text:p>協助嘉義縣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0" table:style-name="ce1">
            <text:p>1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88" table:style-name="ce1">
            <text:p>8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臺北市政府</text:p>
          </table:table-cell>
          <table:table-cell office:value-type="string" table:style-name="ce1">
            <text:p>aa</text:p>
          </table:table-cell>
          <table:table-cell office:value-type="string" table:style-name="ce1">
            <text:p>協助臺北市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0" table:style-name="ce1">
            <text:p>4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89" table:style-name="ce1">
            <text:p>8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政府</text:p>
          </table:table-cell>
          <table:table-cell office:value-type="string" table:style-name="ce1">
            <text:p>aa</text:p>
          </table:table-cell>
          <table:table-cell office:value-type="string" table:style-name="ce1">
            <text:p>協助雲林縣政府102年度發電年度協助金--雲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 table:style-name="ce1">
            <text:p>16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90" table:style-name="ce1">
            <text:p>9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政府</text:p>
          </table:table-cell>
          <table:table-cell office:value-type="string" table:style-name="ce1">
            <text:p>aa</text:p>
          </table:table-cell>
          <table:table-cell office:value-type="string" table:style-name="ce1">
            <text:p>協助雲林縣政府102年度發電年度協助金--四湖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8" table:style-name="ce1">
            <text:p>9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91" table:style-name="ce1">
            <text:p>9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埤頭鄉</text:p>
          </table:table-cell>
          <table:table-cell office:value-type="string" table:style-name="ce1">
            <text:p>埤頭鄉公所</text:p>
          </table:table-cell>
          <table:table-cell office:value-type="string" table:style-name="ce1">
            <text:p>aa</text:p>
          </table:table-cell>
          <table:table-cell office:value-type="string" table:style-name="ce1">
            <text:p>協助彰化縣埤頭鄉公所102年度輸變電協助金(運轉中)--彰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00" table:style-name="ce1">
            <text:p>26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92" table:style-name="ce1">
            <text:p>9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鹿港鎮</text:p>
          </table:table-cell>
          <table:table-cell office:value-type="string" table:style-name="ce1">
            <text:p>鹿港鎮公所</text:p>
          </table:table-cell>
          <table:table-cell office:value-type="string" table:style-name="ce1">
            <text:p>aa</text:p>
          </table:table-cell>
          <table:table-cell office:value-type="string" table:style-name="ce1">
            <text:p>協助彰化縣鹿港鎮公所102年度發電年度協助金--彰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6" table:style-name="ce1">
            <text:p>30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93" table:style-name="ce1">
            <text:p>9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冬山鄉</text:p>
          </table:table-cell>
          <table:table-cell office:value-type="string" table:style-name="ce1">
            <text:p>冬山鄉公所</text:p>
          </table:table-cell>
          <table:table-cell office:value-type="string" table:style-name="ce1">
            <text:p>aa</text:p>
          </table:table-cell>
          <table:table-cell office:value-type="string" table:style-name="ce1">
            <text:p>協助宜蘭縣冬山鄉公所102年度輸變電協助金(運轉中)--冬山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0" table:style-name="ce1">
            <text:p>2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94" table:style-name="ce1">
            <text:p>9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潭鄉</text:p>
          </table:table-cell>
          <table:table-cell office:value-type="string" table:style-name="ce1">
            <text:p>龍潭鄉公所</text:p>
          </table:table-cell>
          <table:table-cell office:value-type="string" table:style-name="ce1">
            <text:p>aa</text:p>
          </table:table-cell>
          <table:table-cell office:value-type="string" table:style-name="ce1">
            <text:p>協助桃園縣龍潭鄉公所102年度輸變電協助金(運轉中)--龍潭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70" table:style-name="ce1">
            <text:p>48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95" table:style-name="ce1">
            <text:p>9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關西鎮</text:p>
          </table:table-cell>
          <table:table-cell office:value-type="string" table:style-name="ce1">
            <text:p>關西鎮公所</text:p>
          </table:table-cell>
          <table:table-cell office:value-type="string" table:style-name="ce1">
            <text:p>aa</text:p>
          </table:table-cell>
          <table:table-cell office:value-type="string" table:style-name="ce1">
            <text:p>協助新竹縣關西鎮公所102年度輸變電協助金(運轉中)--龍潭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50" table:style-name="ce1">
            <text:p>39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96" table:style-name="ce1">
            <text:p>9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峨眉鄉</text:p>
          </table:table-cell>
          <table:table-cell office:value-type="string" table:style-name="ce1">
            <text:p>峨眉鄉公所</text:p>
          </table:table-cell>
          <table:table-cell office:value-type="string" table:style-name="ce1">
            <text:p>aa</text:p>
          </table:table-cell>
          <table:table-cell office:value-type="string" table:style-name="ce1">
            <text:p>協助新竹縣峨眉鄉公所102年度輸變電協助金(運轉中)--峨眉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00" table:style-name="ce1">
            <text:p>49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97" table:style-name="ce1">
            <text:p>9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名間鄉</text:p>
          </table:table-cell>
          <table:table-cell office:value-type="string" table:style-name="ce1">
            <text:p>名間鄉公所</text:p>
          </table:table-cell>
          <table:table-cell office:value-type="string" table:style-name="ce1">
            <text:p>aa</text:p>
          </table:table-cell>
          <table:table-cell office:value-type="string" table:style-name="ce1">
            <text:p>協助南投縣名間鄉公所102年度輸變電協助金(運轉中)--南投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370" table:style-name="ce1">
            <text:p>43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float" office:value="98" table:style-name="ce1">
            <text:p>9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民雄鄉</text:p>
          </table:table-cell>
          <table:table-cell office:value-type="string" table:style-name="ce1">
            <text:p>民雄鄉公所</text:p>
          </table:table-cell>
          <table:table-cell office:value-type="string" table:style-name="ce1">
            <text:p>aa</text:p>
          </table:table-cell>
          <table:table-cell office:value-type="string" table:style-name="ce1">
            <text:p>協助嘉義縣民雄鄉公所102年度輸變電協助金(運轉中)--嘉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00" table:style-name="ce1">
            <text:p>65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float" office:value="99" table:style-name="ce1">
            <text:p>9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枋寮鄉</text:p>
          </table:table-cell>
          <table:table-cell office:value-type="string" table:style-name="ce1">
            <text:p>枋寮鄉公所</text:p>
          </table:table-cell>
          <table:table-cell office:value-type="string" table:style-name="ce1">
            <text:p>aa</text:p>
          </table:table-cell>
          <table:table-cell office:value-type="string" table:style-name="ce1">
            <text:p>協助屏東縣枋寮鄉公所102年度輸變電協助金(運轉中)--大鵬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700" table:style-name="ce1">
            <text:p>4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float" office:value="100" table:style-name="ce1">
            <text:p>10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仁武區</text:p>
          </table:table-cell>
          <table:table-cell office:value-type="string" table:style-name="ce1">
            <text:p>高雄市仁武區公所</text:p>
          </table:table-cell>
          <table:table-cell office:value-type="string" table:style-name="ce1">
            <text:p>aa</text:p>
          </table:table-cell>
          <table:table-cell office:value-type="string" table:style-name="ce1">
            <text:p>協助高雄市仁武區公所102年度輸變電協助金(運轉中)--仁武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50" table:style-name="ce1">
            <text:p>39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float" office:value="101" table:style-name="ce1">
            <text:p>10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鳳林鎮</text:p>
          </table:table-cell>
          <table:table-cell office:value-type="string" table:style-name="ce1">
            <text:p>鳳林鎮公所</text:p>
          </table:table-cell>
          <table:table-cell office:value-type="string" table:style-name="ce1">
            <text:p>aa</text:p>
          </table:table-cell>
          <table:table-cell office:value-type="string" table:style-name="ce1">
            <text:p>協助花蓮縣鳳林鎮公所102年度輸變電協助金(運轉中)--鳳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0" table:style-name="ce1">
            <text:p>2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float" office:value="102" table:style-name="ce1">
            <text:p>102</text:p>
          </table:table-cell>
          <table:table-cell office:value-type="string" table:style-name="ce1">
            <text:p>aa</text:p>
          </table:table-cell>
          <table:table-cell office:value-type="string" table:style-name="ce1">
            <text:p>aa</text:p>
          </table:table-cell>
          <table:table-cell office:value-type="string" table:style-name="ce1">
            <text:p><text:s/>立委 顏寬恆<text:s/></text:p>
          </table:table-cell>
          <table:table-cell office:value-type="string" table:style-name="ce1">
            <text:p>大甲區</text:p>
          </table:table-cell>
          <table:table-cell office:value-type="string" table:style-name="ce1">
            <text:p>財團法人大甲媽社會福利基金會</text:p>
          </table:table-cell>
          <table:table-cell office:value-type="float" office:value="98838468" table:style-name="ce1">
            <text:p>98838468</text:p>
          </table:table-cell>
          <table:table-cell office:value-type="string" table:style-name="ce1">
            <text:p>協助財團法人大甲媽社會福利基金會辦理2013年大甲媽祖國際觀光文化節</text:p>
          </table:table-cell>
          <table:table-cell office:value-type="date" office:date-value="2013-03-16T00:00:00" table:style-name="ce2">
            <text:p>2013/3/16</text:p>
          </table:table-cell>
          <table:table-cell office:value-type="date" office:date-value="2013-04-14T00:00:00" table:style-name="ce2">
            <text:p>2013/4/14</text:p>
          </table:table-cell>
          <table:table-cell office:value-type="string" table:style-name="ce1">
            <text:p>台中市、彰化等地</text:p>
          </table:table-cell>
          <table:table-cell office:value-type="float" office:value="46342" table:style-name="ce1">
            <text:p>46342</text:p>
          </table:table-cell>
          <table:table-cell office:value-type="float" office:value="12000" table:style-name="ce1">
            <text:p>12000</text:p>
          </table:table-cell>
          <table:table-cell office:value-type="float" office:value="6000" table:style-name="ce1">
            <text:p>60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float" office:value="103" table:style-name="ce1">
            <text:p>10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南投縣魚池鄉102年「邵族杵韻 逐鹿102」全鄉運動大會</text:p>
          </table:table-cell>
          <table:table-cell office:value-type="date" office:date-value="2013-05-10T00:00:00" table:style-name="ce2">
            <text:p>2013/5/10</text:p>
          </table:table-cell>
          <table:table-cell office:value-type="date" office:date-value="2013-05-10T00:00:00" table:style-name="ce2">
            <text:p>2013/5/10</text:p>
          </table:table-cell>
          <table:table-cell office:value-type="string" table:style-name="ce1">
            <text:p>魚池鄉</text:p>
          </table:table-cell>
          <table:table-cell office:value-type="float" office:value="973" table:style-name="ce1">
            <text:p>973</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float" office:value="104" table:style-name="ce1">
            <text:p>10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2013第4屆魚池鐵馬趴趴GO</text:p>
          </table:table-cell>
          <table:table-cell office:value-type="date" office:date-value="2013-05-04T00:00:00" table:style-name="ce2">
            <text:p>2013/5/4</text:p>
          </table:table-cell>
          <table:table-cell office:value-type="date" office:date-value="2013-05-04T00:00:00" table:style-name="ce2">
            <text:p>2013/5/4</text:p>
          </table:table-cell>
          <table:table-cell office:value-type="string" table:style-name="ce1">
            <text:p>魚池鄉</text:p>
          </table:table-cell>
          <table:table-cell office:value-type="float" office:value="401" table:style-name="ce1">
            <text:p>401</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float" office:value="105" table:style-name="ce1">
            <text:p>10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花蓮縣秀林鄉公所</text:p>
          </table:table-cell>
          <table:table-cell office:value-type="string" table:style-name="ce1">
            <text:p>aa</text:p>
          </table:table-cell>
          <table:table-cell office:value-type="string" table:style-name="ce1">
            <text:p>協助花蓮縣秀林鄉公所辦理秀林鄉2013太魯閣族春之頌系列活動</text:p>
          </table:table-cell>
          <table:table-cell office:value-type="date" office:date-value="2013-04-27T00:00:00" table:style-name="ce2">
            <text:p>2013/4/27</text:p>
          </table:table-cell>
          <table:table-cell office:value-type="date" office:date-value="2013-06-08T00:00:00" table:style-name="ce2">
            <text:p>2013/6/8</text:p>
          </table:table-cell>
          <table:table-cell office:value-type="string" table:style-name="ce1">
            <text:p>秀林鄉</text:p>
          </table:table-cell>
          <table:table-cell office:value-type="float" office:value="2000" table:style-name="ce1">
            <text:p>2000</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float" office:value="106" table:style-name="ce1">
            <text:p>10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富世村村民張文君急難救助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float" office:value="107" table:style-name="ce1">
            <text:p>10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花蓮縣原住民舒漾婦女關懷成長協會</text:p>
          </table:table-cell>
          <table:table-cell office:value-type="float" office:value="9967164" table:style-name="ce1">
            <text:p>9967164</text:p>
          </table:table-cell>
          <table:table-cell office:value-type="string" table:style-name="ce1">
            <text:p>協助花蓮縣原住民舒漾婦女關懷成長協會辦理102年度原住民社區英語、電腦、閱讀培訓班</text:p>
          </table:table-cell>
          <table:table-cell office:value-type="date" office:date-value="2013-04-27T00:00:00" table:style-name="ce2">
            <text:p>2013/4/27</text:p>
          </table:table-cell>
          <table:table-cell office:value-type="date" office:date-value="2013-06-16T00:00:00" table:style-name="ce2">
            <text:p>2013/6/16</text:p>
          </table:table-cell>
          <table:table-cell office:value-type="string" table:style-name="ce1">
            <text:p>秀林鄉</text:p>
          </table:table-cell>
          <table:table-cell office:value-type="float" office:value="70.349999999999994" table:style-name="ce1">
            <text:p>70.35</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float" office:value="108" table:style-name="ce1">
            <text:p>10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澳鄉</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宜蘭縣南澳國民小學102年度推動柔道運動實施計畫</text:p>
          </table:table-cell>
          <table:table-cell office:value-type="date" office:date-value="2013-04-22T00:00:00" table:style-name="ce2">
            <text:p>2013/4/22</text:p>
          </table:table-cell>
          <table:table-cell office:value-type="date" office:date-value="2013-12-31T00:00:00" table:style-name="ce2">
            <text:p>2013/12/31</text:p>
          </table:table-cell>
          <table:table-cell office:value-type="string" table:style-name="ce1">
            <text:p>南澳鄉</text:p>
          </table:table-cell>
          <table:table-cell office:value-type="float" office:value="500" table:style-name="ce1">
            <text:p>50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float" office:value="109" table:style-name="ce1">
            <text:p>109</text:p>
          </table:table-cell>
          <table:table-cell office:value-type="string" table:style-name="ce1">
            <text:p>aa</text:p>
          </table:table-cell>
          <table:table-cell office:value-type="string" table:style-name="ce1">
            <text:p>aa</text:p>
          </table:table-cell>
          <table:table-cell office:value-type="string" table:style-name="ce1">
            <text:p><text:s/>高金素梅<text:s/></text:p>
          </table:table-cell>
          <table:table-cell office:value-type="string" table:style-name="ce1">
            <text:p>秀林鄉</text:p>
          </table:table-cell>
          <table:table-cell office:value-type="string" table:style-name="ce1">
            <text:p>花蓮縣中橫休閒觀光發展促進會</text:p>
          </table:table-cell>
          <table:table-cell office:value-type="float" office:value="29345670" table:style-name="ce1">
            <text:p>29345670</text:p>
          </table:table-cell>
          <table:table-cell office:value-type="string" table:style-name="ce1">
            <text:p>協助花蓮縣中橫休閒觀光發展促進會辦理102年西寶部落溫馨五月天-母親節暨中橫公路開通53周年慶祝活動計畫</text:p>
          </table:table-cell>
          <table:table-cell office:value-type="date" office:date-value="2013-05-12T00:00:00" table:style-name="ce2">
            <text:p>2013/5/12</text:p>
          </table:table-cell>
          <table:table-cell office:value-type="date" office:date-value="2013-05-12T00:00:00" table:style-name="ce2">
            <text:p>2013/5/12</text:p>
          </table:table-cell>
          <table:table-cell office:value-type="string" table:style-name="ce1">
            <text:p>秀林鄉</text:p>
          </table:table-cell>
          <table:table-cell office:value-type="float" office:value="247.6" table:style-name="ce1">
            <text:p>247.6</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float" office:value="110" table:style-name="ce1">
            <text:p>11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星鄉</text:p>
          </table:table-cell>
          <table:table-cell office:value-type="string" table:style-name="ce1">
            <text:p>宜蘭縣三星鄉拱照社區發展協會</text:p>
          </table:table-cell>
          <table:table-cell office:value-type="float" office:value="80898344" table:style-name="ce1">
            <text:p>80898344</text:p>
          </table:table-cell>
          <table:table-cell office:value-type="string" table:style-name="ce1">
            <text:p>協助宜蘭縣三星鄉拱照社區發展協會辦理102年度「慶祝母親節暨節約能源宣導」活動</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float" office:value="158" table:style-name="ce1">
            <text:p>158</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float" office:value="111" table:style-name="ce1">
            <text:p>111</text:p>
          </table:table-cell>
          <table:table-cell office:value-type="string" table:style-name="ce1">
            <text:p>aa</text:p>
          </table:table-cell>
          <table:table-cell office:value-type="string" table:style-name="ce1">
            <text:p>aa</text:p>
          </table:table-cell>
          <table:table-cell office:value-type="string" table:style-name="ce1">
            <text:p><text:s/>李志庸縣議員<text:s/></text:p>
          </table:table-cell>
          <table:table-cell office:value-type="string" table:style-name="ce1">
            <text:p>三星鄉</text:p>
          </table:table-cell>
          <table:table-cell office:value-type="string" table:style-name="ce1">
            <text:p>宜蘭縣三星鄉雙義社區發展協會</text:p>
          </table:table-cell>
          <table:table-cell office:value-type="float" office:value="18434990" table:style-name="ce1">
            <text:p>18434990</text:p>
          </table:table-cell>
          <table:table-cell office:value-type="string" table:style-name="ce1">
            <text:p>協助宜蘭縣三星鄉雙義社區發展協會辦理「慶祝母親節安農溪步道健走暨歌仔戲演出」</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float" office:value="83" table:style-name="ce1">
            <text:p>83</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float" office:value="112" table:style-name="ce1">
            <text:p>11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東勢區</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辦理臺中市東勢區石角國民小學創校60週年校慶暨社區聯合運動會</text:p>
          </table:table-cell>
          <table:table-cell office:value-type="date" office:date-value="2013-04-29T00:00:00" table:style-name="ce2">
            <text:p>2013/4/29</text:p>
          </table:table-cell>
          <table:table-cell office:value-type="date" office:date-value="2013-05-04T00:00:00" table:style-name="ce2">
            <text:p>2013/5/4</text:p>
          </table:table-cell>
          <table:table-cell office:value-type="string" table:style-name="ce1">
            <text:p>東勢區隆興里</text:p>
          </table:table-cell>
          <table:table-cell office:value-type="float" office:value="306.5" table:style-name="ce1">
            <text:p>306.5</text:p>
          </table:table-cell>
          <table:table-cell office:value-type="float" office:value="102.5" table:style-name="ce1">
            <text:p>102.5</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float" office:value="113" table:style-name="ce1">
            <text:p>11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泰安鄉</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2013泰安A-LI桂竹筍產業文化促銷活動</text:p>
          </table:table-cell>
          <table:table-cell office:value-type="string" table:style-name="ce1">
            <text:p>2013/04/12~13</text:p>
          </table:table-cell>
          <table:table-cell office:value-type="date" office:date-value="2013-04-20T00:00:00" table:style-name="ce2">
            <text:p>2013/4/20</text:p>
          </table:table-cell>
          <table:table-cell office:value-type="string" table:style-name="ce1">
            <text:p>泰雅文化園區</text:p>
          </table:table-cell>
          <table:table-cell office:value-type="float" office:value="760" table:style-name="ce1">
            <text:p>760</text:p>
          </table:table-cell>
          <table:table-cell office:value-type="float" office:value="460" table:style-name="ce1">
            <text:p>46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float" office:value="114" table:style-name="ce1">
            <text:p>114</text:p>
          </table:table-cell>
          <table:table-cell office:value-type="string" table:style-name="ce1">
            <text:p>aa</text:p>
          </table:table-cell>
          <table:table-cell office:value-type="string" table:style-name="ce1">
            <text:p>aa</text:p>
          </table:table-cell>
          <table:table-cell office:value-type="string" table:style-name="ce1">
            <text:p><text:s/>徐耀昌<text:s/></text:p>
          </table:table-cell>
          <table:table-cell office:value-type="string" table:style-name="ce1">
            <text:p>泰安鄉</text:p>
          </table:table-cell>
          <table:table-cell office:value-type="string" table:style-name="ce1">
            <text:p>苗栗縣泰安歌舞發展協會</text:p>
          </table:table-cell>
          <table:table-cell office:value-type="float" office:value="10909044" table:style-name="ce1">
            <text:p>10909044</text:p>
          </table:table-cell>
          <table:table-cell office:value-type="string" table:style-name="ce1">
            <text:p>協助苗栗縣泰安歌舞發展協會辦理環保歌舞生態研習活動</text:p>
          </table:table-cell>
          <table:table-cell office:value-type="date" office:date-value="2013-04-17T00:00:00" table:style-name="ce2">
            <text:p>2013/4/17</text:p>
          </table:table-cell>
          <table:table-cell office:value-type="date" office:date-value="2013-04-19T00:00:00" table:style-name="ce2">
            <text:p>2013/4/19</text:p>
          </table:table-cell>
          <table:table-cell office:value-type="string" table:style-name="ce1">
            <text:p>泰安鄉清安村</text:p>
          </table:table-cell>
          <table:table-cell office:value-type="float" office:value="113" table:style-name="ce1">
            <text:p>113</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float" office:value="115" table:style-name="ce1">
            <text:p>11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農會</text:p>
          </table:table-cell>
          <table:table-cell office:value-type="string" table:style-name="ce1">
            <text:p>aa</text:p>
          </table:table-cell>
          <table:table-cell office:value-type="string" table:style-name="ce1">
            <text:p>協助高雄市茄萣區農會辦理資通訊整合系統</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float" office:value="116" table:style-name="ce1">
            <text:p>11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婦幼協會</text:p>
          </table:table-cell>
          <table:table-cell office:value-type="float" office:value="62941621" table:style-name="ce1">
            <text:p>62941621</text:p>
          </table:table-cell>
          <table:table-cell office:value-type="string" table:style-name="ce1">
            <text:p>協助高雄市路竹婦幼協會辦理地方民俗文化活動</text:p>
          </table:table-cell>
          <table:table-cell office:value-type="date" office:date-value="2013-03-30T00:00:00" table:style-name="ce2">
            <text:p>2013/3/30</text:p>
          </table:table-cell>
          <table:table-cell office:value-type="string" table:style-name="ce1">
            <text:p>2013/04/12~13</text:p>
          </table:table-cell>
          <table:table-cell office:value-type="string" table:style-name="ce1">
            <text:p>路竹區新達里</text:p>
          </table:table-cell>
          <table:table-cell office:value-type="float" office:value="1075" table:style-name="ce1">
            <text:p>1075</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float" office:value="117" table:style-name="ce1">
            <text:p>117</text:p>
          </table:table-cell>
          <table:table-cell office:value-type="string" table:style-name="ce1">
            <text:p>aa</text:p>
          </table:table-cell>
          <table:table-cell office:value-type="string" table:style-name="ce1">
            <text:p>aa</text:p>
          </table:table-cell>
          <table:table-cell office:value-type="string" table:style-name="ce1">
            <text:p><text:s/>邱志偉<text:s/></text:p>
          </table:table-cell>
          <table:table-cell office:value-type="string" table:style-name="ce1">
            <text:p>永安區</text:p>
          </table:table-cell>
          <table:table-cell office:value-type="string" table:style-name="ce1">
            <text:p>高雄市永安老人健康促進會</text:p>
          </table:table-cell>
          <table:table-cell office:value-type="float" office:value="62980118" table:style-name="ce1">
            <text:p>62980118</text:p>
          </table:table-cell>
          <table:table-cell office:value-type="string" table:style-name="ce1">
            <text:p>協助高雄市永安老人健康促進會辦理會員參訪聯誼暨節能減碳宣導活動計畫</text:p>
          </table:table-cell>
          <table:table-cell office:value-type="date" office:date-value="2013-04-28T00:00:00" table:style-name="ce2">
            <text:p>2013/4/28</text:p>
          </table:table-cell>
          <table:table-cell office:value-type="date" office:date-value="2013-04-30T00:00:00" table:style-name="ce2">
            <text:p>2013/4/30</text:p>
          </table:table-cell>
          <table:table-cell office:value-type="string" table:style-name="ce1">
            <text:p>永安區</text:p>
          </table:table-cell>
          <table:table-cell office:value-type="float" office:value="335.6" table:style-name="ce1">
            <text:p>335.6</text:p>
          </table:table-cell>
          <table:table-cell office:value-type="float" office:value="100" table:style-name="ce1">
            <text:p>100</text:p>
          </table:table-cell>
          <table:table-cell office:value-type="float" office:value="55" table:style-name="ce1">
            <text:p>5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float" office:value="118" table:style-name="ce1">
            <text:p>11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彌羅港文史協會</text:p>
          </table:table-cell>
          <table:table-cell office:value-type="float" office:value="15741734" table:style-name="ce1">
            <text:p>15741734</text:p>
          </table:table-cell>
          <table:table-cell office:value-type="string" table:style-name="ce1">
            <text:p>協助高雄市彌陀彌羅港文史協會辦理彌羅港2013年漯底山自然景觀探索之旅活動</text:p>
          </table:table-cell>
          <table:table-cell office:value-type="date" office:date-value="2013-04-24T00:00:00" table:style-name="ce2">
            <text:p>2013/4/24</text:p>
          </table:table-cell>
          <table:table-cell office:value-type="date" office:date-value="2013-04-24T00:00:00" table:style-name="ce2">
            <text:p>2013/4/24</text:p>
          </table:table-cell>
          <table:table-cell office:value-type="string" table:style-name="ce1">
            <text:p>彌陀區</text:p>
          </table:table-cell>
          <table:table-cell office:value-type="float" office:value="123.85" table:style-name="ce1">
            <text:p>123.8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float" office:value="119" table:style-name="ce1">
            <text:p>11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老人會</text:p>
          </table:table-cell>
          <table:table-cell office:value-type="float" office:value="94996205" table:style-name="ce1">
            <text:p>94996205</text:p>
          </table:table-cell>
          <table:table-cell office:value-type="string" table:style-name="ce1">
            <text:p>協助新北市三芝區老人會辦理102年度老人福利業務參訪暨老人安養關懷及宣導用電安全活動</text:p>
          </table:table-cell>
          <table:table-cell office:value-type="date" office:date-value="2013-05-06T00:00:00" table:style-name="ce2">
            <text:p>2013/5/6</text:p>
          </table:table-cell>
          <table:table-cell office:value-type="date" office:date-value="2013-05-08T00:00:00" table:style-name="ce2">
            <text:p>2013/5/8</text:p>
          </table:table-cell>
          <table:table-cell office:value-type="string" table:style-name="ce1">
            <text:p>高雄市等</text:p>
          </table:table-cell>
          <table:table-cell office:value-type="float" office:value="68.2" table:style-name="ce1">
            <text:p>68.2</text:p>
          </table:table-cell>
          <table:table-cell office:value-type="float" office:value="300" table:style-name="ce1">
            <text:p>3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float" office:value="120" table:style-name="ce1">
            <text:p>12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新北市石門區第二屆區長盃桌球邀請賽計畫</text:p>
          </table:table-cell>
          <table:table-cell office:value-type="date" office:date-value="2013-09-01T00:00:00" table:style-name="ce2">
            <text:p>2013/9/1</text:p>
          </table:table-cell>
          <table:table-cell office:value-type="date" office:date-value="2013-11-01T00:00:00" table:style-name="ce2">
            <text:p>2013/11/1</text:p>
          </table:table-cell>
          <table:table-cell office:value-type="string" table:style-name="ce1">
            <text:p>石門區</text:p>
          </table:table-cell>
          <table:table-cell office:value-type="float" office:value="80" table:style-name="ce1">
            <text:p>80</text:p>
          </table:table-cell>
          <table:table-cell office:value-type="float" office:value="80" table:style-name="ce1">
            <text:p>80</text:p>
          </table:table-cell>
          <table:table-cell office:value-type="float" office:value="42" table:style-name="ce1">
            <text:p>4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float" office:value="121" table:style-name="ce1">
            <text:p>12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老人會</text:p>
          </table:table-cell>
          <table:table-cell office:value-type="float" office:value="2253873" table:style-name="ce1">
            <text:p>2253873</text:p>
          </table:table-cell>
          <table:table-cell office:value-type="string" table:style-name="ce1">
            <text:p>協助新北市石門區老人會辦理102年度老人福利設施觀摩暨老人安養關懷及節約能源宣導活動</text:p>
          </table:table-cell>
          <table:table-cell office:value-type="date" office:date-value="2013-09-01T00:00:00" table:style-name="ce2">
            <text:p>2013/9/1</text:p>
          </table:table-cell>
          <table:table-cell office:value-type="date" office:date-value="2013-09-01T00:00:00" table:style-name="ce2">
            <text:p>2013/9/1</text:p>
          </table:table-cell>
          <table:table-cell office:value-type="string" table:style-name="ce1">
            <text:p>高雄市等</text:p>
          </table:table-cell>
          <table:table-cell office:value-type="float" office:value="700" table:style-name="ce1">
            <text:p>700</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float" office:value="122" table:style-name="ce1">
            <text:p>122</text:p>
          </table:table-cell>
          <table:table-cell office:value-type="string" table:style-name="ce1">
            <text:p>aa</text:p>
          </table:table-cell>
          <table:table-cell office:value-type="string" table:style-name="ce1">
            <text:p>aa</text:p>
          </table:table-cell>
          <table:table-cell office:value-type="string" table:style-name="ce1">
            <text:p><text:s/>李慶華<text:s/></text:p>
          </table:table-cell>
          <table:table-cell office:value-type="string" table:style-name="ce1">
            <text:p>金山區</text:p>
          </table:table-cell>
          <table:table-cell office:value-type="string" table:style-name="ce1">
            <text:p>新北市金山區五南社區發展協會</text:p>
          </table:table-cell>
          <table:table-cell office:value-type="float" office:value="66954610" table:style-name="ce1">
            <text:p>66954610</text:p>
          </table:table-cell>
          <table:table-cell office:value-type="string" table:style-name="ce1">
            <text:p>協助新北市金山區五南社區發展協會辦理「102年度績優社區觀摩研習活動」暨參訪焚化爐及核電安全宣導活動</text:p>
          </table:table-cell>
          <table:table-cell office:value-type="date" office:date-value="2013-05-01T00:00:00" table:style-name="ce2">
            <text:p>2013/5/1</text:p>
          </table:table-cell>
          <table:table-cell office:value-type="date" office:date-value="2013-06-30T00:00:00" table:style-name="ce2">
            <text:p>2013/6/30</text:p>
          </table:table-cell>
          <table:table-cell office:value-type="string" table:style-name="ce1">
            <text:p>澎湖</text:p>
          </table:table-cell>
          <table:table-cell office:value-type="float" office:value="711" table:style-name="ce1">
            <text:p>711</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float" office:value="123" table:style-name="ce1">
            <text:p>12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102年度地方基層幹部各項教育訓練及參訪電廠活動</text:p>
          </table:table-cell>
          <table:table-cell office:value-type="date" office:date-value="2013-05-01T00:00:00" table:style-name="ce2">
            <text:p>2013/5/1</text:p>
          </table:table-cell>
          <table:table-cell office:value-type="date" office:date-value="2013-07-01T00:00:00" table:style-name="ce2">
            <text:p>2013/7/1</text:p>
          </table:table-cell>
          <table:table-cell office:value-type="string" table:style-name="ce1">
            <text:p>高雄、台中</text:p>
          </table:table-cell>
          <table:table-cell office:value-type="float" office:value="1460" table:style-name="ce1">
            <text:p>1460</text:p>
          </table:table-cell>
          <table:table-cell office:value-type="float" office:value="460" table:style-name="ce1">
            <text:p>460</text:p>
          </table:table-cell>
          <table:table-cell office:value-type="float" office:value="240" table:style-name="ce1">
            <text:p>2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float" office:value="124" table:style-name="ce1">
            <text:p>12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2年度選任幹部區外觀摩計畫</text:p>
          </table:table-cell>
          <table:table-cell office:value-type="date" office:date-value="2013-05-01T00:00:00" table:style-name="ce2">
            <text:p>2013/5/1</text:p>
          </table:table-cell>
          <table:table-cell office:value-type="date" office:date-value="2013-07-01T00:00:00" table:style-name="ce2">
            <text:p>2013/7/1</text:p>
          </table:table-cell>
          <table:table-cell office:value-type="string" table:style-name="ce1">
            <text:p>苗栗等</text:p>
          </table:table-cell>
          <table:table-cell office:value-type="float" office:value="445" table:style-name="ce1">
            <text:p>445</text:p>
          </table:table-cell>
          <table:table-cell office:value-type="float" office:value="300" table:style-name="ce1">
            <text:p>3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float" office:value="125" table:style-name="ce1">
            <text:p>12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2013新北市甘藷節</text:p>
          </table:table-cell>
          <table:table-cell office:value-type="date" office:date-value="2013-07-15T00:00:00" table:style-name="ce2">
            <text:p>2013/7/15</text:p>
          </table:table-cell>
          <table:table-cell office:value-type="date" office:date-value="2013-09-30T00:00:00" table:style-name="ce2">
            <text:p>2013/9/30</text:p>
          </table:table-cell>
          <table:table-cell office:value-type="string" table:style-name="ce1">
            <text:p>金山區</text:p>
          </table:table-cell>
          <table:table-cell office:value-type="float" office:value="4300" table:style-name="ce1">
            <text:p>4300</text:p>
          </table:table-cell>
          <table:table-cell office:value-type="float" office:value="1200" table:style-name="ce1">
            <text:p>1200</text:p>
          </table:table-cell>
          <table:table-cell office:value-type="float" office:value="700" table:style-name="ce1">
            <text:p>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22" table:style-name="ce1">
            <text:p>122</text:p>
          </table:table-cell>
          <table:table-cell office:value-type="float" office:value="126" table:style-name="ce1">
            <text:p>12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中幅社區發展協會</text:p>
          </table:table-cell>
          <table:table-cell office:value-type="float" office:value="2255181" table:style-name="ce1">
            <text:p>2255181</text:p>
          </table:table-cell>
          <table:table-cell office:value-type="string" table:style-name="ce1">
            <text:p>協助新北市萬里區中幅社區發展協會辦理社區公益、志工幹部教育研習活動</text:p>
          </table:table-cell>
          <table:table-cell office:value-type="date" office:date-value="2013-04-01T00:00:00" table:style-name="ce2">
            <text:p>2013/4/1</text:p>
          </table:table-cell>
          <table:table-cell office:value-type="date" office:date-value="2013-05-01T00:00:00" table:style-name="ce2">
            <text:p>2013/5/1</text:p>
          </table:table-cell>
          <table:table-cell office:value-type="string" table:style-name="ce1">
            <text:p>馬祖</text:p>
          </table:table-cell>
          <table:table-cell office:value-type="float" office:value="363" table:style-name="ce1">
            <text:p>363</text:p>
          </table:table-cell>
          <table:table-cell office:value-type="float" office:value="120" table:style-name="ce1">
            <text:p>120</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3" table:style-name="ce1">
            <text:p>123</text:p>
          </table:table-cell>
          <table:table-cell office:value-type="float" office:value="127" table:style-name="ce1">
            <text:p>127</text:p>
          </table:table-cell>
          <table:table-cell office:value-type="string" table:style-name="ce1">
            <text:p>aa</text:p>
          </table:table-cell>
          <table:table-cell office:value-type="string" table:style-name="ce1">
            <text:p>aa</text:p>
          </table:table-cell>
          <table:table-cell office:value-type="string" table:style-name="ce1">
            <text:p><text:s/>李慶華<text:s/></text:p>
          </table:table-cell>
          <table:table-cell office:value-type="string" table:style-name="ce1">
            <text:p>萬里區</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新北市萬里區102年模範母親表揚大會」、「婦女新知成長研習暨社福與核安宣導」-慶祝母親節公益系列活動</text:p>
          </table:table-cell>
          <table:table-cell office:value-type="date" office:date-value="2013-05-01T00:00:00" table:style-name="ce2">
            <text:p>2013/5/1</text:p>
          </table:table-cell>
          <table:table-cell office:value-type="date" office:date-value="2013-05-03T00:00:00" table:style-name="ce2">
            <text:p>2013/5/3</text:p>
          </table:table-cell>
          <table:table-cell office:value-type="string" table:style-name="ce1">
            <text:p>南投、台中</text:p>
          </table:table-cell>
          <table:table-cell office:value-type="float" office:value="501" table:style-name="ce1">
            <text:p>501</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4" table:style-name="ce1">
            <text:p>124</text:p>
          </table:table-cell>
          <table:table-cell office:value-type="float" office:value="128" table:style-name="ce1">
            <text:p>128</text:p>
          </table:table-cell>
          <table:table-cell office:value-type="string" table:style-name="ce1">
            <text:p>aa</text:p>
          </table:table-cell>
          <table:table-cell office:value-type="string" table:style-name="ce1">
            <text:p>aa</text:p>
          </table:table-cell>
          <table:table-cell office:value-type="string" table:style-name="ce1">
            <text:p><text:s/>李慶華<text:s/></text:p>
          </table:table-cell>
          <table:table-cell office:value-type="string" table:style-name="ce1">
            <text:p>金山區</text:p>
          </table:table-cell>
          <table:table-cell office:value-type="string" table:style-name="ce1">
            <text:p>新北市金山區老人會</text:p>
          </table:table-cell>
          <table:table-cell office:value-type="float" office:value="2254205" table:style-name="ce1">
            <text:p>2254205</text:p>
          </table:table-cell>
          <table:table-cell office:value-type="string" table:style-name="ce1">
            <text:p>協助新北市金山區老人會辦理『會員教育研習暨核安宣導活動』</text:p>
          </table:table-cell>
          <table:table-cell office:value-type="date" office:date-value="2013-05-01T00:00:00" table:style-name="ce2">
            <text:p>2013/5/1</text:p>
          </table:table-cell>
          <table:table-cell office:value-type="date" office:date-value="2013-06-01T00:00:00" table:style-name="ce2">
            <text:p>2013/6/1</text:p>
          </table:table-cell>
          <table:table-cell office:value-type="string" table:style-name="ce1">
            <text:p>新北市鶯歌區、苗栗等</text:p>
          </table:table-cell>
          <table:table-cell office:value-type="float" office:value="549" table:style-name="ce1">
            <text:p>549</text:p>
          </table:table-cell>
          <table:table-cell office:value-type="float" office:value="300" table:style-name="ce1">
            <text:p>3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5" table:style-name="ce1">
            <text:p>125</text:p>
          </table:table-cell>
          <table:table-cell office:value-type="float" office:value="129" table:style-name="ce1">
            <text:p>12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財團法人台灣省台北縣金包里慈護宮</text:p>
          </table:table-cell>
          <table:table-cell office:value-type="float" office:value="37505777" table:style-name="ce1">
            <text:p>37505777</text:p>
          </table:table-cell>
          <table:table-cell office:value-type="string" table:style-name="ce1">
            <text:p>協助財團法人台灣省台北縣金包里慈護宮辦理2013新北市海岸傳奇媽祖文化祭活動</text:p>
          </table:table-cell>
          <table:table-cell office:value-type="date" office:date-value="2013-05-24T00:00:00" table:style-name="ce2">
            <text:p>2013/5/24</text:p>
          </table:table-cell>
          <table:table-cell office:value-type="date" office:date-value="2013-05-25T00:00:00" table:style-name="ce2">
            <text:p>2013/5/25</text:p>
          </table:table-cell>
          <table:table-cell office:value-type="string" table:style-name="ce1">
            <text:p>金山區</text:p>
          </table:table-cell>
          <table:table-cell office:value-type="float" office:value="3307" table:style-name="ce1">
            <text:p>3307</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6" table:style-name="ce1">
            <text:p>126</text:p>
          </table:table-cell>
          <table:table-cell office:value-type="float" office:value="130" table:style-name="ce1">
            <text:p>13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滿州鄉</text:p>
          </table:table-cell>
          <table:table-cell office:value-type="string" table:style-name="ce1">
            <text:p>屏東縣滿州鄉農會</text:p>
          </table:table-cell>
          <table:table-cell office:value-type="float" office:value="91607505" table:style-name="ce1">
            <text:p>91607505</text:p>
          </table:table-cell>
          <table:table-cell office:value-type="string" table:style-name="ce1">
            <text:p>協助屏東縣滿州鄉農會辦理慶祝102年農民節活動大會</text:p>
          </table:table-cell>
          <table:table-cell office:value-type="date" office:date-value="2013-05-14T00:00:00" table:style-name="ce2">
            <text:p>2013/5/14</text:p>
          </table:table-cell>
          <table:table-cell office:value-type="date" office:date-value="2013-05-14T00:00:00" table:style-name="ce2">
            <text:p>2013/5/14</text:p>
          </table:table-cell>
          <table:table-cell office:value-type="string" table:style-name="ce1">
            <text:p>滿州鄉</text:p>
          </table:table-cell>
          <table:table-cell office:value-type="float" office:value="860500" table:style-name="ce1">
            <text:p>860500</text:p>
          </table:table-cell>
          <table:table-cell office:value-type="float" office:value="440500" table:style-name="ce1">
            <text:p>4405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7" table:style-name="ce1">
            <text:p>127</text:p>
          </table:table-cell>
          <table:table-cell office:value-type="float" office:value="131" table:style-name="ce1">
            <text:p>1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中正區</text:p>
          </table:table-cell>
          <table:table-cell office:value-type="string" table:style-name="ce1">
            <text:p>基隆市表演藝術發展協會</text:p>
          </table:table-cell>
          <table:table-cell office:value-type="float" office:value="10641314" table:style-name="ce1">
            <text:p>10641314</text:p>
          </table:table-cell>
          <table:table-cell office:value-type="string" table:style-name="ce1">
            <text:p>協助基隆市表演藝術發展協會辦理102年度中元祭藝文華會擴大公演計畫-大美台灣</text:p>
          </table:table-cell>
          <table:table-cell office:value-type="date" office:date-value="2013-08-24T00:00:00" table:style-name="ce2">
            <text:p>2013/8/24</text:p>
          </table:table-cell>
          <table:table-cell office:value-type="date" office:date-value="2013-08-25T00:00:00" table:style-name="ce2">
            <text:p>2013/8/25</text:p>
          </table:table-cell>
          <table:table-cell office:value-type="string" table:style-name="ce1">
            <text:p>基隆市</text:p>
          </table:table-cell>
          <table:table-cell office:value-type="float" office:value="823.8" table:style-name="ce1">
            <text:p>823.8</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28" table:style-name="ce1">
            <text:p>128</text:p>
          </table:table-cell>
          <table:table-cell office:value-type="float" office:value="132" table:style-name="ce1">
            <text:p>13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南和國民小學</text:p>
          </table:table-cell>
          <table:table-cell office:value-type="string" table:style-name="ce1">
            <text:p>aa</text:p>
          </table:table-cell>
          <table:table-cell office:value-type="string" table:style-name="ce1">
            <text:p>協助苗栗縣南和國民小學辦理102年度改善教學環境與設備計畫-開發電源教學腳踏車</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29" table:style-name="ce1">
            <text:p>129</text:p>
          </table:table-cell>
          <table:table-cell office:value-type="float" office:value="133" table:style-name="ce1">
            <text:p>13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社南媽祖文化民俗觀光協會</text:p>
          </table:table-cell>
          <table:table-cell office:value-type="string" table:style-name="ce1">
            <text:p>aa</text:p>
          </table:table-cell>
          <table:table-cell office:value-type="string" table:style-name="ce1">
            <text:p>協助苗栗縣苑裡社南媽祖文化民俗觀光協會辦理「蛇來運轉、社南媽祖文化節」進香活動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0" table:style-name="ce1">
            <text:p>130</text:p>
          </table:table-cell>
          <table:table-cell office:value-type="float" office:value="134" table:style-name="ce1">
            <text:p>13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通霄鎮烏眉社區發展協會</text:p>
          </table:table-cell>
          <table:table-cell office:value-type="float" office:value="66843241" table:style-name="ce1">
            <text:p>66843241</text:p>
          </table:table-cell>
          <table:table-cell office:value-type="string" table:style-name="ce1">
            <text:p>協助通霄鎮烏眉社區發展協會辦理「102年度社區媽祖文化活動」</text:p>
          </table:table-cell>
          <table:table-cell office:value-type="date" office:date-value="2013-04-06T00:00:00" table:style-name="ce2">
            <text:p>2013/4/6</text:p>
          </table:table-cell>
          <table:table-cell office:value-type="date" office:date-value="2013-04-06T00:00:00" table:style-name="ce2">
            <text:p>2013/4/6</text:p>
          </table:table-cell>
          <table:table-cell office:value-type="string" table:style-name="ce1">
            <text:p>通霄鎮烏眉里</text:p>
          </table:table-cell>
          <table:table-cell office:value-type="float" office:value="160.5" table:style-name="ce1">
            <text:p>160.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1" table:style-name="ce1">
            <text:p>131</text:p>
          </table:table-cell>
          <table:table-cell office:value-type="float" office:value="135" table:style-name="ce1">
            <text:p>13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婦女會</text:p>
          </table:table-cell>
          <table:table-cell office:value-type="float" office:value="14921127" table:style-name="ce1">
            <text:p>14921127</text:p>
          </table:table-cell>
          <table:table-cell office:value-type="string" table:style-name="ce1">
            <text:p>協助苗栗縣通霄鎮婦女會辦理「花間氤氣桐木飄香」綵色人生自然生態研習暨參觀電力設施活動</text:p>
          </table:table-cell>
          <table:table-cell office:value-type="date" office:date-value="2013-04-09T00:00:00" table:style-name="ce2">
            <text:p>2013/4/9</text:p>
          </table:table-cell>
          <table:table-cell office:value-type="date" office:date-value="2013-04-09T00:00:00" table:style-name="ce2">
            <text:p>2013/4/9</text:p>
          </table:table-cell>
          <table:table-cell office:value-type="string" table:style-name="ce1">
            <text:p>通霄鎮</text:p>
          </table:table-cell>
          <table:table-cell office:value-type="float" office:value="433.4" table:style-name="ce1">
            <text:p>433.4</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32" table:style-name="ce1">
            <text:p>132</text:p>
          </table:table-cell>
          <table:table-cell office:value-type="float" office:value="136" table:style-name="ce1">
            <text:p>136</text:p>
          </table:table-cell>
          <table:table-cell office:value-type="string" table:style-name="ce1">
            <text:p>aa</text:p>
          </table:table-cell>
          <table:table-cell office:value-type="string" table:style-name="ce1">
            <text:p>aa</text:p>
          </table:table-cell>
          <table:table-cell office:value-type="string" table:style-name="ce1">
            <text:p><text:s/>陳超明<text:s/></text:p>
          </table:table-cell>
          <table:table-cell office:value-type="string" table:style-name="ce1">
            <text:p>苑裡鎮</text:p>
          </table:table-cell>
          <table:table-cell office:value-type="string" table:style-name="ce1">
            <text:p>苗栗縣房裡古城老街再造推展協進會</text:p>
          </table:table-cell>
          <table:table-cell office:value-type="float" office:value="9182781" table:style-name="ce1">
            <text:p>9182781</text:p>
          </table:table-cell>
          <table:table-cell office:value-type="string" table:style-name="ce1">
            <text:p>協助苗栗縣房裡古城老街再造推展協進會辦理苑裡鎮房裡順天宮媽祖民俗文化活動</text:p>
          </table:table-cell>
          <table:table-cell office:value-type="date" office:date-value="2013-04-13T00:00:00" table:style-name="ce2">
            <text:p>2013/4/13</text:p>
          </table:table-cell>
          <table:table-cell office:value-type="date" office:date-value="2013-04-14T00:00:00" table:style-name="ce2">
            <text:p>2013/4/14</text:p>
          </table:table-cell>
          <table:table-cell office:value-type="string" table:style-name="ce1">
            <text:p>苑裡鎮房裡村</text:p>
          </table:table-cell>
          <table:table-cell office:value-type="float" office:value="565" table:style-name="ce1">
            <text:p>565</text:p>
          </table:table-cell>
          <table:table-cell office:value-type="float" office:value="407" table:style-name="ce1">
            <text:p>407</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3" table:style-name="ce1">
            <text:p>133</text:p>
          </table:table-cell>
          <table:table-cell office:value-type="float" office:value="137" table:style-name="ce1">
            <text:p>137</text:p>
          </table:table-cell>
          <table:table-cell office:value-type="string" table:style-name="ce1">
            <text:p>aa</text:p>
          </table:table-cell>
          <table:table-cell office:value-type="string" table:style-name="ce1">
            <text:p>aa</text:p>
          </table:table-cell>
          <table:table-cell office:value-type="string" table:style-name="ce1">
            <text:p><text:s/>徐耀昌<text:s/></text:p>
          </table:table-cell>
          <table:table-cell office:value-type="string" table:style-name="ce1">
            <text:p>通霄鎮</text:p>
          </table:table-cell>
          <table:table-cell office:value-type="string" table:style-name="ce1">
            <text:p>苗栗縣通霄鎮四庄媽祖民俗文化協會</text:p>
          </table:table-cell>
          <table:table-cell office:value-type="float" office:value="45602392" table:style-name="ce1">
            <text:p>45602392</text:p>
          </table:table-cell>
          <table:table-cell office:value-type="string" table:style-name="ce1">
            <text:p>協助苗栗縣通霄鎮四庄媽祖民俗文化協會辦理苗栗宗教觀光巡禮四庄媽遶境</text:p>
          </table:table-cell>
          <table:table-cell office:value-type="date" office:date-value="2013-04-13T00:00:00" table:style-name="ce2">
            <text:p>2013/4/13</text:p>
          </table:table-cell>
          <table:table-cell office:value-type="date" office:date-value="2013-04-14T00:00:00" table:style-name="ce2">
            <text:p>2013/4/14</text:p>
          </table:table-cell>
          <table:table-cell office:value-type="string" table:style-name="ce1">
            <text:p>通霄鎮</text:p>
          </table:table-cell>
          <table:table-cell office:value-type="float" office:value="1486" table:style-name="ce1">
            <text:p>1486</text:p>
          </table:table-cell>
          <table:table-cell office:value-type="float" office:value="250" table:style-name="ce1">
            <text:p>25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4" table:style-name="ce1">
            <text:p>134</text:p>
          </table:table-cell>
          <table:table-cell office:value-type="float" office:value="138" table:style-name="ce1">
            <text:p>13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2年拱天宮北港進香-通霄鎮公所奉茶專車</text:p>
          </table:table-cell>
          <table:table-cell office:value-type="date" office:date-value="2013-04-16T00:00:00" table:style-name="ce2">
            <text:p>2013/4/16</text:p>
          </table:table-cell>
          <table:table-cell office:value-type="date" office:date-value="2013-05-09T00:00:00" table:style-name="ce2">
            <text:p>2013/5/9</text:p>
          </table:table-cell>
          <table:table-cell office:value-type="string" table:style-name="ce1">
            <text:p>通霄鎮</text:p>
          </table:table-cell>
          <table:table-cell office:value-type="float" office:value="112" table:style-name="ce1">
            <text:p>112</text:p>
          </table:table-cell>
          <table:table-cell office:value-type="float" office:value="62" table:style-name="ce1">
            <text:p>62</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5" table:style-name="ce1">
            <text:p>135</text:p>
          </table:table-cell>
          <table:table-cell office:value-type="float" office:value="139" table:style-name="ce1">
            <text:p>13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耕讀鄉土文教協會</text:p>
          </table:table-cell>
          <table:table-cell office:value-type="float" office:value="45461365" table:style-name="ce1">
            <text:p>45461365</text:p>
          </table:table-cell>
          <table:table-cell office:value-type="string" table:style-name="ce1">
            <text:p>協助苗栗縣耕讀鄉土文教協會辦理2013白沙屯媽祖文化觀光季</text:p>
          </table:table-cell>
          <table:table-cell office:value-type="date" office:date-value="2013-04-18T00:00:00" table:style-name="ce2">
            <text:p>2013/4/18</text:p>
          </table:table-cell>
          <table:table-cell office:value-type="date" office:date-value="2013-04-28T00:00:00" table:style-name="ce2">
            <text:p>2013/4/28</text:p>
          </table:table-cell>
          <table:table-cell office:value-type="string" table:style-name="ce1">
            <text:p>通霄鎮</text:p>
          </table:table-cell>
          <table:table-cell office:value-type="float" office:value="5250" table:style-name="ce1">
            <text:p>5250</text:p>
          </table:table-cell>
          <table:table-cell office:value-type="float" office:value="500" table:style-name="ce1">
            <text:p>5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6" table:style-name="ce1">
            <text:p>136</text:p>
          </table:table-cell>
          <table:table-cell office:value-type="float" office:value="140" table:style-name="ce1">
            <text:p>140</text:p>
          </table:table-cell>
          <table:table-cell office:value-type="string" table:style-name="ce1">
            <text:p>aa</text:p>
          </table:table-cell>
          <table:table-cell office:value-type="string" table:style-name="ce1">
            <text:p>aa</text:p>
          </table:table-cell>
          <table:table-cell office:value-type="string" table:style-name="ce1">
            <text:p><text:s/>陳超明<text:s/></text:p>
          </table:table-cell>
          <table:table-cell office:value-type="string" table:style-name="ce1">
            <text:p>苑裡鎮</text:p>
          </table:table-cell>
          <table:table-cell office:value-type="string" table:style-name="ce1">
            <text:p>苗栗縣蓬山退伍軍人協會</text:p>
          </table:table-cell>
          <table:table-cell office:value-type="float" office:value="21405479" table:style-name="ce1">
            <text:p>21405479</text:p>
          </table:table-cell>
          <table:table-cell office:value-type="string" table:style-name="ce1">
            <text:p>協助苗栗縣蓬山退伍軍人協會辦理102年【全民視力保健一齊來研習講座】</text:p>
          </table:table-cell>
          <table:table-cell office:value-type="date" office:date-value="2013-04-21T00:00:00" table:style-name="ce2">
            <text:p>2013/4/21</text:p>
          </table:table-cell>
          <table:table-cell office:value-type="date" office:date-value="2013-04-21T00:00:00" table:style-name="ce2">
            <text:p>2013/4/21</text:p>
          </table:table-cell>
          <table:table-cell office:value-type="string" table:style-name="ce1">
            <text:p>苑裡鎮客庄村</text:p>
          </table:table-cell>
          <table:table-cell office:value-type="float" office:value="224.9" table:style-name="ce1">
            <text:p>224.9</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7" table:style-name="ce1">
            <text:p>137</text:p>
          </table:table-cell>
          <table:table-cell office:value-type="float" office:value="141" table:style-name="ce1">
            <text:p>14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平安社區發展協會</text:p>
          </table:table-cell>
          <table:table-cell office:value-type="float" office:value="45389316" table:style-name="ce1">
            <text:p>45389316</text:p>
          </table:table-cell>
          <table:table-cell office:value-type="string" table:style-name="ce1">
            <text:p>協助苗栗縣通霄鎮平安社區發展協會辦理「102年度媽媽教室土風舞研習」活動</text:p>
          </table:table-cell>
          <table:table-cell office:value-type="date" office:date-value="2013-05-01T00:00:00" table:style-name="ce2">
            <text:p>2013/5/1</text:p>
          </table:table-cell>
          <table:table-cell office:value-type="date" office:date-value="2013-09-07T00:00:00" table:style-name="ce2">
            <text:p>2013/9/7</text:p>
          </table:table-cell>
          <table:table-cell office:value-type="string" table:style-name="ce1">
            <text:p>平安社區活動中心</text:p>
          </table:table-cell>
          <table:table-cell office:value-type="float" office:value="170.9" table:style-name="ce1">
            <text:p>170.9</text:p>
          </table:table-cell>
          <table:table-cell office:value-type="float" office:value="60" table:style-name="ce1">
            <text:p>6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8" table:style-name="ce1">
            <text:p>138</text:p>
          </table:table-cell>
          <table:table-cell office:value-type="float" office:value="142" table:style-name="ce1">
            <text:p>142</text:p>
          </table:table-cell>
          <table:table-cell office:value-type="string" table:style-name="ce1">
            <text:p>aa</text:p>
          </table:table-cell>
          <table:table-cell office:value-type="string" table:style-name="ce1">
            <text:p>aa</text:p>
          </table:table-cell>
          <table:table-cell office:value-type="string" table:style-name="ce1">
            <text:p><text:s/>林議長士昌<text:s/></text:p>
          </table:table-cell>
          <table:table-cell office:value-type="string" table:style-name="ce1">
            <text:p>龍井區</text:p>
          </table:table-cell>
          <table:table-cell office:value-type="string" table:style-name="ce1">
            <text:p>臺中縣龍井鄉婦女會</text:p>
          </table:table-cell>
          <table:table-cell office:value-type="float" office:value="99912985" table:style-name="ce1">
            <text:p>99912985</text:p>
          </table:table-cell>
          <table:table-cell office:value-type="string" table:style-name="ce1">
            <text:p>協助台中縣龍井鄉婦女會辦理慶祝102年婦女心、牽手情「圓滿一生、由我導演」講座及模範婆媳績優小組召集人表揚暨支持電源開發推展潔淨能源宣導活動</text:p>
          </table:table-cell>
          <table:table-cell office:value-type="date" office:date-value="2013-03-31T00:00:00" table:style-name="ce2">
            <text:p>2013/3/31</text:p>
          </table:table-cell>
          <table:table-cell office:value-type="date" office:date-value="2013-03-31T00:00:00" table:style-name="ce2">
            <text:p>2013/3/31</text:p>
          </table:table-cell>
          <table:table-cell office:value-type="string" table:style-name="ce1">
            <text:p>臺中市龍井區</text:p>
          </table:table-cell>
          <table:table-cell office:value-type="float" office:value="634" table:style-name="ce1">
            <text:p>634</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39" table:style-name="ce1">
            <text:p>139</text:p>
          </table:table-cell>
          <table:table-cell office:value-type="float" office:value="143" table:style-name="ce1">
            <text:p>14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市龍井區龍津社區發展協會</text:p>
          </table:table-cell>
          <table:table-cell office:value-type="float" office:value="74868596" table:style-name="ce1">
            <text:p>74868596</text:p>
          </table:table-cell>
          <table:table-cell office:value-type="string" table:style-name="ce1">
            <text:p>協助台中市龍井區龍津社區發展協會辦理102年度奉天宮玄天上帝遶境廟會暨電力宣導活動</text:p>
          </table:table-cell>
          <table:table-cell office:value-type="date" office:date-value="2013-04-06T00:00:00" table:style-name="ce2">
            <text:p>2013/4/6</text:p>
          </table:table-cell>
          <table:table-cell office:value-type="date" office:date-value="2013-04-06T00:00:00" table:style-name="ce2">
            <text:p>2013/4/6</text:p>
          </table:table-cell>
          <table:table-cell office:value-type="string" table:style-name="ce1">
            <text:p>臺中市龍井區</text:p>
          </table:table-cell>
          <table:table-cell office:value-type="float" office:value="520.75" table:style-name="ce1">
            <text:p>520.75</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0" table:style-name="ce1">
            <text:p>140</text:p>
          </table:table-cell>
          <table:table-cell office:value-type="float" office:value="144" table:style-name="ce1">
            <text:p>14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麗水社區長壽俱樂部文化觀摩暨支持節約能源政策宣導活動</text:p>
          </table:table-cell>
          <table:table-cell office:value-type="date" office:date-value="2013-05-07T00:00:00" table:style-name="ce2">
            <text:p>2013/5/7</text:p>
          </table:table-cell>
          <table:table-cell office:value-type="date" office:date-value="2013-05-09T00:00:00" table:style-name="ce2">
            <text:p>2013/5/9</text:p>
          </table:table-cell>
          <table:table-cell office:value-type="string" table:style-name="ce1">
            <text:p>臺中市龍井區</text:p>
          </table:table-cell>
          <table:table-cell office:value-type="float" office:value="738.82" table:style-name="ce1">
            <text:p>738.82</text:p>
          </table:table-cell>
          <table:table-cell office:value-type="float" office:value="400" table:style-name="ce1">
            <text:p>400</text:p>
          </table:table-cell>
          <table:table-cell office:value-type="float" office:value="270" table:style-name="ce1">
            <text:p>2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41" table:style-name="ce1">
            <text:p>141</text:p>
          </table:table-cell>
          <table:table-cell office:value-type="float" office:value="145" table:style-name="ce1">
            <text:p>14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2年藝文季暨節約能源宣導活動</text:p>
          </table:table-cell>
          <table:table-cell office:value-type="date" office:date-value="2013-04-13T00:00:00" table:style-name="ce2">
            <text:p>2013/4/13</text:p>
          </table:table-cell>
          <table:table-cell office:value-type="date" office:date-value="2013-04-28T00:00:00" table:style-name="ce2">
            <text:p>2013/4/28</text:p>
          </table:table-cell>
          <table:table-cell office:value-type="string" table:style-name="ce1">
            <text:p>臺中市龍井區</text:p>
          </table:table-cell>
          <table:table-cell office:value-type="float" office:value="2740" table:style-name="ce1">
            <text:p>2740</text:p>
          </table:table-cell>
          <table:table-cell office:value-type="float" office:value="500" table:style-name="ce1">
            <text:p>5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2" table:style-name="ce1">
            <text:p>142</text:p>
          </table:table-cell>
          <table:table-cell office:value-type="float" office:value="146" table:style-name="ce1">
            <text:p>14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龍井區田中里長壽俱樂部關懷老人戶外觀摩暨節約能源用電安全宣導活動計畫</text:p>
          </table:table-cell>
          <table:table-cell office:value-type="date" office:date-value="2013-04-29T00:00:00" table:style-name="ce2">
            <text:p>2013/4/29</text:p>
          </table:table-cell>
          <table:table-cell office:value-type="date" office:date-value="2013-05-01T00:00:00" table:style-name="ce2">
            <text:p>2013/5/1</text:p>
          </table:table-cell>
          <table:table-cell office:value-type="string" table:style-name="ce1">
            <text:p>臺中市龍井區</text:p>
          </table:table-cell>
          <table:table-cell office:value-type="float" office:value="291" table:style-name="ce1">
            <text:p>291</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43" table:style-name="ce1">
            <text:p>143</text:p>
          </table:table-cell>
          <table:table-cell office:value-type="float" office:value="147" table:style-name="ce1">
            <text:p>14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龍港國民小學</text:p>
          </table:table-cell>
          <table:table-cell office:value-type="string" table:style-name="ce1">
            <text:p>aa</text:p>
          </table:table-cell>
          <table:table-cell office:value-type="string" table:style-name="ce1">
            <text:p>協助臺中市龍井區龍港國民小學辦理五十週年校慶系列活動暨支持台電公司節約能源宣導</text:p>
          </table:table-cell>
          <table:table-cell office:value-type="date" office:date-value="2013-04-01T00:00:00" table:style-name="ce2">
            <text:p>2013/4/1</text:p>
          </table:table-cell>
          <table:table-cell office:value-type="date" office:date-value="2013-05-23T00:00:00" table:style-name="ce2">
            <text:p>2013/5/23</text:p>
          </table:table-cell>
          <table:table-cell office:value-type="string" table:style-name="ce1">
            <text:p>臺中市龍井區</text:p>
          </table:table-cell>
          <table:table-cell office:value-type="float" office:value="980" table:style-name="ce1">
            <text:p>980</text:p>
          </table:table-cell>
          <table:table-cell office:value-type="float" office:value="500" table:style-name="ce1">
            <text:p>5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4" table:style-name="ce1">
            <text:p>144</text:p>
          </table:table-cell>
          <table:table-cell office:value-type="float" office:value="148" table:style-name="ce1">
            <text:p>14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菩提苑共修關懷慈善會</text:p>
          </table:table-cell>
          <table:table-cell office:value-type="float" office:value="26922584" table:style-name="ce1">
            <text:p>26922584</text:p>
          </table:table-cell>
          <table:table-cell office:value-type="string" table:style-name="ce1">
            <text:p>協助臺中市菩提苑共修關懷慈善會辦理慶祝母親節及佛誕節暨節能減碳宣導活動</text:p>
          </table:table-cell>
          <table:table-cell office:value-type="date" office:date-value="2013-05-12T00:00:00" table:style-name="ce2">
            <text:p>2013/5/12</text:p>
          </table:table-cell>
          <table:table-cell office:value-type="date" office:date-value="2013-05-12T00:00:00" table:style-name="ce2">
            <text:p>2013/5/12</text:p>
          </table:table-cell>
          <table:table-cell office:value-type="string" table:style-name="ce1">
            <text:p>臺中市龍井區</text:p>
          </table:table-cell>
          <table:table-cell office:value-type="float" office:value="529" table:style-name="ce1">
            <text:p>529</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5" table:style-name="ce1">
            <text:p>145</text:p>
          </table:table-cell>
          <table:table-cell office:value-type="float" office:value="149" table:style-name="ce1">
            <text:p>14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美鎮</text:p>
          </table:table-cell>
          <table:table-cell office:value-type="string" table:style-name="ce1">
            <text:p>彰化縣彰濱公益服務協進會</text:p>
          </table:table-cell>
          <table:table-cell office:value-type="float" office:value="45316460" table:style-name="ce1">
            <text:p>45316460</text:p>
          </table:table-cell>
          <table:table-cell office:value-type="string" table:style-name="ce1">
            <text:p>協助彰化縣彰濱公益服務協進會辦理溫馨五月親子寫生比賽暨關懷弱勢及支持電源開發宣導活動</text:p>
          </table:table-cell>
          <table:table-cell office:value-type="date" office:date-value="2013-05-19T00:00:00" table:style-name="ce2">
            <text:p>2013/5/19</text:p>
          </table:table-cell>
          <table:table-cell office:value-type="date" office:date-value="2013-05-19T00:00:00" table:style-name="ce2">
            <text:p>2013/5/19</text:p>
          </table:table-cell>
          <table:table-cell office:value-type="string" table:style-name="ce1">
            <text:p>彰化縣和美鎮</text:p>
          </table:table-cell>
          <table:table-cell office:value-type="float" office:value="265.5" table:style-name="ce1">
            <text:p>265.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6" table:style-name="ce1">
            <text:p>146</text:p>
          </table:table-cell>
          <table:table-cell office:value-type="float" office:value="150" table:style-name="ce1">
            <text:p>15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伸港鄉</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彰化縣伸港鄉102年全鄉暨社區全民運動大會活動計畫</text:p>
          </table:table-cell>
          <table:table-cell office:value-type="date" office:date-value="2013-06-16T00:00:00" table:style-name="ce2">
            <text:p>2013/6/16</text:p>
          </table:table-cell>
          <table:table-cell office:value-type="date" office:date-value="2013-06-16T00:00:00" table:style-name="ce2">
            <text:p>2013/6/16</text:p>
          </table:table-cell>
          <table:table-cell office:value-type="string" table:style-name="ce1">
            <text:p>彰化縣伸港鄉</text:p>
          </table:table-cell>
          <table:table-cell office:value-type="float" office:value="98" table:style-name="ce1">
            <text:p>98</text:p>
          </table:table-cell>
          <table:table-cell office:value-type="float" office:value="700" table:style-name="ce1">
            <text:p>7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7" table:style-name="ce1">
            <text:p>147</text:p>
          </table:table-cell>
          <table:table-cell office:value-type="float" office:value="151" table:style-name="ce1">
            <text:p>151</text:p>
          </table:table-cell>
          <table:table-cell office:value-type="string" table:style-name="ce1">
            <text:p>aa</text:p>
          </table:table-cell>
          <table:table-cell office:value-type="string" table:style-name="ce1">
            <text:p>aa</text:p>
          </table:table-cell>
          <table:table-cell office:value-type="string" table:style-name="ce1">
            <text:p><text:s/>立委林滄敏<text:s/></text:p>
          </table:table-cell>
          <table:table-cell office:value-type="string" table:style-name="ce1">
            <text:p>大肚區</text:p>
          </table:table-cell>
          <table:table-cell office:value-type="string" table:style-name="ce1">
            <text:p>臺中市艾馨婦女協進會</text:p>
          </table:table-cell>
          <table:table-cell office:value-type="float" office:value="99898273" table:style-name="ce1">
            <text:p>99898273</text:p>
          </table:table-cell>
          <table:table-cell office:value-type="string" table:style-name="ce1">
            <text:p>協助臺中市艾馨婦女協進會辦理「深耕台灣」~ 慶祝母親節多元競賽暨宣導節約能源活動(※本項協助計畫補助比例78.22%)</text:p>
          </table:table-cell>
          <table:table-cell office:value-type="date" office:date-value="2013-05-05T00:00:00" table:style-name="ce2">
            <text:p>2013/5/5</text:p>
          </table:table-cell>
          <table:table-cell office:value-type="date" office:date-value="2013-05-05T00:00:00" table:style-name="ce2">
            <text:p>2013/5/5</text:p>
          </table:table-cell>
          <table:table-cell office:value-type="string" table:style-name="ce1">
            <text:p>臺中市大肚區</text:p>
          </table:table-cell>
          <table:table-cell office:value-type="float" office:value="115.05" table:style-name="ce1">
            <text:p>115.05</text:p>
          </table:table-cell>
          <table:table-cell office:value-type="float" office:value="90" table:style-name="ce1">
            <text:p>9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8" table:style-name="ce1">
            <text:p>148</text:p>
          </table:table-cell>
          <table:table-cell office:value-type="float" office:value="152" table:style-name="ce1">
            <text:p>152</text:p>
          </table:table-cell>
          <table:table-cell office:value-type="string" table:style-name="ce1">
            <text:p>aa</text:p>
          </table:table-cell>
          <table:table-cell office:value-type="string" table:style-name="ce1">
            <text:p>aa</text:p>
          </table:table-cell>
          <table:table-cell office:value-type="string" table:style-name="ce1">
            <text:p><text:s/>立委林滄敏<text:s/></text:p>
          </table:table-cell>
          <table:table-cell office:value-type="string" table:style-name="ce1">
            <text:p>大肚區</text:p>
          </table:table-cell>
          <table:table-cell office:value-type="string" table:style-name="ce1">
            <text:p>臺中市艾馨婦女協進會</text:p>
          </table:table-cell>
          <table:table-cell office:value-type="float" office:value="99898273" table:style-name="ce1">
            <text:p>99898273</text:p>
          </table:table-cell>
          <table:table-cell office:value-type="string" table:style-name="ce1">
            <text:p>協助臺中市艾馨婦女協進會辦理 2013多「粽」意你~活動暨宣導節約能源活動(※本項協助計畫補助比例79.86%)</text:p>
          </table:table-cell>
          <table:table-cell office:value-type="date" office:date-value="2013-06-09T00:00:00" table:style-name="ce2">
            <text:p>2013/6/9</text:p>
          </table:table-cell>
          <table:table-cell office:value-type="date" office:date-value="2013-06-09T00:00:00" table:style-name="ce2">
            <text:p>2013/6/9</text:p>
          </table:table-cell>
          <table:table-cell office:value-type="string" table:style-name="ce1">
            <text:p>臺中市大肚區</text:p>
          </table:table-cell>
          <table:table-cell office:value-type="float" office:value="87.65" table:style-name="ce1">
            <text:p>87.65</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9" table:style-name="ce1">
            <text:p>149</text:p>
          </table:table-cell>
          <table:table-cell office:value-type="float" office:value="153" table:style-name="ce1">
            <text:p>15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永興社區發展協會</text:p>
          </table:table-cell>
          <table:table-cell office:value-type="float" office:value="49888356" table:style-name="ce1">
            <text:p>49888356</text:p>
          </table:table-cell>
          <table:table-cell office:value-type="string" table:style-name="ce1">
            <text:p>協助桃園縣新屋鄉永興社區發展協會辦理『績優社區觀摩研習暨支持電源開發節約能源宣導』活動</text:p>
          </table:table-cell>
          <table:table-cell office:value-type="date" office:date-value="2013-04-20T00:00:00" table:style-name="ce2">
            <text:p>2013/4/20</text:p>
          </table:table-cell>
          <table:table-cell office:value-type="date" office:date-value="2013-04-22T00:00:00" table:style-name="ce2">
            <text:p>2013/4/22</text:p>
          </table:table-cell>
          <table:table-cell office:value-type="string" table:style-name="ce1">
            <text:p>新北市、宜蘭</text:p>
          </table:table-cell>
          <table:table-cell office:value-type="float" office:value="521.70000000000005" table:style-name="ce1">
            <text:p>521.7</text:p>
          </table:table-cell>
          <table:table-cell office:value-type="float" office:value="300" table:style-name="ce1">
            <text:p>3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0" table:style-name="ce1">
            <text:p>150</text:p>
          </table:table-cell>
          <table:table-cell office:value-type="float" office:value="154" table:style-name="ce1">
            <text:p>15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長青會</text:p>
          </table:table-cell>
          <table:table-cell office:value-type="float" office:value="19469428" table:style-name="ce1">
            <text:p>19469428</text:p>
          </table:table-cell>
          <table:table-cell office:value-type="string" table:style-name="ce1">
            <text:p>協助桃園縣觀音鄉長青會辦理「102年度春季節約能源宣導暨參訪研習活動」</text:p>
          </table:table-cell>
          <table:table-cell office:value-type="date" office:date-value="2013-05-15T00:00:00" table:style-name="ce2">
            <text:p>2013/5/15</text:p>
          </table:table-cell>
          <table:table-cell office:value-type="date" office:date-value="2013-05-24T00:00:00" table:style-name="ce2">
            <text:p>2013/5/24</text:p>
          </table:table-cell>
          <table:table-cell office:value-type="string" table:style-name="ce1">
            <text:p>台中、南投、台南</text:p>
          </table:table-cell>
          <table:table-cell office:value-type="float" office:value="786" table:style-name="ce1">
            <text:p>786</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1" table:style-name="ce1">
            <text:p>151</text:p>
          </table:table-cell>
          <table:table-cell office:value-type="float" office:value="155" table:style-name="ce1">
            <text:p>15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老人會</text:p>
          </table:table-cell>
          <table:table-cell office:value-type="float" office:value="17131049" table:style-name="ce1">
            <text:p>17131049</text:p>
          </table:table-cell>
          <table:table-cell office:value-type="string" table:style-name="ce1">
            <text:p>協助桃園縣觀音鄉老人會辦理102年度春季會員戶外觀摩暨關懷老人政令及節約用電、電力開發等宣導活動計畫</text:p>
          </table:table-cell>
          <table:table-cell office:value-type="date" office:date-value="2013-05-08T00:00:00" table:style-name="ce2">
            <text:p>2013/5/8</text:p>
          </table:table-cell>
          <table:table-cell office:value-type="date" office:date-value="2013-05-15T00:00:00" table:style-name="ce2">
            <text:p>2013/5/15</text:p>
          </table:table-cell>
          <table:table-cell office:value-type="string" table:style-name="ce1">
            <text:p>台南、台東、金門</text:p>
          </table:table-cell>
          <table:table-cell office:value-type="float" office:value="1042.8" table:style-name="ce1">
            <text:p>1042.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2" table:style-name="ce1">
            <text:p>152</text:p>
          </table:table-cell>
          <table:table-cell office:value-type="float" office:value="156" table:style-name="ce1">
            <text:p>156</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保生社區發展協會</text:p>
          </table:table-cell>
          <table:table-cell office:value-type="float" office:value="83804927" table:style-name="ce1">
            <text:p>83804927</text:p>
          </table:table-cell>
          <table:table-cell office:value-type="string" table:style-name="ce1">
            <text:p>協助桃園縣觀音鄉保生社區發展協會辦理102年度保生溥濟宮南部主要信仰中心文化參訪活動</text:p>
          </table:table-cell>
          <table:table-cell office:value-type="date" office:date-value="2013-04-20T00:00:00" table:style-name="ce2">
            <text:p>2013/4/20</text:p>
          </table:table-cell>
          <table:table-cell office:value-type="date" office:date-value="2013-04-21T00:00:00" table:style-name="ce2">
            <text:p>2013/4/21</text:p>
          </table:table-cell>
          <table:table-cell office:value-type="string" table:style-name="ce1">
            <text:p>南部</text:p>
          </table:table-cell>
          <table:table-cell office:value-type="float" office:value="269" table:style-name="ce1">
            <text:p>269</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3" table:style-name="ce1">
            <text:p>153</text:p>
          </table:table-cell>
          <table:table-cell office:value-type="float" office:value="157" table:style-name="ce1">
            <text:p>15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社區婦女協會</text:p>
          </table:table-cell>
          <table:table-cell office:value-type="float" office:value="13987634" table:style-name="ce1">
            <text:p>13987634</text:p>
          </table:table-cell>
          <table:table-cell office:value-type="string" table:style-name="ce1">
            <text:p>協助桃園縣觀音鄉社區婦女協會辦理觀音鄉社區婦女觀摩研習參觀宜蘭綠色博覽會暨節能減碳宣導活動</text:p>
          </table:table-cell>
          <table:table-cell office:value-type="date" office:date-value="2013-04-20T00:00:00" table:style-name="ce2">
            <text:p>2013/4/20</text:p>
          </table:table-cell>
          <table:table-cell office:value-type="date" office:date-value="2013-04-20T00:00:00" table:style-name="ce2">
            <text:p>2013/4/20</text:p>
          </table:table-cell>
          <table:table-cell office:value-type="string" table:style-name="ce1">
            <text:p>宜蘭</text:p>
          </table:table-cell>
          <table:table-cell office:value-type="float" office:value="586" table:style-name="ce1">
            <text:p>586</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4" table:style-name="ce1">
            <text:p>154</text:p>
          </table:table-cell>
          <table:table-cell office:value-type="float" office:value="158" table:style-name="ce1">
            <text:p>15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下田社區發展協會</text:p>
          </table:table-cell>
          <table:table-cell office:value-type="float" office:value="49975366" table:style-name="ce1">
            <text:p>49975366</text:p>
          </table:table-cell>
          <table:table-cell office:value-type="string" table:style-name="ce1">
            <text:p>協助桃園縣新屋鄉下田社區發展協會辦理社區會員研習暨節能減碳宣導活動</text:p>
          </table:table-cell>
          <table:table-cell office:value-type="date" office:date-value="2013-05-02T00:00:00" table:style-name="ce2">
            <text:p>2013/5/2</text:p>
          </table:table-cell>
          <table:table-cell office:value-type="date" office:date-value="2013-05-05T00:00:00" table:style-name="ce2">
            <text:p>2013/5/5</text:p>
          </table:table-cell>
          <table:table-cell office:value-type="string" table:style-name="ce1">
            <text:p>台東等地</text:p>
          </table:table-cell>
          <table:table-cell office:value-type="float" office:value="653.88" table:style-name="ce1">
            <text:p>653.88</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5" table:style-name="ce1">
            <text:p>155</text:p>
          </table:table-cell>
          <table:table-cell office:value-type="float" office:value="159" table:style-name="ce1">
            <text:p>159</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伍宏老人會</text:p>
          </table:table-cell>
          <table:table-cell office:value-type="float" office:value="99781244" table:style-name="ce1">
            <text:p>99781244</text:p>
          </table:table-cell>
          <table:table-cell office:value-type="string" table:style-name="ce1">
            <text:p>協助桃園縣觀音鄉伍宏老人會辦理102年度春季藝文研習聯誼暨節能減碳及失智症教育推廣活動</text:p>
          </table:table-cell>
          <table:table-cell office:value-type="date" office:date-value="2013-04-21T00:00:00" table:style-name="ce2">
            <text:p>2013/4/21</text:p>
          </table:table-cell>
          <table:table-cell office:value-type="date" office:date-value="2013-04-23T00:00:00" table:style-name="ce2">
            <text:p>2013/4/23</text:p>
          </table:table-cell>
          <table:table-cell office:value-type="string" table:style-name="ce1">
            <text:p>宜蘭等地</text:p>
          </table:table-cell>
          <table:table-cell office:value-type="float" office:value="751" table:style-name="ce1">
            <text:p>751</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6" table:style-name="ce1">
            <text:p>156</text:p>
          </table:table-cell>
          <table:table-cell office:value-type="float" office:value="160" table:style-name="ce1">
            <text:p>160</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松青會</text:p>
          </table:table-cell>
          <table:table-cell office:value-type="float" office:value="19469659" table:style-name="ce1">
            <text:p>19469659</text:p>
          </table:table-cell>
          <table:table-cell office:value-type="string" table:style-name="ce1">
            <text:p>協助桃園縣觀音鄉松青會辦理102年春季關懷失智症與節能減碳及老人福利宣導活動</text:p>
          </table:table-cell>
          <table:table-cell office:value-type="date" office:date-value="2013-05-13T00:00:00" table:style-name="ce2">
            <text:p>2013/5/13</text:p>
          </table:table-cell>
          <table:table-cell office:value-type="date" office:date-value="2013-05-22T00:00:00" table:style-name="ce2">
            <text:p>2013/5/22</text:p>
          </table:table-cell>
          <table:table-cell office:value-type="string" table:style-name="ce1">
            <text:p>澎湖、高雄等地</text:p>
          </table:table-cell>
          <table:table-cell office:value-type="float" office:value="1434" table:style-name="ce1">
            <text:p>1434</text:p>
          </table:table-cell>
          <table:table-cell office:value-type="float" office:value="300" table:style-name="ce1">
            <text:p>3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7" table:style-name="ce1">
            <text:p>157</text:p>
          </table:table-cell>
          <table:table-cell office:value-type="float" office:value="161" table:style-name="ce1">
            <text:p>16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松柏會</text:p>
          </table:table-cell>
          <table:table-cell office:value-type="float" office:value="10515219" table:style-name="ce1">
            <text:p>10515219</text:p>
          </table:table-cell>
          <table:table-cell office:value-type="string" table:style-name="ce1">
            <text:p>協助桃園縣觀音鄉松柏會辦理102年會員春季戶外觀摩自強活動暨健康桃園動起來、電源開發、用電安全、節約用電宣導活動</text:p>
          </table:table-cell>
          <table:table-cell office:value-type="date" office:date-value="2013-05-16T00:00:00" table:style-name="ce2">
            <text:p>2013/5/16</text:p>
          </table:table-cell>
          <table:table-cell office:value-type="date" office:date-value="2013-05-21T00:00:00" table:style-name="ce2">
            <text:p>2013/5/21</text:p>
          </table:table-cell>
          <table:table-cell office:value-type="string" table:style-name="ce1">
            <text:p>澎湖、高雄等地</text:p>
          </table:table-cell>
          <table:table-cell office:value-type="float" office:value="1687.9" table:style-name="ce1">
            <text:p>1687.9</text:p>
          </table:table-cell>
          <table:table-cell office:value-type="float" office:value="300" table:style-name="ce1">
            <text:p>3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8" table:style-name="ce1">
            <text:p>158</text:p>
          </table:table-cell>
          <table:table-cell office:value-type="float" office:value="162" table:style-name="ce1">
            <text:p>16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新屋鄉笨港村黃文賢急難救助慰問</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 table:style-name="ce1">
            <text:p>32</text:p>
          </table:table-cell>
          <table:table-cell office:value-type="float" office:value="32" table:style-name="ce1">
            <text:p>32</text:p>
          </table:table-cell>
          <table:table-cell office:value-type="float" office:value="32" table:style-name="ce1">
            <text:p>3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59" table:style-name="ce1">
            <text:p>159</text:p>
          </table:table-cell>
          <table:table-cell office:value-type="float" office:value="163" table:style-name="ce1">
            <text:p>16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桃園縣觀音鄉羽球協會</text:p>
          </table:table-cell>
          <table:table-cell office:value-type="float" office:value="98762740" table:style-name="ce1">
            <text:p>98762740</text:p>
          </table:table-cell>
          <table:table-cell office:value-type="string" table:style-name="ce1">
            <text:p>協助桃園縣觀音鄉羽球協會辦理102年觀音鄉鄉長盃羽球邀請賽</text:p>
          </table:table-cell>
          <table:table-cell office:value-type="date" office:date-value="2013-04-27T00:00:00" table:style-name="ce2">
            <text:p>2013/4/27</text:p>
          </table:table-cell>
          <table:table-cell office:value-type="date" office:date-value="2013-04-27T00:00:00" table:style-name="ce2">
            <text:p>2013/4/27</text:p>
          </table:table-cell>
          <table:table-cell office:value-type="string" table:style-name="ce1">
            <text:p>觀音鄉</text:p>
          </table:table-cell>
          <table:table-cell office:value-type="float" office:value="206.1" table:style-name="ce1">
            <text:p>206.1</text:p>
          </table:table-cell>
          <table:table-cell office:value-type="float" office:value="90" table:style-name="ce1">
            <text:p>9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0" table:style-name="ce1">
            <text:p>160</text:p>
          </table:table-cell>
          <table:table-cell office:value-type="float" office:value="164" table:style-name="ce1">
            <text:p>16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線西鄉</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2年度國樂研習班和成果發表暨電力政策宣導活動</text:p>
          </table:table-cell>
          <table:table-cell office:value-type="date" office:date-value="2013-06-06T00:00:00" table:style-name="ce2">
            <text:p>2013/6/6</text:p>
          </table:table-cell>
          <table:table-cell office:value-type="date" office:date-value="2013-11-03T00:00:00" table:style-name="ce2">
            <text:p>2013/11/3</text:p>
          </table:table-cell>
          <table:table-cell office:value-type="string" table:style-name="ce1">
            <text:p>彰化縣線西鄉</text:p>
          </table:table-cell>
          <table:table-cell office:value-type="float" office:value="24.18" table:style-name="ce1">
            <text:p>24.18</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1" table:style-name="ce1">
            <text:p>161</text:p>
          </table:table-cell>
          <table:table-cell office:value-type="float" office:value="165" table:style-name="ce1">
            <text:p>16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p>
          </table:table-cell>
          <table:table-cell office:value-type="string" table:style-name="ce1">
            <text:p>協助彰化縣政府102年度輸變電協助金(施工中)--南投~彰林345KV線路工程#7-#78塔線路區間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50" table:style-name="ce1">
            <text:p>11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2" table:style-name="ce1">
            <text:p>162</text:p>
          </table:table-cell>
          <table:table-cell office:value-type="float" office:value="166" table:style-name="ce1">
            <text:p>16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埤頭鄉</text:p>
          </table:table-cell>
          <table:table-cell office:value-type="string" table:style-name="ce1">
            <text:p>彰化縣埤頭鄉公所</text:p>
          </table:table-cell>
          <table:table-cell office:value-type="string" table:style-name="ce1">
            <text:p>aa</text:p>
          </table:table-cell>
          <table:table-cell office:value-type="string" table:style-name="ce1">
            <text:p>協助埤頭鄉公所102年度輸變電協助金(施工中)--彰林E/S新建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0" table:style-name="ce1">
            <text:p>10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3" table:style-name="ce1">
            <text:p>163</text:p>
          </table:table-cell>
          <table:table-cell office:value-type="float" office:value="167" table:style-name="ce1">
            <text:p>16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2年度輸變電協助金(施工中)--投中D/S新建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 table:style-name="ce1">
            <text:p>5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4" table:style-name="ce1">
            <text:p>164</text:p>
          </table:table-cell>
          <table:table-cell office:value-type="float" office:value="168" table:style-name="ce1">
            <text:p>16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義竹鄉</text:p>
          </table:table-cell>
          <table:table-cell office:value-type="string" table:style-name="ce1">
            <text:p>嘉義縣義竹鄉公所</text:p>
          </table:table-cell>
          <table:table-cell office:value-type="string" table:style-name="ce1">
            <text:p>aa</text:p>
          </table:table-cell>
          <table:table-cell office:value-type="string" table:style-name="ce1">
            <text:p>協助義竹鄉公所102年度輸變電協助金(施工中)--新營~義竹161kV線#43-#52架線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50" table:style-name="ce1">
            <text:p>7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5" table:style-name="ce1">
            <text:p>165</text:p>
          </table:table-cell>
          <table:table-cell office:value-type="float" office:value="169" table:style-name="ce1">
            <text:p>16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香山區</text:p>
          </table:table-cell>
          <table:table-cell office:value-type="string" table:style-name="ce1">
            <text:p>香山區公所</text:p>
          </table:table-cell>
          <table:table-cell office:value-type="string" table:style-name="ce1">
            <text:p>aa</text:p>
          </table:table-cell>
          <table:table-cell office:value-type="string" table:style-name="ce1">
            <text:p>協助新竹市香山區公所102年度發電年度協助金--香山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2" table:style-name="ce1">
            <text:p>17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6" table:style-name="ce1">
            <text:p>166</text:p>
          </table:table-cell>
          <table:table-cell office:value-type="float" office:value="170" table:style-name="ce1">
            <text:p>17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竹市</text:p>
          </table:table-cell>
          <table:table-cell office:value-type="string" table:style-name="ce1">
            <text:p>新竹市政府</text:p>
          </table:table-cell>
          <table:table-cell office:value-type="string" table:style-name="ce1">
            <text:p>aa</text:p>
          </table:table-cell>
          <table:table-cell office:value-type="string" table:style-name="ce1">
            <text:p>協助新竹市政府102年度發電年度協助金--香山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4" table:style-name="ce1">
            <text:p>3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7" table:style-name="ce1">
            <text:p>167</text:p>
          </table:table-cell>
          <table:table-cell office:value-type="float" office:value="171" table:style-name="ce1">
            <text:p>17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中市</text:p>
          </table:table-cell>
          <table:table-cell office:value-type="string" table:style-name="ce1">
            <text:p>臺中市政府</text:p>
          </table:table-cell>
          <table:table-cell office:value-type="string" table:style-name="ce1">
            <text:p>aa</text:p>
          </table:table-cell>
          <table:table-cell office:value-type="string" table:style-name="ce1">
            <text:p>協助臺中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6410" table:style-name="ce1">
            <text:p>5641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8" table:style-name="ce1">
            <text:p>168</text:p>
          </table:table-cell>
          <table:table-cell office:value-type="float" office:value="172" table:style-name="ce1">
            <text:p>17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中市</text:p>
          </table:table-cell>
          <table:table-cell office:value-type="string" table:style-name="ce1">
            <text:p>臺中市政府</text:p>
          </table:table-cell>
          <table:table-cell office:value-type="string" table:style-name="ce1">
            <text:p>aa</text:p>
          </table:table-cell>
          <table:table-cell office:value-type="string" table:style-name="ce1">
            <text:p>協助臺中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33" table:style-name="ce1">
            <text:p>413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9" table:style-name="ce1">
            <text:p>169</text:p>
          </table:table-cell>
          <table:table-cell office:value-type="float" office:value="173" table:style-name="ce1">
            <text:p>17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中市</text:p>
          </table:table-cell>
          <table:table-cell office:value-type="string" table:style-name="ce1">
            <text:p>臺中市政府</text:p>
          </table:table-cell>
          <table:table-cell office:value-type="string" table:style-name="ce1">
            <text:p>aa</text:p>
          </table:table-cell>
          <table:table-cell office:value-type="string" table:style-name="ce1">
            <text:p>協助臺中市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760" table:style-name="ce1">
            <text:p>376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0" table:style-name="ce1">
            <text:p>170</text:p>
          </table:table-cell>
          <table:table-cell office:value-type="float" office:value="174" table:style-name="ce1">
            <text:p>17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里港鄉</text:p>
          </table:table-cell>
          <table:table-cell office:value-type="string" table:style-name="ce1">
            <text:p>里港鄉公所</text:p>
          </table:table-cell>
          <table:table-cell office:value-type="string" table:style-name="ce1">
            <text:p>aa</text:p>
          </table:table-cell>
          <table:table-cell office:value-type="string" table:style-name="ce1">
            <text:p>協助屏東縣里港鄉公所102年度輸變電協助金(運轉中)--瀰力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0" table:style-name="ce1">
            <text:p>2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1" table:style-name="ce1">
            <text:p>171</text:p>
          </table:table-cell>
          <table:table-cell office:value-type="float" office:value="175" table:style-name="ce1">
            <text:p>1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東縣</text:p>
          </table:table-cell>
          <table:table-cell office:value-type="string" table:style-name="ce1">
            <text:p>臺東縣政府</text:p>
          </table:table-cell>
          <table:table-cell office:value-type="string" table:style-name="ce1">
            <text:p>aa</text:p>
          </table:table-cell>
          <table:table-cell office:value-type="string" table:style-name="ce1">
            <text:p>協助臺東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 table:style-name="ce1">
            <text:p>2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2" table:style-name="ce1">
            <text:p>172</text:p>
          </table:table-cell>
          <table:table-cell office:value-type="float" office:value="176" table:style-name="ce1">
            <text:p>17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南市</text:p>
          </table:table-cell>
          <table:table-cell office:value-type="string" table:style-name="ce1">
            <text:p>臺南市政府</text:p>
          </table:table-cell>
          <table:table-cell office:value-type="string" table:style-name="ce1">
            <text:p>aa</text:p>
          </table:table-cell>
          <table:table-cell office:value-type="string" table:style-name="ce1">
            <text:p>協助臺南市政府102年度輸變電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94" table:style-name="ce1">
            <text:p>259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3" table:style-name="ce1">
            <text:p>173</text:p>
          </table:table-cell>
          <table:table-cell office:value-type="float" office:value="177" table:style-name="ce1">
            <text:p>17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西屯區</text:p>
          </table:table-cell>
          <table:table-cell office:value-type="string" table:style-name="ce1">
            <text:p>西屯區公所</text:p>
          </table:table-cell>
          <table:table-cell office:value-type="string" table:style-name="ce1">
            <text:p>aa</text:p>
          </table:table-cell>
          <table:table-cell office:value-type="string" table:style-name="ce1">
            <text:p>協助臺中市西屯區公所102年度輸變電協助金(運轉中)--中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00" table:style-name="ce1">
            <text:p>3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4" table:style-name="ce1">
            <text:p>174</text:p>
          </table:table-cell>
          <table:table-cell office:value-type="float" office:value="178" table:style-name="ce1">
            <text:p>17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口鄉</text:p>
          </table:table-cell>
          <table:table-cell office:value-type="string" table:style-name="ce1">
            <text:p>湖口鄉公所</text:p>
          </table:table-cell>
          <table:table-cell office:value-type="string" table:style-name="ce1">
            <text:p>aa</text:p>
          </table:table-cell>
          <table:table-cell office:value-type="string" table:style-name="ce1">
            <text:p>協助新竹縣湖口鄉公所102年度輸變電協助金(運轉中)--竹工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50" table:style-name="ce1">
            <text:p>22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5" table:style-name="ce1">
            <text:p>175</text:p>
          </table:table-cell>
          <table:table-cell office:value-type="float" office:value="179" table:style-name="ce1">
            <text:p>17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北投區</text:p>
          </table:table-cell>
          <table:table-cell office:value-type="string" table:style-name="ce1">
            <text:p>北投區公所</text:p>
          </table:table-cell>
          <table:table-cell office:value-type="string" table:style-name="ce1">
            <text:p>aa</text:p>
          </table:table-cell>
          <table:table-cell office:value-type="string" table:style-name="ce1">
            <text:p>協助臺北市北投區公所102年度輸變電協助金(運轉中)--仙渡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00" table:style-name="ce1">
            <text:p>2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6" table:style-name="ce1">
            <text:p>176</text:p>
          </table:table-cell>
          <table:table-cell office:value-type="float" office:value="180" table:style-name="ce1">
            <text:p>18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芳苑鄉</text:p>
          </table:table-cell>
          <table:table-cell office:value-type="string" table:style-name="ce1">
            <text:p>芳苑鄉公所</text:p>
          </table:table-cell>
          <table:table-cell office:value-type="string" table:style-name="ce1">
            <text:p>aa</text:p>
          </table:table-cell>
          <table:table-cell office:value-type="string" table:style-name="ce1">
            <text:p>協助彰化縣芳苑鄉公所102年度發電年度協助金--王功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39" table:style-name="ce1">
            <text:p>43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7" table:style-name="ce1">
            <text:p>177</text:p>
          </table:table-cell>
          <table:table-cell office:value-type="float" office:value="181" table:style-name="ce1">
            <text:p>18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四湖鄉</text:p>
          </table:table-cell>
          <table:table-cell office:value-type="string" table:style-name="ce1">
            <text:p>四湖鄉公所</text:p>
          </table:table-cell>
          <table:table-cell office:value-type="string" table:style-name="ce1">
            <text:p>aa</text:p>
          </table:table-cell>
          <table:table-cell office:value-type="string" table:style-name="ce1">
            <text:p>協助雲林縣四湖鄉公所102年度發電年度協助金--四湖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2" table:style-name="ce1">
            <text:p>49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8" table:style-name="ce1">
            <text:p>178</text:p>
          </table:table-cell>
          <table:table-cell office:value-type="float" office:value="182" table:style-name="ce1">
            <text:p>182</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綠島鄉</text:p>
          </table:table-cell>
          <table:table-cell office:value-type="string" table:style-name="ce1">
            <text:p>綠島鄉公所</text:p>
          </table:table-cell>
          <table:table-cell office:value-type="string" table:style-name="ce1">
            <text:p>aa</text:p>
          </table:table-cell>
          <table:table-cell office:value-type="string" table:style-name="ce1">
            <text:p>協助臺東縣綠島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2" table:style-name="ce1">
            <text:p>14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9" table:style-name="ce1">
            <text:p>179</text:p>
          </table:table-cell>
          <table:table-cell office:value-type="float" office:value="183" table:style-name="ce1">
            <text:p>18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沙鎮</text:p>
          </table:table-cell>
          <table:table-cell office:value-type="string" table:style-name="ce1">
            <text:p>金沙鎮公所</text:p>
          </table:table-cell>
          <table:table-cell office:value-type="string" table:style-name="ce1">
            <text:p>aa</text:p>
          </table:table-cell>
          <table:table-cell office:value-type="string" table:style-name="ce1">
            <text:p>協助金門縣金沙鎮公所102年度發電年度協助金--金沙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2" table:style-name="ce1">
            <text:p>7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396" table:style-name="ro1">
          <table:table-cell table:number-columns-repeated="16384"/>
        </table:table-row>
      </table:table>
      <table:table table:name="05"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308" table:style-name="ce1">
            <text:p>6730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915" table:style-name="ce1">
            <text:p>2991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岡山區</text:p>
          </table:table-cell>
          <table:table-cell office:value-type="string" table:style-name="ce1">
            <text:p>高雄市岡山區公所</text:p>
          </table:table-cell>
          <table:table-cell office:value-type="string" table:style-name="ce1">
            <text:p>aa</text:p>
          </table:table-cell>
          <table:table-cell office:value-type="string" table:style-name="ce1">
            <text:p>協助高雄市岡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04" table:style-name="ce1">
            <text:p>1240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450" table:style-name="ce1">
            <text:p>174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園區</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592" table:style-name="ce1">
            <text:p>1759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2年度輸變電協助金(運轉中)--中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400" table:style-name="ce1">
            <text:p>6400</text:p>
          </table:table-cell>
          <table:table-cell office:value-type="float" office:value="0" table:formula="of:=#N/A" table:style-name="ce1">
            <text:p>#N/A</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東勢區</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67" table:style-name="ce1">
            <text:p>206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110" table:style-name="ce1">
            <text:p>1711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141" table:style-name="ce1">
            <text:p>1914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87" table:style-name="ce1">
            <text:p>398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7" table:style-name="ce1">
            <text:p>17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汐止區</text:p>
          </table:table-cell>
          <table:table-cell office:value-type="string" table:style-name="ce1">
            <text:p>新北市汐止區公所</text:p>
          </table:table-cell>
          <table:table-cell office:value-type="string" table:style-name="ce1">
            <text:p>aa</text:p>
          </table:table-cell>
          <table:table-cell office:value-type="string" table:style-name="ce1">
            <text:p>協助新北市汐止區公所102年度輸變電協助金(運轉中)--汐止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70" table:style-name="ce1">
            <text:p>5070</text:p>
          </table:table-cell>
          <table:table-cell office:value-type="float" office:value="0" table:formula="of:=#N/A" table:style-name="ce1">
            <text:p>#N/A</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寮區</text:p>
          </table:table-cell>
          <table:table-cell office:value-type="string" table:style-name="ce1">
            <text:p>高雄市大寮區公所</text:p>
          </table:table-cell>
          <table:table-cell office:value-type="string" table:style-name="ce1">
            <text:p>aa</text:p>
          </table:table-cell>
          <table:table-cell office:value-type="string" table:style-name="ce1">
            <text:p>協助高雄市大寮區公所102年度輸變電協助金(運轉中)--高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320" table:style-name="ce1">
            <text:p>5320</text:p>
          </table:table-cell>
          <table:table-cell office:value-type="float" office:value="0" table:formula="of:=#N/A" table:style-name="ce1">
            <text:p>#N/A</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寮區</text:p>
          </table:table-cell>
          <table:table-cell office:value-type="string" table:style-name="ce1">
            <text:p>高雄市大寮區公所</text:p>
          </table:table-cell>
          <table:table-cell office:value-type="string" table:style-name="ce1">
            <text:p>aa</text:p>
          </table:table-cell>
          <table:table-cell office:value-type="string" table:style-name="ce1">
            <text:p>協助高雄市大寮區公所102年度輸變電協助金(運轉中)--新高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50" table:style-name="ce1">
            <text:p>1450</text:p>
          </table:table-cell>
          <table:table-cell office:value-type="float" office:value="0" table:formula="of:=#N/A" table:style-name="ce1">
            <text:p>#N/A</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台北市</text:p>
          </table:table-cell>
          <table:table-cell office:value-type="string" table:style-name="ce1">
            <text:p>中華民國慢速壘球協會</text:p>
          </table:table-cell>
          <table:table-cell office:value-type="float" office:value="92022229" table:style-name="ce1">
            <text:p>92022229</text:p>
          </table:table-cell>
          <table:table-cell office:value-type="string" table:style-name="ce1">
            <text:p>協助中華民國慢速壘球協會辦理102年第十一屆總統盃全國慢速壘球錦標賽(預計施行時程:102.07.01~11.30)</text:p>
          </table:table-cell>
          <table:table-cell office:value-type="date" office:date-value="2013-08-01T00:00:00" table:style-name="ce2">
            <text:p>2013/8/1</text:p>
          </table:table-cell>
          <table:table-cell office:value-type="date" office:date-value="2013-09-30T00:00:00" table:style-name="ce2">
            <text:p>2013/9/30</text:p>
          </table:table-cell>
          <table:table-cell office:value-type="string" table:style-name="ce1">
            <text:p>全國22縣市</text:p>
          </table:table-cell>
          <table:table-cell office:value-type="float" office:value="9000" table:style-name="ce1">
            <text:p>9000</text:p>
          </table:table-cell>
          <table:table-cell office:value-type="float" office:value="2000" table:style-name="ce1">
            <text:p>2000</text:p>
          </table:table-cell>
          <table:table-cell office:value-type="float" office:value="600" table:style-name="ce1">
            <text:p>6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水里鄉</text:p>
          </table:table-cell>
          <table:table-cell office:value-type="string" table:style-name="ce1">
            <text:p>南投縣水里鄉公所</text:p>
          </table:table-cell>
          <table:table-cell office:value-type="string" table:style-name="ce1">
            <text:p>無</text:p>
          </table:table-cell>
          <table:table-cell office:value-type="string" table:style-name="ce1">
            <text:p>協助南投縣水里鄉公所辦理2013年亞洲輕艇激流錦標賽周邊觀光活動(預計活動時程:102.5.22-26)</text:p>
          </table:table-cell>
          <table:table-cell office:value-type="date" office:date-value="2013-05-22T00:00:00" table:style-name="ce2">
            <text:p>2013/5/22</text:p>
          </table:table-cell>
          <table:table-cell office:value-type="date" office:date-value="2013-05-26T00:00:00" table:style-name="ce2">
            <text:p>2013/5/26</text:p>
          </table:table-cell>
          <table:table-cell office:value-type="string" table:style-name="ce1">
            <text:p>水里鄉</text:p>
          </table:table-cell>
          <table:table-cell office:value-type="float" office:value="1050" table:style-name="ce1">
            <text:p>1050</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李春風<text:s/></text:p>
          </table:table-cell>
          <table:table-cell office:value-type="string" table:style-name="ce1">
            <text:p>秀林鄉</text:p>
          </table:table-cell>
          <table:table-cell office:value-type="string" table:style-name="ce1">
            <text:p>花蓮縣秀林鄉銅門社區發展協會</text:p>
          </table:table-cell>
          <table:table-cell office:value-type="float" office:value="10095407" table:style-name="ce1">
            <text:p>10095407</text:p>
          </table:table-cell>
          <table:table-cell office:value-type="string" table:style-name="ce1">
            <text:p>協助花蓮縣秀林鄉銅門社區發展協會辦理102年度苧麻草木染基礎培訓(預計活動時程:102.6.3-19)</text:p>
          </table:table-cell>
          <table:table-cell office:value-type="date" office:date-value="2013-06-03T00:00:00" table:style-name="ce2">
            <text:p>2013/6/3</text:p>
          </table:table-cell>
          <table:table-cell office:value-type="date" office:date-value="2013-06-19T00:00:00" table:style-name="ce2">
            <text:p>2013/6/19</text:p>
          </table:table-cell>
          <table:table-cell office:value-type="string" table:style-name="ce1">
            <text:p>秀林鄉銅門村</text:p>
          </table:table-cell>
          <table:table-cell office:value-type="float" office:value="212" table:style-name="ce1">
            <text:p>212</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秀林鄉</text:p>
          </table:table-cell>
          <table:table-cell office:value-type="string" table:style-name="ce1">
            <text:p>花蓮縣文教促進發展協會</text:p>
          </table:table-cell>
          <table:table-cell office:value-type="float" office:value="31615827" table:style-name="ce1">
            <text:p>31615827</text:p>
          </table:table-cell>
          <table:table-cell office:value-type="string" table:style-name="ce1">
            <text:p>協助花蓮縣文教促進發展協會辦理2013「互愛盃」槌球邀請賽(預計施行時程:102.6.15)</text:p>
          </table:table-cell>
          <table:table-cell office:value-type="date" office:date-value="2013-06-15T00:00:00" table:style-name="ce2">
            <text:p>2013/6/15</text:p>
          </table:table-cell>
          <table:table-cell office:value-type="date" office:date-value="2013-06-15T00:00:00" table:style-name="ce2">
            <text:p>2013/6/15</text:p>
          </table:table-cell>
          <table:table-cell office:value-type="string" table:style-name="ce1">
            <text:p>秀林鄉</text:p>
          </table:table-cell>
          <table:table-cell office:value-type="float" office:value="200" table:style-name="ce1">
            <text:p>200</text:p>
          </table:table-cell>
          <table:table-cell office:value-type="float" office:value="45" table:style-name="ce1">
            <text:p>45</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南澳鄉</text:p>
          </table:table-cell>
          <table:table-cell office:value-type="string" table:style-name="ce1">
            <text:p>宜蘭縣南澳鄉公所</text:p>
          </table:table-cell>
          <table:table-cell office:value-type="string" table:style-name="ce1">
            <text:p>無</text:p>
          </table:table-cell>
          <table:table-cell office:value-type="string" table:style-name="ce1">
            <text:p>協助宜蘭縣南澳鄉公所辦理宜蘭縣南澳鄉102年度南澳鄉澳花國民小學發展學校教育特色--足球實施計劃(預計活動行程:102.6.15~12.30)</text:p>
          </table:table-cell>
          <table:table-cell office:value-type="date" office:date-value="2013-06-15T00:00:00" table:style-name="ce2">
            <text:p>2013/6/15</text:p>
          </table:table-cell>
          <table:table-cell office:value-type="date" office:date-value="2013-12-30T00:00:00" table:style-name="ce2">
            <text:p>2013/12/30</text:p>
          </table:table-cell>
          <table:table-cell office:value-type="string" table:style-name="ce1">
            <text:p>澳花國小</text:p>
          </table:table-cell>
          <table:table-cell office:value-type="float" office:value="210.8" table:style-name="ce1">
            <text:p>210.8</text:p>
          </table:table-cell>
          <table:table-cell office:value-type="float" office:value="210.8" table:style-name="ce1">
            <text:p>210.8</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林岱樺委員<text:s/></text:p>
          </table:table-cell>
          <table:table-cell office:value-type="string" table:style-name="ce1">
            <text:p>林園區</text:p>
          </table:table-cell>
          <table:table-cell office:value-type="string" table:style-name="ce1">
            <text:p>高雄市林園區公所</text:p>
          </table:table-cell>
          <table:table-cell office:value-type="float" office:value="41433" table:style-name="ce1">
            <text:p>41433</text:p>
          </table:table-cell>
          <table:table-cell office:value-type="string" table:style-name="ce1">
            <text:p>協助高雄市林園區公所辦理102年高雄端午中芸漁港傳統龍舟錦標賽(預計活動時程:102.6.8-10)</text:p>
          </table:table-cell>
          <table:table-cell office:value-type="date" office:date-value="2013-06-10T00:00:00" table:style-name="ce2">
            <text:p>2013/6/10</text:p>
          </table:table-cell>
          <table:table-cell office:value-type="string" table:style-name="ce1">
            <text:p>林園區</text:p>
          </table:table-cell>
          <table:table-cell office:value-type="date" office:date-value="1917-04-30T00:00:00" table:style-name="ce2">
            <text:p>1917/4/30</text:p>
          </table:table-cell>
          <table:table-cell office:value-type="float" office:value="500" table:style-name="ce1">
            <text:p>500</text:p>
          </table:table-cell>
          <table:table-cell office:value-type="float" office:value="0" table:formula="of:=#REF!" table:style-name="ce1">
            <text:p>#REF!</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林國正委員<text:s/></text:p>
          </table:table-cell>
          <table:table-cell office:value-type="string" table:style-name="ce1">
            <text:p>小港區</text:p>
          </table:table-cell>
          <table:table-cell office:value-type="string" table:style-name="ce1">
            <text:p>高雄市鳳興敬老協會</text:p>
          </table:table-cell>
          <table:table-cell office:value-type="float" office:value="10279904" table:style-name="ce1">
            <text:p>10279904</text:p>
          </table:table-cell>
          <table:table-cell office:value-type="string" table:style-name="ce1">
            <text:p>協助高雄市鳳興敬老協會辦理關懷老人生活暨宣導支持台電公司電價調整方案活動(預計活動時程:102.5.30-31)</text:p>
          </table:table-cell>
          <table:table-cell office:value-type="date" office:date-value="2013-05-30T00:00:00" table:style-name="ce2">
            <text:p>2013/5/30</text:p>
          </table:table-cell>
          <table:table-cell office:value-type="date" office:date-value="2013-05-31T00:00:00" table:style-name="ce2">
            <text:p>2013/5/31</text:p>
          </table:table-cell>
          <table:table-cell office:value-type="string" table:style-name="ce1">
            <text:p>彰化縣</text:p>
          </table:table-cell>
          <table:table-cell office:value-type="float" office:value="240" table:style-name="ce1">
            <text:p>24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小港區</text:p>
          </table:table-cell>
          <table:table-cell office:value-type="string" table:style-name="ce1">
            <text:p>大林發電廠</text:p>
          </table:table-cell>
          <table:table-cell office:value-type="string" table:style-name="ce1">
            <text:p>無</text:p>
          </table:table-cell>
          <table:table-cell office:value-type="string" table:style-name="ce1">
            <text:p>協助大林發電廠辦理102年度關懷鄰近地區獨居老人生活送暖系列公益活動(預計施行時程:102.6.1-9.30)</text:p>
          </table:table-cell>
          <table:table-cell office:value-type="float" office:value="0" table:formula="of:=#REF!" table:style-name="ce1">
            <text:p>#REF!</text:p>
          </table:table-cell>
          <table:table-cell office:value-type="float" office:value="0" table:formula="of:=#REF!" table:style-name="ce1">
            <text:p>#REF!</text:p>
          </table:table-cell>
          <table:table-cell office:value-type="float" office:value="0" table:formula="of:=#REF!" table:style-name="ce1">
            <text:p>#REF!</text:p>
          </table:table-cell>
          <table:table-cell office:value-type="float" office:value="0" table:formula="of:=#REF!" table:style-name="ce1">
            <text:p>#REF!</text:p>
          </table:table-cell>
          <table:table-cell office:value-type="float" office:value="0" table:formula="of:=#REF!" table:style-name="ce1">
            <text:p>#REF!</text:p>
          </table:table-cell>
          <table:table-cell office:value-type="float" office:value="249" table:style-name="ce1">
            <text:p>249</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林國正委員<text:s/></text:p>
          </table:table-cell>
          <table:table-cell office:value-type="string" table:style-name="ce1">
            <text:p>小港區</text:p>
          </table:table-cell>
          <table:table-cell office:value-type="string" table:style-name="ce1">
            <text:p>高雄市長樂敬老協會</text:p>
          </table:table-cell>
          <table:table-cell office:value-type="float" office:value="14930940" table:style-name="ce1">
            <text:p>14930940</text:p>
          </table:table-cell>
          <table:table-cell office:value-type="string" table:style-name="ce1">
            <text:p>協助高雄市長樂敬老協會辦理會員參訪研習暨宣導支持台電公司電價調整方案活動(預計活動時程:102.6.5-7)</text:p>
          </table:table-cell>
          <table:table-cell office:value-type="date" office:date-value="2013-06-05T00:00:00" table:style-name="ce2">
            <text:p>2013/6/5</text:p>
          </table:table-cell>
          <table:table-cell office:value-type="date" office:date-value="2013-06-07T00:00:00" table:style-name="ce2">
            <text:p>2013/6/7</text:p>
          </table:table-cell>
          <table:table-cell office:value-type="string" table:style-name="ce1">
            <text:p>花東區</text:p>
          </table:table-cell>
          <table:table-cell office:value-type="float" office:value="370" table:style-name="ce1">
            <text:p>37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彌陀區漯底公園停車空間及周邊環境改善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00" table:style-name="ce1">
            <text:p>6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過港社區發展協會</text:p>
          </table:table-cell>
          <table:table-cell office:value-type="string" table:style-name="ce1">
            <text:p>aa</text:p>
          </table:table-cell>
          <table:table-cell office:value-type="string" table:style-name="ce1">
            <text:p>協助高雄市彌陀區過港社區發展協會辦理安樂宮天上聖母聖誕慶典祈福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老人福利協進會</text:p>
          </table:table-cell>
          <table:table-cell office:value-type="string" table:style-name="ce1">
            <text:p>aa</text:p>
          </table:table-cell>
          <table:table-cell office:value-type="string" table:style-name="ce1">
            <text:p>協助高雄市永安老人福利協進會辦理102年會員聯誼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婦女工作協會</text:p>
          </table:table-cell>
          <table:table-cell office:value-type="string" table:style-name="ce1">
            <text:p>aa</text:p>
          </table:table-cell>
          <table:table-cell office:value-type="string" table:style-name="ce1">
            <text:p>協助高雄市茄萣婦女工作協會辦理102年度歡慶母親節暨模範母親表揚活動計劃</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農會</text:p>
          </table:table-cell>
          <table:table-cell office:value-type="string" table:style-name="ce1">
            <text:p>aa</text:p>
          </table:table-cell>
          <table:table-cell office:value-type="string" table:style-name="ce1">
            <text:p>協助高雄市路竹區農會辦理102年度粽葉飄香慶端午包粽子活動暨電力建設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觀光產業發展協會</text:p>
          </table:table-cell>
          <table:table-cell office:value-type="string" table:style-name="ce1">
            <text:p>aa</text:p>
          </table:table-cell>
          <table:table-cell office:value-type="string" table:style-name="ce1">
            <text:p>協助高雄市觀光產業發展協會辦理支持國家建設推展乾淨能源保護觀光資源研討活動(預計活動時程:102.5.13-1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 table:style-name="ce1">
            <text:p>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保寧社區發展協會</text:p>
          </table:table-cell>
          <table:table-cell office:value-type="string" table:style-name="ce1">
            <text:p>aa</text:p>
          </table:table-cell>
          <table:table-cell office:value-type="string" table:style-name="ce1">
            <text:p>協助高雄市永安區保寧社區發展協會辦理長壽會參訪國家重大建設活動計畫(預計活動時程:102.5.16-18)</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崎漏社區發展協會</text:p>
          </table:table-cell>
          <table:table-cell office:value-type="string" table:style-name="ce1">
            <text:p>aa</text:p>
          </table:table-cell>
          <table:table-cell office:value-type="string" table:style-name="ce1">
            <text:p>協助高雄市茄萣區崎漏社區發展協會辦理102年度正順廟大使爺公聖誕慶典活動暨節約能源宣導實施計劃(預計施行時程:102.6.9-13)</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頂寮社區發展協會</text:p>
          </table:table-cell>
          <table:table-cell office:value-type="string" table:style-name="ce1">
            <text:p>aa</text:p>
          </table:table-cell>
          <table:table-cell office:value-type="string" table:style-name="ce1">
            <text:p>協助高雄市路竹區頂寮社區發展協會辦理21週年會員大會暨節能宣導活動(預計活動時程:102.5.2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公館社區發展協會</text:p>
          </table:table-cell>
          <table:table-cell office:value-type="string" table:style-name="ce1">
            <text:p>aa</text:p>
          </table:table-cell>
          <table:table-cell office:value-type="string" table:style-name="ce1">
            <text:p>協助高雄市湖內區公館社區發展協會辦理癸巳年「王爺公聖誕千秋，祈福求財逗陣來」文藝季活動(預計活動時程:102.6.1-7)</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維新社區發展協會</text:p>
          </table:table-cell>
          <table:table-cell office:value-type="string" table:style-name="ce1">
            <text:p>aa</text:p>
          </table:table-cell>
          <table:table-cell office:value-type="string" table:style-name="ce1">
            <text:p>協助高雄市永安區維新社區發展協會辦理社區守望相助巡守隊教育訓練及參訪國家建設活動(預計活動時程:102.5.18-1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農會</text:p>
          </table:table-cell>
          <table:table-cell office:value-type="string" table:style-name="ce1">
            <text:p>aa</text:p>
          </table:table-cell>
          <table:table-cell office:value-type="string" table:style-name="ce1">
            <text:p>協助高雄市路竹區農會辦理102年度農業產銷觀摩活動(活動時間102.6.19-2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籃球協會</text:p>
          </table:table-cell>
          <table:table-cell office:value-type="string" table:style-name="ce1">
            <text:p>aa</text:p>
          </table:table-cell>
          <table:table-cell office:value-type="string" table:style-name="ce1">
            <text:p>協助高雄市彌陀籃球協會辦理102年區長盃籃球賽活動(預計施行時程:102.6.1-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嘉泰社區發展協會</text:p>
          </table:table-cell>
          <table:table-cell office:value-type="string" table:style-name="ce1">
            <text:p>aa</text:p>
          </table:table-cell>
          <table:table-cell office:value-type="string" table:style-name="ce1">
            <text:p>協助高雄市茄萣區嘉泰社區發展協會辦理『新移民家庭端午節同歡慶暨節能減碳宣導活動』(預計活動時程:102.6.11-1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岡山區</text:p>
          </table:table-cell>
          <table:table-cell office:value-type="string" table:style-name="ce1">
            <text:p>高雄市岡山勵志關懷協會</text:p>
          </table:table-cell>
          <table:table-cell office:value-type="string" table:style-name="ce1">
            <text:p>aa</text:p>
          </table:table-cell>
          <table:table-cell office:value-type="string" table:style-name="ce1">
            <text:p>協助高雄市岡山勵志關懷協會辦理「緬懷眷村文化展」&amp;「宣導節約能源、節能減碳」暨「端午節眷村菜比賽」活動(預計活動時程:102.6.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農會</text:p>
          </table:table-cell>
          <table:table-cell office:value-type="string" table:style-name="ce1">
            <text:p>aa</text:p>
          </table:table-cell>
          <table:table-cell office:value-type="string" table:style-name="ce1">
            <text:p>協助高雄市湖內區農會辦理選任人員及眷屬觀摩活動(預計施行時程:102.6.5-7)</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財團法人高雄市永安區沿海岸漁民漁業發展基金會</text:p>
          </table:table-cell>
          <table:table-cell office:value-type="string" table:style-name="ce1">
            <text:p>aa</text:p>
          </table:table-cell>
          <table:table-cell office:value-type="string" table:style-name="ce1">
            <text:p>協助財團法人高雄市永安區沿海岸漁民漁業發展基金會辦理「102年度漁民觀摩暨會員聯誼活動」(預計施行時程:102.6.6-8)</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新達社區發展協會</text:p>
          </table:table-cell>
          <table:table-cell office:value-type="string" table:style-name="ce1">
            <text:p>aa</text:p>
          </table:table-cell>
          <table:table-cell office:value-type="string" table:style-name="ce1">
            <text:p>協助高雄市路竹區新達社區發展協會辦理「社區交流及電廠觀摩」活動(預計活動時程:102.6.20-6.2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新港社區發展協會</text:p>
          </table:table-cell>
          <table:table-cell office:value-type="string" table:style-name="ce1">
            <text:p>aa</text:p>
          </table:table-cell>
          <table:table-cell office:value-type="string" table:style-name="ce1">
            <text:p>協助高雄市永安區新港社區發展協會辦理媽媽土風舞研習活動(預計活動時程:102.6.1-11.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農會</text:p>
          </table:table-cell>
          <table:table-cell office:value-type="string" table:style-name="ce1">
            <text:p>aa</text:p>
          </table:table-cell>
          <table:table-cell office:value-type="string" table:style-name="ce1">
            <text:p>協助新北市三芝區農會辦理102年度補助化學肥料及飼料資材計畫(預計施行時程:102.5.1~103.4.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第30屆核能杯環保睦鄰橋藝邀請賽</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7" table:style-name="ce1">
            <text:p>9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102年度核一廠寒冬送暖關懷獨居老人愛心活動(預計施行時程:102下半年度)</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 table:style-name="ce1">
            <text:p>3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2013新北市石門區國際風箏節(預計活動時程:102.9.7~9.1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農會</text:p>
          </table:table-cell>
          <table:table-cell office:value-type="string" table:style-name="ce1">
            <text:p>aa</text:p>
          </table:table-cell>
          <table:table-cell office:value-type="string" table:style-name="ce1">
            <text:p>協助新北市石門區農會辦理102年度嘉惠農民事業生產計畫(預計施行時程:102.4月~103.4月)</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民俗體育運動協會</text:p>
          </table:table-cell>
          <table:table-cell office:value-type="string" table:style-name="ce1">
            <text:p>aa</text:p>
          </table:table-cell>
          <table:table-cell office:value-type="string" table:style-name="ce1">
            <text:p>協助新北市石門區民俗體育運動協會辦理新北市102年主委盃龍獅運動錦標賽活動計畫(預計施行時程:102.5.30-6.1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萬里區漁會</text:p>
          </table:table-cell>
          <table:table-cell office:value-type="string" table:style-name="ce1">
            <text:p>aa</text:p>
          </table:table-cell>
          <table:table-cell office:value-type="string" table:style-name="ce1">
            <text:p>協助新北市萬里區漁會辦理102年漁村生活改善教育觀摩外縣市地方建設活動(活動時間102/6/10-9/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 table:style-name="ce1">
            <text:p>2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魯班推廣協會</text:p>
          </table:table-cell>
          <table:table-cell office:value-type="string" table:style-name="ce1">
            <text:p>aa</text:p>
          </table:table-cell>
          <table:table-cell office:value-type="string" table:style-name="ce1">
            <text:p>協助新北市金山區魯班推廣協會辦理102年度巧聖先師聖誕千秋民俗技藝訓練暨平安祈福遶境慶典活動(預計活動時程:102.6.14)</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滿州鄉</text:p>
          </table:table-cell>
          <table:table-cell office:value-type="string" table:style-name="ce1">
            <text:p>屏東縣滿州鄉公所</text:p>
          </table:table-cell>
          <table:table-cell office:value-type="string" table:style-name="ce1">
            <text:p>aa</text:p>
          </table:table-cell>
          <table:table-cell office:value-type="string" table:style-name="ce1">
            <text:p>協助滿州鄉公所辦理港口村港墘路道路基礎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50" table:style-name="ce1">
            <text:p>95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滿州鄉</text:p>
          </table:table-cell>
          <table:table-cell office:value-type="string" table:style-name="ce1">
            <text:p>屏東縣滿州鄉公所</text:p>
          </table:table-cell>
          <table:table-cell office:value-type="string" table:style-name="ce1">
            <text:p>aa</text:p>
          </table:table-cell>
          <table:table-cell office:value-type="string" table:style-name="ce1">
            <text:p>協助屏東縣滿州鄉公所辦理滿州村入口意象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0" table:style-name="ce1">
            <text:p>18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中山區</text:p>
          </table:table-cell>
          <table:table-cell office:value-type="string" table:style-name="ce1">
            <text:p>基隆市中山區公所</text:p>
          </table:table-cell>
          <table:table-cell office:value-type="string" table:style-name="ce1">
            <text:p>中山區公所</text:p>
          </table:table-cell>
          <table:table-cell office:value-type="string" table:style-name="ce1">
            <text:p>協助基隆市中山區公所辦理協和里民活動中心增設設備案</text:p>
          </table:table-cell>
          <table:table-cell office:value-type="date" office:date-value="2013-04-01T00:00:00" table:style-name="ce2">
            <text:p>2013/4/1</text:p>
          </table:table-cell>
          <table:table-cell office:value-type="date" office:date-value="2013-12-31T00:00:00" table:style-name="ce2">
            <text:p>2013/12/31</text:p>
          </table:table-cell>
          <table:table-cell office:value-type="string" table:style-name="ce1">
            <text:p>基隆市</text:p>
          </table:table-cell>
          <table:table-cell office:value-type="float" office:value="1076.0050000000001" table:style-name="ce1">
            <text:p>1076.005</text:p>
          </table:table-cell>
          <table:table-cell office:value-type="float" office:value="860" table:style-name="ce1">
            <text:p>860</text:p>
          </table:table-cell>
          <table:table-cell office:value-type="float" office:value="800" table:style-name="ce1">
            <text:p>8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中山區</text:p>
          </table:table-cell>
          <table:table-cell office:value-type="string" table:style-name="ce1">
            <text:p>基隆市外木山民俗文化觀光協會</text:p>
          </table:table-cell>
          <table:table-cell office:value-type="float" office:value="67771934" table:style-name="ce1">
            <text:p>67771934</text:p>
          </table:table-cell>
          <table:table-cell office:value-type="string" table:style-name="ce1">
            <text:p>協助基隆市外木山民俗文化觀光協會辦理協安宮慶祝媽祖聖誕遶境祈福活動(預計施行時程:102.5.20)</text:p>
          </table:table-cell>
          <table:table-cell office:value-type="date" office:date-value="2013-05-20T00:00:00" table:style-name="ce2">
            <text:p>2013/5/20</text:p>
          </table:table-cell>
          <table:table-cell office:value-type="date" office:date-value="2013-05-20T00:00:00" table:style-name="ce2">
            <text:p>2013/5/20</text:p>
          </table:table-cell>
          <table:table-cell office:value-type="string" table:style-name="ce1">
            <text:p>基隆市</text:p>
          </table:table-cell>
          <table:table-cell office:value-type="float" office:value="217.5" table:style-name="ce1">
            <text:p>217.5</text:p>
          </table:table-cell>
          <table:table-cell office:value-type="float" office:value="150" table:style-name="ce1">
            <text:p>150</text:p>
          </table:table-cell>
          <table:table-cell office:value-type="float" office:value="140" table:style-name="ce1">
            <text:p>1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鄭錦洲國策顧問<text:s/></text:p>
          </table:table-cell>
          <table:table-cell office:value-type="string" table:style-name="ce1">
            <text:p>基隆市</text:p>
          </table:table-cell>
          <table:table-cell office:value-type="string" table:style-name="ce1">
            <text:p>基隆市體育會</text:p>
          </table:table-cell>
          <table:table-cell office:value-type="float" office:value="60395576" table:style-name="ce1">
            <text:p>60395576</text:p>
          </table:table-cell>
          <table:table-cell office:value-type="string" table:style-name="ce1">
            <text:p>協助基隆市體育會辦理102年基隆市運動會(預計活動時程:102.6.1)</text:p>
          </table:table-cell>
          <table:table-cell office:value-type="date" office:date-value="2013-06-01T00:00:00" table:style-name="ce2">
            <text:p>2013/6/1</text:p>
          </table:table-cell>
          <table:table-cell office:value-type="date" office:date-value="2013-06-01T00:00:00" table:style-name="ce2">
            <text:p>2013/6/1</text:p>
          </table:table-cell>
          <table:table-cell office:value-type="string" table:style-name="ce1">
            <text:p>基隆市</text:p>
          </table:table-cell>
          <table:table-cell office:value-type="float" office:value="1247" table:style-name="ce1">
            <text:p>124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仁愛區</text:p>
          </table:table-cell>
          <table:table-cell office:value-type="string" table:style-name="ce1">
            <text:p>中華民國紅十字會台灣省基隆市支會</text:p>
          </table:table-cell>
          <table:table-cell office:value-type="float" office:value="655507" table:style-name="ce1">
            <text:p>655507</text:p>
          </table:table-cell>
          <table:table-cell office:value-type="string" table:style-name="ce1">
            <text:p>協助中華民國紅十字會台灣省基隆市支會辦理102年青少年水上安全夏令營(預計活動時程:102.7.6-7)</text:p>
          </table:table-cell>
          <table:table-cell office:value-type="date" office:date-value="2013-07-06T00:00:00" table:style-name="ce2">
            <text:p>2013/7/6</text:p>
          </table:table-cell>
          <table:table-cell office:value-type="date" office:date-value="2013-07-07T00:00:00" table:style-name="ce2">
            <text:p>2013/7/7</text:p>
          </table:table-cell>
          <table:table-cell office:value-type="string" table:style-name="ce1">
            <text:p>基隆市</text:p>
          </table:table-cell>
          <table:table-cell office:value-type="float" office:value="191.35" table:style-name="ce1">
            <text:p>191.35</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農會</text:p>
          </table:table-cell>
          <table:table-cell office:value-type="string" table:style-name="ce1">
            <text:p>aa</text:p>
          </table:table-cell>
          <table:table-cell office:value-type="string" table:style-name="ce1">
            <text:p>協助苗栗縣通霄鎮農會辦理102年度1、2期水旱田及各種農作物化學肥料補助計畫(預計施行時程:102.2.1~11.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0" table:style-name="ce1">
            <text:p>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農會</text:p>
          </table:table-cell>
          <table:table-cell office:value-type="string" table:style-name="ce1">
            <text:p>aa</text:p>
          </table:table-cell>
          <table:table-cell office:value-type="string" table:style-name="ce1">
            <text:p>協助苗栗縣苑裡鎮農會辦理102年度1、2水稻及各種農作物化學肥料補助計畫(預計施行時程:102.2.11~12.3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白西社區發展協會</text:p>
          </table:table-cell>
          <table:table-cell office:value-type="string" table:style-name="ce1">
            <text:p>aa</text:p>
          </table:table-cell>
          <table:table-cell office:value-type="string" table:style-name="ce1">
            <text:p>協助苗栗縣通霄鎮白西社區發展協會辦理手工藝編織技藝研習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台灣工藝發展協會</text:p>
          </table:table-cell>
          <table:table-cell office:value-type="string" table:style-name="ce1">
            <text:p>aa</text:p>
          </table:table-cell>
          <table:table-cell office:value-type="string" table:style-name="ce1">
            <text:p>協助苗栗縣台灣工藝發展協會辦理102年度工藝創作體驗坊研習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西勢社區發展協會</text:p>
          </table:table-cell>
          <table:table-cell office:value-type="string" table:style-name="ce1">
            <text:p>aa</text:p>
          </table:table-cell>
          <table:table-cell office:value-type="string" table:style-name="ce1">
            <text:p>協助苗栗縣苑裡鎮西勢社區發展協會辦理102年度西勢社區辦理『愛的饗宴＊溫馨之夜』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山柑民俗文化協會</text:p>
          </table:table-cell>
          <table:table-cell office:value-type="string" table:style-name="ce1">
            <text:p>aa</text:p>
          </table:table-cell>
          <table:table-cell office:value-type="string" table:style-name="ce1">
            <text:p>協助苗栗縣山柑民俗文化協會辦理2013苑裡祥和文化推廣暨政令宣導活動</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田心社區發展協會</text:p>
          </table:table-cell>
          <table:table-cell office:value-type="string" table:style-name="ce1">
            <text:p>aa</text:p>
          </table:table-cell>
          <table:table-cell office:value-type="string" table:style-name="ce1">
            <text:p>協助苗栗縣苑裡鎮田心社區發展協會辦理102年社區新風貌研習暨參觀火力發電廠活動(預計施行時程:102.5.25-26)</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圳頭國民小學</text:p>
          </table:table-cell>
          <table:table-cell office:value-type="string" table:style-name="ce1">
            <text:p>aa</text:p>
          </table:table-cell>
          <table:table-cell office:value-type="string" table:style-name="ce1">
            <text:p>協助苗栗縣通霄鎮圳頭國民小學辦理五十週年校慶及社區運動大會(預計施行時程:102.5.1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蓬山文教協會</text:p>
          </table:table-cell>
          <table:table-cell office:value-type="string" table:style-name="ce1">
            <text:p>aa</text:p>
          </table:table-cell>
          <table:table-cell office:value-type="string" table:style-name="ce1">
            <text:p>協助苗栗縣蓬山文教協會辦理苗栗縣電力交通企業文化發展史專輯編印(預計活動時程:102.5.25-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通苑游泳協會</text:p>
          </table:table-cell>
          <table:table-cell office:value-type="string" table:style-name="ce1">
            <text:p>aa</text:p>
          </table:table-cell>
          <table:table-cell office:value-type="string" table:style-name="ce1">
            <text:p>協助苗栗縣通苑游泳協會辦理「水上救生、技能研習」活動(預計活動時程:102.6.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老歌今唱、情繫吞宵~老歌傳情音樂會(預計活動時程:102.6.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土風舞協會</text:p>
          </table:table-cell>
          <table:table-cell office:value-type="string" table:style-name="ce1">
            <text:p>aa</text:p>
          </table:table-cell>
          <table:table-cell office:value-type="string" table:style-name="ce1">
            <text:p>協助苗栗縣通霄鎮土風舞協會辦理「102年度舞蹈教學營暨節能減碳宣導」活動(預計施行時程:102.5.1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西平社區發展協會</text:p>
          </table:table-cell>
          <table:table-cell office:value-type="string" table:style-name="ce1">
            <text:p>aa</text:p>
          </table:table-cell>
          <table:table-cell office:value-type="string" table:style-name="ce1">
            <text:p>協助苗栗縣苑裡鎮西平社區發展協會辦理西平社區102年度端午節粽葉飄香社區親子歌唱活動(預計施行時程:102.6.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人文景觀文化協進會</text:p>
          </table:table-cell>
          <table:table-cell office:value-type="string" table:style-name="ce1">
            <text:p>aa</text:p>
          </table:table-cell>
          <table:table-cell office:value-type="string" table:style-name="ce1">
            <text:p>協助苗栗縣通霄人文景觀文化協進會辦理102年度東洋歌曲研習班活動計畫(預計施行時程:102.5.21-7.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青春有活力、通霄真美麗」鐵馬之旅活動(預計活動時程:102.6.16)</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102年度社區才藝競賽活動(預計活動時程:102.6.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2年度苑裡鎮閩客米食新玩意推廣計畫(預計活動時程:102.6.8)</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小地方大書房】館藏充實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愛樂協會</text:p>
          </table:table-cell>
          <table:table-cell office:value-type="string" table:style-name="ce1">
            <text:p>aa</text:p>
          </table:table-cell>
          <table:table-cell office:value-type="string" table:style-name="ce1">
            <text:p>協助苗栗縣通霄鎮愛樂協會辦理美聲音樂營(預計施行時程:102.6.13~10.24)</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鄉野生活美學協會</text:p>
          </table:table-cell>
          <table:table-cell office:value-type="string" table:style-name="ce1">
            <text:p>aa</text:p>
          </table:table-cell>
          <table:table-cell office:value-type="string" table:style-name="ce1">
            <text:p>協助苗栗縣鄉野生活美學協會辦理「青山王爺 宗教文化交流」活動(預計施行時程:102.6.29-3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無</text:p>
          </table:table-cell>
          <table:table-cell office:value-type="string" table:style-name="ce1">
            <text:p>協助臺中市龍井區公所辦理龍井區102年模範母親、孝行楷模表揚暨節能減碳宣導活動</text:p>
          </table:table-cell>
          <table:table-cell office:value-type="string" table:style-name="ce1">
            <text:p>102/05/11</text:p>
          </table:table-cell>
          <table:table-cell office:value-type="string" table:style-name="ce1">
            <text:p>102/05/11</text:p>
          </table:table-cell>
          <table:table-cell office:value-type="string" table:style-name="ce1">
            <text:p>臺中市龍井區</text:p>
          </table:table-cell>
          <table:table-cell office:value-type="float" office:value="400550" table:style-name="ce1">
            <text:p>400550</text:p>
          </table:table-cell>
          <table:table-cell office:value-type="float" office:value="200000" table:style-name="ce1">
            <text:p>20000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台中發電廠</text:p>
          </table:table-cell>
          <table:table-cell office:value-type="string" table:style-name="ce1">
            <text:p>無</text:p>
          </table:table-cell>
          <table:table-cell office:value-type="string" table:style-name="ce1">
            <text:p>協助台中發電廠辦理關懷新移民第二代教育輔導活動(預計活動時程:102.6.1-12.31)</text:p>
          </table:table-cell>
          <table:table-cell office:value-type="string" table:style-name="ce1">
            <text:p>102/06/01</text:p>
          </table:table-cell>
          <table:table-cell office:value-type="string" table:style-name="ce1">
            <text:p>102/12/31</text:p>
          </table:table-cell>
          <table:table-cell office:value-type="string" table:style-name="ce1">
            <text:p>臺中市龍井區、沙路區</text:p>
          </table:table-cell>
          <table:table-cell office:value-type="float" office:value="775000" table:style-name="ce1">
            <text:p>775000</text:p>
          </table:table-cell>
          <table:table-cell office:value-type="float" office:value="775000" table:style-name="ce1">
            <text:p>775000</text:p>
          </table:table-cell>
          <table:table-cell office:value-type="float" office:value="775" table:style-name="ce1">
            <text:p>77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無</text:p>
          </table:table-cell>
          <table:table-cell office:value-type="string" table:style-name="ce1">
            <text:p>協助臺中市龍井區公所辦理臺中市龍井區102年度全區運動會暨節能減碳宣導活動(預計活動時程:102.5、6月)</text:p>
          </table:table-cell>
          <table:table-cell office:value-type="string" table:style-name="ce1">
            <text:p>102/05</text:p>
          </table:table-cell>
          <table:table-cell office:value-type="string" table:style-name="ce1">
            <text:p>102/06</text:p>
          </table:table-cell>
          <table:table-cell office:value-type="string" table:style-name="ce1">
            <text:p>臺中市龍井區</text:p>
          </table:table-cell>
          <table:table-cell office:value-type="float" office:value="3000000" table:style-name="ce1">
            <text:p>3000000</text:p>
          </table:table-cell>
          <table:table-cell office:value-type="float" office:value="2500000" table:style-name="ce1">
            <text:p>2500000</text:p>
          </table:table-cell>
          <table:table-cell office:value-type="float" office:value="700" table:style-name="ce1">
            <text:p>7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無</text:p>
          </table:table-cell>
          <table:table-cell office:value-type="string" table:style-name="ce1">
            <text:p>協助臺中市龍井區公所辦理「山腳里守望相助隊102年度隊員觀摩研習暨支持電源開發、響應節約用電宣導」活動(預計活動時程:102.5.11-12)</text:p>
          </table:table-cell>
          <table:table-cell office:value-type="string" table:style-name="ce1">
            <text:p>102/05/11</text:p>
          </table:table-cell>
          <table:table-cell office:value-type="string" table:style-name="ce1">
            <text:p>102/05/12</text:p>
          </table:table-cell>
          <table:table-cell office:value-type="string" table:style-name="ce1">
            <text:p>臺中市龍井區</text:p>
          </table:table-cell>
          <table:table-cell office:value-type="float" office:value="467400" table:style-name="ce1">
            <text:p>467400</text:p>
          </table:table-cell>
          <table:table-cell office:value-type="float" office:value="160000" table:style-name="ce1">
            <text:p>1600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顏寬恆<text:s/></text:p>
          </table:table-cell>
          <table:table-cell office:value-type="string" table:style-name="ce1">
            <text:p>大肚區</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2013大肚區西瓜產業文化『瓜目香看』暨節約能源宣導會系列活動(預計施行時程:102.5.15-10.31)</text:p>
          </table:table-cell>
          <table:table-cell office:value-type="string" table:style-name="ce1">
            <text:p>102/05/015</text:p>
          </table:table-cell>
          <table:table-cell office:value-type="string" table:style-name="ce1">
            <text:p>102/10/31</text:p>
          </table:table-cell>
          <table:table-cell office:value-type="string" table:style-name="ce1">
            <text:p>臺中市大肚區</text:p>
          </table:table-cell>
          <table:table-cell office:value-type="float" office:value="820000" table:style-name="ce1">
            <text:p>820000</text:p>
          </table:table-cell>
          <table:table-cell office:value-type="float" office:value="200000" table:style-name="ce1">
            <text:p>2000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林議長世昌<text:s/></text:p>
          </table:table-cell>
          <table:table-cell office:value-type="string" table:style-name="ce1">
            <text:p>龍井區</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2年臺中市龍井區西瓜節暨節約用電宣導活動(預計活動時程:102.5.15-31)</text:p>
          </table:table-cell>
          <table:table-cell office:value-type="string" table:style-name="ce1">
            <text:p>102/05/15</text:p>
          </table:table-cell>
          <table:table-cell office:value-type="string" table:style-name="ce1">
            <text:p>102/05/31</text:p>
          </table:table-cell>
          <table:table-cell office:value-type="string" table:style-name="ce1">
            <text:p>臺中市龍井區</text:p>
          </table:table-cell>
          <table:table-cell office:value-type="float" office:value="706000" table:style-name="ce1">
            <text:p>706000</text:p>
          </table:table-cell>
          <table:table-cell office:value-type="float" office:value="200000" table:style-name="ce1">
            <text:p>200000</text:p>
          </table:table-cell>
          <table:table-cell office:value-type="float" office:value="180" table:style-name="ce1">
            <text:p>1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無</text:p>
          </table:table-cell>
          <table:table-cell office:value-type="string" table:style-name="ce1">
            <text:p>協助臺中市龍井區公所辦理竹坑里守望相助推行委員會【102年度石桌/奮起湖觀摩暨支持電源開發宣導活動】(預計施行時程:102.5.19)</text:p>
          </table:table-cell>
          <table:table-cell office:value-type="string" table:style-name="ce1">
            <text:p>102/05/19</text:p>
          </table:table-cell>
          <table:table-cell office:value-type="string" table:style-name="ce1">
            <text:p>102/05/19</text:p>
          </table:table-cell>
          <table:table-cell office:value-type="string" table:style-name="ce1">
            <text:p>臺中市龍井區</text:p>
          </table:table-cell>
          <table:table-cell office:value-type="float" office:value="189040" table:style-name="ce1">
            <text:p>189040</text:p>
          </table:table-cell>
          <table:table-cell office:value-type="float" office:value="100000" table:style-name="ce1">
            <text:p>1000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顏寬恆<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無</text:p>
          </table:table-cell>
          <table:table-cell office:value-type="string" table:style-name="ce1">
            <text:p>協助臺中市龍井區公所辦理田中里守望相助推行委員會勤務訓練暨節約能源用電安全宣導活動(預計施行時程:102.6.8-9)</text:p>
          </table:table-cell>
          <table:table-cell office:value-type="string" table:style-name="ce1">
            <text:p>102/06/08</text:p>
          </table:table-cell>
          <table:table-cell office:value-type="string" table:style-name="ce1">
            <text:p>102/06/09</text:p>
          </table:table-cell>
          <table:table-cell office:value-type="string" table:style-name="ce1">
            <text:p>臺中市龍井區</text:p>
          </table:table-cell>
          <table:table-cell office:value-type="float" office:value="305400" table:style-name="ce1">
            <text:p>305400</text:p>
          </table:table-cell>
          <table:table-cell office:value-type="float" office:value="80000" table:style-name="ce1">
            <text:p>800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桃園縣觀音鄉保障社區發展協會</text:p>
          </table:table-cell>
          <table:table-cell office:value-type="float" office:value="14936352" table:style-name="ce1">
            <text:p>14936352</text:p>
          </table:table-cell>
          <table:table-cell office:value-type="string" table:style-name="ce1">
            <text:p>協助桃園縣觀音鄉保障社區發展協會辦理102年度績優社區參訪暨節能減碳宣導活動</text:p>
          </table:table-cell>
          <table:table-cell office:value-type="date" office:date-value="2013-05-24T00:00:00" table:style-name="ce2">
            <text:p>2013/5/24</text:p>
          </table:table-cell>
          <table:table-cell office:value-type="date" office:date-value="2013-05-25T00:00:00" table:style-name="ce2">
            <text:p>2013/5/25</text:p>
          </table:table-cell>
          <table:table-cell office:value-type="string" table:style-name="ce1">
            <text:p>台中、南投</text:p>
          </table:table-cell>
          <table:table-cell office:value-type="float" office:value="289.2" table:style-name="ce1">
            <text:p>289.2</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新屋鄉</text:p>
          </table:table-cell>
          <table:table-cell office:value-type="string" table:style-name="ce1">
            <text:p>桃園縣新屋鄉松柏會</text:p>
          </table:table-cell>
          <table:table-cell office:value-type="float" office:value="19619242" table:style-name="ce1">
            <text:p>19619242</text:p>
          </table:table-cell>
          <table:table-cell office:value-type="string" table:style-name="ce1">
            <text:p>協助桃園縣新屋鄉松柏會辦理102年度老人長途戶外參訪暨節約能源及節能減碳宣導活動</text:p>
          </table:table-cell>
          <table:table-cell office:value-type="date" office:date-value="2013-05-04T00:00:00" table:style-name="ce2">
            <text:p>2013/5/4</text:p>
          </table:table-cell>
          <table:table-cell office:value-type="date" office:date-value="2013-05-05T00:00:00" table:style-name="ce2">
            <text:p>2013/5/5</text:p>
          </table:table-cell>
          <table:table-cell office:value-type="string" table:style-name="ce1">
            <text:p>屏東墾丁</text:p>
          </table:table-cell>
          <table:table-cell office:value-type="float" office:value="798.4" table:style-name="ce1">
            <text:p>798.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桃園縣觀音鄉網球協會</text:p>
          </table:table-cell>
          <table:table-cell office:value-type="float" office:value="17420879" table:style-name="ce1">
            <text:p>17420879</text:p>
          </table:table-cell>
          <table:table-cell office:value-type="string" table:style-name="ce1">
            <text:p>協助桃園縣觀音鄉網球協會辦理102年度沿海四鄉鎮(大園、觀音、新屋、楊梅)網球錦標賽暨節約能源宣導活動</text:p>
          </table:table-cell>
          <table:table-cell office:value-type="date" office:date-value="2013-05-18T00:00:00" table:style-name="ce2">
            <text:p>2013/5/18</text:p>
          </table:table-cell>
          <table:table-cell office:value-type="date" office:date-value="2013-05-18T00:00:00" table:style-name="ce2">
            <text:p>2013/5/18</text:p>
          </table:table-cell>
          <table:table-cell office:value-type="string" table:style-name="ce1">
            <text:p>觀音鄉</text:p>
          </table:table-cell>
          <table:table-cell office:value-type="float" office:value="108.5" table:style-name="ce1">
            <text:p>108.5</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新屋鄉</text:p>
          </table:table-cell>
          <table:table-cell office:value-type="string" table:style-name="ce1">
            <text:p>桃園縣新屋鄉下埔社區發展協會</text:p>
          </table:table-cell>
          <table:table-cell office:value-type="float" office:value="66963499" table:style-name="ce1">
            <text:p>66963499</text:p>
          </table:table-cell>
          <table:table-cell office:value-type="string" table:style-name="ce1">
            <text:p>協助桃園縣新屋鄉下埔社區發展協會辦理參觀優良社區觀摩研習暨宣導電源開發參觀電廠活動(預計活動時程:102.5.26-27)</text:p>
          </table:table-cell>
          <table:table-cell office:value-type="date" office:date-value="2013-05-26T00:00:00" table:style-name="ce2">
            <text:p>2013/5/26</text:p>
          </table:table-cell>
          <table:table-cell office:value-type="date" office:date-value="2013-05-27T00:00:00" table:style-name="ce2">
            <text:p>2013/5/27</text:p>
          </table:table-cell>
          <table:table-cell office:value-type="string" table:style-name="ce1">
            <text:p>台中、台南等</text:p>
          </table:table-cell>
          <table:table-cell office:value-type="float" office:value="252" table:style-name="ce1">
            <text:p>252</text:p>
          </table:table-cell>
          <table:table-cell office:value-type="float" office:value="110" table:style-name="ce1">
            <text:p>11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大潭發電廠</text:p>
          </table:table-cell>
          <table:table-cell office:value-type="string" table:style-name="ce1">
            <text:p>無</text:p>
          </table:table-cell>
          <table:table-cell office:value-type="string" table:style-name="ce1">
            <text:p>協助大潭發電廠辦理睦鄰盃羽球邀請賽(預計活動時程:102年5月下旬至6月上旬)</text:p>
          </table:table-cell>
          <table:table-cell office:value-type="date" office:date-value="2013-07-10T00:00:00" table:style-name="ce2">
            <text:p>2013/7/10</text:p>
          </table:table-cell>
          <table:table-cell office:value-type="date" office:date-value="2013-07-14T00:00:00" table:style-name="ce2">
            <text:p>2013/7/14</text:p>
          </table:table-cell>
          <table:table-cell office:value-type="string" table:style-name="ce1">
            <text:p>貢寮區</text:p>
          </table:table-cell>
          <table:table-cell office:value-type="float" office:value="36700" table:style-name="ce1">
            <text:p>36700</text:p>
          </table:table-cell>
          <table:table-cell office:value-type="float" office:value="5000" table:style-name="ce1">
            <text:p>5000</text:p>
          </table:table-cell>
          <table:table-cell office:value-type="float" office:value="79" table:style-name="ce1">
            <text:p>7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體育會</text:p>
          </table:table-cell>
          <table:table-cell office:value-type="float" office:value="9950889" table:style-name="ce1">
            <text:p>9950889</text:p>
          </table:table-cell>
          <table:table-cell office:value-type="string" table:style-name="ce1">
            <text:p>協助桃園縣觀音鄉體育會辦理102年慶祝甘泉寺石觀音佛祖誕辰第二屆趣味競賽暨節約用電宣導活動(預計施行時程:102.6.1)</text:p>
          </table:table-cell>
          <table:table-cell office:value-type="date" office:date-value="2013-06-01T00:00:00" table:style-name="ce2">
            <text:p>2013/6/1</text:p>
          </table:table-cell>
          <table:table-cell office:value-type="date" office:date-value="2013-06-01T00:00:00" table:style-name="ce2">
            <text:p>2013/6/1</text:p>
          </table:table-cell>
          <table:table-cell office:value-type="string" table:style-name="ce1">
            <text:p>觀音國小</text:p>
          </table:table-cell>
          <table:table-cell office:value-type="float" office:value="791.5" table:style-name="ce1">
            <text:p>791.5</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大潭發電廠</text:p>
          </table:table-cell>
          <table:table-cell office:value-type="string" table:style-name="ce1">
            <text:p>無</text:p>
          </table:table-cell>
          <table:table-cell office:value-type="string" table:style-name="ce1">
            <text:p>協助大潭發電廠辦理大潭睦鄰公益心‧愛心傳遞便當情(預計活動時程:102.6.2~9.28)</text:p>
          </table:table-cell>
          <table:table-cell office:value-type="date" office:date-value="2013-06-02T00:00:00" table:style-name="ce2">
            <text:p>2013/6/2</text:p>
          </table:table-cell>
          <table:table-cell office:value-type="date" office:date-value="2013-09-28T00:00:00" table:style-name="ce2">
            <text:p>2013/9/28</text:p>
          </table:table-cell>
          <table:table-cell office:value-type="string" table:style-name="ce1">
            <text:p>觀音鄉</text:p>
          </table:table-cell>
          <table:table-cell office:value-type="float" office:value="234.2" table:style-name="ce1">
            <text:p>234.2</text:p>
          </table:table-cell>
          <table:table-cell office:value-type="float" office:value="234.2" table:style-name="ce1">
            <text:p>234.2</text:p>
          </table:table-cell>
          <table:table-cell office:value-type="float" office:value="234" table:style-name="ce1">
            <text:p>23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新屋鄉</text:p>
          </table:table-cell>
          <table:table-cell office:value-type="string" table:style-name="ce1">
            <text:p>桃園縣中壢區漁會</text:p>
          </table:table-cell>
          <table:table-cell office:value-type="float" office:value="44555604" table:style-name="ce1">
            <text:p>44555604</text:p>
          </table:table-cell>
          <table:table-cell office:value-type="string" table:style-name="ce1">
            <text:p>協助桃園縣中壢區漁會辦理102年度漁民節慶祝大會暨節約用電及開發電源宣導活動(預計活動時程:102.7.1)</text:p>
          </table:table-cell>
          <table:table-cell office:value-type="date" office:date-value="2013-07-01T00:00:00" table:style-name="ce2">
            <text:p>2013/7/1</text:p>
          </table:table-cell>
          <table:table-cell office:value-type="date" office:date-value="2013-07-01T00:00:00" table:style-name="ce2">
            <text:p>2013/7/1</text:p>
          </table:table-cell>
          <table:table-cell office:value-type="string" table:style-name="ce1">
            <text:p>新屋鄉永安村</text:p>
          </table:table-cell>
          <table:table-cell office:value-type="float" office:value="1026" table:style-name="ce1">
            <text:p>1026</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淡水區</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102年度全國北部地區漁會漁業推廣說明會(預計施行時程:102.5)</text:p>
          </table:table-cell>
          <table:table-cell office:value-type="date" office:date-value="2013-05-24T00:00:00" table:style-name="ce2">
            <text:p>2013/5/24</text:p>
          </table:table-cell>
          <table:table-cell office:value-type="date" office:date-value="2013-05-24T00:00:00" table:style-name="ce2">
            <text:p>2013/5/24</text:p>
          </table:table-cell>
          <table:table-cell office:value-type="string" table:style-name="ce1">
            <text:p>新北市淡水區</text:p>
          </table:table-cell>
          <table:table-cell office:value-type="float" office:value="200" table:style-name="ce1">
            <text:p>20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text:p>
          </table:table-cell>
          <table:table-cell office:value-type="string" table:style-name="ce1">
            <text:p>新北市政府</text:p>
          </table:table-cell>
          <table:table-cell office:value-type="string" table:style-name="ce1">
            <text:p><text:s/>aa<text:s/></text:p>
          </table:table-cell>
          <table:table-cell office:value-type="string" table:style-name="ce1">
            <text:p>協助新北市政府辦理2013新北市貢寮國際海洋音樂祭第十四回(活動時間:102.07.10~07.14)</text:p>
          </table:table-cell>
          <table:table-cell office:value-type="date" office:date-value="2013-07-10T00:00:00" table:style-name="ce2">
            <text:p>2013/7/10</text:p>
          </table:table-cell>
          <table:table-cell office:value-type="date" office:date-value="2013-07-14T00:00:00" table:style-name="ce2">
            <text:p>2013/7/14</text:p>
          </table:table-cell>
          <table:table-cell office:value-type="string" table:style-name="ce1">
            <text:p>貢寮區</text:p>
          </table:table-cell>
          <table:table-cell office:value-type="float" office:value="36700" table:style-name="ce1">
            <text:p>36700</text:p>
          </table:table-cell>
          <table:table-cell office:value-type="float" office:value="5000" table:style-name="ce1">
            <text:p>5000</text:p>
          </table:table-cell>
          <table:table-cell office:value-type="float" office:value="4000" table:style-name="ce1">
            <text:p>4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number-rows-repeated="1048480" table:style-name="ro1">
          <table:table-cell table:number-columns-repeated="16384"/>
        </table:table-row>
      </table:table>
      <table:table table:name="06"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公所</text:p>
          </table:table-cell>
          <table:table-cell office:value-type="string" table:style-name="ce1">
            <text:p><text:s/>aa<text:s/></text:p>
          </table:table-cell>
          <table:table-cell office:value-type="string" table:style-name="ce1">
            <text:p>協助高雄市茄萣區公所102年度發電年度協助金(第一次撥付)</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56667" table:style-name="ce1">
            <text:p>5666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公所</text:p>
          </table:table-cell>
          <table:table-cell office:value-type="string" table:style-name="ce1">
            <text:p><text:s/>aa<text:s/></text:p>
          </table:table-cell>
          <table:table-cell office:value-type="string" table:style-name="ce1">
            <text:p>協助高雄市茄萣區公所102年度發電年度協助金(第一次撥付)</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4638" table:style-name="ce1">
            <text:p>2463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公所</text:p>
          </table:table-cell>
          <table:table-cell office:value-type="string" table:style-name="ce1">
            <text:p><text:s/>aa<text:s/></text:p>
          </table:table-cell>
          <table:table-cell office:value-type="string" table:style-name="ce1">
            <text:p>協助高雄市湖內區公所102年度發電年度協助金(第一次撥付)</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2294" table:style-name="ce1">
            <text:p>1229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text:s/>aa<text:s/></text:p>
          </table:table-cell>
          <table:table-cell office:value-type="string" table:style-name="ce1">
            <text:p>協助臺中市龍井區公所102年度發電年度協助金(第二次款)</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02832" table:style-name="ce1">
            <text:p>10283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梧棲區</text:p>
          </table:table-cell>
          <table:table-cell office:value-type="string" table:style-name="ce1">
            <text:p>臺中市梧棲區公所</text:p>
          </table:table-cell>
          <table:table-cell office:value-type="string" table:style-name="ce1">
            <text:p><text:s/>aa<text:s/></text:p>
          </table:table-cell>
          <table:table-cell office:value-type="string" table:style-name="ce1">
            <text:p>協助臺中市梧棲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2033" table:style-name="ce1">
            <text:p>4203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大肚區</text:p>
          </table:table-cell>
          <table:table-cell office:value-type="string" table:style-name="ce1">
            <text:p>臺中市大肚區公所</text:p>
          </table:table-cell>
          <table:table-cell office:value-type="string" table:style-name="ce1">
            <text:p><text:s/>aa<text:s/></text:p>
          </table:table-cell>
          <table:table-cell office:value-type="string" table:style-name="ce1">
            <text:p>協助臺中市大肚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1930" table:style-name="ce1">
            <text:p>2193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深坑區</text:p>
          </table:table-cell>
          <table:table-cell office:value-type="string" table:style-name="ce1">
            <text:p>新北市深坑區公所</text:p>
          </table:table-cell>
          <table:table-cell office:value-type="string" table:style-name="ce1">
            <text:p><text:s/>aa<text:s/></text:p>
          </table:table-cell>
          <table:table-cell office:value-type="string" table:style-name="ce1">
            <text:p>協助新北市深坑區公所102年度輸變電協助金(運轉中)--深美超高壓變電所</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900" table:style-name="ce1">
            <text:p>49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善化區</text:p>
          </table:table-cell>
          <table:table-cell office:value-type="string" table:style-name="ce1">
            <text:p>臺南市善化區公所</text:p>
          </table:table-cell>
          <table:table-cell office:value-type="string" table:style-name="ce1">
            <text:p><text:s/>aa<text:s/></text:p>
          </table:table-cell>
          <table:table-cell office:value-type="string" table:style-name="ce1">
            <text:p>協助臺南市善化區公所102年度輸變電協助金(運轉中)--南科超高壓變電所</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5550" table:style-name="ce1">
            <text:p>55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崎區</text:p>
          </table:table-cell>
          <table:table-cell office:value-type="string" table:style-name="ce1">
            <text:p>臺南市龍崎區公所</text:p>
          </table:table-cell>
          <table:table-cell office:value-type="string" table:style-name="ce1">
            <text:p><text:s/>aa<text:s/></text:p>
          </table:table-cell>
          <table:table-cell office:value-type="string" table:style-name="ce1">
            <text:p>協助臺南市龍崎區公所102年度輸變電協助金(運轉中)--龍崎超高壓變電所</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7420" table:style-name="ce1">
            <text:p>74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黃立法委員志雄<text:s/></text:p>
          </table:table-cell>
          <table:table-cell office:value-type="string" table:style-name="ce1">
            <text:p>新店區</text:p>
          </table:table-cell>
          <table:table-cell office:value-type="string" table:style-name="ce1">
            <text:p>新北市體育總會</text:p>
          </table:table-cell>
          <table:table-cell office:value-type="float" office:value="78583425" table:style-name="ce1">
            <text:p>78583425</text:p>
          </table:table-cell>
          <table:table-cell office:value-type="string" table:style-name="ce1">
            <text:p>協助新北市體育總會辦理新北市議長盃第三屆龍舟錦標賽活動(預計施行時程:102.6.7-9)</text:p>
          </table:table-cell>
          <table:table-cell office:value-type="date" office:date-value="2013-06-07T00:00:00" table:style-name="ce2">
            <text:p>2013/6/7</text:p>
          </table:table-cell>
          <table:table-cell office:value-type="date" office:date-value="2013-06-09T00:00:00" table:style-name="ce2">
            <text:p>2013/6/9</text:p>
          </table:table-cell>
          <table:table-cell office:value-type="string" table:style-name="ce1">
            <text:p><text:s/>新北市新店區<text:s/></text:p>
          </table:table-cell>
          <table:table-cell office:value-type="float" office:value="11235" table:style-name="ce1">
            <text:p>11235</text:p>
          </table:table-cell>
          <table:table-cell office:value-type="float" office:value="1000" table:style-name="ce1">
            <text:p>1000</text:p>
          </table:table-cell>
          <table:table-cell office:value-type="float" office:value="800" table:style-name="ce1">
            <text:p>8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環境保護處</text:p>
          </table:table-cell>
          <table:table-cell office:value-type="string" table:style-name="ce1">
            <text:p>aa</text:p>
          </table:table-cell>
          <table:table-cell office:value-type="string" table:style-name="ce1">
            <text:p>協助環境保護處辦理【2013年認養活動】</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5321" table:style-name="ce1">
            <text:p>5321</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臺中市和平區博愛國民小學愛心營養早餐補助案(預計活動時程:102.6.1~103.7.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924" table:style-name="ce1">
            <text:p>92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臺中市和平區和平國民小學愛心營養早餐補助案(預計活動時程:102.6.1~103.7.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543" table:style-name="ce1">
            <text:p>54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八里區</text:p>
          </table:table-cell>
          <table:table-cell office:value-type="string" table:style-name="ce1">
            <text:p>新北市八里區農會</text:p>
          </table:table-cell>
          <table:table-cell office:value-type="float" office:value="37181209" table:style-name="ce1">
            <text:p>37181209</text:p>
          </table:table-cell>
          <table:table-cell office:value-type="string" table:style-name="ce1">
            <text:p>協助新北市八里區農會辦理新北市八里區農業產業發展計畫(預計活動時程:102.6.1~103.5.31)</text:p>
          </table:table-cell>
          <table:table-cell office:value-type="date" office:date-value="2013-05-31T00:00:00" table:style-name="ce2">
            <text:p>2013/5/31</text:p>
          </table:table-cell>
          <table:table-cell office:value-type="date" office:date-value="2014-06-01T00:00:00" table:style-name="ce2">
            <text:p>2014/6/1</text:p>
          </table:table-cell>
          <table:table-cell office:value-type="string" table:style-name="ce1">
            <text:p><text:s/>新北市<text:s/></text:p>
          </table:table-cell>
          <table:table-cell office:value-type="float" office:value="17957" table:style-name="ce1">
            <text:p>17957</text:p>
          </table:table-cell>
          <table:table-cell office:value-type="float" office:value="3500" table:style-name="ce1">
            <text:p>35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立法委員正井<text:s/></text:p>
          </table:table-cell>
          <table:table-cell office:value-type="string" table:style-name="ce1">
            <text:p>大園鄉</text:p>
          </table:table-cell>
          <table:table-cell office:value-type="string" table:style-name="ce1">
            <text:p>桃園縣大園鄉青年志工服務協會</text:p>
          </table:table-cell>
          <table:table-cell office:value-type="float" office:value="14927728" table:style-name="ce1">
            <text:p>14927728</text:p>
          </table:table-cell>
          <table:table-cell office:value-type="string" table:style-name="ce1">
            <text:p>協助桃園縣大園鄉青年志工服務協會辦理102年度桃園縣長盃陸上龍舟賽系列活動(預計活動時程:102.6.7-8)</text:p>
          </table:table-cell>
          <table:table-cell office:value-type="date" office:date-value="2013-06-08T00:00:00" table:style-name="ce2">
            <text:p>2013/6/8</text:p>
          </table:table-cell>
          <table:table-cell office:value-type="date" office:date-value="2013-06-09T00:00:00" table:style-name="ce2">
            <text:p>2013/6/9</text:p>
          </table:table-cell>
          <table:table-cell office:value-type="string" table:style-name="ce1">
            <text:p><text:s/>新北市<text:s/></text:p>
          </table:table-cell>
          <table:table-cell office:value-type="float" office:value="2000" table:style-name="ce1">
            <text:p>20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吳立法委員育昇<text:s/></text:p>
          </table:table-cell>
          <table:table-cell office:value-type="string" table:style-name="ce1">
            <text:p>林口區</text:p>
          </table:table-cell>
          <table:table-cell office:value-type="string" table:style-name="ce1">
            <text:p>新北市林口區老人會</text:p>
          </table:table-cell>
          <table:table-cell office:value-type="float" office:value="74999979" table:style-name="ce1">
            <text:p>74999979</text:p>
          </table:table-cell>
          <table:table-cell office:value-type="string" table:style-name="ce1">
            <text:p>協助新北市林口區老人會辦理102年度用電宣導暨羅東林業文化研習營(預計活動時程:102.10.15-17)</text:p>
          </table:table-cell>
          <table:table-cell office:value-type="date" office:date-value="2013-10-15T00:00:00" table:style-name="ce2">
            <text:p>2013/10/15</text:p>
          </table:table-cell>
          <table:table-cell office:value-type="date" office:date-value="2013-10-17T00:00:00" table:style-name="ce2">
            <text:p>2013/10/17</text:p>
          </table:table-cell>
          <table:table-cell office:value-type="string" table:style-name="ce1">
            <text:p><text:s/>新北市<text:s/></text:p>
          </table:table-cell>
          <table:table-cell office:value-type="float" office:value="582" table:style-name="ce1">
            <text:p>582</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大園鄉</text:p>
          </table:table-cell>
          <table:table-cell office:value-type="string" table:style-name="ce1">
            <text:p>桃園縣桃園區漁會</text:p>
          </table:table-cell>
          <table:table-cell office:value-type="float" office:value="98228698" table:style-name="ce1">
            <text:p>98228698</text:p>
          </table:table-cell>
          <table:table-cell office:value-type="string" table:style-name="ce1">
            <text:p>協助桃園縣桃園區漁會辦理102年度慶祝漁民節活動(預計活動時程:102.6.15-7.31擇一日辦理)</text:p>
          </table:table-cell>
          <table:table-cell office:value-type="date" office:date-value="2013-06-15T00:00:00" table:style-name="ce2">
            <text:p>2013/6/15</text:p>
          </table:table-cell>
          <table:table-cell office:value-type="date" office:date-value="2013-07-31T00:00:00" table:style-name="ce2">
            <text:p>2013/7/31</text:p>
          </table:table-cell>
          <table:table-cell office:value-type="string" table:style-name="ce1">
            <text:p><text:s/>桃園縣<text:s/></text:p>
          </table:table-cell>
          <table:table-cell office:value-type="float" office:value="831" table:style-name="ce1">
            <text:p>83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前鎮區</text:p>
          </table:table-cell>
          <table:table-cell office:value-type="string" table:style-name="ce1">
            <text:p>高雄區漁會</text:p>
          </table:table-cell>
          <table:table-cell office:value-type="string" table:style-name="ce1">
            <text:p>aa</text:p>
          </table:table-cell>
          <table:table-cell office:value-type="string" table:style-name="ce1">
            <text:p>協助高雄區漁會辦理慶祝102年度漁民節活動補助計畫(預計施行時程:102.7.12)</text:p>
          </table:table-cell>
          <table:table-cell office:value-type="date" office:date-value="2013-07-12T00:00:00" table:style-name="ce2">
            <text:p>2013/7/12</text:p>
          </table:table-cell>
          <table:table-cell office:value-type="date" office:date-value="2013-07-12T00:00:00" table:style-name="ce2">
            <text:p>2013/7/12</text:p>
          </table:table-cell>
          <table:table-cell office:value-type="string" table:style-name="ce1">
            <text:p><text:s/>高雄市前鎮區<text:s/></text:p>
          </table:table-cell>
          <table:table-cell office:value-type="float" office:value="1840" table:style-name="ce1">
            <text:p>184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小港區</text:p>
          </table:table-cell>
          <table:table-cell office:value-type="string" table:style-name="ce1">
            <text:p>高雄市小港區漁會</text:p>
          </table:table-cell>
          <table:table-cell office:value-type="string" table:style-name="ce1">
            <text:p>aa</text:p>
          </table:table-cell>
          <table:table-cell office:value-type="string" table:style-name="ce1">
            <text:p>協助高雄市小港區漁會辦理漁民節慶祝大會(預計活動時程:102.7.1)</text:p>
          </table:table-cell>
          <table:table-cell office:value-type="date" office:date-value="2013-07-01T00:00:00" table:style-name="ce2">
            <text:p>2013/7/1</text:p>
          </table:table-cell>
          <table:table-cell office:value-type="date" office:date-value="2013-07-01T00:00:00" table:style-name="ce2">
            <text:p>2013/7/1</text:p>
          </table:table-cell>
          <table:table-cell office:value-type="string" table:style-name="ce1">
            <text:p><text:s/>高雄市小港區<text:s/></text:p>
          </table:table-cell>
          <table:table-cell office:value-type="float" office:value="653" table:style-name="ce1">
            <text:p>65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小港區</text:p>
          </table:table-cell>
          <table:table-cell office:value-type="string" table:style-name="ce1">
            <text:p>高雄市小港區鳳森社區發展協會</text:p>
          </table:table-cell>
          <table:table-cell office:value-type="string" table:style-name="ce1">
            <text:p>aa</text:p>
          </table:table-cell>
          <table:table-cell office:value-type="string" table:style-name="ce1">
            <text:p>協助高雄市小港區鳳森社區發展協會辦理第五屆第四次會員大會暨宣導支持台電公司電價調整方案活動(預計施行時程:102.6.29)</text:p>
          </table:table-cell>
          <table:table-cell office:value-type="date" office:date-value="2013-06-29T00:00:00" table:style-name="ce2">
            <text:p>2013/6/29</text:p>
          </table:table-cell>
          <table:table-cell office:value-type="date" office:date-value="2013-06-29T00:00:00" table:style-name="ce2">
            <text:p>2013/6/29</text:p>
          </table:table-cell>
          <table:table-cell office:value-type="string" table:style-name="ce1">
            <text:p><text:s/>高雄市小港區<text:s/></text:p>
          </table:table-cell>
          <table:table-cell office:value-type="float" office:value="198" table:style-name="ce1">
            <text:p>198</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林園區</text:p>
          </table:table-cell>
          <table:table-cell office:value-type="string" table:style-name="ce1">
            <text:p>高雄市林園區漁會</text:p>
          </table:table-cell>
          <table:table-cell office:value-type="string" table:style-name="ce1">
            <text:p>aa</text:p>
          </table:table-cell>
          <table:table-cell office:value-type="string" table:style-name="ce1">
            <text:p>協助高雄市林園區漁會辦理慶祝102年度漁民節表揚大會活動(預計活動時程:102.7.1)</text:p>
          </table:table-cell>
          <table:table-cell office:value-type="date" office:date-value="2013-07-01T00:00:00" table:style-name="ce2">
            <text:p>2013/7/1</text:p>
          </table:table-cell>
          <table:table-cell office:value-type="date" office:date-value="2013-07-01T00:00:00" table:style-name="ce2">
            <text:p>2013/7/1</text:p>
          </table:table-cell>
          <table:table-cell office:value-type="string" table:style-name="ce1">
            <text:p><text:s/>高雄市林園區<text:s/></text:p>
          </table:table-cell>
          <table:table-cell office:value-type="float" office:value="168" table:style-name="ce1">
            <text:p>168</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彌陀區漁會</text:p>
          </table:table-cell>
          <table:table-cell office:value-type="string" table:style-name="ce1">
            <text:p>aa</text:p>
          </table:table-cell>
          <table:table-cell office:value-type="string" table:style-name="ce1">
            <text:p>協助彌陀區漁會辦理102年度漁民節慶祝大會(預計活動時程:102.7.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興達港區漁會</text:p>
          </table:table-cell>
          <table:table-cell office:value-type="string" table:style-name="ce1">
            <text:p>aa</text:p>
          </table:table-cell>
          <table:table-cell office:value-type="string" table:style-name="ce1">
            <text:p>協助高雄市興達港區漁會辦理慶祝102年度漁民節暨節約能源宣導活動計畫(預計活動時程:102.7.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漁會</text:p>
          </table:table-cell>
          <table:table-cell office:value-type="string" table:style-name="ce1">
            <text:p>aa</text:p>
          </table:table-cell>
          <table:table-cell office:value-type="string" table:style-name="ce1">
            <text:p>協助高雄市彌陀區漁會辦理彌陀區漁會102年度端午節包粽子暨節約能源宣導活動(預計施行時程:102.6.1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里務促進會</text:p>
          </table:table-cell>
          <table:table-cell office:value-type="string" table:style-name="ce1">
            <text:p>aa</text:p>
          </table:table-cell>
          <table:table-cell office:value-type="string" table:style-name="ce1">
            <text:p>協助高雄市湖內區里務促進會辦理「節約能源宣導暨里務推展研討會」活動(預計活動時程:102.6.14)</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102年度永安區「關懷弱勢學童快樂一夏健康成長營計畫」(預計活動時程:102.7.22-2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00" table:style-name="ce1">
            <text:p>2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人文發展協會</text:p>
          </table:table-cell>
          <table:table-cell office:value-type="string" table:style-name="ce1">
            <text:p>aa</text:p>
          </table:table-cell>
          <table:table-cell office:value-type="string" table:style-name="ce1">
            <text:p>協助高雄市湖內人文發展協會辦理「能源E世代，節約最實在宣導暨志工在職特殊訓練及檢討座談會」活動計劃(預計活動時程:102.6.2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漁會</text:p>
          </table:table-cell>
          <table:table-cell office:value-type="string" table:style-name="ce1">
            <text:p>aa</text:p>
          </table:table-cell>
          <table:table-cell office:value-type="string" table:style-name="ce1">
            <text:p>協助高雄市永安區漁會辦理102年度慶祝漁民節活動(預計活動時程:102.7.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中華民國婦女聯合會高雄市分會彌陀區支會</text:p>
          </table:table-cell>
          <table:table-cell office:value-type="string" table:style-name="ce1">
            <text:p>aa</text:p>
          </table:table-cell>
          <table:table-cell office:value-type="string" table:style-name="ce1">
            <text:p>協助中華民國婦女聯合會高雄市分會彌陀區支會辦理【102年度地方產業文化參訪聯誼活動】(預計活動時程:102.6.29-3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婦女工作協會</text:p>
          </table:table-cell>
          <table:table-cell office:value-type="string" table:style-name="ce1">
            <text:p>aa</text:p>
          </table:table-cell>
          <table:table-cell office:value-type="string" table:style-name="ce1">
            <text:p>協助高雄市路竹區婦女工作協會辦理參觀國家經濟建設暨協會102年度第二次理、監事會議及會員眷屬聯誼活動(預計活動時程:102.6.29-3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102年彌陀港虱目魚文化節(預計活動時程:102.11.2-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辦理2013路竹番茄文化節(預計活動時程:102.12.7-8)</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700" table:style-name="ce1">
            <text:p>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體育會</text:p>
          </table:table-cell>
          <table:table-cell office:value-type="string" table:style-name="ce1">
            <text:p>aa</text:p>
          </table:table-cell>
          <table:table-cell office:value-type="string" table:style-name="ce1">
            <text:p>協助高雄市永安體育會辦理獅頭山、仙山登山活動時施計劃(預計施行時程:102.6.30-7.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婦女會</text:p>
          </table:table-cell>
          <table:table-cell office:value-type="string" table:style-name="ce1">
            <text:p>aa</text:p>
          </table:table-cell>
          <table:table-cell office:value-type="string" table:style-name="ce1">
            <text:p>協助新北市三芝區婦女會辦理繽紛婦女幸福三芝核安暨社會福利宣導(預計活動時程:102.6.1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水上救生協會</text:p>
          </table:table-cell>
          <table:table-cell office:value-type="string" table:style-name="ce1">
            <text:p>aa</text:p>
          </table:table-cell>
          <table:table-cell office:value-type="string" table:style-name="ce1">
            <text:p>協助新北市石門區水上救生協會辦理夏令營水上安全救生訓練活動(預計施行時程:102.7.1-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64" table:style-name="ce1">
            <text:p>6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德茂社區發展協會</text:p>
          </table:table-cell>
          <table:table-cell office:value-type="string" table:style-name="ce1">
            <text:p>aa</text:p>
          </table:table-cell>
          <table:table-cell office:value-type="string" table:style-name="ce1">
            <text:p>協助新北市石門區德茂社區發展協會辦理『2013新北市石門區白沙灣音樂會活動』(預計施行時程:102.7.6-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體育會</text:p>
          </table:table-cell>
          <table:table-cell office:value-type="string" table:style-name="ce1">
            <text:p>aa</text:p>
          </table:table-cell>
          <table:table-cell office:value-type="string" table:style-name="ce1">
            <text:p>協助新北市金山區體育會辦理102年健行活動(預計活動時程:102.6.2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早覺會</text:p>
          </table:table-cell>
          <table:table-cell office:value-type="string" table:style-name="ce1">
            <text:p>aa</text:p>
          </table:table-cell>
          <table:table-cell office:value-type="string" table:style-name="ce1">
            <text:p>協助新北市金山區早覺會辦理健康活力全民健行活動(預計活動時程:102.7月份擇日辦理)</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新北市健康育樂推廣協會</text:p>
          </table:table-cell>
          <table:table-cell office:value-type="string" table:style-name="ce1">
            <text:p>aa</text:p>
          </table:table-cell>
          <table:table-cell office:value-type="string" table:style-name="ce1">
            <text:p>協助新北市健康育樂推廣協會辦理「戶外休閒安全防護講習暨社福與核安宣導」活動(預計施行時程:102.7.8月中擇二或四天)</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屏東縣恆春鎮公所辦理2013恆春古城國際豎孤棚觀光文化活動(預計活動時程:102.8.20-2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000" table:style-name="ce1">
            <text:p>20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區漁會</text:p>
          </table:table-cell>
          <table:table-cell office:value-type="string" table:style-name="ce1">
            <text:p>aa</text:p>
          </table:table-cell>
          <table:table-cell office:value-type="string" table:style-name="ce1">
            <text:p>協助屏東縣恆春區漁會辦理飛魚產業促銷暨102年漁民節慶祝活動(預計活動時程:102.7.1-12.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中山區</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102年度基隆市端午龍舟競賽(預計施行時程:102.5.4~6.12)</text:p>
          </table:table-cell>
          <table:table-cell office:value-type="date" office:date-value="2013-05-04T00:00:00" table:style-name="ce2">
            <text:p>2013/5/4</text:p>
          </table:table-cell>
          <table:table-cell office:value-type="date" office:date-value="2013-06-12T00:00:00" table:style-name="ce2">
            <text:p>2013/6/12</text:p>
          </table:table-cell>
          <table:table-cell office:value-type="string" table:style-name="ce1">
            <text:p><text:s/>基隆市<text:s/></text:p>
          </table:table-cell>
          <table:table-cell office:value-type="float" office:value="110" table:style-name="ce1">
            <text:p>11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102年漁民節慶祝會(預計活動時程:102.7.20)</text:p>
          </table:table-cell>
          <table:table-cell office:value-type="date" office:date-value="2013-07-20T00:00:00" table:style-name="ce2">
            <text:p>2013/7/20</text:p>
          </table:table-cell>
          <table:table-cell office:value-type="date" office:date-value="2013-07-20T00:00:00" table:style-name="ce2">
            <text:p>2013/7/20</text:p>
          </table:table-cell>
          <table:table-cell office:value-type="string" table:style-name="ce1">
            <text:p><text:s/>基隆市<text:s/></text:p>
          </table:table-cell>
          <table:table-cell office:value-type="float" office:value="369" table:style-name="ce1">
            <text:p>369</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基隆市暖暖區</text:p>
          </table:table-cell>
          <table:table-cell office:value-type="string" table:style-name="ce1">
            <text:p>基隆市暖暖區碇內社區發展協會</text:p>
          </table:table-cell>
          <table:table-cell office:value-type="float" office:value="78408320" table:style-name="ce1">
            <text:p>78408320</text:p>
          </table:table-cell>
          <table:table-cell office:value-type="string" table:style-name="ce1">
            <text:p>協助基隆市暖暖區碇內社區發展協會辦理102年體育樂活季籃、桌球錦標賽(預計活動時程:102.7.20-9.21)</text:p>
          </table:table-cell>
          <table:table-cell office:value-type="date" office:date-value="2013-07-20T00:00:00" table:style-name="ce2">
            <text:p>2013/7/20</text:p>
          </table:table-cell>
          <table:table-cell office:value-type="date" office:date-value="2013-09-21T00:00:00" table:style-name="ce2">
            <text:p>2013/9/21</text:p>
          </table:table-cell>
          <table:table-cell office:value-type="string" table:style-name="ce1">
            <text:p><text:s/>基隆市<text:s/></text:p>
          </table:table-cell>
          <table:table-cell office:value-type="float" office:value="450" table:style-name="ce1">
            <text:p>45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立烏眉國民中學</text:p>
          </table:table-cell>
          <table:table-cell office:value-type="string" table:style-name="ce1">
            <text:p>aa</text:p>
          </table:table-cell>
          <table:table-cell office:value-type="string" table:style-name="ce1">
            <text:p>協助苗栗縣立烏眉國民中學辦理102年度添購舞龍戰鼓隊教學設備計畫(預計施行時程:102.6.1~12.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立通霄國民中學</text:p>
          </table:table-cell>
          <table:table-cell office:value-type="string" table:style-name="ce1">
            <text:p><text:s/>aa<text:s/></text:p>
          </table:table-cell>
          <table:table-cell office:value-type="string" table:style-name="ce1">
            <text:p>協助苗栗縣立通霄國民中學辦理苗栗縣立通霄國中第十七屆美術班畢業畫冊製作、出刊、發布暨畢業美展(預計活動行程:102.6.1-3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健康舞蹈協會</text:p>
          </table:table-cell>
          <table:table-cell office:value-type="string" table:style-name="ce1">
            <text:p>aa</text:p>
          </table:table-cell>
          <table:table-cell office:value-type="string" table:style-name="ce1">
            <text:p>協助苗栗縣通霄健康舞蹈協會辦理苗栗縣通霄鎮102年度﹝鎮長盃﹞運動舞蹈錦標賽活動計畫(預計活動時程:102.6.2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天韻藝文推展協會</text:p>
          </table:table-cell>
          <table:table-cell office:value-type="string" table:style-name="ce1">
            <text:p><text:s/>aa<text:s/></text:p>
          </table:table-cell>
          <table:table-cell office:value-type="string" table:style-name="ce1">
            <text:p>協助苗栗縣天韻藝文推展協會辦理102年度【親子互動暨反詐騙節能減碳宣導】活動(預計活動時程:102.6.9)</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愛舞者藝文推展協會</text:p>
          </table:table-cell>
          <table:table-cell office:value-type="string" table:style-name="ce1">
            <text:p>aa</text:p>
          </table:table-cell>
          <table:table-cell office:value-type="string" table:style-name="ce1">
            <text:p>協助苗栗縣愛舞者藝文推展協會辦理赤子心、客家情、趣味跑跳碰、趣味競賽暨節能減碳支持電力建設宣導活動(預計活動時程:102.6.23)</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蓬山美術會</text:p>
          </table:table-cell>
          <table:table-cell office:value-type="string" table:style-name="ce1">
            <text:p>aa</text:p>
          </table:table-cell>
          <table:table-cell office:value-type="string" table:style-name="ce1">
            <text:p>協助苗栗縣苑裡鎮蓬山美術會辦理第三十九屆會員美展暨藝術美學研習講座活動(預計活動時程:102.6.15-7.1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通苑區漁會</text:p>
          </table:table-cell>
          <table:table-cell office:value-type="string" table:style-name="ce1">
            <text:p>aa</text:p>
          </table:table-cell>
          <table:table-cell office:value-type="string" table:style-name="ce1">
            <text:p>協助苗栗縣通苑區漁會辦理102年度漁民節慶祝活動(預計活動時程:102.6.29-7.31)</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早泳會</text:p>
          </table:table-cell>
          <table:table-cell office:value-type="string" table:style-name="ce1">
            <text:p>aa</text:p>
          </table:table-cell>
          <table:table-cell office:value-type="string" table:style-name="ce1">
            <text:p>協助苗栗縣通霄早泳會辦理「102年防溺宣導暨節能減碳宣導活動」(預計施行時程:102.6.3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虎嶼綿亙、神社紀趣童時情-懷念老歌演唱會活動(預計活動時程:102.7.6)</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苑東社區發展協會</text:p>
          </table:table-cell>
          <table:table-cell office:value-type="string" table:style-name="ce1">
            <text:p>aa</text:p>
          </table:table-cell>
          <table:table-cell office:value-type="string" table:style-name="ce1">
            <text:p>協助苗栗縣苑裡鎮苑東社區發展協會辦理102年度【社區防止詐騙、拒絕毒品、節約能源、節能減碳、疾病防治健康講座】(預計活動時程:102.7.10)</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代天府民俗文化推展協會</text:p>
          </table:table-cell>
          <table:table-cell office:value-type="string" table:style-name="ce1">
            <text:p>aa</text:p>
          </table:table-cell>
          <table:table-cell office:value-type="string" table:style-name="ce1">
            <text:p>協助苗栗縣代天府民俗文化推展協會辦理2013民俗文化大賞(預計活動時程:102.7.14、7.23共兩天)</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苑裡鎮102年度慶祝父親節暨表揚模範父親、好人好事代表、自強家庭、及溫馨家庭代表大會(預計活動時程:102.7.27)</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aa</text:p>
          </table:table-cell>
          <table:table-cell office:value-type="string" table:style-name="ce1">
            <text:p>aa</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text:s/>aa<text:s/></text:p>
          </table:table-cell>
          <table:table-cell office:value-type="string" table:style-name="ce1">
            <text:p>協助臺中市龍井區公所辦理【臺中市龍井區102年敦親睦鄰盃籃球錦標賽暨節能減碳宣導活動】(預計活動時程:102.6.15-16)</text:p>
          </table:table-cell>
          <table:table-cell office:value-type="date" office:date-value="2013-06-15T00:00:00" table:style-name="ce2">
            <text:p>2013/6/15</text:p>
          </table:table-cell>
          <table:table-cell office:value-type="date" office:date-value="2013-06-16T00:00:00" table:style-name="ce2">
            <text:p>2013/6/16</text:p>
          </table:table-cell>
          <table:table-cell office:value-type="string" table:style-name="ce1">
            <text:p><text:s/>臺中市龍井區<text:s/></text:p>
          </table:table-cell>
          <table:table-cell office:value-type="float" office:value="486" table:style-name="ce1">
            <text:p>486</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清水區</text:p>
          </table:table-cell>
          <table:table-cell office:value-type="string" table:style-name="ce1">
            <text:p>臺中區漁會</text:p>
          </table:table-cell>
          <table:table-cell office:value-type="string" table:style-name="ce1">
            <text:p><text:s/>aa<text:s/></text:p>
          </table:table-cell>
          <table:table-cell office:value-type="string" table:style-name="ce1">
            <text:p>協助臺中區漁會辦理臺中市102年慶祝漁民節暨漁業技術交流及電力宣導活動(預計活動時程:102.6.20-7.31)</text:p>
          </table:table-cell>
          <table:table-cell office:value-type="date" office:date-value="2013-06-28T00:00:00" table:style-name="ce2">
            <text:p>2013/6/28</text:p>
          </table:table-cell>
          <table:table-cell office:value-type="date" office:date-value="2013-06-28T00:00:00" table:style-name="ce2">
            <text:p>2013/6/28</text:p>
          </table:table-cell>
          <table:table-cell office:value-type="string" table:style-name="ce1">
            <text:p><text:s/>梧棲漁港漁民活動中心<text:s/></text:p>
          </table:table-cell>
          <table:table-cell office:value-type="float" office:value="800" table:style-name="ce1">
            <text:p>800</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大肚區</text:p>
          </table:table-cell>
          <table:table-cell office:value-type="string" table:style-name="ce1">
            <text:p>臺中縣真善美服務協會</text:p>
          </table:table-cell>
          <table:table-cell office:value-type="string" table:style-name="ce1">
            <text:p>aa</text:p>
          </table:table-cell>
          <table:table-cell office:value-type="string" table:style-name="ce1">
            <text:p>協助臺中縣真善美服務協會辦理臺中市大肚區102暑期課業輔導活動(預計活動時程:102.7.1-8.30)</text:p>
          </table:table-cell>
          <table:table-cell office:value-type="date" office:date-value="2013-07-01T00:00:00" table:style-name="ce2">
            <text:p>2013/7/1</text:p>
          </table:table-cell>
          <table:table-cell office:value-type="date" office:date-value="2013-08-30T00:00:00" table:style-name="ce2">
            <text:p>2013/8/30</text:p>
          </table:table-cell>
          <table:table-cell office:value-type="string" table:style-name="ce1">
            <text:p><text:s/>臺中市大肚區<text:s/></text:p>
          </table:table-cell>
          <table:table-cell office:value-type="float" office:value="401" table:style-name="ce1">
            <text:p>401</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縣議員郭蔡美英<text:s/></text:p>
          </table:table-cell>
          <table:table-cell office:value-type="string" table:style-name="ce1">
            <text:p>觀音鄉</text:p>
          </table:table-cell>
          <table:table-cell office:value-type="string" table:style-name="ce1">
            <text:p>桃園縣觀音鄉白玉社區發展協會</text:p>
          </table:table-cell>
          <table:table-cell office:value-type="float" office:value="10695866" table:style-name="ce1">
            <text:p>10695866</text:p>
          </table:table-cell>
          <table:table-cell office:value-type="string" table:style-name="ce1">
            <text:p>協助桃園縣觀音鄉白玉社區發展協會辦理102年度戶外研習及節約用電宣導活動(預計活動時程:102.6.15-16)</text:p>
          </table:table-cell>
          <table:table-cell office:value-type="date" office:date-value="2013-06-15T00:00:00" table:style-name="ce2">
            <text:p>2013/6/15</text:p>
          </table:table-cell>
          <table:table-cell office:value-type="date" office:date-value="2013-06-16T00:00:00" table:style-name="ce2">
            <text:p>2013/6/16</text:p>
          </table:table-cell>
          <table:table-cell office:value-type="string" table:style-name="ce1">
            <text:p><text:s/>南投<text:s/></text:p>
          </table:table-cell>
          <table:table-cell office:value-type="float" office:value="230" table:style-name="ce1">
            <text:p>230</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新屋鄉</text:p>
          </table:table-cell>
          <table:table-cell office:value-type="string" table:style-name="ce1">
            <text:p>桃園縣新屋鄉公所</text:p>
          </table:table-cell>
          <table:table-cell office:value-type="string" table:style-name="ce1">
            <text:p>無</text:p>
          </table:table-cell>
          <table:table-cell office:value-type="string" table:style-name="ce1">
            <text:p>協助桃園縣新屋鄉公所辦理102年度績優社區觀摩研習暨節約用電及社福政令宣導活動(預計活動時程:102.6.18-19)</text:p>
          </table:table-cell>
          <table:table-cell office:value-type="date" office:date-value="2013-06-18T00:00:00" table:style-name="ce2">
            <text:p>2013/6/18</text:p>
          </table:table-cell>
          <table:table-cell office:value-type="date" office:date-value="2013-06-19T00:00:00" table:style-name="ce2">
            <text:p>2013/6/19</text:p>
          </table:table-cell>
          <table:table-cell office:value-type="string" table:style-name="ce1">
            <text:p><text:s/>宜蘭縣<text:s/></text:p>
          </table:table-cell>
          <table:table-cell office:value-type="float" office:value="240" table:style-name="ce1">
            <text:p>240</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縣議員郭蔡美英<text:s/></text:p>
          </table:table-cell>
          <table:table-cell office:value-type="string" table:style-name="ce1">
            <text:p>觀音鄉</text:p>
          </table:table-cell>
          <table:table-cell office:value-type="string" table:style-name="ce1">
            <text:p>桃園縣觀音鄉愛心媽媽發展協會</text:p>
          </table:table-cell>
          <table:table-cell office:value-type="float" office:value="26576660" table:style-name="ce1">
            <text:p>26576660</text:p>
          </table:table-cell>
          <table:table-cell office:value-type="string" table:style-name="ce1">
            <text:p>協助桃園縣觀音鄉愛心媽媽發展協會辦理婦女知性成長營暨用電安全宣導活動(預計活動時程:102.6.28-29)</text:p>
          </table:table-cell>
          <table:table-cell office:value-type="date" office:date-value="2013-06-28T00:00:00" table:style-name="ce2">
            <text:p>2013/6/28</text:p>
          </table:table-cell>
          <table:table-cell office:value-type="date" office:date-value="2013-06-29T00:00:00" table:style-name="ce2">
            <text:p>2013/6/29</text:p>
          </table:table-cell>
          <table:table-cell office:value-type="string" table:style-name="ce1">
            <text:p><text:s/>台中,高雄,台南等地<text:s/></text:p>
          </table:table-cell>
          <table:table-cell office:value-type="float" office:value="530" table:style-name="ce1">
            <text:p>530</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桃園縣觀音鄉公所</text:p>
          </table:table-cell>
          <table:table-cell office:value-type="string" table:style-name="ce1">
            <text:p>無</text:p>
          </table:table-cell>
          <table:table-cell office:value-type="string" table:style-name="ce1">
            <text:p>協助桃園縣觀音鄉公所辦理2013年桃園蓮花季活動(預計施行時程:102.6.1-10.20)</text:p>
          </table:table-cell>
          <table:table-cell office:value-type="date" office:date-value="2013-06-01T00:00:00" table:style-name="ce2">
            <text:p>2013/6/1</text:p>
          </table:table-cell>
          <table:table-cell office:value-type="date" office:date-value="2013-10-20T00:00:00" table:style-name="ce2">
            <text:p>2013/10/20</text:p>
          </table:table-cell>
          <table:table-cell office:value-type="string" table:style-name="ce1">
            <text:p><text:s/>桃園縣<text:s/></text:p>
          </table:table-cell>
          <table:table-cell office:value-type="float" office:value="3600" table:style-name="ce1">
            <text:p>3600</text:p>
          </table:table-cell>
          <table:table-cell office:value-type="float" office:value="1500" table:style-name="ce1">
            <text:p>15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舞蹈運動發展協會</text:p>
          </table:table-cell>
          <table:table-cell office:value-type="float" office:value="15730265" table:style-name="ce1">
            <text:p>15730265</text:p>
          </table:table-cell>
          <table:table-cell office:value-type="string" table:style-name="ce1">
            <text:p>協助桃園縣觀音鄉舞蹈運動發展協會辦理2013年觀音鄉端午節鄉長盃龍舟競賽暨民俗藝文活動省油省電省水宣導(預計活動時程:102.6.8)</text:p>
          </table:table-cell>
          <table:table-cell office:value-type="date" office:date-value="2013-06-08T00:00:00" table:style-name="ce2">
            <text:p>2013/6/8</text:p>
          </table:table-cell>
          <table:table-cell office:value-type="date" office:date-value="2013-06-08T00:00:00" table:style-name="ce2">
            <text:p>2013/6/8</text:p>
          </table:table-cell>
          <table:table-cell office:value-type="string" table:style-name="ce1">
            <text:p><text:s/>廣福社區活動中心<text:s/></text:p>
          </table:table-cell>
          <table:table-cell office:value-type="float" office:value="985" table:style-name="ce1">
            <text:p>985</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桃園縣觀音鄉客家民俗文化發展協會</text:p>
          </table:table-cell>
          <table:table-cell office:value-type="float" office:value="21555173" table:style-name="ce1">
            <text:p>21555173</text:p>
          </table:table-cell>
          <table:table-cell office:value-type="string" table:style-name="ce1">
            <text:p>協助桃園縣觀音鄉客家民俗文化發展協會辦理觀摩研習暨參觀電廠及開發電源宣導活動(預計活動時程:102.6.27-28)</text:p>
          </table:table-cell>
          <table:table-cell office:value-type="date" office:date-value="2013-06-27T00:00:00" table:style-name="ce2">
            <text:p>2013/6/27</text:p>
          </table:table-cell>
          <table:table-cell office:value-type="date" office:date-value="2013-06-28T00:00:00" table:style-name="ce2">
            <text:p>2013/6/28</text:p>
          </table:table-cell>
          <table:table-cell office:value-type="string" table:style-name="ce1">
            <text:p><text:s/>宜蘭、礁溪、金山、九份<text:s/></text:p>
          </table:table-cell>
          <table:table-cell office:value-type="float" office:value="365" table:style-name="ce1">
            <text:p>365</text:p>
          </table:table-cell>
          <table:table-cell office:value-type="float" office:value="180" table:style-name="ce1">
            <text:p>1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新屋鄉</text:p>
          </table:table-cell>
          <table:table-cell office:value-type="string" table:style-name="ce1">
            <text:p>桃園縣新屋鄉笨港社區發展協會</text:p>
          </table:table-cell>
          <table:table-cell office:value-type="float" office:value="30318412" table:style-name="ce1">
            <text:p>30318412</text:p>
          </table:table-cell>
          <table:table-cell office:value-type="string" table:style-name="ce1">
            <text:p>協助桃園縣新屋鄉笨港社區發展協會辦理102年度自強活動宜蘭社區研習參訪暨節約能源及節能減碳宣導活動(預估活動時程:102.6.22-23)</text:p>
          </table:table-cell>
          <table:table-cell office:value-type="date" office:date-value="2013-06-22T00:00:00" table:style-name="ce2">
            <text:p>2013/6/22</text:p>
          </table:table-cell>
          <table:table-cell office:value-type="date" office:date-value="2013-06-23T00:00:00" table:style-name="ce2">
            <text:p>2013/6/23</text:p>
          </table:table-cell>
          <table:table-cell office:value-type="string" table:style-name="ce1">
            <text:p><text:s/>宜蘭、礁溪、金山、九份<text:s/></text:p>
          </table:table-cell>
          <table:table-cell office:value-type="float" office:value="237" table:style-name="ce1">
            <text:p>237</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觀音鄉</text:p>
          </table:table-cell>
          <table:table-cell office:value-type="string" table:style-name="ce1">
            <text:p>桃園縣觀音鄉婦女會</text:p>
          </table:table-cell>
          <table:table-cell office:value-type="float" office:value="10628683" table:style-name="ce1">
            <text:p>10628683</text:p>
          </table:table-cell>
          <table:table-cell office:value-type="string" table:style-name="ce1">
            <text:p>協助桃園縣觀音鄉婦女會辦理102年度模範父親表揚暨兩性平權家庭和樂及節約能源宣導活動(預計施行時程:102.8.3)</text:p>
          </table:table-cell>
          <table:table-cell office:value-type="date" office:date-value="2013-08-03T00:00:00" table:style-name="ce2">
            <text:p>2013/8/3</text:p>
          </table:table-cell>
          <table:table-cell office:value-type="date" office:date-value="2013-08-03T00:00:00" table:style-name="ce2">
            <text:p>2013/8/3</text:p>
          </table:table-cell>
          <table:table-cell office:value-type="string" table:style-name="ce1">
            <text:p><text:s/>觀音村<text:s/></text:p>
          </table:table-cell>
          <table:table-cell office:value-type="float" office:value="495" table:style-name="ce1">
            <text:p>495</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text:s/></text:p>
          </table:table-cell>
          <table:table-cell office:value-type="string" table:style-name="ce1">
            <text:p>觀音鄉</text:p>
          </table:table-cell>
          <table:table-cell office:value-type="string" table:style-name="ce1">
            <text:p>桃園縣觀音鄉游泳協會</text:p>
          </table:table-cell>
          <table:table-cell office:value-type="float" office:value="15754890" table:style-name="ce1">
            <text:p>15754890</text:p>
          </table:table-cell>
          <table:table-cell office:value-type="string" table:style-name="ce1">
            <text:p>協助桃園縣觀音鄉游泳協會辦理「觀音鄉鄉長盃趣味游泳競賽暨節能減碳節約用電宣導活動」(預計活動時程:102.7.14)</text:p>
          </table:table-cell>
          <table:table-cell office:value-type="date" office:date-value="2013-07-14T00:00:00" table:style-name="ce2">
            <text:p>2013/7/14</text:p>
          </table:table-cell>
          <table:table-cell office:value-type="date" office:date-value="2013-07-14T00:00:00" table:style-name="ce2">
            <text:p>2013/7/14</text:p>
          </table:table-cell>
          <table:table-cell office:value-type="string" table:style-name="ce1">
            <text:p><text:s/>新坡村<text:s/></text:p>
          </table:table-cell>
          <table:table-cell office:value-type="float" office:value="248" table:style-name="ce1">
            <text:p>248</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湖西鄉</text:p>
          </table:table-cell>
          <table:table-cell office:value-type="string" table:style-name="ce1">
            <text:p>澎湖縣湖西鄉公所</text:p>
          </table:table-cell>
          <table:table-cell office:value-type="string" table:style-name="ce1">
            <text:p>無</text:p>
          </table:table-cell>
          <table:table-cell office:value-type="string" table:style-name="ce1">
            <text:p>協助澎湖縣湖西鄉公所辦理2013湖西童玩嘉年華囝仔的春天兒童關懷活動(預計活動時程:102.7.27-28)</text:p>
          </table:table-cell>
          <table:table-cell office:value-type="date" office:date-value="2013-07-27T00:00:00" table:style-name="ce2">
            <text:p>2013/7/27</text:p>
          </table:table-cell>
          <table:table-cell office:value-type="date" office:date-value="2013-07-28T00:00:00" table:style-name="ce2">
            <text:p>2013/7/28</text:p>
          </table:table-cell>
          <table:table-cell office:value-type="string" table:style-name="ce1">
            <text:p><text:s/>湖西鄉<text:s/></text:p>
          </table:table-cell>
          <table:table-cell office:value-type="float" office:value="800" table:style-name="ce1">
            <text:p>8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無<text:s/></text:p>
          </table:table-cell>
          <table:table-cell office:value-type="string" table:style-name="ce1">
            <text:p>貢寮區</text:p>
          </table:table-cell>
          <table:table-cell office:value-type="string" table:style-name="ce1">
            <text:p>新北市貢寮區漁會</text:p>
          </table:table-cell>
          <table:table-cell office:value-type="float" office:value="39053709" table:style-name="ce1">
            <text:p>39053709</text:p>
          </table:table-cell>
          <table:table-cell office:value-type="string" table:style-name="ce1">
            <text:p>協助新北市貢寮區漁會辦理貢寮區漁會102年漁民節慶祝活動(預計施行時程:102.6.21-7.30)</text:p>
          </table:table-cell>
          <table:table-cell office:value-type="date" office:date-value="2013-06-21T00:00:00" table:style-name="ce2">
            <text:p>2013/6/21</text:p>
          </table:table-cell>
          <table:table-cell office:value-type="date" office:date-value="2013-07-30T00:00:00" table:style-name="ce2">
            <text:p>2013/7/30</text:p>
          </table:table-cell>
          <table:table-cell office:value-type="string" table:style-name="ce1">
            <text:p><text:s/>澳底漁港<text:s/></text:p>
          </table:table-cell>
          <table:table-cell office:value-type="float" office:value="600" table:style-name="ce1">
            <text:p>6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505" table:style-name="ro1">
          <table:table-cell table:number-columns-repeated="16384"/>
        </table:table-row>
      </table:table>
      <table:table table:name="07"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string" table:style-name="ce1">
            <text:p>新北市林口區公所</text:p>
          </table:table-cell>
          <table:table-cell office:value-type="string" table:style-name="ce1">
            <text:p>aa</text:p>
          </table:table-cell>
          <table:table-cell office:value-type="string" table:style-name="ce1">
            <text:p>協助新北市林口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361" table:style-name="ce1">
            <text:p>1536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辦理102年度發電年度協助金(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9" table:style-name="ce1">
            <text:p>66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辦理102年度發電年度協助金(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1" table:style-name="ce1">
            <text:p>29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湖鎮</text:p>
          </table:table-cell>
          <table:table-cell office:value-type="string" table:style-name="ce1">
            <text:p>金湖鎮公所</text:p>
          </table:table-cell>
          <table:table-cell office:value-type="string" table:style-name="ce1">
            <text:p>aa</text:p>
          </table:table-cell>
          <table:table-cell office:value-type="string" table:style-name="ce1">
            <text:p>協助金門縣金湖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5" table:style-name="ce1">
            <text:p>31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竿鄉</text:p>
          </table:table-cell>
          <table:table-cell office:value-type="string" table:style-name="ce1">
            <text:p>南竿鄉公所</text:p>
          </table:table-cell>
          <table:table-cell office:value-type="string" table:style-name="ce1">
            <text:p>aa</text:p>
          </table:table-cell>
          <table:table-cell office:value-type="string" table:style-name="ce1">
            <text:p>協助連江縣南竿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5" table:style-name="ce1">
            <text:p>42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店區</text:p>
          </table:table-cell>
          <table:table-cell office:value-type="string" table:style-name="ce1">
            <text:p>新店區公所</text:p>
          </table:table-cell>
          <table:table-cell office:value-type="string" table:style-name="ce1">
            <text:p>aa</text:p>
          </table:table-cell>
          <table:table-cell office:value-type="string" table:style-name="ce1">
            <text:p>協助新北市新店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8" table:style-name="ce1">
            <text:p>40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string" table:style-name="ce1">
            <text:p>三星鄉公所</text:p>
          </table:table-cell>
          <table:table-cell office:value-type="string" table:style-name="ce1">
            <text:p>aa</text:p>
          </table:table-cell>
          <table:table-cell office:value-type="string" table:style-name="ce1">
            <text:p>協助宜蘭縣三星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74" table:style-name="ce1">
            <text:p>47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大同鄉</text:p>
          </table:table-cell>
          <table:table-cell office:value-type="string" table:style-name="ce1">
            <text:p>大同鄉公所</text:p>
          </table:table-cell>
          <table:table-cell office:value-type="string" table:style-name="ce1">
            <text:p>aa</text:p>
          </table:table-cell>
          <table:table-cell office:value-type="string" table:style-name="ce1">
            <text:p>協助宜蘭縣大同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5" table:style-name="ce1">
            <text:p>24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卓蘭鎮</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94" table:style-name="ce1">
            <text:p>89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泰安鄉</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94" table:style-name="ce1">
            <text:p>89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澳鄉</text:p>
          </table:table-cell>
          <table:table-cell office:value-type="string" table:style-name="ce1">
            <text:p>南澳鄉公所</text:p>
          </table:table-cell>
          <table:table-cell office:value-type="string" table:style-name="ce1">
            <text:p>aa</text:p>
          </table:table-cell>
          <table:table-cell office:value-type="string" table:style-name="ce1">
            <text:p>協助宜蘭縣南澳鄉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0" table:style-name="ce1">
            <text:p>33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110" table:style-name="ce1">
            <text:p>1711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141" table:style-name="ce1">
            <text:p>1914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87" table:style-name="ce1">
            <text:p>398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0" table:style-name="ce1">
            <text:p>2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政府</text:p>
          </table:table-cell>
          <table:table-cell office:value-type="string" table:style-name="ce1">
            <text:p>aa</text:p>
          </table:table-cell>
          <table:table-cell office:value-type="string" table:style-name="ce1">
            <text:p>協助宜蘭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 table:style-name="ce1">
            <text:p>14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政府</text:p>
          </table:table-cell>
          <table:table-cell office:value-type="string" table:style-name="ce1">
            <text:p>aa</text:p>
          </table:table-cell>
          <table:table-cell office:value-type="string" table:style-name="ce1">
            <text:p>協助宜蘭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 table:style-name="ce1">
            <text:p>6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澎湖縣</text:p>
          </table:table-cell>
          <table:table-cell office:value-type="string" table:style-name="ce1">
            <text:p>澎湖縣政府</text:p>
          </table:table-cell>
          <table:table-cell office:value-type="string" table:style-name="ce1">
            <text:p>aa</text:p>
          </table:table-cell>
          <table:table-cell office:value-type="string" table:style-name="ce1">
            <text:p>協助澎湖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2" table:style-name="ce1">
            <text:p>49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門縣</text:p>
          </table:table-cell>
          <table:table-cell office:value-type="string" table:style-name="ce1">
            <text:p>金門縣政府</text:p>
          </table:table-cell>
          <table:table-cell office:value-type="string" table:style-name="ce1">
            <text:p>aa</text:p>
          </table:table-cell>
          <table:table-cell office:value-type="string" table:style-name="ce1">
            <text:p>協助金門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1" table:style-name="ce1">
            <text:p>31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連江縣</text:p>
          </table:table-cell>
          <table:table-cell office:value-type="string" table:style-name="ce1">
            <text:p>連江縣政府</text:p>
          </table:table-cell>
          <table:table-cell office:value-type="string" table:style-name="ce1">
            <text:p>aa</text:p>
          </table:table-cell>
          <table:table-cell office:value-type="string" table:style-name="ce1">
            <text:p>協助連江縣政府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5" table:style-name="ce1">
            <text:p>8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土城區</text:p>
          </table:table-cell>
          <table:table-cell office:value-type="string" table:style-name="ce1">
            <text:p>新北市土城區公所</text:p>
          </table:table-cell>
          <table:table-cell office:value-type="string" table:style-name="ce1">
            <text:p>aa</text:p>
          </table:table-cell>
          <table:table-cell office:value-type="string" table:style-name="ce1">
            <text:p>協助新北市土城區公所102年度輸變電協助金(運轉中)--板橋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70" table:style-name="ce1">
            <text:p>57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竿鄉</text:p>
          </table:table-cell>
          <table:table-cell office:value-type="string" table:style-name="ce1">
            <text:p>馬祖區營業處</text:p>
          </table:table-cell>
          <table:table-cell office:value-type="string" table:style-name="ce1">
            <text:p>aa</text:p>
          </table:table-cell>
          <table:table-cell office:value-type="string" table:style-name="ce1">
            <text:p>協助馬祖區營業處辦理台電公司2014年關懷離島獨居老人公益系列活動(預計施行時程:102.10.1-103.1.31)</text:p>
          </table:table-cell>
          <table:table-cell office:value-type="date" office:date-value="2013-10-01T00:00:00" table:style-name="ce2">
            <text:p>2013/10/1</text:p>
          </table:table-cell>
          <table:table-cell office:value-type="date" office:date-value="2014-01-31T00:00:00" table:style-name="ce2">
            <text:p>2014/1/31</text:p>
          </table:table-cell>
          <table:table-cell office:value-type="string" table:style-name="ce1">
            <text:p>連江縣南竿鄉</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仁愛鄉</text:p>
          </table:table-cell>
          <table:table-cell office:value-type="string" table:style-name="ce1">
            <text:p>萬大發電廠</text:p>
          </table:table-cell>
          <table:table-cell office:value-type="string" table:style-name="ce1">
            <text:p>aa</text:p>
          </table:table-cell>
          <table:table-cell office:value-type="string" table:style-name="ce1">
            <text:p>協助萬大發電廠辦理周邊地區國小學生課業與生活輔導(預計活動時程:102.9.1~103.7.31)</text:p>
          </table:table-cell>
          <table:table-cell office:value-type="date" office:date-value="2013-09-01T00:00:00" table:style-name="ce2">
            <text:p>2013/9/1</text:p>
          </table:table-cell>
          <table:table-cell office:value-type="date" office:date-value="2014-07-31T00:00:00" table:style-name="ce2">
            <text:p>2014/7/31</text:p>
          </table:table-cell>
          <table:table-cell office:value-type="string" table:style-name="ce1">
            <text:p>南投縣仁愛鄉</text:p>
          </table:table-cell>
          <table:table-cell office:value-type="float" office:value="113" table:style-name="ce1">
            <text:p>113</text:p>
          </table:table-cell>
          <table:table-cell office:value-type="float" office:value="113" table:style-name="ce1">
            <text:p>113</text:p>
          </table:table-cell>
          <table:table-cell office:value-type="float" office:value="113" table:style-name="ce1">
            <text:p>11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明潭發電廠</text:p>
          </table:table-cell>
          <table:table-cell office:value-type="string" table:style-name="ce1">
            <text:p>aa</text:p>
          </table:table-cell>
          <table:table-cell office:value-type="string" table:style-name="ce1">
            <text:p>協助明潭發電廠辦理台電公司2013年關懷水里鄉獨居老人冬令送暖公益活動(預計活動時程:102.12.1-103.1.15)</text:p>
          </table:table-cell>
          <table:table-cell office:value-type="date" office:date-value="2013-12-01T00:00:00" table:style-name="ce2">
            <text:p>2013/12/1</text:p>
          </table:table-cell>
          <table:table-cell office:value-type="date" office:date-value="2014-01-15T00:00:00" table:style-name="ce2">
            <text:p>2014/1/15</text:p>
          </table:table-cell>
          <table:table-cell office:value-type="string" table:style-name="ce1">
            <text:p>水里鄉</text:p>
          </table:table-cell>
          <table:table-cell office:value-type="float" office:value="193" table:style-name="ce1">
            <text:p>193</text:p>
          </table:table-cell>
          <table:table-cell office:value-type="float" office:value="193" table:style-name="ce1">
            <text:p>193</text:p>
          </table:table-cell>
          <table:table-cell office:value-type="float" office:value="194" table:style-name="ce1">
            <text:p>19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string" table:style-name="ce1">
            <text:p>蘭陽發電廠</text:p>
          </table:table-cell>
          <table:table-cell office:value-type="float" office:value="3795904" table:style-name="ce1">
            <text:p>3795904</text:p>
          </table:table-cell>
          <table:table-cell office:value-type="string" table:style-name="ce1">
            <text:p>協助蘭陽發電廠辦理「宜蘭教養院」秋節慰問關懷活動(預計活動時程:102.9.14)</text:p>
          </table:table-cell>
          <table:table-cell office:value-type="date" office:date-value="2013-09-14T00:00:00" table:style-name="ce2">
            <text:p>2013/9/14</text:p>
          </table:table-cell>
          <table:table-cell office:value-type="date" office:date-value="2013-09-14T00:00:00" table:style-name="ce2">
            <text:p>2013/9/14</text:p>
          </table:table-cell>
          <table:table-cell office:value-type="string" table:style-name="ce1">
            <text:p>宜蘭教養院</text:p>
          </table:table-cell>
          <table:table-cell office:value-type="float" office:value="46" table:style-name="ce1">
            <text:p>46</text:p>
          </table:table-cell>
          <table:table-cell office:value-type="float" office:value="46" table:style-name="ce1">
            <text:p>46</text:p>
          </table:table-cell>
          <table:table-cell office:value-type="float" office:value="46" table:style-name="ce1">
            <text:p>46</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和平區</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102年度慶贊中元普渡民俗活動(預計活動時程:102.8.22-23)</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 table:style-name="ce1">
            <text:p>1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卓蘭鎮</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辦理【卓蘭鎮102年中秋節暨節約用電宣導活動】(預計活動時程:102.9.19)</text:p>
          </table:table-cell>
          <table:table-cell office:value-type="date" office:date-value="2013-09-19T00:00:00" table:style-name="ce2">
            <text:p>2013/9/19</text:p>
          </table:table-cell>
          <table:table-cell office:value-type="date" office:date-value="2013-09-20T00:00:00" table:style-name="ce2">
            <text:p>2013/9/20</text:p>
          </table:table-cell>
          <table:table-cell office:value-type="string" table:style-name="ce1">
            <text:p>卓蘭鎮</text:p>
          </table:table-cell>
          <table:table-cell office:value-type="float" office:value="1000" table:style-name="ce1">
            <text:p>1000</text:p>
          </table:table-cell>
          <table:table-cell office:value-type="float" office:value="400" table:style-name="ce1">
            <text:p>4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泰安鄉</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2013泰安客家美食文化節(預計活動時程:102.11.1-12)</text:p>
          </table:table-cell>
          <table:table-cell office:value-type="date" office:date-value="2013-11-01T00:00:00" table:style-name="ce2">
            <text:p>2013/11/1</text:p>
          </table:table-cell>
          <table:table-cell office:value-type="date" office:date-value="2013-11-12T00:00:00" table:style-name="ce2">
            <text:p>2013/11/12</text:p>
          </table:table-cell>
          <table:table-cell office:value-type="string" table:style-name="ce1">
            <text:p>泰安鄉</text:p>
          </table:table-cell>
          <table:table-cell office:value-type="float" office:value="320" table:style-name="ce1">
            <text:p>320</text:p>
          </table:table-cell>
          <table:table-cell office:value-type="float" office:value="150" table:style-name="ce1">
            <text:p>150</text:p>
          </table:table-cell>
          <table:table-cell office:value-type="float" office:value="60" table:style-name="ce1">
            <text:p>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大園鄉</text:p>
          </table:table-cell>
          <table:table-cell office:value-type="string" table:style-name="ce1">
            <text:p>林口發電廠</text:p>
          </table:table-cell>
          <table:table-cell office:value-type="string" table:style-name="ce1">
            <text:p>aa</text:p>
          </table:table-cell>
          <table:table-cell office:value-type="string" table:style-name="ce1">
            <text:p>協助林口發電廠辦理關懷弘化懷幼院院童活動(預計活動時程:102.7.1-12.31)</text:p>
          </table:table-cell>
          <table:table-cell office:value-type="date" office:date-value="2013-07-01T00:00:00" table:style-name="ce2">
            <text:p>2013/7/1</text:p>
          </table:table-cell>
          <table:table-cell office:value-type="date" office:date-value="2013-12-31T00:00:00" table:style-name="ce2">
            <text:p>2013/12/31</text:p>
          </table:table-cell>
          <table:table-cell office:value-type="string" table:style-name="ce1">
            <text:p>基隆市</text:p>
          </table:table-cell>
          <table:table-cell office:value-type="float" office:value="311" table:style-name="ce1">
            <text:p>311</text:p>
          </table:table-cell>
          <table:table-cell office:value-type="float" office:value="311" table:style-name="ce1">
            <text:p>311</text:p>
          </table:table-cell>
          <table:table-cell office:value-type="float" office:value="311" table:style-name="ce1">
            <text:p>311</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環境保護協會</text:p>
          </table:table-cell>
          <table:table-cell office:value-type="float" office:value="99165236" table:style-name="ce1">
            <text:p>99165236</text:p>
          </table:table-cell>
          <table:table-cell office:value-type="string" table:style-name="ce1">
            <text:p>協助高雄市環境保護協會辦理第七屆第二次會員大會暨宣導支持台電公司電價調整方案活動(預計活動時程:102.7.13)</text:p>
          </table:table-cell>
          <table:table-cell office:value-type="date" office:date-value="2013-07-13T00:00:00" table:style-name="ce2">
            <text:p>2013/7/13</text:p>
          </table:table-cell>
          <table:table-cell office:value-type="date" office:date-value="2013-07-13T00:00:00" table:style-name="ce2">
            <text:p>2013/7/13</text:p>
          </table:table-cell>
          <table:table-cell office:value-type="string" table:style-name="ce1">
            <text:p>高雄市小港區</text:p>
          </table:table-cell>
          <table:table-cell office:value-type="float" office:value="304" table:style-name="ce1">
            <text:p>304</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王院長金平</text:p>
          </table:table-cell>
          <table:table-cell office:value-type="string" table:style-name="ce1">
            <text:p>林園區</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102年度農業技術觀摩研習暨宣導支持台電公司電價調整方案活動(預計活動時程:102.7.28-30)</text:p>
          </table:table-cell>
          <table:table-cell office:value-type="date" office:date-value="2013-07-28T00:00:00" table:style-name="ce2">
            <text:p>2013/7/28</text:p>
          </table:table-cell>
          <table:table-cell office:value-type="date" office:date-value="2013-07-30T00:00:00" table:style-name="ce2">
            <text:p>2013/7/30</text:p>
          </table:table-cell>
          <table:table-cell office:value-type="string" table:style-name="ce1">
            <text:p>林園區</text:p>
          </table:table-cell>
          <table:table-cell office:value-type="float" office:value="230" table:style-name="ce1">
            <text:p>23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紅毛港文化協會</text:p>
          </table:table-cell>
          <table:table-cell office:value-type="float" office:value="92086519" table:style-name="ce1">
            <text:p>92086519</text:p>
          </table:table-cell>
          <table:table-cell office:value-type="string" table:style-name="ce1">
            <text:p>協助高雄市紅毛港文化協會辦理會員大會暨宣導支持台電公司電價調整方案活動(預計活動時程:102.7.27)</text:p>
          </table:table-cell>
          <table:table-cell office:value-type="date" office:date-value="2013-07-27T00:00:00" table:style-name="ce2">
            <text:p>2013/7/27</text:p>
          </table:table-cell>
          <table:table-cell office:value-type="date" office:date-value="2013-07-27T00:00:00" table:style-name="ce2">
            <text:p>2013/7/27</text:p>
          </table:table-cell>
          <table:table-cell office:value-type="string" table:style-name="ce1">
            <text:p>小港區</text:p>
          </table:table-cell>
          <table:table-cell office:value-type="float" office:value="176" table:style-name="ce1">
            <text:p>176</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林岱樺</text:p>
          </table:table-cell>
          <table:table-cell office:value-type="string" table:style-name="ce1">
            <text:p>小港區</text:p>
          </table:table-cell>
          <table:table-cell office:value-type="string" table:style-name="ce1">
            <text:p>高雄市港外漁舢協會</text:p>
          </table:table-cell>
          <table:table-cell office:value-type="float" office:value="19896920" table:style-name="ce1">
            <text:p>19896920</text:p>
          </table:table-cell>
          <table:table-cell office:value-type="string" table:style-name="ce1">
            <text:p>協助高雄市港外漁舢協會辦理會員大會及宣導支持台電公司電價調整方案暨大林電廠更新改建計畫活動(預計活動時程:102.8.3)</text:p>
          </table:table-cell>
          <table:table-cell office:value-type="date" office:date-value="2013-08-03T00:00:00" table:style-name="ce2">
            <text:p>2013/8/3</text:p>
          </table:table-cell>
          <table:table-cell office:value-type="date" office:date-value="2013-08-03T00:00:00" table:style-name="ce2">
            <text:p>2013/8/3</text:p>
          </table:table-cell>
          <table:table-cell office:value-type="string" table:style-name="ce1">
            <text:p>小港區</text:p>
          </table:table-cell>
          <table:table-cell office:value-type="float" office:value="136" table:style-name="ce1">
            <text:p>136</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參訪內城社區暨宣導節能活動(預計活動時程:102.7.7-9)</text:p>
          </table:table-cell>
          <table:table-cell office:value-type="date" office:date-value="2013-07-07T00:00:00" table:style-name="ce2">
            <text:p>2013/7/7</text:p>
          </table:table-cell>
          <table:table-cell office:value-type="date" office:date-value="2013-07-09T00:00:00" table:style-name="ce2">
            <text:p>2013/7/9</text:p>
          </table:table-cell>
          <table:table-cell office:value-type="string" table:style-name="ce1">
            <text:p>內城社區</text:p>
          </table:table-cell>
          <table:table-cell office:value-type="float" office:value="400" table:style-name="ce1">
            <text:p>4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102年度睦鄰桌球邀請賽活動(預計活動時程:102.7)</text:p>
          </table:table-cell>
          <table:table-cell office:value-type="date" office:date-value="2013-07-01T00:00:00" table:style-name="ce2">
            <text:p>2013/7/1</text:p>
          </table:table-cell>
          <table:table-cell office:value-type="date" office:date-value="2013-07-31T00:00:00" table:style-name="ce2">
            <text:p>2013/7/31</text:p>
          </table:table-cell>
          <table:table-cell office:value-type="string" table:style-name="ce1">
            <text:p>永安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鹽田社區發展協會</text:p>
          </table:table-cell>
          <table:table-cell office:value-type="string" table:style-name="ce1">
            <text:p>aa</text:p>
          </table:table-cell>
          <table:table-cell office:value-type="string" table:style-name="ce1">
            <text:p>協助高雄市永安區鹽田社區發展協會辦理關懷弱勢暨宣導節能減碳活動(預計活動時程:102.7.13-15)</text:p>
          </table:table-cell>
          <table:table-cell office:value-type="date" office:date-value="2013-07-13T00:00:00" table:style-name="ce2">
            <text:p>2013/7/13</text:p>
          </table:table-cell>
          <table:table-cell office:value-type="date" office:date-value="2013-07-15T00:00:00" table:style-name="ce2">
            <text:p>2013/7/15</text:p>
          </table:table-cell>
          <table:table-cell office:value-type="string" table:style-name="ce1">
            <text:p>永安區</text:p>
          </table:table-cell>
          <table:table-cell office:value-type="float" office:value="224" table:style-name="ce1">
            <text:p>224</text:p>
          </table:table-cell>
          <table:table-cell office:value-type="float" office:value="70" table:style-name="ce1">
            <text:p>70</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邱氏宗親會</text:p>
          </table:table-cell>
          <table:table-cell office:value-type="string" table:style-name="ce1">
            <text:p>aa</text:p>
          </table:table-cell>
          <table:table-cell office:value-type="string" table:style-name="ce1">
            <text:p>協助高雄市湖內邱氏宗親會辦理「支持國家建設、推展乾淨能源暨澀水社區參訪」活動(預計活動時程:102.7.20-21)</text:p>
          </table:table-cell>
          <table:table-cell office:value-type="date" office:date-value="2013-07-20T00:00:00" table:style-name="ce2">
            <text:p>2013/7/20</text:p>
          </table:table-cell>
          <table:table-cell office:value-type="date" office:date-value="2013-07-21T00:00:00" table:style-name="ce2">
            <text:p>2013/7/21</text:p>
          </table:table-cell>
          <table:table-cell office:value-type="string" table:style-name="ce1">
            <text:p>澀水社區</text:p>
          </table:table-cell>
          <table:table-cell office:value-type="float" office:value="353" table:style-name="ce1">
            <text:p>353</text:p>
          </table:table-cell>
          <table:table-cell office:value-type="float" office:value="120" table:style-name="ce1">
            <text:p>12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鳳山區</text:p>
          </table:table-cell>
          <table:table-cell office:value-type="string" table:style-name="ce1">
            <text:p>高雄市大高雄新聞記者公會</text:p>
          </table:table-cell>
          <table:table-cell office:value-type="float" office:value="8511883" table:style-name="ce1">
            <text:p>8511883</text:p>
          </table:table-cell>
          <table:table-cell office:value-type="string" table:style-name="ce1">
            <text:p>協助高雄市大高雄新聞記者公會辦理102年度所屬岡山辦事處記者與媒體眷屬觀摩聯誼暨節約能源宣導活動計畫(預計活動時程:102.7.21-23)</text:p>
          </table:table-cell>
          <table:table-cell office:value-type="date" office:date-value="2013-07-21T00:00:00" table:style-name="ce2">
            <text:p>2013/7/21</text:p>
          </table:table-cell>
          <table:table-cell office:value-type="date" office:date-value="2013-07-23T00:00:00" table:style-name="ce2">
            <text:p>2013/7/23</text:p>
          </table:table-cell>
          <table:table-cell office:value-type="string" table:style-name="ce1">
            <text:p>aa</text:p>
          </table:table-cell>
          <table:table-cell office:value-type="float" office:value="269" table:style-name="ce1">
            <text:p>269</text:p>
          </table:table-cell>
          <table:table-cell office:value-type="float" office:value="150" table:style-name="ce1">
            <text:p>150</text:p>
          </table:table-cell>
          <table:table-cell office:value-type="float" office:value="75" table:style-name="ce1">
            <text:p>7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農會</text:p>
          </table:table-cell>
          <table:table-cell office:value-type="string" table:style-name="ce1">
            <text:p>aa</text:p>
          </table:table-cell>
          <table:table-cell office:value-type="string" table:style-name="ce1">
            <text:p>協助高雄市永安區農會辦理102年度農業推廣三部門農業技術觀摩活動(預計施行時程:102.8.3-4)</text:p>
          </table:table-cell>
          <table:table-cell office:value-type="date" office:date-value="2013-08-03T00:00:00" table:style-name="ce2">
            <text:p>2013/8/3</text:p>
          </table:table-cell>
          <table:table-cell office:value-type="date" office:date-value="2013-08-04T00:00:00" table:style-name="ce2">
            <text:p>2013/8/4</text:p>
          </table:table-cell>
          <table:table-cell office:value-type="string" table:style-name="ce1">
            <text:p>aa</text:p>
          </table:table-cell>
          <table:table-cell office:value-type="float" office:value="380" table:style-name="ce1">
            <text:p>380</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102年度國小學童夏日育樂營活動」計畫(預計活動時程:102.8.1-16)</text:p>
          </table:table-cell>
          <table:table-cell office:value-type="date" office:date-value="2013-08-01T00:00:00" table:style-name="ce2">
            <text:p>2013/8/1</text:p>
          </table:table-cell>
          <table:table-cell office:value-type="date" office:date-value="2013-08-16T00:00:00" table:style-name="ce2">
            <text:p>2013/8/16</text:p>
          </table:table-cell>
          <table:table-cell office:value-type="string" table:style-name="ce1">
            <text:p>aa</text:p>
          </table:table-cell>
          <table:table-cell office:value-type="float" office:value="303" table:style-name="ce1">
            <text:p>303</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第六屆第一次會員大會暨節約能源宣導活動(預計施行時程:102.7.28)</text:p>
          </table:table-cell>
          <table:table-cell office:value-type="date" office:date-value="2013-07-28T00:00:00" table:style-name="ce2">
            <text:p>2013/7/28</text:p>
          </table:table-cell>
          <table:table-cell office:value-type="date" office:date-value="2013-07-28T00:00:00" table:style-name="ce2">
            <text:p>2013/7/28</text:p>
          </table:table-cell>
          <table:table-cell office:value-type="string" table:style-name="ce1">
            <text:p>茄萣區</text:p>
          </table:table-cell>
          <table:table-cell office:value-type="float" office:value="378" table:style-name="ce1">
            <text:p>37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社服協會</text:p>
          </table:table-cell>
          <table:table-cell office:value-type="float" office:value="36643528" table:style-name="ce1">
            <text:p>36643528</text:p>
          </table:table-cell>
          <table:table-cell office:value-type="string" table:style-name="ce1">
            <text:p>協助高雄市茄萣社服協會辦理102年度核四廠參訪暨節約能源宣導活動(預計施行時程:102.8.4-6)</text:p>
          </table:table-cell>
          <table:table-cell office:value-type="date" office:date-value="2013-08-04T00:00:00" table:style-name="ce2">
            <text:p>2013/8/4</text:p>
          </table:table-cell>
          <table:table-cell office:value-type="date" office:date-value="2013-08-06T00:00:00" table:style-name="ce2">
            <text:p>2013/8/6</text:p>
          </table:table-cell>
          <table:table-cell office:value-type="string" table:style-name="ce1">
            <text:p>aa</text:p>
          </table:table-cell>
          <table:table-cell office:value-type="float" office:value="237" table:style-name="ce1">
            <text:p>237</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岡山區</text:p>
          </table:table-cell>
          <table:table-cell office:value-type="string" table:style-name="ce1">
            <text:p>高雄市岡山文化藝術發展協會</text:p>
          </table:table-cell>
          <table:table-cell office:value-type="float" office:value="36701060" table:style-name="ce1">
            <text:p>36701060</text:p>
          </table:table-cell>
          <table:table-cell office:value-type="string" table:style-name="ce1">
            <text:p>協助高雄市岡山文化藝術發展協會辦理2013岡山媽祖文化藝術季系列活動(預計活動時程:102.10.11-20)</text:p>
          </table:table-cell>
          <table:table-cell office:value-type="date" office:date-value="2013-10-11T00:00:00" table:style-name="ce2">
            <text:p>2013/10/11</text:p>
          </table:table-cell>
          <table:table-cell office:value-type="date" office:date-value="2013-10-20T00:00:00" table:style-name="ce2">
            <text:p>2013/10/20</text:p>
          </table:table-cell>
          <table:table-cell office:value-type="string" table:style-name="ce1">
            <text:p>岡山區</text:p>
          </table:table-cell>
          <table:table-cell office:value-type="float" office:value="6000" table:style-name="ce1">
            <text:p>6000</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漁會</text:p>
          </table:table-cell>
          <table:table-cell office:value-type="string" table:style-name="ce1">
            <text:p>aa</text:p>
          </table:table-cell>
          <table:table-cell office:value-type="string" table:style-name="ce1">
            <text:p>協助高雄市彌陀區漁會辦理戶外觀摩及能源宣導活動(預計施行時程:102.9.1-10.31)</text:p>
          </table:table-cell>
          <table:table-cell office:value-type="date" office:date-value="2013-09-01T00:00:00" table:style-name="ce2">
            <text:p>2013/9/1</text:p>
          </table:table-cell>
          <table:table-cell office:value-type="date" office:date-value="2013-10-31T00:00:00" table:style-name="ce2">
            <text:p>2013/10/31</text:p>
          </table:table-cell>
          <table:table-cell office:value-type="string" table:style-name="ce1">
            <text:p>aa</text:p>
          </table:table-cell>
          <table:table-cell office:value-type="float" office:value="350" table:style-name="ce1">
            <text:p>350</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漁會</text:p>
          </table:table-cell>
          <table:table-cell office:value-type="string" table:style-name="ce1">
            <text:p>aa</text:p>
          </table:table-cell>
          <table:table-cell office:value-type="string" table:style-name="ce1">
            <text:p>協助高雄市永安區漁會辦理石斑繽紛，熱力滿分-2013永安海洋音樂季(預計活動時程:102.10.19-20)</text:p>
          </table:table-cell>
          <table:table-cell office:value-type="date" office:date-value="2013-10-19T00:00:00" table:style-name="ce2">
            <text:p>2013/10/19</text:p>
          </table:table-cell>
          <table:table-cell office:value-type="date" office:date-value="2013-10-20T00:00:00" table:style-name="ce2">
            <text:p>2013/10/20</text:p>
          </table:table-cell>
          <table:table-cell office:value-type="string" table:style-name="ce1">
            <text:p>永安區</text:p>
          </table:table-cell>
          <table:table-cell office:value-type="float" office:value="2500" table:style-name="ce1">
            <text:p>2500</text:p>
          </table:table-cell>
          <table:table-cell office:value-type="float" office:value="250" table:style-name="ce1">
            <text:p>25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婦女工作協會</text:p>
          </table:table-cell>
          <table:table-cell office:value-type="string" table:style-name="ce1">
            <text:p>aa</text:p>
          </table:table-cell>
          <table:table-cell office:value-type="string" table:style-name="ce1">
            <text:p>協助高雄市茄萣婦女工作協會辦理102年度慶祝父親節暨模範父親表揚計劃(預計施行時程:102.8.3)</text:p>
          </table:table-cell>
          <table:table-cell office:value-type="date" office:date-value="2013-08-03T00:00:00" table:style-name="ce2">
            <text:p>2013/8/3</text:p>
          </table:table-cell>
          <table:table-cell office:value-type="date" office:date-value="2013-08-04T00:00:00" table:style-name="ce2">
            <text:p>2013/8/4</text:p>
          </table:table-cell>
          <table:table-cell office:value-type="string" table:style-name="ce1">
            <text:p>茄萣區</text:p>
          </table:table-cell>
          <table:table-cell office:value-type="float" office:value="258" table:style-name="ce1">
            <text:p>258</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102年度漁業推廣暨漁民節活動(預計施行時程:102.7.20)</text:p>
          </table:table-cell>
          <table:table-cell office:value-type="date" office:date-value="2013-07-20T00:00:00" table:style-name="ce2">
            <text:p>2013/7/20</text:p>
          </table:table-cell>
          <table:table-cell office:value-type="date" office:date-value="2013-07-20T00:00:00" table:style-name="ce2">
            <text:p>2013/7/20</text:p>
          </table:table-cell>
          <table:table-cell office:value-type="string" table:style-name="ce1">
            <text:p>金山區磺港里</text:p>
          </table:table-cell>
          <table:table-cell office:value-type="float" office:value="600" table:style-name="ce1">
            <text:p>60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2年度創新農業暨核能安全宣導觀摩計畫(預計施行時程:102.7-9月)</text:p>
          </table:table-cell>
          <table:table-cell office:value-type="date" office:date-value="2013-07-01T00:00:00" table:style-name="ce2">
            <text:p>2013/7/1</text:p>
          </table:table-cell>
          <table:table-cell office:value-type="date" office:date-value="2013-09-30T00:00:00" table:style-name="ce2">
            <text:p>2013/9/30</text:p>
          </table:table-cell>
          <table:table-cell office:value-type="string" table:style-name="ce1">
            <text:p>花蓮、台東</text:p>
          </table:table-cell>
          <table:table-cell office:value-type="float" office:value="320" table:style-name="ce1">
            <text:p>320</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芝區</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102年度三芝區里鄰長暨區諮詢委員、租佃、調解委員業務研習活動實施計畫(預計施行時程:102.12)</text:p>
          </table:table-cell>
          <table:table-cell office:value-type="date" office:date-value="2013-12-01T00:00:00" table:style-name="ce2">
            <text:p>2013/12/1</text:p>
          </table:table-cell>
          <table:table-cell office:value-type="date" office:date-value="2013-12-31T00:00:00" table:style-name="ce2">
            <text:p>2013/12/31</text:p>
          </table:table-cell>
          <table:table-cell office:value-type="string" table:style-name="ce1">
            <text:p><text:s/>三芝區<text:s/></text:p>
          </table:table-cell>
          <table:table-cell office:value-type="float" office:value="160" table:style-name="ce1">
            <text:p>16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老梅社區發展協會</text:p>
          </table:table-cell>
          <table:table-cell office:value-type="float" office:value="30372029" table:style-name="ce1">
            <text:p>30372029</text:p>
          </table:table-cell>
          <table:table-cell office:value-type="string" table:style-name="ce1">
            <text:p>協助新北市石門區老梅社區發展協會辦理重陽敬老暨關懷弱勢及志工表揚活動(預計施行時程:102.10月初)</text:p>
          </table:table-cell>
          <table:table-cell office:value-type="date" office:date-value="2013-10-01T00:00:00" table:style-name="ce2">
            <text:p>2013/10/1</text:p>
          </table:table-cell>
          <table:table-cell office:value-type="date" office:date-value="2013-10-31T00:00:00" table:style-name="ce2">
            <text:p>2013/10/31</text:p>
          </table:table-cell>
          <table:table-cell office:value-type="string" table:style-name="ce1">
            <text:p><text:s/>石門區老人休閑活動中心<text:s/></text:p>
          </table:table-cell>
          <table:table-cell office:value-type="float" office:value="420" table:style-name="ce1">
            <text:p>420</text:p>
          </table:table-cell>
          <table:table-cell office:value-type="float" office:value="65" table:style-name="ce1">
            <text:p>65</text:p>
          </table:table-cell>
          <table:table-cell office:value-type="float" office:value="65" table:style-name="ce1">
            <text:p>6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公所</text:p>
          </table:table-cell>
          <table:table-cell office:value-type="string" table:style-name="ce1">
            <text:p><text:s/>aa<text:s/></text:p>
          </table:table-cell>
          <table:table-cell office:value-type="string" table:style-name="ce1">
            <text:p>協助新北市金山區公所辦理活化基層建設工程-金山區磺港安養堂</text:p>
          </table:table-cell>
          <table:table-cell office:value-type="date" office:date-value="2013-03-01T00:00:00" table:style-name="ce2">
            <text:p>2013/3/1</text:p>
          </table:table-cell>
          <table:table-cell office:value-type="date" office:date-value="2013-12-31T00:00:00" table:style-name="ce2">
            <text:p>2013/12/31</text:p>
          </table:table-cell>
          <table:table-cell office:value-type="string" table:style-name="ce1">
            <text:p><text:s/>金山區磺港里<text:s/></text:p>
          </table:table-cell>
          <table:table-cell office:value-type="float" office:value="920" table:style-name="ce1">
            <text:p>92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區元極功法研究會</text:p>
          </table:table-cell>
          <table:table-cell office:value-type="string" table:style-name="ce1">
            <text:p><text:s/>aa<text:s/></text:p>
          </table:table-cell>
          <table:table-cell office:value-type="string" table:style-name="ce1">
            <text:p>協助新北市金山區元極功法研究會辦理元極功法「102年核安教育研習宣導」活動(預計實施時程:102.8月份擇二天)</text:p>
          </table:table-cell>
          <table:table-cell office:value-type="date" office:date-value="2013-08-01T00:00:00" table:style-name="ce2">
            <text:p>2013/8/1</text:p>
          </table:table-cell>
          <table:table-cell office:value-type="date" office:date-value="2013-08-31T00:00:00" table:style-name="ce2">
            <text:p>2013/8/31</text:p>
          </table:table-cell>
          <table:table-cell office:value-type="string" table:style-name="ce1">
            <text:p>台中</text:p>
          </table:table-cell>
          <table:table-cell office:value-type="float" office:value="253" table:style-name="ce1">
            <text:p>253</text:p>
          </table:table-cell>
          <table:table-cell office:value-type="float" office:value="120" table:style-name="ce1">
            <text:p>12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2年度農業生產資材推廣計畫(預計活動時程:102.8.1-10.31)</text:p>
          </table:table-cell>
          <table:table-cell office:value-type="date" office:date-value="2013-08-01T00:00:00" table:style-name="ce2">
            <text:p>2013/8/1</text:p>
          </table:table-cell>
          <table:table-cell office:value-type="date" office:date-value="2013-10-31T00:00:00" table:style-name="ce2">
            <text:p>2013/10/31</text:p>
          </table:table-cell>
          <table:table-cell office:value-type="string" table:style-name="ce1">
            <text:p>金山區、萬里區</text:p>
          </table:table-cell>
          <table:table-cell office:value-type="float" office:value="592" table:style-name="ce1">
            <text:p>592</text:p>
          </table:table-cell>
          <table:table-cell office:value-type="float" office:value="273" table:style-name="ce1">
            <text:p>273</text:p>
          </table:table-cell>
          <table:table-cell office:value-type="float" office:value="273" table:style-name="ce1">
            <text:p>273</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山區</text:p>
          </table:table-cell>
          <table:table-cell office:value-type="string" table:style-name="ce1">
            <text:p>財團法人台灣省台北縣金包里慈護宮</text:p>
          </table:table-cell>
          <table:table-cell office:value-type="float" office:value="37505777" table:style-name="ce1">
            <text:p>37505777</text:p>
          </table:table-cell>
          <table:table-cell office:value-type="string" table:style-name="ce1">
            <text:p>協助財團法人台灣省台北縣金包里慈護宮辦理『2013癸巳年北海慶讚中元超薦普施大法會』(預計施行時程:102.8.19-21)</text:p>
          </table:table-cell>
          <table:table-cell office:value-type="date" office:date-value="2013-08-19T00:00:00" table:style-name="ce2">
            <text:p>2013/8/19</text:p>
          </table:table-cell>
          <table:table-cell office:value-type="date" office:date-value="2013-08-21T00:00:00" table:style-name="ce2">
            <text:p>2013/8/21</text:p>
          </table:table-cell>
          <table:table-cell office:value-type="string" table:style-name="ce1">
            <text:p>金山區、萬里區、石門區</text:p>
          </table:table-cell>
          <table:table-cell office:value-type="float" office:value="1106" table:style-name="ce1">
            <text:p>1106</text:p>
          </table:table-cell>
          <table:table-cell office:value-type="float" office:value="120" table:style-name="ce1">
            <text:p>12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購置牧草收割機具</text:p>
          </table:table-cell>
          <table:table-cell office:value-type="date" office:date-value="2013-03-21T00:00:00" table:style-name="ce2">
            <text:p>2013/3/21</text:p>
          </table:table-cell>
          <table:table-cell office:value-type="date" office:date-value="2013-12-31T00:00:00" table:style-name="ce2">
            <text:p>2013/12/31</text:p>
          </table:table-cell>
          <table:table-cell office:value-type="string" table:style-name="ce1">
            <text:p>恆春鎮</text:p>
          </table:table-cell>
          <table:table-cell office:value-type="float" office:value="6210" table:style-name="ce1">
            <text:p>6210</text:p>
          </table:table-cell>
          <table:table-cell office:value-type="float" office:value="3000" table:style-name="ce1">
            <text:p>3000</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更新恆春鎮水泉里活動中心鐵捲門</text:p>
          </table:table-cell>
          <table:table-cell office:value-type="date" office:date-value="2013-07-01T00:00:00" table:style-name="ce2">
            <text:p>2013/7/1</text:p>
          </table:table-cell>
          <table:table-cell office:value-type="date" office:date-value="2013-11-30T00:00:00" table:style-name="ce2">
            <text:p>2013/11/30</text:p>
          </table:table-cell>
          <table:table-cell office:value-type="string" table:style-name="ce1">
            <text:p>恆春鎮</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蘇清泉</text:p>
          </table:table-cell>
          <table:table-cell office:value-type="string" table:style-name="ce1">
            <text:p>恆春鎮</text:p>
          </table:table-cell>
          <table:table-cell office:value-type="string" table:style-name="ce1">
            <text:p>屏東縣恆春鎮恆春半島文史推展協會</text:p>
          </table:table-cell>
          <table:table-cell office:value-type="float" office:value="25804602" table:style-name="ce1">
            <text:p>25804602</text:p>
          </table:table-cell>
          <table:table-cell office:value-type="string" table:style-name="ce1">
            <text:p>協助屏東縣恆春鎮恆春半島文史推展協會辦理地方民俗觀光產業文化戶外觀摩活動(預計活動時程:102.8.1-3)</text:p>
          </table:table-cell>
          <table:table-cell office:value-type="date" office:date-value="2013-08-01T00:00:00" table:style-name="ce2">
            <text:p>2013/8/1</text:p>
          </table:table-cell>
          <table:table-cell office:value-type="date" office:date-value="2013-08-03T00:00:00" table:style-name="ce2">
            <text:p>2013/8/3</text:p>
          </table:table-cell>
          <table:table-cell office:value-type="string" table:style-name="ce1">
            <text:p>恆春鎮</text:p>
          </table:table-cell>
          <table:table-cell office:value-type="float" office:value="240" table:style-name="ce1">
            <text:p>24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政府</text:p>
          </table:table-cell>
          <table:table-cell office:value-type="float" office:value="91005200" table:style-name="ce1">
            <text:p>91005200</text:p>
          </table:table-cell>
          <table:table-cell office:value-type="string" table:style-name="ce1">
            <text:p>協助屏東縣政府辦理恆春民謠音樂節(預計活動時程：102.8.1-11.3)</text:p>
          </table:table-cell>
          <table:table-cell office:value-type="date" office:date-value="2013-08-01T00:00:00" table:style-name="ce2">
            <text:p>2013/8/1</text:p>
          </table:table-cell>
          <table:table-cell office:value-type="date" office:date-value="2013-11-03T00:00:00" table:style-name="ce2">
            <text:p>2013/11/3</text:p>
          </table:table-cell>
          <table:table-cell office:value-type="string" table:style-name="ce1">
            <text:p>恆春鎮</text:p>
          </table:table-cell>
          <table:table-cell office:value-type="float" office:value="12000" table:style-name="ce1">
            <text:p>12000</text:p>
          </table:table-cell>
          <table:table-cell office:value-type="float" office:value="1400" table:style-name="ce1">
            <text:p>14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外木山民俗文化觀光協會</text:p>
          </table:table-cell>
          <table:table-cell office:value-type="float" office:value="67771934" table:style-name="ce1">
            <text:p>67771934</text:p>
          </table:table-cell>
          <table:table-cell office:value-type="string" table:style-name="ce1">
            <text:p>協助基隆市外木山民俗文化觀光協會辦理協安宮王爺誕辰及出巡海上遶境活動(預計施行時程:102.7.22-27期間視天候選一天)</text:p>
          </table:table-cell>
          <table:table-cell office:value-type="date" office:date-value="2013-07-25T00:00:00" table:style-name="ce2">
            <text:p>2013/7/25</text:p>
          </table:table-cell>
          <table:table-cell office:value-type="date" office:date-value="2013-07-25T00:00:00" table:style-name="ce2">
            <text:p>2013/7/25</text:p>
          </table:table-cell>
          <table:table-cell office:value-type="string" table:style-name="ce1">
            <text:p>基隆市</text:p>
          </table:table-cell>
          <table:table-cell office:value-type="float" office:value="400" table:style-name="ce1">
            <text:p>400</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蓬山民俗歌謠推展協會</text:p>
          </table:table-cell>
          <table:table-cell office:value-type="float" office:value="99907478" table:style-name="ce1">
            <text:p>99907478</text:p>
          </table:table-cell>
          <table:table-cell office:value-type="string" table:style-name="ce1">
            <text:p>協助苗栗縣蓬山民俗歌謠推展協會辦理102年客閩風情、嘉年華活動(預計活動時程:102.7.17)</text:p>
          </table:table-cell>
          <table:table-cell office:value-type="date" office:date-value="2013-07-17T00:00:00" table:style-name="ce2">
            <text:p>2013/7/17</text:p>
          </table:table-cell>
          <table:table-cell office:value-type="date" office:date-value="2013-07-17T00:00:00" table:style-name="ce2">
            <text:p>2013/7/17</text:p>
          </table:table-cell>
          <table:table-cell office:value-type="string" table:style-name="ce1">
            <text:p>苑裡鎮</text:p>
          </table:table-cell>
          <table:table-cell office:value-type="float" office:value="185" table:style-name="ce1">
            <text:p>185</text:p>
          </table:table-cell>
          <table:table-cell office:value-type="float" office:value="60" table:style-name="ce1">
            <text:p>6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文硯書畫學會</text:p>
          </table:table-cell>
          <table:table-cell office:value-type="float" office:value="99936017" table:style-name="ce1">
            <text:p>99936017</text:p>
          </table:table-cell>
          <table:table-cell office:value-type="string" table:style-name="ce1">
            <text:p>協助苗栗縣文硯書畫學會辦理2013活力苗栗兩岸書畫文化交流展演活動(預計活動時程:102.7.20-27)</text:p>
          </table:table-cell>
          <table:table-cell office:value-type="date" office:date-value="2013-07-20T00:00:00" table:style-name="ce2">
            <text:p>2013/7/20</text:p>
          </table:table-cell>
          <table:table-cell office:value-type="date" office:date-value="2013-07-27T00:00:00" table:style-name="ce2">
            <text:p>2013/7/27</text:p>
          </table:table-cell>
          <table:table-cell office:value-type="string" table:style-name="ce1">
            <text:p>苑裡鎮</text:p>
          </table:table-cell>
          <table:table-cell office:value-type="float" office:value="1036" table:style-name="ce1">
            <text:p>1036</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2年度苑裡鎮立幼兒園畢業典禮暨幼兒才藝表演活動(預計施行時程:102.7.26)</text:p>
          </table:table-cell>
          <table:table-cell office:value-type="date" office:date-value="2013-07-26T00:00:00" table:style-name="ce2">
            <text:p>2013/7/26</text:p>
          </table:table-cell>
          <table:table-cell office:value-type="date" office:date-value="2013-07-26T00:00:00" table:style-name="ce2">
            <text:p>2013/7/26</text:p>
          </table:table-cell>
          <table:table-cell office:value-type="string" table:style-name="ce1">
            <text:p>苑裡鎮</text:p>
          </table:table-cell>
          <table:table-cell office:value-type="float" office:value="100" table:style-name="ce1">
            <text:p>100</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通霄鎮通灣社區發展協會</text:p>
          </table:table-cell>
          <table:table-cell office:value-type="float" office:value="66843214" table:style-name="ce1">
            <text:p>66843214</text:p>
          </table:table-cell>
          <table:table-cell office:value-type="string" table:style-name="ce1">
            <text:p>協助苗栗縣通霄鎮通灣社區發展協會辦理「反飆車、拒吸毒」親子單車之旅(預計活動時程:102.7.21)</text:p>
          </table:table-cell>
          <table:table-cell office:value-type="date" office:date-value="2013-07-21T00:00:00" table:style-name="ce2">
            <text:p>2013/7/21</text:p>
          </table:table-cell>
          <table:table-cell office:value-type="date" office:date-value="2013-07-21T00:00:00" table:style-name="ce2">
            <text:p>2013/7/21</text:p>
          </table:table-cell>
          <table:table-cell office:value-type="string" table:style-name="ce1">
            <text:p>通霄鎮</text:p>
          </table:table-cell>
          <table:table-cell office:value-type="float" office:value="393" table:style-name="ce1">
            <text:p>393</text:p>
          </table:table-cell>
          <table:table-cell office:value-type="float" office:value="380" table:style-name="ce1">
            <text:p>38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102年【鎮長盃】社區柔道游泳籃球桌球網球綜合競賽活動(預計活動時程:102.8.17-18)</text:p>
          </table:table-cell>
          <table:table-cell office:value-type="date" office:date-value="2013-08-17T00:00:00" table:style-name="ce2">
            <text:p>2013/8/17</text:p>
          </table:table-cell>
          <table:table-cell office:value-type="date" office:date-value="2013-08-18T00:00:00" table:style-name="ce2">
            <text:p>2013/8/18</text:p>
          </table:table-cell>
          <table:table-cell office:value-type="string" table:style-name="ce1">
            <text:p>苑裡鎮</text:p>
          </table:table-cell>
          <table:table-cell office:value-type="float" office:value="500" table:style-name="ce1">
            <text:p>5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環保協會</text:p>
          </table:table-cell>
          <table:table-cell office:value-type="float" office:value="45540919" table:style-name="ce1">
            <text:p>45540919</text:p>
          </table:table-cell>
          <table:table-cell office:value-type="string" table:style-name="ce1">
            <text:p>協助苗栗縣通霄鎮環保協會辦理102年度東北部生態環境保護觀摩研習活動(預計活動時程:102.8.31-9.1)</text:p>
          </table:table-cell>
          <table:table-cell office:value-type="date" office:date-value="2013-08-31T00:00:00" table:style-name="ce2">
            <text:p>2013/8/31</text:p>
          </table:table-cell>
          <table:table-cell office:value-type="date" office:date-value="2013-09-01T00:00:00" table:style-name="ce2">
            <text:p>2013/9/1</text:p>
          </table:table-cell>
          <table:table-cell office:value-type="string" table:style-name="ce1">
            <text:p>通霄鎮</text:p>
          </table:table-cell>
          <table:table-cell office:value-type="float" office:value="235" table:style-name="ce1">
            <text:p>235</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苑裡鎮</text:p>
          </table:table-cell>
          <table:table-cell office:value-type="string" table:style-name="ce1">
            <text:p>苗栗縣慈和國樂藝文學會</text:p>
          </table:table-cell>
          <table:table-cell office:value-type="float" office:value="21839257" table:style-name="ce1">
            <text:p>21839257</text:p>
          </table:table-cell>
          <table:table-cell office:value-type="string" table:style-name="ce1">
            <text:p>協助苗栗縣慈和國樂藝文學會辦理弦箏韻笛國樂演奏會活動(預計活動時程:102.9.7)</text:p>
          </table:table-cell>
          <table:table-cell office:value-type="date" office:date-value="2013-09-07T00:00:00" table:style-name="ce2">
            <text:p>2013/9/7</text:p>
          </table:table-cell>
          <table:table-cell office:value-type="date" office:date-value="2013-09-07T00:00:00" table:style-name="ce2">
            <text:p>2013/9/7</text:p>
          </table:table-cell>
          <table:table-cell office:value-type="string" table:style-name="ce1">
            <text:p>苑裡鎮</text:p>
          </table:table-cell>
          <table:table-cell office:value-type="float" office:value="168" table:style-name="ce1">
            <text:p>168</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102年度模範父親暨好人好事代表表揚大會(預計活動時程:102.8.4-5)</text:p>
          </table:table-cell>
          <table:table-cell office:value-type="date" office:date-value="2013-08-04T00:00:00" table:style-name="ce2">
            <text:p>2013/8/4</text:p>
          </table:table-cell>
          <table:table-cell office:value-type="date" office:date-value="2013-08-05T00:00:00" table:style-name="ce2">
            <text:p>2013/8/5</text:p>
          </table:table-cell>
          <table:table-cell office:value-type="string" table:style-name="ce1">
            <text:p>通霄鎮</text:p>
          </table:table-cell>
          <table:table-cell office:value-type="float" office:value="421" table:style-name="ce1">
            <text:p>421</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徐耀昌、陳超明</text:p>
          </table:table-cell>
          <table:table-cell office:value-type="string" table:style-name="ce1">
            <text:p>通霄鎮</text:p>
          </table:table-cell>
          <table:table-cell office:value-type="string" table:style-name="ce1">
            <text:p>苗栗縣吞霄虎嶼山文化協會</text:p>
          </table:table-cell>
          <table:table-cell office:value-type="float" office:value="9253764" table:style-name="ce1">
            <text:p>9253764</text:p>
          </table:table-cell>
          <table:table-cell office:value-type="string" table:style-name="ce1">
            <text:p>協助苗栗縣吞霄虎嶼山文化協會辦理2013會員聯展(預計活動時程:102.8.24~9.8)</text:p>
          </table:table-cell>
          <table:table-cell office:value-type="date" office:date-value="2013-08-24T00:00:00" table:style-name="ce2">
            <text:p>2013/8/24</text:p>
          </table:table-cell>
          <table:table-cell office:value-type="date" office:date-value="2013-09-08T00:00:00" table:style-name="ce2">
            <text:p>2013/9/8</text:p>
          </table:table-cell>
          <table:table-cell office:value-type="string" table:style-name="ce1">
            <text:p>通霄鎮</text:p>
          </table:table-cell>
          <table:table-cell office:value-type="float" office:value="273" table:style-name="ce1">
            <text:p>273</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通霄灣媽祖民俗文化協會</text:p>
          </table:table-cell>
          <table:table-cell office:value-type="float" office:value="26828379" table:style-name="ce1">
            <text:p>26828379</text:p>
          </table:table-cell>
          <table:table-cell office:value-type="string" table:style-name="ce1">
            <text:p>協助苗栗縣通霄灣媽祖民俗文化協會辦理2013大士爺中元文化祭(預計施行時程:102.8.18)</text:p>
          </table:table-cell>
          <table:table-cell office:value-type="date" office:date-value="2013-08-18T00:00:00" table:style-name="ce2">
            <text:p>2013/8/18</text:p>
          </table:table-cell>
          <table:table-cell office:value-type="date" office:date-value="2013-08-18T00:00:00" table:style-name="ce2">
            <text:p>2013/8/18</text:p>
          </table:table-cell>
          <table:table-cell office:value-type="string" table:style-name="ce1">
            <text:p>通霄鎮</text:p>
          </table:table-cell>
          <table:table-cell office:value-type="float" office:value="477" table:style-name="ce1">
            <text:p>477</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辦理2013三義國際木雕藝術節(預計活動時程:102.7.20-10.13)</text:p>
          </table:table-cell>
          <table:table-cell office:value-type="date" office:date-value="2013-07-20T00:00:00" table:style-name="ce2">
            <text:p>2013/7/20</text:p>
          </table:table-cell>
          <table:table-cell office:value-type="date" office:date-value="2013-10-13T00:00:00" table:style-name="ce2">
            <text:p>2013/10/13</text:p>
          </table:table-cell>
          <table:table-cell office:value-type="string" table:style-name="ce1">
            <text:p>三義鄉</text:p>
          </table:table-cell>
          <table:table-cell office:value-type="float" office:value="10679" table:style-name="ce1">
            <text:p>10679</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房裡社區發展協會</text:p>
          </table:table-cell>
          <table:table-cell office:value-type="string" table:style-name="ce1">
            <text:p>aa</text:p>
          </table:table-cell>
          <table:table-cell office:value-type="string" table:style-name="ce1">
            <text:p>協助苗栗縣苑裡鎮房裡社區發展協會辦理反詐騙愛家園暨傳統米食嘉年華活動(預計施行時程:102.8.4)</text:p>
          </table:table-cell>
          <table:table-cell office:value-type="date" office:date-value="2013-08-04T00:00:00" table:style-name="ce2">
            <text:p>2013/8/4</text:p>
          </table:table-cell>
          <table:table-cell office:value-type="date" office:date-value="2013-08-04T00:00:00" table:style-name="ce2">
            <text:p>2013/8/4</text:p>
          </table:table-cell>
          <table:table-cell office:value-type="string" table:style-name="ce1">
            <text:p>房裡社區</text:p>
          </table:table-cell>
          <table:table-cell office:value-type="float" office:value="120" table:style-name="ce1">
            <text:p>12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2013臺中市龍井區逍遙音樂町-音樂享樂趣暨節約能源宣導活動(預計活動時程:102.7.6)</text:p>
          </table:table-cell>
          <table:table-cell office:value-type="date" office:date-value="2013-07-06T00:00:00" table:style-name="ce2">
            <text:p>2013/7/6</text:p>
          </table:table-cell>
          <table:table-cell office:value-type="date" office:date-value="2013-07-06T00:00:00" table:style-name="ce2">
            <text:p>2013/7/6</text:p>
          </table:table-cell>
          <table:table-cell office:value-type="string" table:style-name="ce1">
            <text:p>臺中市龍井區</text:p>
          </table:table-cell>
          <table:table-cell office:value-type="float" office:value="350" table:style-name="ce1">
            <text:p>35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麗水里守望相助推行委員會102年度南部勤務觀摩暨節約能源宣導活動(預計施行時程:102.7.6-7)</text:p>
          </table:table-cell>
          <table:table-cell office:value-type="date" office:date-value="2013-07-06T00:00:00" table:style-name="ce2">
            <text:p>2013/7/6</text:p>
          </table:table-cell>
          <table:table-cell office:value-type="date" office:date-value="2013-07-07T00:00:00" table:style-name="ce2">
            <text:p>2013/7/7</text:p>
          </table:table-cell>
          <table:table-cell office:value-type="string" table:style-name="ce1">
            <text:p>臺中市龍井區</text:p>
          </table:table-cell>
          <table:table-cell office:value-type="float" office:value="334" table:style-name="ce1">
            <text:p>334</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立委紀國棟</text:p>
          </table:table-cell>
          <table:table-cell office:value-type="string" table:style-name="ce1">
            <text:p>梧棲區</text:p>
          </table:table-cell>
          <table:table-cell office:value-type="string" table:style-name="ce1">
            <text:p>臺中市群禮關懷協會</text:p>
          </table:table-cell>
          <table:table-cell office:value-type="float" office:value="39691349" table:style-name="ce1">
            <text:p>39691349</text:p>
          </table:table-cell>
          <table:table-cell office:value-type="string" table:style-name="ce1">
            <text:p>協助臺中市群禮關懷協會辦理幸福進行式-2013年珍愛兒童夏令營暨節約用電、電價合理化宣導活動(預計活動時程:102.7.13-14)</text:p>
          </table:table-cell>
          <table:table-cell office:value-type="date" office:date-value="2013-07-13T00:00:00" table:style-name="ce2">
            <text:p>2013/7/13</text:p>
          </table:table-cell>
          <table:table-cell office:value-type="date" office:date-value="2013-07-14T00:00:00" table:style-name="ce2">
            <text:p>2013/7/14</text:p>
          </table:table-cell>
          <table:table-cell office:value-type="string" table:style-name="ce1">
            <text:p>臺中市梧棲區</text:p>
          </table:table-cell>
          <table:table-cell office:value-type="float" office:value="431" table:style-name="ce1">
            <text:p>431</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忠和里守望相助隊102年度春季觀摩暨節能減碳用電安全宣導活動(預計施行時程:102.7.20-21)</text:p>
          </table:table-cell>
          <table:table-cell office:value-type="date" office:date-value="2013-07-20T00:00:00" table:style-name="ce2">
            <text:p>2013/7/20</text:p>
          </table:table-cell>
          <table:table-cell office:value-type="date" office:date-value="2013-07-21T00:00:00" table:style-name="ce2">
            <text:p>2013/7/21</text:p>
          </table:table-cell>
          <table:table-cell office:value-type="string" table:style-name="ce1">
            <text:p>臺中市龍井區</text:p>
          </table:table-cell>
          <table:table-cell office:value-type="float" office:value="608" table:style-name="ce1">
            <text:p>608</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立委紀國棟</text:p>
          </table:table-cell>
          <table:table-cell office:value-type="string" table:style-name="ce1">
            <text:p>沙鹿區</text:p>
          </table:table-cell>
          <table:table-cell office:value-type="string" table:style-name="ce1">
            <text:p>臺中市環保義工協會</text:p>
          </table:table-cell>
          <table:table-cell office:value-type="float" office:value="20414176" table:style-name="ce1">
            <text:p>20414176</text:p>
          </table:table-cell>
          <table:table-cell office:value-type="string" table:style-name="ce1">
            <text:p>協助臺中市環保義工協會辦理生態環境改造成長研習及優良社區參訪暨促進電源開發宣導活動(預計施行時程:102.7.14~8.15)</text:p>
          </table:table-cell>
          <table:table-cell office:value-type="date" office:date-value="2013-07-14T00:00:00" table:style-name="ce2">
            <text:p>2013/7/14</text:p>
          </table:table-cell>
          <table:table-cell office:value-type="date" office:date-value="2013-08-15T00:00:00" table:style-name="ce2">
            <text:p>2013/8/15</text:p>
          </table:table-cell>
          <table:table-cell office:value-type="string" table:style-name="ce1">
            <text:p>臺中市沙鹿區</text:p>
          </table:table-cell>
          <table:table-cell office:value-type="float" office:value="165" table:style-name="ce1">
            <text:p>165</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游泳協會</text:p>
          </table:table-cell>
          <table:table-cell office:value-type="float" office:value="25315822" table:style-name="ce1">
            <text:p>25315822</text:p>
          </table:table-cell>
          <table:table-cell office:value-type="string" table:style-name="ce1">
            <text:p>協助臺中市龍井游泳協會辦理水上安全教育訓練暨節約用電宣導活動(預計活動時程:102.7.27)</text:p>
          </table:table-cell>
          <table:table-cell office:value-type="date" office:date-value="2013-07-27T00:00:00" table:style-name="ce2">
            <text:p>2013/7/27</text:p>
          </table:table-cell>
          <table:table-cell office:value-type="date" office:date-value="2013-07-27T00:00:00" table:style-name="ce2">
            <text:p>2013/7/27</text:p>
          </table:table-cell>
          <table:table-cell office:value-type="string" table:style-name="ce1">
            <text:p>臺中市龍井區</text:p>
          </table:table-cell>
          <table:table-cell office:value-type="float" office:value="320" table:style-name="ce1">
            <text:p>320</text:p>
          </table:table-cell>
          <table:table-cell office:value-type="float" office:value="120" table:style-name="ce1">
            <text:p>12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沙鹿區</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102年冬季綠肥(油菜)栽培計畫及電力宣導活動(預計施行時程:102.9.1-12.31)</text:p>
          </table:table-cell>
          <table:table-cell office:value-type="date" office:date-value="2013-09-01T00:00:00" table:style-name="ce2">
            <text:p>2013/9/1</text:p>
          </table:table-cell>
          <table:table-cell office:value-type="date" office:date-value="2013-12-31T00:00:00" table:style-name="ce2">
            <text:p>2013/12/31</text:p>
          </table:table-cell>
          <table:table-cell office:value-type="string" table:style-name="ce1">
            <text:p>臺中市沙鹿區</text:p>
          </table:table-cell>
          <table:table-cell office:value-type="float" office:value="500" table:style-name="ce1">
            <text:p>500</text:p>
          </table:table-cell>
          <table:table-cell office:value-type="float" office:value="200" table:style-name="ce1">
            <text:p>200</text:p>
          </table:table-cell>
          <table:table-cell office:value-type="float" office:value="160" table:style-name="ce1">
            <text:p>1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立委蔡其昌、紀國棟</text:p>
          </table:table-cell>
          <table:table-cell office:value-type="string" table:style-name="ce1">
            <text:p>梧棲區</text:p>
          </table:table-cell>
          <table:table-cell office:value-type="string" table:style-name="ce1">
            <text:p>臺中市漁船及漁民互助協會</text:p>
          </table:table-cell>
          <table:table-cell office:value-type="float" office:value="39855454" table:style-name="ce1">
            <text:p>39855454</text:p>
          </table:table-cell>
          <table:table-cell office:value-type="string" table:style-name="ce1">
            <text:p>協助臺中市漁船及漁民互助協會辦理慶祝102年漁民節觀摩先進地區漁港暨節能減碳宣導活動(預計活動時程:102.8.22-23)</text:p>
          </table:table-cell>
          <table:table-cell office:value-type="date" office:date-value="2013-08-22T00:00:00" table:style-name="ce2">
            <text:p>2013/8/22</text:p>
          </table:table-cell>
          <table:table-cell office:value-type="date" office:date-value="2013-08-23T00:00:00" table:style-name="ce2">
            <text:p>2013/8/23</text:p>
          </table:table-cell>
          <table:table-cell office:value-type="string" table:style-name="ce1">
            <text:p>臺中市梧棲區</text:p>
          </table:table-cell>
          <table:table-cell office:value-type="float" office:value="800" table:style-name="ce1">
            <text:p>80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2年模範父親、好人好事表揚暨節能減碳宣導活動(預計施行時程:102.8.4)</text:p>
          </table:table-cell>
          <table:table-cell office:value-type="date" office:date-value="2013-08-04T00:00:00" table:style-name="ce2">
            <text:p>2013/8/4</text:p>
          </table:table-cell>
          <table:table-cell office:value-type="date" office:date-value="2013-08-04T00:00:00" table:style-name="ce2">
            <text:p>2013/8/4</text:p>
          </table:table-cell>
          <table:table-cell office:value-type="string" table:style-name="ce1">
            <text:p>臺中市龍井區</text:p>
          </table:table-cell>
          <table:table-cell office:value-type="float" office:value="395" table:style-name="ce1">
            <text:p>395</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梧棲區</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梧棲區102/103年度水稻田休閒期綠肥作物-油菜花栽培推廣暨支持電源開發節約用電宣導計畫(預計活動時程:102.8.1-103.2.28)</text:p>
          </table:table-cell>
          <table:table-cell office:value-type="date" office:date-value="2013-08-01T00:00:00" table:style-name="ce2">
            <text:p>2013/8/1</text:p>
          </table:table-cell>
          <table:table-cell office:value-type="date" office:date-value="2014-02-28T00:00:00" table:style-name="ce2">
            <text:p>2014/2/28</text:p>
          </table:table-cell>
          <table:table-cell office:value-type="string" table:style-name="ce1">
            <text:p>臺中市梧棲區</text:p>
          </table:table-cell>
          <table:table-cell office:value-type="float" office:value="684" table:style-name="ce1">
            <text:p>684</text:p>
          </table:table-cell>
          <table:table-cell office:value-type="float" office:value="400" table:style-name="ce1">
            <text:p>400</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102年度村、鄰長訓練講習研習觀摩活動(預計施行時程:102.10)</text:p>
          </table:table-cell>
          <table:table-cell office:value-type="date" office:date-value="2013-10-01T00:00:00" table:style-name="ce2">
            <text:p>2013/10/1</text:p>
          </table:table-cell>
          <table:table-cell office:value-type="date" office:date-value="2013-10-01T00:00:00" table:style-name="ce2">
            <text:p>2013/10/1</text:p>
          </table:table-cell>
          <table:table-cell office:value-type="string" table:style-name="ce1">
            <text:p>台中、嘉義、台南</text:p>
          </table:table-cell>
          <table:table-cell office:value-type="float" office:value="1311" table:style-name="ce1">
            <text:p>1311</text:p>
          </table:table-cell>
          <table:table-cell office:value-type="float" office:value="160" table:style-name="ce1">
            <text:p>16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新興社區發展協會</text:p>
          </table:table-cell>
          <table:table-cell office:value-type="float" office:value="74097281" table:style-name="ce1">
            <text:p>74097281</text:p>
          </table:table-cell>
          <table:table-cell office:value-type="string" table:style-name="ce1">
            <text:p>桃園縣觀音鄉新興社區發展協會辦理102年慶讚中元暨節約用電宣導活動(預計活動時程:102.8.23-24)</text:p>
          </table:table-cell>
          <table:table-cell office:value-type="date" office:date-value="2013-08-23T00:00:00" table:style-name="ce2">
            <text:p>2013/8/23</text:p>
          </table:table-cell>
          <table:table-cell office:value-type="date" office:date-value="2013-08-24T00:00:00" table:style-name="ce2">
            <text:p>2013/8/24</text:p>
          </table:table-cell>
          <table:table-cell office:value-type="string" table:style-name="ce1">
            <text:p>觀音鄉</text:p>
          </table:table-cell>
          <table:table-cell office:value-type="float" office:value="835" table:style-name="ce1">
            <text:p>835</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2013桃園好客海洋音樂季(預計活動時程:102.8.9-10)</text:p>
          </table:table-cell>
          <table:table-cell office:value-type="date" office:date-value="2013-08-09T00:00:00" table:style-name="ce2">
            <text:p>2013/8/9</text:p>
          </table:table-cell>
          <table:table-cell office:value-type="date" office:date-value="2013-08-10T00:00:00" table:style-name="ce2">
            <text:p>2013/8/10</text:p>
          </table:table-cell>
          <table:table-cell office:value-type="string" table:style-name="ce1">
            <text:p>觀音鄉</text:p>
          </table:table-cell>
          <table:table-cell office:value-type="float" office:value="9213" table:style-name="ce1">
            <text:p>9213</text:p>
          </table:table-cell>
          <table:table-cell office:value-type="float" office:value="213" table:style-name="ce1">
            <text:p>213</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公所</text:p>
          </table:table-cell>
          <table:table-cell office:value-type="string" table:style-name="ce1">
            <text:p>aa</text:p>
          </table:table-cell>
          <table:table-cell office:value-type="string" table:style-name="ce1">
            <text:p>協助澎湖縣湖西鄉公所辦理102年湖西鄉加網魚季活動(預計活動時程:102.8.10-11)</text:p>
          </table:table-cell>
          <table:table-cell office:value-type="date" office:date-value="2013-08-10T00:00:00" table:style-name="ce2">
            <text:p>2013/8/10</text:p>
          </table:table-cell>
          <table:table-cell office:value-type="date" office:date-value="2013-08-11T00:00:00" table:style-name="ce2">
            <text:p>2013/8/11</text:p>
          </table:table-cell>
          <table:table-cell office:value-type="string" table:style-name="ce1">
            <text:p>湖西鄉</text:p>
          </table:table-cell>
          <table:table-cell office:value-type="float" office:value="400" table:style-name="ce1">
            <text:p>40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公所</text:p>
          </table:table-cell>
          <table:table-cell office:value-type="string" table:style-name="ce1">
            <text:p>aa</text:p>
          </table:table-cell>
          <table:table-cell office:value-type="string" table:style-name="ce1">
            <text:p>協助澎湖縣湖西鄉公所辦理102年度湖西風茹文化愛樂季(預計活動時程:102.8.24)</text:p>
          </table:table-cell>
          <table:table-cell office:value-type="date" office:date-value="2013-08-24T00:00:00" table:style-name="ce2">
            <text:p>2013/8/24</text:p>
          </table:table-cell>
          <table:table-cell office:value-type="date" office:date-value="2013-08-24T00:00:00" table:style-name="ce2">
            <text:p>2013/8/24</text:p>
          </table:table-cell>
          <table:table-cell office:value-type="string" table:style-name="ce1">
            <text:p>湖西鄉</text:p>
          </table:table-cell>
          <table:table-cell office:value-type="float" office:value="500" table:style-name="ce1">
            <text:p>50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深坑區</text:p>
          </table:table-cell>
          <table:table-cell office:value-type="string" table:style-name="ce1">
            <text:p>新北市深坑區昇高社區發展協會</text:p>
          </table:table-cell>
          <table:table-cell office:value-type="float" office:value="34872882" table:style-name="ce1">
            <text:p>34872882</text:p>
          </table:table-cell>
          <table:table-cell office:value-type="string" table:style-name="ce1">
            <text:p>協助新北市深坑區昇高社區發展協會辦理102年度「重陽敬老健康講座」活動計畫(預計施行時程:102.10.6)</text:p>
          </table:table-cell>
          <table:table-cell office:value-type="date" office:date-value="2013-10-06T00:00:00" table:style-name="ce2">
            <text:p>2013/10/6</text:p>
          </table:table-cell>
          <table:table-cell office:value-type="string" table:style-name="ce1">
            <text:p>203/10/6</text:p>
          </table:table-cell>
          <table:table-cell office:value-type="string" table:style-name="ce1">
            <text:p>深坑區</text:p>
          </table:table-cell>
          <table:table-cell office:value-type="float" office:value="150" table:style-name="ce1">
            <text:p>15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淡水區</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102年度慶祝漁民節活動(預計施行時程:102.10月)</text:p>
          </table:table-cell>
          <table:table-cell office:value-type="date" office:date-value="2013-10-06T00:00:00" table:style-name="ce2">
            <text:p>2013/10/6</text:p>
          </table:table-cell>
          <table:table-cell office:value-type="date" office:date-value="2013-10-06T00:00:00" table:style-name="ce2">
            <text:p>2013/10/6</text:p>
          </table:table-cell>
          <table:table-cell office:value-type="string" table:style-name="ce1">
            <text:p>淡水區</text:p>
          </table:table-cell>
          <table:table-cell office:value-type="float" office:value="500" table:style-name="ce1">
            <text:p>50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string" table:style-name="ce1">
            <text:p>龍門施工處</text:p>
          </table:table-cell>
          <table:table-cell office:value-type="string" table:style-name="ce1">
            <text:p>aa</text:p>
          </table:table-cell>
          <table:table-cell office:value-type="string" table:style-name="ce1">
            <text:p>協助龍門施工處辦理102年度慶讚中元普渡民俗活動(預計活動時程:102.8.20)</text:p>
          </table:table-cell>
          <table:table-cell office:value-type="date" office:date-value="2013-08-20T00:00:00" table:style-name="ce2">
            <text:p>2013/8/20</text:p>
          </table:table-cell>
          <table:table-cell office:value-type="date" office:date-value="2013-08-20T00:00:00" table:style-name="ce2">
            <text:p>2013/8/20</text:p>
          </table:table-cell>
          <table:table-cell office:value-type="string" table:style-name="ce1">
            <text:p>仁里村</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辦理102年通霄漁港航道口緊急疏浚工程</text:p>
          </table:table-cell>
          <table:table-cell office:value-type="string" table:style-name="ce1">
            <text:p>aa</text:p>
          </table:table-cell>
          <table:table-cell office:value-type="string" table:style-name="ce1">
            <text:p>aa</text:p>
          </table:table-cell>
          <table:table-cell office:value-type="string" table:style-name="ce1">
            <text:p>通霄漁港</text:p>
          </table:table-cell>
          <table:table-cell office:value-type="float" office:value="2400" table:style-name="ce1">
            <text:p>2400</text:p>
          </table:table-cell>
          <table:table-cell office:value-type="float" office:value="2400" table:style-name="ce1">
            <text:p>2400</text:p>
          </table:table-cell>
          <table:table-cell office:value-type="float" office:value="2400" table:style-name="ce1">
            <text:p>24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鹿港鎮</text:p>
          </table:table-cell>
          <table:table-cell office:value-type="string" table:style-name="ce1">
            <text:p>彰化縣彰化區漁會</text:p>
          </table:table-cell>
          <table:table-cell office:value-type="float" office:value="59182857" table:style-name="ce1">
            <text:p>59182857</text:p>
          </table:table-cell>
          <table:table-cell office:value-type="string" table:style-name="ce1">
            <text:p>協助彰化縣彰化區漁會辦理彰化縣各界慶祝102年漁民節大會(預計活動時程:102.7.2)</text:p>
          </table:table-cell>
          <table:table-cell office:value-type="date" office:date-value="2013-07-02T00:00:00" table:style-name="ce2">
            <text:p>2013/7/2</text:p>
          </table:table-cell>
          <table:table-cell office:value-type="date" office:date-value="2013-07-02T00:00:00" table:style-name="ce2">
            <text:p>2013/7/2</text:p>
          </table:table-cell>
          <table:table-cell office:value-type="string" table:style-name="ce1">
            <text:p>鹿港鎮</text:p>
          </table:table-cell>
          <table:table-cell office:value-type="float" office:value="528" table:style-name="ce1">
            <text:p>528</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483" table:style-name="ro1">
          <table:table-cell table:number-columns-repeated="16384"/>
        </table:table-row>
      </table:table>
      <table:table table:name="08"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102年度發電年度協助金(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0" table:style-name="ce1">
            <text:p>1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水里鄉村里集會所充實內部設備工程</text:p>
          </table:table-cell>
          <table:table-cell office:value-type="string" table:style-name="ce1">
            <text:p>102.7.1</text:p>
          </table:table-cell>
          <table:table-cell office:value-type="string" table:style-name="ce1">
            <text:p>102.12.31</text:p>
          </table:table-cell>
          <table:table-cell office:value-type="string" table:style-name="ce1">
            <text:p>水里鄉</text:p>
          </table:table-cell>
          <table:table-cell office:value-type="float" office:value="4649" table:style-name="ce1">
            <text:p>4649</text:p>
          </table:table-cell>
          <table:table-cell office:value-type="float" office:value="4300" table:style-name="ce1">
            <text:p>4300</text:p>
          </table:table-cell>
          <table:table-cell office:value-type="float" office:value="4000" table:style-name="ce1">
            <text:p>4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車埕社區發展協會</text:p>
          </table:table-cell>
          <table:table-cell office:value-type="float" office:value="19306261" table:style-name="ce1">
            <text:p>19306261</text:p>
          </table:table-cell>
          <table:table-cell office:value-type="string" table:style-name="ce1">
            <text:p>協助南投縣水里鄉車埕社區發展協會辦理振興在地產業促進居民認同計畫(預計活動時程:102.9.13)</text:p>
          </table:table-cell>
          <table:table-cell office:value-type="string" table:style-name="ce1">
            <text:p>102.9.13</text:p>
          </table:table-cell>
          <table:table-cell office:value-type="string" table:style-name="ce1">
            <text:p>102.9.13</text:p>
          </table:table-cell>
          <table:table-cell office:value-type="string" table:style-name="ce1">
            <text:p>水里鄉車埕村</text:p>
          </table:table-cell>
          <table:table-cell office:value-type="float" office:value="133" table:style-name="ce1">
            <text:p>133</text:p>
          </table:table-cell>
          <table:table-cell office:value-type="float" office:value="100" table:style-name="ce1">
            <text:p>100</text:p>
          </table:table-cell>
          <table:table-cell office:value-type="float" office:value="65" table:style-name="ce1">
            <text:p>65</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春風代表</text:p>
          </table:table-cell>
          <table:table-cell office:value-type="string" table:style-name="ce1">
            <text:p>秀林鄉</text:p>
          </table:table-cell>
          <table:table-cell office:value-type="string" table:style-name="ce1">
            <text:p>花蓮縣秀林鄉銅門社區發展協會</text:p>
          </table:table-cell>
          <table:table-cell office:value-type="float" office:value="10095407" table:style-name="ce1">
            <text:p>10095407</text:p>
          </table:table-cell>
          <table:table-cell office:value-type="string" table:style-name="ce1">
            <text:p>協助花蓮縣秀林鄉銅門社區發展協會辦理2013Mgay Bari太魯閣族文化系列活動(預計活動時程:102.9.7)</text:p>
          </table:table-cell>
          <table:table-cell office:value-type="string" table:style-name="ce1">
            <text:p>102.9.7</text:p>
          </table:table-cell>
          <table:table-cell office:value-type="string" table:style-name="ce1">
            <text:p>102.9.7</text:p>
          </table:table-cell>
          <table:table-cell office:value-type="string" table:style-name="ce1">
            <text:p>秀林鄉</text:p>
          </table:table-cell>
          <table:table-cell office:value-type="float" office:value="353" table:style-name="ce1">
            <text:p>353</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string" table:style-name="ce1">
            <text:p>新北市林口區教育會</text:p>
          </table:table-cell>
          <table:table-cell office:value-type="float" office:value="17418515" table:style-name="ce1">
            <text:p>17418515</text:p>
          </table:table-cell>
          <table:table-cell office:value-type="string" table:style-name="ce1">
            <text:p>協助新北市林口區教育會辦理102年林口區節能減碳、合理電價溝通宣導暨教師節表揚推廣電能優良教師活動(預計活動時程:102.9.27)</text:p>
          </table:table-cell>
          <table:table-cell office:value-type="string" table:style-name="ce1">
            <text:p>102.9.27</text:p>
          </table:table-cell>
          <table:table-cell office:value-type="string" table:style-name="ce1">
            <text:p>102.9.27</text:p>
          </table:table-cell>
          <table:table-cell office:value-type="string" table:style-name="ce1">
            <text:p>林口區</text:p>
          </table:table-cell>
          <table:table-cell office:value-type="float" office:value="448" table:style-name="ce1">
            <text:p>448</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大園鄉</text:p>
          </table:table-cell>
          <table:table-cell office:value-type="string" table:style-name="ce1">
            <text:p>桃園縣大園鄉老人會</text:p>
          </table:table-cell>
          <table:table-cell office:value-type="float" office:value="14938915" table:style-name="ce1">
            <text:p>14938915</text:p>
          </table:table-cell>
          <table:table-cell office:value-type="string" table:style-name="ce1">
            <text:p>協助桃園縣大園鄉老人會辦理本會102年度重陽節敬老大會暨節能減碳宣導(預計活動時程:102.10.9)</text:p>
          </table:table-cell>
          <table:table-cell office:value-type="string" table:style-name="ce1">
            <text:p>102.10.9</text:p>
          </table:table-cell>
          <table:table-cell office:value-type="string" table:style-name="ce1">
            <text:p>102.10.9</text:p>
          </table:table-cell>
          <table:table-cell office:value-type="string" table:style-name="ce1">
            <text:p>大園鄉</text:p>
          </table:table-cell>
          <table:table-cell office:value-type="float" office:value="2475" table:style-name="ce1">
            <text:p>247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林岱華<text:s/></text:p>
          </table:table-cell>
          <table:table-cell office:value-type="string" table:style-name="ce1">
            <text:p>小港區</text:p>
          </table:table-cell>
          <table:table-cell office:value-type="string" table:style-name="ce1">
            <text:p>高雄市沿海資源關懷協會</text:p>
          </table:table-cell>
          <table:table-cell office:value-type="float" office:value="70998055" table:style-name="ce1">
            <text:p>70998055</text:p>
          </table:table-cell>
          <table:table-cell office:value-type="string" table:style-name="ce1">
            <text:p>協助高雄市沿海資源關懷協會辦理會員大會及宣導支持台電公司電價調整方案暨大林電廠更新改建計畫活動(預計活動時程:102.8.24)</text:p>
          </table:table-cell>
          <table:table-cell office:value-type="string" table:style-name="ce1">
            <text:p>102.8.24</text:p>
          </table:table-cell>
          <table:table-cell office:value-type="string" table:style-name="ce1">
            <text:p>102.8.24</text:p>
          </table:table-cell>
          <table:table-cell office:value-type="string" table:style-name="ce1">
            <text:p>小港區</text:p>
          </table:table-cell>
          <table:table-cell office:value-type="float" office:value="157" table:style-name="ce1">
            <text:p>157</text:p>
          </table:table-cell>
          <table:table-cell office:value-type="float" office:value="90" table:style-name="ce1">
            <text:p>9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園區</text:p>
          </table:table-cell>
          <table:table-cell office:value-type="string" table:style-name="ce1">
            <text:p>高雄市林園家庭教育文化協進會</text:p>
          </table:table-cell>
          <table:table-cell office:value-type="float" office:value="29390442" table:style-name="ce1">
            <text:p>29390442</text:p>
          </table:table-cell>
          <table:table-cell office:value-type="string" table:style-name="ce1">
            <text:p>協助高雄市林園家庭教育文化協進會辦理志工幹部工作研習暨宣導支持台電公司電價調整方案活動(預計活動時程:102.8.25-26)</text:p>
          </table:table-cell>
          <table:table-cell office:value-type="string" table:style-name="ce1">
            <text:p>102.8.25</text:p>
          </table:table-cell>
          <table:table-cell office:value-type="string" table:style-name="ce1">
            <text:p>102.8.26</text:p>
          </table:table-cell>
          <table:table-cell office:value-type="string" table:style-name="ce1">
            <text:p>林園區</text:p>
          </table:table-cell>
          <table:table-cell office:value-type="float" office:value="275" table:style-name="ce1">
            <text:p>275</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小港區鳳興社區發展協會</text:p>
          </table:table-cell>
          <table:table-cell office:value-type="float" office:value="92089810" table:style-name="ce1">
            <text:p>92089810</text:p>
          </table:table-cell>
          <table:table-cell office:value-type="string" table:style-name="ce1">
            <text:p>協助高雄市小港區鳳興社區發展協會辦理參訪國家經濟建設暨宣導支持台電公司電價調整方案活動(預計活動時程:102.9.21-23)</text:p>
          </table:table-cell>
          <table:table-cell office:value-type="string" table:style-name="ce1">
            <text:p>102.9.21</text:p>
          </table:table-cell>
          <table:table-cell office:value-type="string" table:style-name="ce1">
            <text:p>102.9.23</text:p>
          </table:table-cell>
          <table:table-cell office:value-type="string" table:style-name="ce1">
            <text:p>小港區</text:p>
          </table:table-cell>
          <table:table-cell office:value-type="float" office:value="26" table:style-name="ce1">
            <text:p>26</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鳳源長青協會</text:p>
          </table:table-cell>
          <table:table-cell office:value-type="float" office:value="10280114" table:style-name="ce1">
            <text:p>10280114</text:p>
          </table:table-cell>
          <table:table-cell office:value-type="string" table:style-name="ce1">
            <text:p>協助高雄市鳳源長青協會辦理九九重陽節關懷老人生活暨宣導支持台電公司電價調整方案活動(預計活動時程:102.10.7)</text:p>
          </table:table-cell>
          <table:table-cell office:value-type="string" table:style-name="ce1">
            <text:p>102.10.7</text:p>
          </table:table-cell>
          <table:table-cell office:value-type="string" table:style-name="ce1">
            <text:p>102.10.7</text:p>
          </table:table-cell>
          <table:table-cell office:value-type="string" table:style-name="ce1">
            <text:p>小港區</text:p>
          </table:table-cell>
          <table:table-cell office:value-type="float" office:value="56" table:style-name="ce1">
            <text:p>56</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社區綠美化維護及環保衛生活動(預計活動時程:102.7.21-9.1)</text:p>
          </table:table-cell>
          <table:table-cell office:value-type="string" table:style-name="ce1">
            <text:p>102.7.21</text:p>
          </table:table-cell>
          <table:table-cell office:value-type="string" table:style-name="ce1">
            <text:p>102.9.1</text:p>
          </table:table-cell>
          <table:table-cell office:value-type="string" table:style-name="ce1">
            <text:p>永安區</text:p>
          </table:table-cell>
          <table:table-cell office:value-type="float" office:value="6" table:style-name="ce1">
            <text:p>6</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路竹區農會102年度歡慶中秋花好月圓月餅香活動(預計活動時程:102.9.11)</text:p>
          </table:table-cell>
          <table:table-cell office:value-type="string" table:style-name="ce1">
            <text:p>102.9.11</text:p>
          </table:table-cell>
          <table:table-cell office:value-type="string" table:style-name="ce1">
            <text:p>102.9.11</text:p>
          </table:table-cell>
          <table:table-cell office:value-type="string" table:style-name="ce1">
            <text:p>路竹區</text:p>
          </table:table-cell>
          <table:table-cell office:value-type="float" office:value="75" table:style-name="ce1">
            <text:p>75</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興達港區漁會</text:p>
          </table:table-cell>
          <table:table-cell office:value-type="float" office:value="25815903" table:style-name="ce1">
            <text:p>25815903</text:p>
          </table:table-cell>
          <table:table-cell office:value-type="string" table:style-name="ce1">
            <text:p>協助高雄市興達港區漁會辦理「2013浪花捲捲節活動」(預計施行時程:102.8.31-9.1)</text:p>
          </table:table-cell>
          <table:table-cell office:value-type="string" table:style-name="ce1">
            <text:p>102.8.31</text:p>
          </table:table-cell>
          <table:table-cell office:value-type="string" table:style-name="ce1">
            <text:p>102.9.1</text:p>
          </table:table-cell>
          <table:table-cell office:value-type="string" table:style-name="ce1">
            <text:p>茄萣區</text:p>
          </table:table-cell>
          <table:table-cell office:value-type="float" office:value="1800" table:style-name="ce1">
            <text:p>1800</text:p>
          </table:table-cell>
          <table:table-cell office:value-type="float" office:value="300" table:style-name="ce1">
            <text:p>300</text:p>
          </table:table-cell>
          <table:table-cell office:value-type="float" office:value="250" table:style-name="ce1">
            <text:p>2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岡山區</text:p>
          </table:table-cell>
          <table:table-cell office:value-type="string" table:style-name="ce1">
            <text:p>高雄市阿公店長跑協會</text:p>
          </table:table-cell>
          <table:table-cell office:value-type="string" table:style-name="ce1">
            <text:p>aa</text:p>
          </table:table-cell>
          <table:table-cell office:value-type="string" table:style-name="ce1">
            <text:p>協助高雄市阿公店長跑協會辦理2013阿公店盃全國馬拉松賽(預計活動時程:102.12.1)</text:p>
          </table:table-cell>
          <table:table-cell office:value-type="string" table:style-name="ce1">
            <text:p>102.12.1</text:p>
          </table:table-cell>
          <table:table-cell office:value-type="string" table:style-name="ce1">
            <text:p>102.12.1</text:p>
          </table:table-cell>
          <table:table-cell office:value-type="string" table:style-name="ce1">
            <text:p>岡山區</text:p>
          </table:table-cell>
          <table:table-cell office:value-type="float" office:value="4320" table:style-name="ce1">
            <text:p>4320</text:p>
          </table:table-cell>
          <table:table-cell office:value-type="float" office:value="300" table:style-name="ce1">
            <text:p>3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觀光產業發展協會</text:p>
          </table:table-cell>
          <table:table-cell office:value-type="float" office:value="25868653" table:style-name="ce1">
            <text:p>25868653</text:p>
          </table:table-cell>
          <table:table-cell office:value-type="string" table:style-name="ce1">
            <text:p>協助高雄市觀光產業發展協會辦理102年湖街王爺文化週，大湖里民聯誼慶中秋(預計活動時程:102.9.21)</text:p>
          </table:table-cell>
          <table:table-cell office:value-type="string" table:style-name="ce1">
            <text:p>102.9.21</text:p>
          </table:table-cell>
          <table:table-cell office:value-type="string" table:style-name="ce1">
            <text:p>102.9.21</text:p>
          </table:table-cell>
          <table:table-cell office:value-type="string" table:style-name="ce1">
            <text:p>湖內區</text:p>
          </table:table-cell>
          <table:table-cell office:value-type="float" office:value="199" table:style-name="ce1">
            <text:p>199</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光和社區發展協會</text:p>
          </table:table-cell>
          <table:table-cell office:value-type="float" office:value="97942822" table:style-name="ce1">
            <text:p>97942822</text:p>
          </table:table-cell>
          <table:table-cell office:value-type="string" table:style-name="ce1">
            <text:p>協助高雄市彌陀區光和社區發展協會辦理『102年地方產業文化觀摩活動』實施計畫(預計施行時程:102.9.21)</text:p>
          </table:table-cell>
          <table:table-cell office:value-type="string" table:style-name="ce1">
            <text:p>102.9.21</text:p>
          </table:table-cell>
          <table:table-cell office:value-type="string" table:style-name="ce1">
            <text:p>102.9.21</text:p>
          </table:table-cell>
          <table:table-cell office:value-type="string" table:style-name="ce1">
            <text:p>彌陀區</text:p>
          </table:table-cell>
          <table:table-cell office:value-type="float" office:value="155" table:style-name="ce1">
            <text:p>15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湖內社區發展協會</text:p>
          </table:table-cell>
          <table:table-cell office:value-type="string" table:style-name="ce1">
            <text:p>aa</text:p>
          </table:table-cell>
          <table:table-cell office:value-type="string" table:style-name="ce1">
            <text:p>協助高雄市湖內區湖內社區發展協會辦理「102年度長壽俱樂部成立24週年慶暨節能減碳宣導活動」(預計活動時程:102.10.12)</text:p>
          </table:table-cell>
          <table:table-cell office:value-type="string" table:style-name="ce1">
            <text:p>102.10.12</text:p>
          </table:table-cell>
          <table:table-cell office:value-type="string" table:style-name="ce1">
            <text:p>102.10.12</text:p>
          </table:table-cell>
          <table:table-cell office:value-type="string" table:style-name="ce1">
            <text:p>湖內區</text:p>
          </table:table-cell>
          <table:table-cell office:value-type="float" office:value="29" table:style-name="ce1">
            <text:p>29</text:p>
          </table:table-cell>
          <table:table-cell office:value-type="float" office:value="10" table:style-name="ce1">
            <text:p>1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公館社區發展協會</text:p>
          </table:table-cell>
          <table:table-cell office:value-type="float" office:value="87907683" table:style-name="ce1">
            <text:p>87907683</text:p>
          </table:table-cell>
          <table:table-cell office:value-type="string" table:style-name="ce1">
            <text:p>協助高雄市湖內區公館社區發展協會辦理「支持國家建設、推展乾淨能源暨參訪車埕社區」活動(預計活動時程:102.9.7-8)</text:p>
          </table:table-cell>
          <table:table-cell office:value-type="string" table:style-name="ce1">
            <text:p>102.9.7</text:p>
          </table:table-cell>
          <table:table-cell office:value-type="string" table:style-name="ce1">
            <text:p>102.9.8</text:p>
          </table:table-cell>
          <table:table-cell office:value-type="string" table:style-name="ce1">
            <text:p>湖內區</text:p>
          </table:table-cell>
          <table:table-cell office:value-type="float" office:value="17" table:style-name="ce1">
            <text:p>17</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地方民俗文化活動(預計活動時程:102.9.18)</text:p>
          </table:table-cell>
          <table:table-cell office:value-type="string" table:style-name="ce1">
            <text:p>102.9.18</text:p>
          </table:table-cell>
          <table:table-cell office:value-type="string" table:style-name="ce1">
            <text:p>102.9.18</text:p>
          </table:table-cell>
          <table:table-cell office:value-type="string" table:style-name="ce1">
            <text:p>永安區</text:p>
          </table:table-cell>
          <table:table-cell office:value-type="float" office:value="196" table:style-name="ce1">
            <text:p>196</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過港社區發展協會</text:p>
          </table:table-cell>
          <table:table-cell office:value-type="float" office:value="78935815" table:style-name="ce1">
            <text:p>78935815</text:p>
          </table:table-cell>
          <table:table-cell office:value-type="string" table:style-name="ce1">
            <text:p>協助高雄市彌陀區過港社區發展協會辦理102年度地方產業文化觀摩聯誼活動(預計施行時程:102.10.6-7)</text:p>
          </table:table-cell>
          <table:table-cell office:value-type="string" table:style-name="ce1">
            <text:p>102.10.6</text:p>
          </table:table-cell>
          <table:table-cell office:value-type="string" table:style-name="ce1">
            <text:p>102.10.7</text:p>
          </table:table-cell>
          <table:table-cell office:value-type="string" table:style-name="ce1">
            <text:p>彌陀區</text:p>
          </table:table-cell>
          <table:table-cell office:value-type="float" office:value="199" table:style-name="ce1">
            <text:p>199</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休閒運動協會</text:p>
          </table:table-cell>
          <table:table-cell office:value-type="float" office:value="9093161" table:style-name="ce1">
            <text:p>9093161</text:p>
          </table:table-cell>
          <table:table-cell office:value-type="string" table:style-name="ce1">
            <text:p>協助高雄市湖內休閒運動協會辦理台東節能學習之旅(預計活動時程:102.10.26-27)</text:p>
          </table:table-cell>
          <table:table-cell office:value-type="string" table:style-name="ce1">
            <text:p>102.10.26</text:p>
          </table:table-cell>
          <table:table-cell office:value-type="string" table:style-name="ce1">
            <text:p>102.10.27</text:p>
          </table:table-cell>
          <table:table-cell office:value-type="string" table:style-name="ce1">
            <text:p>湖內區</text:p>
          </table:table-cell>
          <table:table-cell office:value-type="float" office:value="138" table:style-name="ce1">
            <text:p>138</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高屏漁業技術研討活動(預計活動時程:102.8月)</text:p>
          </table:table-cell>
          <table:table-cell office:value-type="string" table:style-name="ce1">
            <text:p>102.8.</text:p>
          </table:table-cell>
          <table:table-cell office:value-type="string" table:style-name="ce1">
            <text:p>102.8.</text:p>
          </table:table-cell>
          <table:table-cell office:value-type="string" table:style-name="ce1">
            <text:p>彌陀區</text:p>
          </table:table-cell>
          <table:table-cell office:value-type="float" office:value="200" table:style-name="ce1">
            <text:p>200</text:p>
          </table:table-cell>
          <table:table-cell office:value-type="float" office:value="100" table:style-name="ce1">
            <text:p>100</text:p>
          </table:table-cell>
          <table:table-cell office:value-type="float" office:value="90" table:style-name="ce1">
            <text:p>9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大高雄永安婦女會</text:p>
          </table:table-cell>
          <table:table-cell office:value-type="string" table:style-name="ce1">
            <text:p>aa</text:p>
          </table:table-cell>
          <table:table-cell office:value-type="string" table:style-name="ce1">
            <text:p>協助高雄市大高雄永安婦女會辦理102年婦女成長交流研習活動(預計施行時程:102.10.6-7)</text:p>
          </table:table-cell>
          <table:table-cell office:value-type="string" table:style-name="ce1">
            <text:p>102.10.6</text:p>
          </table:table-cell>
          <table:table-cell office:value-type="string" table:style-name="ce1">
            <text:p>102.10.7</text:p>
          </table:table-cell>
          <table:table-cell office:value-type="string" table:style-name="ce1">
            <text:p>永安區</text:p>
          </table:table-cell>
          <table:table-cell office:value-type="float" office:value="286" table:style-name="ce1">
            <text:p>286</text:p>
          </table:table-cell>
          <table:table-cell office:value-type="float" office:value="90" table:style-name="ce1">
            <text:p>9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萬福社區發展協會</text:p>
          </table:table-cell>
          <table:table-cell office:value-type="string" table:style-name="ce1">
            <text:p>aa</text:p>
          </table:table-cell>
          <table:table-cell office:value-type="string" table:style-name="ce1">
            <text:p>協助高雄市茄萣區萬福社區發展協會辦理第六屆第四次會員大會暨能源宣導活動(預計活動時程:102.10.10)</text:p>
          </table:table-cell>
          <table:table-cell office:value-type="string" table:style-name="ce1">
            <text:p>102.10.10</text:p>
          </table:table-cell>
          <table:table-cell office:value-type="string" table:style-name="ce1">
            <text:p>102.10.10</text:p>
          </table:table-cell>
          <table:table-cell office:value-type="string" table:style-name="ce1">
            <text:p>茄萣區</text:p>
          </table:table-cell>
          <table:table-cell office:value-type="float" office:value="27" table:style-name="ce1">
            <text:p>27</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102年員工地方產業節約能源暨水土保持觀摩活動(預計活動時程:102.11.29-30)</text:p>
          </table:table-cell>
          <table:table-cell office:value-type="string" table:style-name="ce1">
            <text:p>102.11.29</text:p>
          </table:table-cell>
          <table:table-cell office:value-type="string" table:style-name="ce1">
            <text:p>102.11.30</text:p>
          </table:table-cell>
          <table:table-cell office:value-type="string" table:style-name="ce1">
            <text:p>彌陀區</text:p>
          </table:table-cell>
          <table:table-cell office:value-type="float" office:value="152" table:style-name="ce1">
            <text:p>152</text:p>
          </table:table-cell>
          <table:table-cell office:value-type="float" office:value="75" table:style-name="ce1">
            <text:p>75</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2年度幹部、漁民代表漁業觀摩活動(預計活動時程:102.10.6-8)</text:p>
          </table:table-cell>
          <table:table-cell office:value-type="string" table:style-name="ce1">
            <text:p>102.10.6</text:p>
          </table:table-cell>
          <table:table-cell office:value-type="string" table:style-name="ce1">
            <text:p>102.10.8</text:p>
          </table:table-cell>
          <table:table-cell office:value-type="string" table:style-name="ce1">
            <text:p>永安區</text:p>
          </table:table-cell>
          <table:table-cell office:value-type="float" office:value="600" table:style-name="ce1">
            <text:p>6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芝區</text:p>
          </table:table-cell>
          <table:table-cell office:value-type="string" table:style-name="ce1">
            <text:p>新北市三芝區體育會</text:p>
          </table:table-cell>
          <table:table-cell office:value-type="float" office:value="9822365" table:style-name="ce1">
            <text:p>9822365</text:p>
          </table:table-cell>
          <table:table-cell office:value-type="string" table:style-name="ce1">
            <text:p>協助新北市三芝區體育會辦理大手牽小手節能減碳暨電價合理化宣導健行活動(預計施行時程:102.8.15-10.30)</text:p>
          </table:table-cell>
          <table:table-cell office:value-type="string" table:style-name="ce1">
            <text:p>102.08.15</text:p>
          </table:table-cell>
          <table:table-cell office:value-type="string" table:style-name="ce1">
            <text:p>102.10.30</text:p>
          </table:table-cell>
          <table:table-cell office:value-type="string" table:style-name="ce1">
            <text:p>三芝區</text:p>
          </table:table-cell>
          <table:table-cell office:value-type="float" office:value="250" table:style-name="ce1">
            <text:p>25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芝區</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102年新北市筊白筍節(預計活動時程:102.8.1-12.31)</text:p>
          </table:table-cell>
          <table:table-cell office:value-type="string" table:style-name="ce1">
            <text:p>102.08.01</text:p>
          </table:table-cell>
          <table:table-cell office:value-type="string" table:style-name="ce1">
            <text:p>102.12.31</text:p>
          </table:table-cell>
          <table:table-cell office:value-type="string" table:style-name="ce1">
            <text:p>三芝區</text:p>
          </table:table-cell>
          <table:table-cell office:value-type="float" office:value="3100" table:style-name="ce1">
            <text:p>3100</text:p>
          </table:table-cell>
          <table:table-cell office:value-type="float" office:value="1500" table:style-name="ce1">
            <text:p>15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2年度會員健行暨核能用電安全宣導活動計畫(預計施行時程:102.9.1-12.30)</text:p>
          </table:table-cell>
          <table:table-cell office:value-type="string" table:style-name="ce1">
            <text:p>102.09.01</text:p>
          </table:table-cell>
          <table:table-cell office:value-type="string" table:style-name="ce1">
            <text:p>102.12.30</text:p>
          </table:table-cell>
          <table:table-cell office:value-type="string" table:style-name="ce1">
            <text:p>石門區</text:p>
          </table:table-cell>
          <table:table-cell office:value-type="float" office:value="220" table:style-name="ce1">
            <text:p>220</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芝區</text:p>
          </table:table-cell>
          <table:table-cell office:value-type="string" table:style-name="ce1">
            <text:p>新北市三芝區水上救生協會</text:p>
          </table:table-cell>
          <table:table-cell office:value-type="float" office:value="2252403" table:style-name="ce1">
            <text:p>2252403</text:p>
          </table:table-cell>
          <table:table-cell office:value-type="string" table:style-name="ce1">
            <text:p>協助新北市三芝區水上救生協會辦理102年度水上救生講習暨核能安全宣導研習會(預計活動時程:102.8.24-26)</text:p>
          </table:table-cell>
          <table:table-cell office:value-type="string" table:style-name="ce1">
            <text:p>102.08.24</text:p>
          </table:table-cell>
          <table:table-cell office:value-type="string" table:style-name="ce1">
            <text:p>102.08.26</text:p>
          </table:table-cell>
          <table:table-cell office:value-type="string" table:style-name="ce1">
            <text:p>三芝區</text:p>
          </table:table-cell>
          <table:table-cell office:value-type="float" office:value="486" table:style-name="ce1">
            <text:p>486</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地方民俗祭典祈安遶境」活動(預計活動時程:102.8至12月)</text:p>
          </table:table-cell>
          <table:table-cell office:value-type="string" table:style-name="ce1">
            <text:p>102.08.01</text:p>
          </table:table-cell>
          <table:table-cell office:value-type="string" table:style-name="ce1">
            <text:p>102.08.31</text:p>
          </table:table-cell>
          <table:table-cell office:value-type="string" table:style-name="ce1">
            <text:p>金山區</text:p>
          </table:table-cell>
          <table:table-cell office:value-type="float" office:value="300" table:style-name="ce1">
            <text:p>300</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金山區</text:p>
          </table:table-cell>
          <table:table-cell office:value-type="string" table:style-name="ce1">
            <text:p>新北市金山區基層建設促進協會</text:p>
          </table:table-cell>
          <table:table-cell office:value-type="float" office:value="26149626" table:style-name="ce1">
            <text:p>26149626</text:p>
          </table:table-cell>
          <table:table-cell office:value-type="string" table:style-name="ce1">
            <text:p>協助新北市金山區基層建設促進協會辦理102年度災害防治研習暨社會福利宣導活動(預計活動時程:102.8月擇三天)</text:p>
          </table:table-cell>
          <table:table-cell office:value-type="string" table:style-name="ce1">
            <text:p>102.08.01</text:p>
          </table:table-cell>
          <table:table-cell office:value-type="string" table:style-name="ce1">
            <text:p>102.08.31</text:p>
          </table:table-cell>
          <table:table-cell office:value-type="string" table:style-name="ce1">
            <text:p>金山區</text:p>
          </table:table-cell>
          <table:table-cell office:value-type="float" office:value="501" table:style-name="ce1">
            <text:p>501</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金山區</text:p>
          </table:table-cell>
          <table:table-cell office:value-type="string" table:style-name="ce1">
            <text:p>新北市金山區太極氣功十八式推展協會</text:p>
          </table:table-cell>
          <table:table-cell office:value-type="float" office:value="30360065" table:style-name="ce1">
            <text:p>30360065</text:p>
          </table:table-cell>
          <table:table-cell office:value-type="string" table:style-name="ce1">
            <text:p>協助新北市金山區太極氣功十八式推展協會辦理太極氣功十八式研習教學活動(預計活動時程:102.9)</text:p>
          </table:table-cell>
          <table:table-cell office:value-type="string" table:style-name="ce1">
            <text:p>102.09.01</text:p>
          </table:table-cell>
          <table:table-cell office:value-type="string" table:style-name="ce1">
            <text:p>102.09.30</text:p>
          </table:table-cell>
          <table:table-cell office:value-type="string" table:style-name="ce1">
            <text:p>金山區</text:p>
          </table:table-cell>
          <table:table-cell office:value-type="float" office:value="112" table:style-name="ce1">
            <text:p>112</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萬里區</text:p>
          </table:table-cell>
          <table:table-cell office:value-type="string" table:style-name="ce1">
            <text:p>新北市萬里區漁會</text:p>
          </table:table-cell>
          <table:table-cell office:value-type="float" office:value="37161409" table:style-name="ce1">
            <text:p>37161409</text:p>
          </table:table-cell>
          <table:table-cell office:value-type="string" table:style-name="ce1">
            <text:p>協助新北市萬里區漁會辦理102年度慶祝漁民節暨漁業生產績優表揚活動(預計活動時程:102.11.14)</text:p>
          </table:table-cell>
          <table:table-cell office:value-type="string" table:style-name="ce1">
            <text:p>102.11.14</text:p>
          </table:table-cell>
          <table:table-cell office:value-type="string" table:style-name="ce1">
            <text:p>102.11.14</text:p>
          </table:table-cell>
          <table:table-cell office:value-type="string" table:style-name="ce1">
            <text:p>萬里區</text:p>
          </table:table-cell>
          <table:table-cell office:value-type="float" office:value="635" table:style-name="ce1">
            <text:p>635</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2年通霄鎮鎮長盃槌球錦標賽(預計活動時程:102.8.24)</text:p>
          </table:table-cell>
          <table:table-cell office:value-type="string" table:style-name="ce1">
            <text:p>102.8.24</text:p>
          </table:table-cell>
          <table:table-cell office:value-type="string" table:style-name="ce1">
            <text:p>102.8.24</text:p>
          </table:table-cell>
          <table:table-cell office:value-type="string" table:style-name="ce1">
            <text:p>通霄鎮</text:p>
          </table:table-cell>
          <table:table-cell office:value-type="float" office:value="447" table:style-name="ce1">
            <text:p>447</text:p>
          </table:table-cell>
          <table:table-cell office:value-type="float" office:value="180" table:style-name="ce1">
            <text:p>1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農村再生推廣協會</text:p>
          </table:table-cell>
          <table:table-cell office:value-type="float" office:value="10903702" table:style-name="ce1">
            <text:p>10903702</text:p>
          </table:table-cell>
          <table:table-cell office:value-type="string" table:style-name="ce1">
            <text:p>協助苗栗縣農村再生推廣協會辦理「青春齊步走~健康有GO讚」淨山健行活動(預計活動時程:102.8.17)</text:p>
          </table:table-cell>
          <table:table-cell office:value-type="string" table:style-name="ce1">
            <text:p>102.8.18</text:p>
          </table:table-cell>
          <table:table-cell office:value-type="string" table:style-name="ce1">
            <text:p>102.8.18</text:p>
          </table:table-cell>
          <table:table-cell office:value-type="string" table:style-name="ce1">
            <text:p>苗栗縣</text:p>
          </table:table-cell>
          <table:table-cell office:value-type="float" office:value="218" table:style-name="ce1">
            <text:p>218</text:p>
          </table:table-cell>
          <table:table-cell office:value-type="float" office:value="90" table:style-name="ce1">
            <text:p>9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老人福利推展協會</text:p>
          </table:table-cell>
          <table:table-cell office:value-type="float" office:value="15730547" table:style-name="ce1">
            <text:p>15730547</text:p>
          </table:table-cell>
          <table:table-cell office:value-type="string" table:style-name="ce1">
            <text:p>協助苗栗縣通霄鎮老人福利推展協會辦理老人卡拉OK歌唱比賽與節能宣導活動(預計施行時程:102.9.11)</text:p>
          </table:table-cell>
          <table:table-cell office:value-type="string" table:style-name="ce1">
            <text:p>102.9.11</text:p>
          </table:table-cell>
          <table:table-cell office:value-type="string" table:style-name="ce1">
            <text:p>102.9.11</text:p>
          </table:table-cell>
          <table:table-cell office:value-type="string" table:style-name="ce1">
            <text:p>通霄鎮</text:p>
          </table:table-cell>
          <table:table-cell office:value-type="float" office:value="123" table:style-name="ce1">
            <text:p>123</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苑南社區發展協會</text:p>
          </table:table-cell>
          <table:table-cell office:value-type="float" office:value="19292885" table:style-name="ce1">
            <text:p>19292885</text:p>
          </table:table-cell>
          <table:table-cell office:value-type="string" table:style-name="ce1">
            <text:p>協助苗栗縣苑裡鎮苑南社區發展協會辦理慶祝102年長青歡歌成果發表活動(預計施行時程:102.8.31)</text:p>
          </table:table-cell>
          <table:table-cell office:value-type="string" table:style-name="ce1">
            <text:p>102.8.31</text:p>
          </table:table-cell>
          <table:table-cell office:value-type="string" table:style-name="ce1">
            <text:p>102.8.31</text:p>
          </table:table-cell>
          <table:table-cell office:value-type="string" table:style-name="ce1">
            <text:p>苑裡鎮</text:p>
          </table:table-cell>
          <table:table-cell office:value-type="float" office:value="108" table:style-name="ce1">
            <text:p>108</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巧聖技藝傳統文化推展協會</text:p>
          </table:table-cell>
          <table:table-cell office:value-type="float" office:value="21471287" table:style-name="ce1">
            <text:p>21471287</text:p>
          </table:table-cell>
          <table:table-cell office:value-type="string" table:style-name="ce1">
            <text:p>協助苗栗縣巧聖技藝傳統文化推展協會辦理102年度「推廣政府節能減碳政策暨宣導環保與親子賞月」活動(預計活動時程:102.9.7)</text:p>
          </table:table-cell>
          <table:table-cell office:value-type="string" table:style-name="ce1">
            <text:p>102.9.7</text:p>
          </table:table-cell>
          <table:table-cell office:value-type="string" table:style-name="ce1">
            <text:p>102.9.7</text:p>
          </table:table-cell>
          <table:table-cell office:value-type="string" table:style-name="ce1">
            <text:p>苑裡鎮</text:p>
          </table:table-cell>
          <table:table-cell office:value-type="float" office:value="119" table:style-name="ce1">
            <text:p>119</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苑羽球協會</text:p>
          </table:table-cell>
          <table:table-cell office:value-type="float" office:value="26864521" table:style-name="ce1">
            <text:p>26864521</text:p>
          </table:table-cell>
          <table:table-cell office:value-type="string" table:style-name="ce1">
            <text:p>協助苗栗縣通苑羽球協會辦理苗栗縣通霄鎮鎮長盃羽球邀請賽(預計活動時程:102.9.14)</text:p>
          </table:table-cell>
          <table:table-cell office:value-type="string" table:style-name="ce1">
            <text:p>102.9.14</text:p>
          </table:table-cell>
          <table:table-cell office:value-type="string" table:style-name="ce1">
            <text:p>102.9.14</text:p>
          </table:table-cell>
          <table:table-cell office:value-type="string" table:style-name="ce1">
            <text:p>苗栗縣</text:p>
          </table:table-cell>
          <table:table-cell office:value-type="float" office:value="350" table:style-name="ce1">
            <text:p>35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城南社區發展協會</text:p>
          </table:table-cell>
          <table:table-cell office:value-type="float" office:value="66843312" table:style-name="ce1">
            <text:p>66843312</text:p>
          </table:table-cell>
          <table:table-cell office:value-type="string" table:style-name="ce1">
            <text:p>協助苗栗縣通霄鎮城南社區發展協會辦理102年度弱勢家庭婦女有氧韻律舞班訓練計劃(預計施行時程:102.8.12~11.15)</text:p>
          </table:table-cell>
          <table:table-cell office:value-type="string" table:style-name="ce1">
            <text:p>102.8.12</text:p>
          </table:table-cell>
          <table:table-cell office:value-type="string" table:style-name="ce1">
            <text:p>102.11.15</text:p>
          </table:table-cell>
          <table:table-cell office:value-type="string" table:style-name="ce1">
            <text:p>通霄鎮</text:p>
          </table:table-cell>
          <table:table-cell office:value-type="float" office:value="203" table:style-name="ce1">
            <text:p>203</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2年低收入戶關懷活動(預計活動時程:102.9.8)</text:p>
          </table:table-cell>
          <table:table-cell office:value-type="string" table:style-name="ce1">
            <text:p>102.9.8</text:p>
          </table:table-cell>
          <table:table-cell office:value-type="string" table:style-name="ce1">
            <text:p>102.9.8</text:p>
          </table:table-cell>
          <table:table-cell office:value-type="string" table:style-name="ce1">
            <text:p>通霄鎮</text:p>
          </table:table-cell>
          <table:table-cell office:value-type="float" office:value="166" table:style-name="ce1">
            <text:p>166</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全民健康推廣協會</text:p>
          </table:table-cell>
          <table:table-cell office:value-type="float" office:value="25371099" table:style-name="ce1">
            <text:p>25371099</text:p>
          </table:table-cell>
          <table:table-cell office:value-type="string" table:style-name="ce1">
            <text:p>協助苗栗縣通霄全民健康推廣協會辦理102年度「節能減碳」「護樹愛地球」親子環境教育研習活動(預計施行時程:102.9.8)</text:p>
          </table:table-cell>
          <table:table-cell office:value-type="string" table:style-name="ce1">
            <text:p>102.9.8</text:p>
          </table:table-cell>
          <table:table-cell office:value-type="string" table:style-name="ce1">
            <text:p>102.9.8</text:p>
          </table:table-cell>
          <table:table-cell office:value-type="string" table:style-name="ce1">
            <text:p>通霄鎮</text:p>
          </table:table-cell>
          <table:table-cell office:value-type="float" office:value="171" table:style-name="ce1">
            <text:p>171</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2013苑裡閩客過中秋」(預計活動時程:102.9.14)</text:p>
          </table:table-cell>
          <table:table-cell office:value-type="string" table:style-name="ce1">
            <text:p>102.9.14</text:p>
          </table:table-cell>
          <table:table-cell office:value-type="string" table:style-name="ce1">
            <text:p>102.9.14</text:p>
          </table:table-cell>
          <table:table-cell office:value-type="string" table:style-name="ce1">
            <text:p>苑裡鎮</text:p>
          </table:table-cell>
          <table:table-cell office:value-type="float" office:value="1025" table:style-name="ce1">
            <text:p>102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蓬山國樂學會</text:p>
          </table:table-cell>
          <table:table-cell office:value-type="float" office:value="45358361" table:style-name="ce1">
            <text:p>45358361</text:p>
          </table:table-cell>
          <table:table-cell office:value-type="string" table:style-name="ce1">
            <text:p>協助苗栗縣蓬山國樂學會辦理2013苗栗縣蓬山國樂學會年度音樂會(預計施行時程:102.10.20)</text:p>
          </table:table-cell>
          <table:table-cell office:value-type="string" table:style-name="ce1">
            <text:p>102.10.20</text:p>
          </table:table-cell>
          <table:table-cell office:value-type="string" table:style-name="ce1">
            <text:p>102.9.20</text:p>
          </table:table-cell>
          <table:table-cell office:value-type="string" table:style-name="ce1">
            <text:p>苑裡鎮</text:p>
          </table:table-cell>
          <table:table-cell office:value-type="float" office:value="178" table:style-name="ce1">
            <text:p>178</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苑裡自行車協會</text:p>
          </table:table-cell>
          <table:table-cell office:value-type="float" office:value="45528078" table:style-name="ce1">
            <text:p>45528078</text:p>
          </table:table-cell>
          <table:table-cell office:value-type="string" table:style-name="ce1">
            <text:p>協助苗栗縣苑裡自行車協會辦理【2013苗栗.苑裡Life Bike 單車挑戰活動】(預計活動時程:102.9.8)</text:p>
          </table:table-cell>
          <table:table-cell office:value-type="string" table:style-name="ce1">
            <text:p>102.9.8</text:p>
          </table:table-cell>
          <table:table-cell office:value-type="string" table:style-name="ce1">
            <text:p>102.9.8</text:p>
          </table:table-cell>
          <table:table-cell office:value-type="string" table:style-name="ce1">
            <text:p>苑裡鎮</text:p>
          </table:table-cell>
          <table:table-cell office:value-type="float" office:value="793" table:style-name="ce1">
            <text:p>793</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烏眉國民小學</text:p>
          </table:table-cell>
          <table:table-cell office:value-type="string" table:style-name="ce1">
            <text:p>aa</text:p>
          </table:table-cell>
          <table:table-cell office:value-type="string" table:style-name="ce1">
            <text:p>協助苗栗縣通霄鎮五北社區發展協會辦理102年度歡樂中秋及反毒站出來活動(預計施行時程:102.9.14)</text:p>
          </table:table-cell>
          <table:table-cell office:value-type="string" table:style-name="ce1">
            <text:p>102.9.1</text:p>
          </table:table-cell>
          <table:table-cell office:value-type="string" table:style-name="ce1">
            <text:p>102.12.31</text:p>
          </table:table-cell>
          <table:table-cell office:value-type="string" table:style-name="ce1">
            <text:p>通霄鎮</text:p>
          </table:table-cell>
          <table:table-cell office:value-type="float" office:value="261.2" table:style-name="ce1">
            <text:p>261.2</text:p>
          </table:table-cell>
          <table:table-cell office:value-type="float" office:value="260" table:style-name="ce1">
            <text:p>26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五北社區發展協會</text:p>
          </table:table-cell>
          <table:table-cell office:value-type="float" office:value="66843278" table:style-name="ce1">
            <text:p>66843278</text:p>
          </table:table-cell>
          <table:table-cell office:value-type="string" table:style-name="ce1">
            <text:p>協助苗栗縣通霄鎮五北社區發展協會辦理102年度歡樂中秋及反毒站出來活動(預計施行時程:102.9.14)</text:p>
          </table:table-cell>
          <table:table-cell office:value-type="string" table:style-name="ce1">
            <text:p>102.9.14</text:p>
          </table:table-cell>
          <table:table-cell office:value-type="string" table:style-name="ce1">
            <text:p>102.9.14</text:p>
          </table:table-cell>
          <table:table-cell office:value-type="string" table:style-name="ce1">
            <text:p>通霄鎮</text:p>
          </table:table-cell>
          <table:table-cell office:value-type="float" office:value="205" table:style-name="ce1">
            <text:p>205</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福田社區發展協會</text:p>
          </table:table-cell>
          <table:table-cell office:value-type="float" office:value="14292393" table:style-name="ce1">
            <text:p>14292393</text:p>
          </table:table-cell>
          <table:table-cell office:value-type="string" table:style-name="ce1">
            <text:p>協助苗栗縣苑裡鎮福田社區發展協會辦理102年度「節能減碳、遊子返鄉相聚歡樂」活動(預計施行時程:102.9.15)</text:p>
          </table:table-cell>
          <table:table-cell office:value-type="string" table:style-name="ce1">
            <text:p>102.9.15</text:p>
          </table:table-cell>
          <table:table-cell office:value-type="string" table:style-name="ce1">
            <text:p>102.9.15</text:p>
          </table:table-cell>
          <table:table-cell office:value-type="string" table:style-name="ce1">
            <text:p>苑裡鎮</text:p>
          </table:table-cell>
          <table:table-cell office:value-type="float" office:value="108" table:style-name="ce1">
            <text:p>108</text:p>
          </table:table-cell>
          <table:table-cell office:value-type="float" office:value="40" table:style-name="ce1">
            <text:p>4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2年通霄鎮長盃游泳錦標賽(預計活動時程:102.9.28)</text:p>
          </table:table-cell>
          <table:table-cell office:value-type="string" table:style-name="ce1">
            <text:p>102.9.28</text:p>
          </table:table-cell>
          <table:table-cell office:value-type="string" table:style-name="ce1">
            <text:p>102.9.28</text:p>
          </table:table-cell>
          <table:table-cell office:value-type="string" table:style-name="ce1">
            <text:p>通霄鎮</text:p>
          </table:table-cell>
          <table:table-cell office:value-type="float" office:value="296" table:style-name="ce1">
            <text:p>29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麗水港大肚溪出海口中元普渡法會暨支持電源開發宣導活動(預計活動時程:102.9.3)</text:p>
          </table:table-cell>
          <table:table-cell office:value-type="string" table:style-name="ce1">
            <text:p>102.9.3</text:p>
          </table:table-cell>
          <table:table-cell office:value-type="string" table:style-name="ce1">
            <text:p>102.9.3</text:p>
          </table:table-cell>
          <table:table-cell office:value-type="string" table:style-name="ce1">
            <text:p>台中市</text:p>
          </table:table-cell>
          <table:table-cell office:value-type="float" office:value="465" table:style-name="ce1">
            <text:p>465</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2年度中火睦鄰盃羽球邀請賽暨電價合理化宣導活動(預計施行時程:102.9.7)</text:p>
          </table:table-cell>
          <table:table-cell office:value-type="string" table:style-name="ce1">
            <text:p>102.9.28</text:p>
          </table:table-cell>
          <table:table-cell office:value-type="string" table:style-name="ce1">
            <text:p>102.9.28</text:p>
          </table:table-cell>
          <table:table-cell office:value-type="string" table:style-name="ce1">
            <text:p>台中市</text:p>
          </table:table-cell>
          <table:table-cell office:value-type="float" office:value="100" table:style-name="ce1">
            <text:p>100</text:p>
          </table:table-cell>
          <table:table-cell office:value-type="float" office:value="100" table:style-name="ce1">
            <text:p>100</text:p>
          </table:table-cell>
          <table:table-cell office:value-type="float" office:value="99" table:style-name="ce1">
            <text:p>9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體育會</text:p>
          </table:table-cell>
          <table:table-cell office:value-type="float" office:value="26702385" table:style-name="ce1">
            <text:p>26702385</text:p>
          </table:table-cell>
          <table:table-cell office:value-type="string" table:style-name="ce1">
            <text:p>協助桃園縣新屋鄉體育會辦理運動社團觀摩表演及趣味競賽暨節能減碳支持開發新能源宣導活動(預計施行時程:102.8.25)</text:p>
          </table:table-cell>
          <table:table-cell office:value-type="string" table:style-name="ce1">
            <text:p>102.8.25</text:p>
          </table:table-cell>
          <table:table-cell office:value-type="string" table:style-name="ce1">
            <text:p>102.8.25</text:p>
          </table:table-cell>
          <table:table-cell office:value-type="string" table:style-name="ce1">
            <text:p>新屋鄉</text:p>
          </table:table-cell>
          <table:table-cell office:value-type="float" office:value="163" table:style-name="ce1">
            <text:p>163</text:p>
          </table:table-cell>
          <table:table-cell office:value-type="float" office:value="20" table:style-name="ce1">
            <text:p>20</text:p>
          </table:table-cell>
          <table:table-cell office:value-type="float" office:value="15" table:style-name="ce1">
            <text:p>1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樹林社區發展協會</text:p>
          </table:table-cell>
          <table:table-cell office:value-type="float" office:value="73751582" table:style-name="ce1">
            <text:p>73751582</text:p>
          </table:table-cell>
          <table:table-cell office:value-type="string" table:style-name="ce1">
            <text:p>協助桃園縣觀音鄉樹林社區發展協會辦理102年觀音鄉草漯保障宮慶讚中元民俗活動(預計活動時程:102.8.24-25)</text:p>
          </table:table-cell>
          <table:table-cell office:value-type="string" table:style-name="ce1">
            <text:p>102.8.24</text:p>
          </table:table-cell>
          <table:table-cell office:value-type="string" table:style-name="ce1">
            <text:p>102.8.25</text:p>
          </table:table-cell>
          <table:table-cell office:value-type="string" table:style-name="ce1">
            <text:p>樹林村</text:p>
          </table:table-cell>
          <table:table-cell office:value-type="float" office:value="2533" table:style-name="ce1">
            <text:p>2533</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太極氣功運動發展協會</text:p>
          </table:table-cell>
          <table:table-cell office:value-type="float" office:value="14922646" table:style-name="ce1">
            <text:p>14922646</text:p>
          </table:table-cell>
          <table:table-cell office:value-type="string" table:style-name="ce1">
            <text:p>協助桃園縣觀音鄉太極氣功運動發展協會辦理102年節能減碳宣導暨功法研習活動(預計施行時程:102.9.22)</text:p>
          </table:table-cell>
          <table:table-cell office:value-type="string" table:style-name="ce1">
            <text:p>102.9.22</text:p>
          </table:table-cell>
          <table:table-cell office:value-type="string" table:style-name="ce1">
            <text:p>102.9.22</text:p>
          </table:table-cell>
          <table:table-cell office:value-type="string" table:style-name="ce1">
            <text:p>三峽、鶯歌、野柳</text:p>
          </table:table-cell>
          <table:table-cell office:value-type="float" office:value="271" table:style-name="ce1">
            <text:p>271</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松柏會</text:p>
          </table:table-cell>
          <table:table-cell office:value-type="float" office:value="10515219" table:style-name="ce1">
            <text:p>10515219</text:p>
          </table:table-cell>
          <table:table-cell office:value-type="string" table:style-name="ce1">
            <text:p>協助桃園縣觀音鄉松柏會辦理102年度重陽節敬老大會暨全體會員慶生大會暨健康瘦瘦操CPR及電源開發用電安全節約用電宣導活動(預計活動時程:102.10.4)</text:p>
          </table:table-cell>
          <table:table-cell office:value-type="string" table:style-name="ce1">
            <text:p>102.10.4</text:p>
          </table:table-cell>
          <table:table-cell office:value-type="string" table:style-name="ce1">
            <text:p>102.10.4</text:p>
          </table:table-cell>
          <table:table-cell office:value-type="string" table:style-name="ce1">
            <text:p>保障村</text:p>
          </table:table-cell>
          <table:table-cell office:value-type="float" office:value="915" table:style-name="ce1">
            <text:p>915</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2013桃園縣客家文化節─新屋鄉客家嘉年華活動(預計活動時程:102.10.5-19)</text:p>
          </table:table-cell>
          <table:table-cell office:value-type="string" table:style-name="ce1">
            <text:p>102.10.5</text:p>
          </table:table-cell>
          <table:table-cell office:value-type="string" table:style-name="ce1">
            <text:p>102.10.19</text:p>
          </table:table-cell>
          <table:table-cell office:value-type="string" table:style-name="ce1">
            <text:p>新屋村</text:p>
          </table:table-cell>
          <table:table-cell office:value-type="float" office:value="876" table:style-name="ce1">
            <text:p>876</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甘泉氣功運動推展協會</text:p>
          </table:table-cell>
          <table:table-cell office:value-type="float" office:value="9734166" table:style-name="ce1">
            <text:p>9734166</text:p>
          </table:table-cell>
          <table:table-cell office:value-type="string" table:style-name="ce1">
            <text:p>協助桃園縣觀音鄉甘泉氣功運動推展協會辦理中秋聯歡摸彩晚會暨節約能源宣導活動(預計施行時程:102.9.14)</text:p>
          </table:table-cell>
          <table:table-cell office:value-type="string" table:style-name="ce1">
            <text:p>102.9.14</text:p>
          </table:table-cell>
          <table:table-cell office:value-type="string" table:style-name="ce1">
            <text:p>102.9.14</text:p>
          </table:table-cell>
          <table:table-cell office:value-type="string" table:style-name="ce1">
            <text:p>觀音鄉</text:p>
          </table:table-cell>
          <table:table-cell office:value-type="float" office:value="839" table:style-name="ce1">
            <text:p>839</text:p>
          </table:table-cell>
          <table:table-cell office:value-type="float" office:value="439" table:style-name="ce1">
            <text:p>439</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農會</text:p>
          </table:table-cell>
          <table:table-cell office:value-type="float" office:value="44933304" table:style-name="ce1">
            <text:p>44933304</text:p>
          </table:table-cell>
          <table:table-cell office:value-type="string" table:style-name="ce1">
            <text:p>協助桃園縣觀音鄉農會辦理102年度桃園縣觀音鄉農業產銷班觀摩研習計畫(預計活動時程:102.9.9~10.12)</text:p>
          </table:table-cell>
          <table:table-cell office:value-type="string" table:style-name="ce1">
            <text:p>102.9.9</text:p>
          </table:table-cell>
          <table:table-cell office:value-type="string" table:style-name="ce1">
            <text:p>102.10.26</text:p>
          </table:table-cell>
          <table:table-cell office:value-type="string" table:style-name="ce1">
            <text:p>中南部</text:p>
          </table:table-cell>
          <table:table-cell office:value-type="float" office:value="700" table:style-name="ce1">
            <text:p>700</text:p>
          </table:table-cell>
          <table:table-cell office:value-type="float" office:value="270" table:style-name="ce1">
            <text:p>27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郭蔡美英議員</text:p>
          </table:table-cell>
          <table:table-cell office:value-type="string" table:style-name="ce1">
            <text:p>觀音鄉</text:p>
          </table:table-cell>
          <table:table-cell office:value-type="string" table:style-name="ce1">
            <text:p>桃園縣觀音鄉白玉社區發展協會</text:p>
          </table:table-cell>
          <table:table-cell office:value-type="float" office:value="10695866" table:style-name="ce1">
            <text:p>10695866</text:p>
          </table:table-cell>
          <table:table-cell office:value-type="string" table:style-name="ce1">
            <text:p>協助桃園縣觀音鄉白玉社區發展協會辦理白玉好幸福歌唱晚會暨節約能源宣導活動(預計活動時程:102.9.14)</text:p>
          </table:table-cell>
          <table:table-cell office:value-type="string" table:style-name="ce1">
            <text:p>102.9.14</text:p>
          </table:table-cell>
          <table:table-cell office:value-type="string" table:style-name="ce1">
            <text:p>102.9.14</text:p>
          </table:table-cell>
          <table:table-cell office:value-type="string" table:style-name="ce1">
            <text:p>白玉村</text:p>
          </table:table-cell>
          <table:table-cell office:value-type="float" office:value="180" table:style-name="ce1">
            <text:p>180</text:p>
          </table:table-cell>
          <table:table-cell office:value-type="float" office:value="80" table:style-name="ce1">
            <text:p>8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尖山發電廠</text:p>
          </table:table-cell>
          <table:table-cell office:value-type="string" table:style-name="ce1">
            <text:p>aa</text:p>
          </table:table-cell>
          <table:table-cell office:value-type="string" table:style-name="ce1">
            <text:p>協助尖山發電廠辦理台電公司102年離島關懷獨居、清寒老人公益系列活動(預計施行時程:102.7.1-103.1.18)</text:p>
          </table:table-cell>
          <table:table-cell office:value-type="string" table:style-name="ce1">
            <text:p>102.7.1</text:p>
          </table:table-cell>
          <table:table-cell office:value-type="string" table:style-name="ce1">
            <text:p>103.1.18</text:p>
          </table:table-cell>
          <table:table-cell office:value-type="string" table:style-name="ce1">
            <text:p>尖山村</text:p>
          </table:table-cell>
          <table:table-cell office:value-type="float" office:value="917" table:style-name="ce1">
            <text:p>917</text:p>
          </table:table-cell>
          <table:table-cell office:value-type="float" office:value="917" table:style-name="ce1">
            <text:p>917</text:p>
          </table:table-cell>
          <table:table-cell office:value-type="float" office:value="917" table:style-name="ce1">
            <text:p>917</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2013南投縣中寮鄉第12屆龍眼文化季(預計施行時程:102.8.1-12.31)</text:p>
          </table:table-cell>
          <table:table-cell office:value-type="string" table:style-name="ce1">
            <text:p>102.8.1</text:p>
          </table:table-cell>
          <table:table-cell office:value-type="string" table:style-name="ce1">
            <text:p>102.12.31</text:p>
          </table:table-cell>
          <table:table-cell office:value-type="string" table:style-name="ce1">
            <text:p>中寮鄉</text:p>
          </table:table-cell>
          <table:table-cell office:value-type="float" office:value="500" table:style-name="ce1">
            <text:p>500</text:p>
          </table:table-cell>
          <table:table-cell office:value-type="float" office:value="150" table:style-name="ce1">
            <text:p>15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和平區</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辦理「和平盛柿、盟約五葉松」2013和平區觀光季暨產業文化體驗活動(預計活動時程:102.9.19-22)</text:p>
          </table:table-cell>
          <table:table-cell office:value-type="string" table:style-name="ce1">
            <text:p>102.9.19</text:p>
          </table:table-cell>
          <table:table-cell office:value-type="string" table:style-name="ce1">
            <text:p>102.9.22</text:p>
          </table:table-cell>
          <table:table-cell office:value-type="string" table:style-name="ce1">
            <text:p>和平區</text:p>
          </table:table-cell>
          <table:table-cell office:value-type="float" office:value="2200" table:style-name="ce1">
            <text:p>2200</text:p>
          </table:table-cell>
          <table:table-cell office:value-type="float" office:value="1200" table:style-name="ce1">
            <text:p>1200</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竹市東區</text:p>
          </table:table-cell>
          <table:table-cell office:value-type="string" table:style-name="ce1">
            <text:p>新竹市東區區公所</text:p>
          </table:table-cell>
          <table:table-cell office:value-type="string" table:style-name="ce1">
            <text:p>aa</text:p>
          </table:table-cell>
          <table:table-cell office:value-type="string" table:style-name="ce1">
            <text:p>協助新竹市東區區公所102年度輸變電協助金(施工中)--竹園~峨眉345kV線#1C-#4C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 table:style-name="ce1">
            <text:p>1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寶山鄉</text:p>
          </table:table-cell>
          <table:table-cell office:value-type="string" table:style-name="ce1">
            <text:p>新竹縣寶山鄉公所</text:p>
          </table:table-cell>
          <table:table-cell office:value-type="string" table:style-name="ce1">
            <text:p>aa</text:p>
          </table:table-cell>
          <table:table-cell office:value-type="string" table:style-name="ce1">
            <text:p>協助新竹縣寶山鄉公所102年度輸變電協助金(施工中)--竹園~峨眉345kV線#4C-#103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00" table:style-name="ce1">
            <text:p>1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竹縣</text:p>
          </table:table-cell>
          <table:table-cell office:value-type="string" table:style-name="ce1">
            <text:p>新竹縣政府</text:p>
          </table:table-cell>
          <table:table-cell office:value-type="string" table:style-name="ce1">
            <text:p>aa</text:p>
          </table:table-cell>
          <table:table-cell office:value-type="string" table:style-name="ce1">
            <text:p>協助新竹縣政府102年度輸變電協助金(施工中)--竹園~峨眉345kV線#4C-#103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0" table:style-name="ce1">
            <text:p>2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2年度輸變電協助金(施工中)--中港~中科345kV線#1-#10B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50" table:style-name="ce1">
            <text:p>5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沙鹿區</text:p>
          </table:table-cell>
          <table:table-cell office:value-type="string" table:style-name="ce1">
            <text:p>臺中市沙鹿區公所</text:p>
          </table:table-cell>
          <table:table-cell office:value-type="string" table:style-name="ce1">
            <text:p>aa</text:p>
          </table:table-cell>
          <table:table-cell office:value-type="string" table:style-name="ce1">
            <text:p>協助臺中市沙鹿區公所102年度輸變電協助金(施工中)--中港~中科345kV線#10B-#15C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75" table:style-name="ce1">
            <text:p>37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西屯區</text:p>
          </table:table-cell>
          <table:table-cell office:value-type="string" table:style-name="ce1">
            <text:p>臺中市西屯區公所</text:p>
          </table:table-cell>
          <table:table-cell office:value-type="string" table:style-name="ce1">
            <text:p>aa</text:p>
          </table:table-cell>
          <table:table-cell office:value-type="string" table:style-name="ce1">
            <text:p>協助臺中市西屯區公所102年度輸變電協助金(施工中)--中港~中科345kV線#15C-#21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0" table:style-name="ce1">
            <text:p>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台中市</text:p>
          </table:table-cell>
          <table:table-cell office:value-type="string" table:style-name="ce1">
            <text:p>臺中市政府</text:p>
          </table:table-cell>
          <table:table-cell office:value-type="string" table:style-name="ce1">
            <text:p>aa</text:p>
          </table:table-cell>
          <table:table-cell office:value-type="string" table:style-name="ce1">
            <text:p>協助臺中市政府102年度輸變電協助金(施工中)--中港~中科345kV線#1-#21鐵塔工程(開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5" table:style-name="ce1">
            <text:p>26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2年度沿近海漁業資源保育維護管理暨教育宣導活動」(預計活動時程:102.9.11-13)</text:p>
          </table:table-cell>
          <table:table-cell office:value-type="string" table:style-name="ce1">
            <text:p>102.9.11</text:p>
          </table:table-cell>
          <table:table-cell office:value-type="string" table:style-name="ce1">
            <text:p>102.9.13</text:p>
          </table:table-cell>
          <table:table-cell office:value-type="string" table:style-name="ce1">
            <text:p>苗栗縣</text:p>
          </table:table-cell>
          <table:table-cell office:value-type="float" office:value="420" table:style-name="ce1">
            <text:p>420</text:p>
          </table:table-cell>
          <table:table-cell office:value-type="float" office:value="300" table:style-name="ce1">
            <text:p>300</text:p>
          </table:table-cell>
          <table:table-cell office:value-type="float" office:value="200" table:style-name="ce1">
            <text:p>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504" table:style-name="ro1">
          <table:table-cell table:number-columns-repeated="16384"/>
        </table:table-row>
      </table:table>
      <table:table table:name="09"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石門區公所</text:p>
          </table:table-cell>
          <table:table-cell office:value-type="string" table:style-name="ce1">
            <text:p>aa</text:p>
          </table:table-cell>
          <table:table-cell office:value-type="string" table:style-name="ce1">
            <text:p>協助新北市石門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float" office:value="42808" table:style-name="ce1">
            <text:p>42808</text:p>
          </table:table-cell>
          <table:table-cell office:value-type="float" office:value="42808" table:style-name="ce1">
            <text:p>42808</text:p>
          </table:table-cell>
          <table:table-cell office:value-type="float" office:value="42808" table:style-name="ce1">
            <text:p>4280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廖國棟立委</text:p>
          </table:table-cell>
          <table:table-cell office:value-type="string" table:style-name="ce1">
            <text:p>台北市</text:p>
          </table:table-cell>
          <table:table-cell office:value-type="string" table:style-name="ce1">
            <text:p>中華民國原住民知識經濟發展協會</text:p>
          </table:table-cell>
          <table:table-cell office:value-type="string" table:style-name="ce1">
            <text:p>aa</text:p>
          </table:table-cell>
          <table:table-cell office:value-type="string" table:style-name="ce1">
            <text:p>協助中華民國原住民知識經濟發展協會辦理活力2013‧E起舞動全國原住民族青少年及兒童母語歌舞劇競賽活動(預計活動時程:102.9.30-10.2)</text:p>
          </table:table-cell>
          <table:table-cell office:value-type="string" table:style-name="ce1">
            <text:p>102.9.30</text:p>
          </table:table-cell>
          <table:table-cell office:value-type="string" table:style-name="ce1">
            <text:p>102.10.2</text:p>
          </table:table-cell>
          <table:table-cell office:value-type="string" table:style-name="ce1">
            <text:p>aa</text:p>
          </table:table-cell>
          <table:table-cell office:value-type="float" office:value="16708" table:style-name="ce1">
            <text:p>16708</text:p>
          </table:table-cell>
          <table:table-cell office:value-type="float" office:value="1500" table:style-name="ce1">
            <text:p>1500</text:p>
          </table:table-cell>
          <table:table-cell office:value-type="float" office:value="800" table:style-name="ce1">
            <text:p>8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仁愛鄉</text:p>
          </table:table-cell>
          <table:table-cell office:value-type="string" table:style-name="ce1">
            <text:p>南投縣仁愛鄉萬豐國民小學</text:p>
          </table:table-cell>
          <table:table-cell office:value-type="string" table:style-name="ce1">
            <text:p>aa</text:p>
          </table:table-cell>
          <table:table-cell office:value-type="string" table:style-name="ce1">
            <text:p>協助南投縣仁愛鄉萬豐國民小學辦理102年改善教學環境設備-新式課桌椅</text:p>
          </table:table-cell>
          <table:table-cell office:value-type="string" table:style-name="ce1">
            <text:p>aa</text:p>
          </table:table-cell>
          <table:table-cell office:value-type="string" table:style-name="ce1">
            <text:p>aa</text:p>
          </table:table-cell>
          <table:table-cell office:value-type="string" table:style-name="ce1">
            <text:p>仁愛鄉</text:p>
          </table:table-cell>
          <table:table-cell office:value-type="float" office:value="122" table:style-name="ce1">
            <text:p>122</text:p>
          </table:table-cell>
          <table:table-cell office:value-type="float" office:value="122" table:style-name="ce1">
            <text:p>122</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仁愛鄉</text:p>
          </table:table-cell>
          <table:table-cell office:value-type="string" table:style-name="ce1">
            <text:p>南投縣仁愛鄉公所</text:p>
          </table:table-cell>
          <table:table-cell office:value-type="string" table:style-name="ce1">
            <text:p>aa</text:p>
          </table:table-cell>
          <table:table-cell office:value-type="string" table:style-name="ce1">
            <text:p>協助南投縣仁愛鄉公所辦理南投縣仁愛鄉102年第57屆全鄉運動大會(預計活動時程:102.9.10-27)</text:p>
          </table:table-cell>
          <table:table-cell office:value-type="string" table:style-name="ce1">
            <text:p>102.9.10</text:p>
          </table:table-cell>
          <table:table-cell office:value-type="string" table:style-name="ce1">
            <text:p>102.9.27</text:p>
          </table:table-cell>
          <table:table-cell office:value-type="string" table:style-name="ce1">
            <text:p>仁愛鄉</text:p>
          </table:table-cell>
          <table:table-cell office:value-type="float" office:value="1630" table:style-name="ce1">
            <text:p>163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玉峰國民小學</text:p>
          </table:table-cell>
          <table:table-cell office:value-type="string" table:style-name="ce1">
            <text:p>aa</text:p>
          </table:table-cell>
          <table:table-cell office:value-type="string" table:style-name="ce1">
            <text:p>協助南投縣水里鄉玉峰國民小學辦理改善運動場紅土工程</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float" office:value="97" table:style-name="ce1">
            <text:p>97</text:p>
          </table:table-cell>
          <table:table-cell office:value-type="float" office:value="97" table:style-name="ce1">
            <text:p>97</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民和國民小學</text:p>
          </table:table-cell>
          <table:table-cell office:value-type="string" table:style-name="ce1">
            <text:p>aa</text:p>
          </table:table-cell>
          <table:table-cell office:value-type="string" table:style-name="ce1">
            <text:p>協助南投縣水里鄉民和國民小學辦理改善圖書室環境設備</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float" office:value="92" table:style-name="ce1">
            <text:p>92</text:p>
          </table:table-cell>
          <table:table-cell office:value-type="float" office:value="92" table:style-name="ce1">
            <text:p>92</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新城國民小學</text:p>
          </table:table-cell>
          <table:table-cell office:value-type="string" table:style-name="ce1">
            <text:p>aa</text:p>
          </table:table-cell>
          <table:table-cell office:value-type="string" table:style-name="ce1">
            <text:p>協助南投縣魚池鄉新城國民小學辦理新城國小充實資訊設備</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float" office:value="139" table:style-name="ce1">
            <text:p>139</text:p>
          </table:table-cell>
          <table:table-cell office:value-type="float" office:value="139" table:style-name="ce1">
            <text:p>139</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郡坑國民小學</text:p>
          </table:table-cell>
          <table:table-cell office:value-type="string" table:style-name="ce1">
            <text:p>aa</text:p>
          </table:table-cell>
          <table:table-cell office:value-type="string" table:style-name="ce1">
            <text:p>協助南投縣水里鄉郡坑國民小學辦理郡坑國小資訊設備</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float" office:value="79" table:style-name="ce1">
            <text:p>79</text:p>
          </table:table-cell>
          <table:table-cell office:value-type="float" office:value="79" table:style-name="ce1">
            <text:p>79</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新興國民小學</text:p>
          </table:table-cell>
          <table:table-cell office:value-type="string" table:style-name="ce1">
            <text:p>aa</text:p>
          </table:table-cell>
          <table:table-cell office:value-type="string" table:style-name="ce1">
            <text:p>協助南投縣水里鄉新興國民小學辦理新興國小改善階梯生態池漏水工程</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float" office:value="80" table:style-name="ce1">
            <text:p>80</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南投縣魚池鄉新城村集會附屬廚房新建工程</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float" office:value="2910" table:style-name="ce1">
            <text:p>2910</text:p>
          </table:table-cell>
          <table:table-cell office:value-type="float" office:value="277" table:style-name="ce1">
            <text:p>277</text:p>
          </table:table-cell>
          <table:table-cell office:value-type="float" office:value="2300" table:style-name="ce1">
            <text:p>23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魚池鄉各界紀念大成至聖先師孔子2563週年誕辰釋奠典禮暨102年教師節慶祝活動(預計活動時程:102.9.28)</text:p>
          </table:table-cell>
          <table:table-cell office:value-type="string" table:style-name="ce1">
            <text:p>102.9.28</text:p>
          </table:table-cell>
          <table:table-cell office:value-type="string" table:style-name="ce1">
            <text:p>102.9.28</text:p>
          </table:table-cell>
          <table:table-cell office:value-type="string" table:style-name="ce1">
            <text:p>魚池鄉</text:p>
          </table:table-cell>
          <table:table-cell office:value-type="float" office:value="433" table:style-name="ce1">
            <text:p>433</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大觀發電廠</text:p>
          </table:table-cell>
          <table:table-cell office:value-type="string" table:style-name="ce1">
            <text:p>aa</text:p>
          </table:table-cell>
          <table:table-cell office:value-type="string" table:style-name="ce1">
            <text:p>協助大觀發電廠辦理台灣電力公司102年關懷魚池鄉弱勢老人冬令送暖公益活動(預計活動時程:102.11.1-103.1.17)</text:p>
          </table:table-cell>
          <table:table-cell office:value-type="string" table:style-name="ce1">
            <text:p>102.11.1</text:p>
          </table:table-cell>
          <table:table-cell office:value-type="string" table:style-name="ce1">
            <text:p>103.1.17</text:p>
          </table:table-cell>
          <table:table-cell office:value-type="string" table:style-name="ce1">
            <text:p>水里鄉</text:p>
          </table:table-cell>
          <table:table-cell office:value-type="float" office:value="198" table:style-name="ce1">
            <text:p>198</text:p>
          </table:table-cell>
          <table:table-cell office:value-type="float" office:value="198" table:style-name="ce1">
            <text:p>198</text:p>
          </table:table-cell>
          <table:table-cell office:value-type="float" office:value="199" table:style-name="ce1">
            <text:p>199</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秀林村藍月秀急難救助協助金</text:p>
          </table:table-cell>
          <table:table-cell office:value-type="string" table:style-name="ce1">
            <text:p>aa</text:p>
          </table:table-cell>
          <table:table-cell office:value-type="string" table:style-name="ce1">
            <text:p>aa</text:p>
          </table:table-cell>
          <table:table-cell office:value-type="string" table:style-name="ce1">
            <text:p>秀林鄉</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孝誠</text:p>
          </table:table-cell>
          <table:table-cell office:value-type="string" table:style-name="ce1">
            <text:p>秀林鄉</text:p>
          </table:table-cell>
          <table:table-cell office:value-type="string" table:style-name="ce1">
            <text:p>花蓮縣秀林鄉富世社區發展協會</text:p>
          </table:table-cell>
          <table:table-cell office:value-type="float" office:value="17415876" table:style-name="ce1">
            <text:p>17415876</text:p>
          </table:table-cell>
          <table:table-cell office:value-type="string" table:style-name="ce1">
            <text:p>協助花蓮縣秀林鄉富世社區發展協會辦理花蓮縣秀林鄉富世村2013 Mgay Bari 太魯閣族文化系列活動(預計活動時程:102.10.12)</text:p>
          </table:table-cell>
          <table:table-cell office:value-type="string" table:style-name="ce1">
            <text:p>102.10.12</text:p>
          </table:table-cell>
          <table:table-cell office:value-type="string" table:style-name="ce1">
            <text:p>102.10.12</text:p>
          </table:table-cell>
          <table:table-cell office:value-type="string" table:style-name="ce1">
            <text:p>富世村</text:p>
          </table:table-cell>
          <table:table-cell office:value-type="float" office:value="380" table:style-name="ce1">
            <text:p>38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春風代表</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景美村鍾永信急難救助協助金</text:p>
          </table:table-cell>
          <table:table-cell office:value-type="string" table:style-name="ce1">
            <text:p>aa</text:p>
          </table:table-cell>
          <table:table-cell office:value-type="string" table:style-name="ce1">
            <text:p>aa</text:p>
          </table:table-cell>
          <table:table-cell office:value-type="string" table:style-name="ce1">
            <text:p>秀林鄉</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string" table:style-name="ce1">
            <text:p>宜蘭縣三星鄉公所</text:p>
          </table:table-cell>
          <table:table-cell office:value-type="string" table:style-name="ce1">
            <text:p>aa</text:p>
          </table:table-cell>
          <table:table-cell office:value-type="string" table:style-name="ce1">
            <text:p>協助宜蘭縣三星鄉公所辦理三星鄉立圖書館電腦設備更新計畫</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float" office:value="252" table:style-name="ce1">
            <text:p>252</text:p>
          </table:table-cell>
          <table:table-cell office:value-type="float" office:value="222" table:style-name="ce1">
            <text:p>222</text:p>
          </table:table-cell>
          <table:table-cell office:value-type="float" office:value="100" table:style-name="ce1">
            <text:p>1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string" table:style-name="ce1">
            <text:p>宜蘭縣三星鄉拱照社區發展協會</text:p>
          </table:table-cell>
          <table:table-cell office:value-type="string" table:style-name="ce1">
            <text:p>aa</text:p>
          </table:table-cell>
          <table:table-cell office:value-type="string" table:style-name="ce1">
            <text:p>協助宜蘭縣三星鄉拱照社區發展協會辦理102年度「慶祝重陽節暨參訪核電廠」活動(預計活動時程:102.10.9)</text:p>
          </table:table-cell>
          <table:table-cell office:value-type="string" table:style-name="ce1">
            <text:p>102.10.9</text:p>
          </table:table-cell>
          <table:table-cell office:value-type="string" table:style-name="ce1">
            <text:p>102.10.9</text:p>
          </table:table-cell>
          <table:table-cell office:value-type="string" table:style-name="ce1">
            <text:p>三星鄉</text:p>
          </table:table-cell>
          <table:table-cell office:value-type="float" office:value="150" table:style-name="ce1">
            <text:p>15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吳承修代表</text:p>
          </table:table-cell>
          <table:table-cell office:value-type="string" table:style-name="ce1">
            <text:p>三星鄉</text:p>
          </table:table-cell>
          <table:table-cell office:value-type="string" table:style-name="ce1">
            <text:p>宜蘭縣三星鄉天送埤社區發展協會</text:p>
          </table:table-cell>
          <table:table-cell office:value-type="float" office:value="13303920" table:style-name="ce1">
            <text:p>13303920</text:p>
          </table:table-cell>
          <table:table-cell office:value-type="string" table:style-name="ce1">
            <text:p>協助宜蘭縣三星鄉天送埤社區發展協會辦理102年度重陽敬老活動(預計活動時程:102.10.1-102.10.8)</text:p>
          </table:table-cell>
          <table:table-cell office:value-type="string" table:style-name="ce1">
            <text:p>102.10.1</text:p>
          </table:table-cell>
          <table:table-cell office:value-type="string" table:style-name="ce1">
            <text:p>102.10.8</text:p>
          </table:table-cell>
          <table:table-cell office:value-type="string" table:style-name="ce1">
            <text:p>三星鄉</text:p>
          </table:table-cell>
          <table:table-cell office:value-type="float" office:value="114" table:style-name="ce1">
            <text:p>114</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店區</text:p>
          </table:table-cell>
          <table:table-cell office:value-type="string" table:style-name="ce1">
            <text:p>桂山發電廠</text:p>
          </table:table-cell>
          <table:table-cell office:value-type="float" office:value="3810807" table:style-name="ce1">
            <text:p>3810807</text:p>
          </table:table-cell>
          <table:table-cell office:value-type="string" table:style-name="ce1">
            <text:p>協助桂山發電廠辦理「內政部北區老人之家」聖誕節關懷活動(預計活動時程:102.12.24)</text:p>
          </table:table-cell>
          <table:table-cell office:value-type="string" table:style-name="ce1">
            <text:p>102.12.24</text:p>
          </table:table-cell>
          <table:table-cell office:value-type="string" table:style-name="ce1">
            <text:p>102.12.24</text:p>
          </table:table-cell>
          <table:table-cell office:value-type="string" table:style-name="ce1">
            <text:p>新店區</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東勢區</text:p>
          </table:table-cell>
          <table:table-cell office:value-type="string" table:style-name="ce1">
            <text:p>臺中市東勢區體育會槌球委員會</text:p>
          </table:table-cell>
          <table:table-cell office:value-type="float" office:value="45705664" table:style-name="ce1">
            <text:p>45705664</text:p>
          </table:table-cell>
          <table:table-cell office:value-type="string" table:style-name="ce1">
            <text:p>協助臺中市東勢區體育會槌球委員會辦理臺中市東勢區102年度立委盃槌球邀請賽暨節約用電宣導活動(預計活動時程:102.10.18-20)</text:p>
          </table:table-cell>
          <table:table-cell office:value-type="string" table:style-name="ce1">
            <text:p>102.10.18</text:p>
          </table:table-cell>
          <table:table-cell office:value-type="string" table:style-name="ce1">
            <text:p>102.10.20</text:p>
          </table:table-cell>
          <table:table-cell office:value-type="string" table:style-name="ce1">
            <text:p>東勢區</text:p>
          </table:table-cell>
          <table:table-cell office:value-type="float" office:value="147" table:style-name="ce1">
            <text:p>147</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卓蘭鎮</text:p>
          </table:table-cell>
          <table:table-cell office:value-type="string" table:style-name="ce1">
            <text:p>卓蘭發電廠</text:p>
          </table:table-cell>
          <table:table-cell office:value-type="string" table:style-name="ce1">
            <text:p>aa</text:p>
          </table:table-cell>
          <table:table-cell office:value-type="string" table:style-name="ce1">
            <text:p>協助卓蘭發電廠辦理「國立卓蘭實驗高級中學舞龍隊」認養活動(預計活動時程:102.10.1-12.31)</text:p>
          </table:table-cell>
          <table:table-cell office:value-type="string" table:style-name="ce1">
            <text:p>102.10.1</text:p>
          </table:table-cell>
          <table:table-cell office:value-type="string" table:style-name="ce1">
            <text:p>102.12.31</text:p>
          </table:table-cell>
          <table:table-cell office:value-type="string" table:style-name="ce1">
            <text:p>卓蘭鎮</text:p>
          </table:table-cell>
          <table:table-cell office:value-type="float" office:value="300" table:style-name="ce1">
            <text:p>30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泰安鄉</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102年苗栗縣泰安鄉全民運動暨傳統競技活動(預計活動時程:102.10.19-27)</text:p>
          </table:table-cell>
          <table:table-cell office:value-type="string" table:style-name="ce1">
            <text:p>102.10.19</text:p>
          </table:table-cell>
          <table:table-cell office:value-type="string" table:style-name="ce1">
            <text:p>102.10.27</text:p>
          </table:table-cell>
          <table:table-cell office:value-type="string" table:style-name="ce1">
            <text:p>泰安鄉</text:p>
          </table:table-cell>
          <table:table-cell office:value-type="float" office:value="2105" table:style-name="ce1">
            <text:p>2105</text:p>
          </table:table-cell>
          <table:table-cell office:value-type="float" office:value="1378" table:style-name="ce1">
            <text:p>1378</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前鎮區</text:p>
          </table:table-cell>
          <table:table-cell office:value-type="string" table:style-name="ce1">
            <text:p>南部發電廠</text:p>
          </table:table-cell>
          <table:table-cell office:value-type="string" table:style-name="ce1">
            <text:p>aa</text:p>
          </table:table-cell>
          <table:table-cell office:value-type="string" table:style-name="ce1">
            <text:p>協助南部發電廠辦理關懷獨居老人家庭生活公益系列活動(預計活動時程:102.9.1-11.30)</text:p>
          </table:table-cell>
          <table:table-cell office:value-type="string" table:style-name="ce1">
            <text:p>102.9.1</text:p>
          </table:table-cell>
          <table:table-cell office:value-type="string" table:style-name="ce1">
            <text:p>102.11.30</text:p>
          </table:table-cell>
          <table:table-cell office:value-type="string" table:style-name="ce1">
            <text:p>aa</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前鎮區</text:p>
          </table:table-cell>
          <table:table-cell office:value-type="string" table:style-name="ce1">
            <text:p>高雄市前鎮區婦女會</text:p>
          </table:table-cell>
          <table:table-cell office:value-type="float" office:value="8271167" table:style-name="ce1">
            <text:p>8271167</text:p>
          </table:table-cell>
          <table:table-cell office:value-type="string" table:style-name="ce1">
            <text:p>協助高雄市前鎮區婦女會辦理婦女成長營暨節能減碳宣導活動(預計活動時程:102.9.9-10.28)</text:p>
          </table:table-cell>
          <table:table-cell office:value-type="string" table:style-name="ce1">
            <text:p>102.9.9</text:p>
          </table:table-cell>
          <table:table-cell office:value-type="string" table:style-name="ce1">
            <text:p>102.10.28</text:p>
          </table:table-cell>
          <table:table-cell office:value-type="string" table:style-name="ce1">
            <text:p>前鎮區</text:p>
          </table:table-cell>
          <table:table-cell office:value-type="float" office:value="89" table:style-name="ce1">
            <text:p>89</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園區</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編印中華民國103年日曆</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50" table:style-name="ce1">
            <text:p>2550</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漁民港務促進會</text:p>
          </table:table-cell>
          <table:table-cell office:value-type="float" office:value="18428580" table:style-name="ce1">
            <text:p>18428580</text:p>
          </table:table-cell>
          <table:table-cell office:value-type="string" table:style-name="ce1">
            <text:p>協助高雄市漁民港務促進會辦理海上救難演練及宣導支持台電公司電價調整方案暨大林電廠更新改建計畫活動(預計施行時程:102.9.21)</text:p>
          </table:table-cell>
          <table:table-cell office:value-type="string" table:style-name="ce1">
            <text:p>102.9.21</text:p>
          </table:table-cell>
          <table:table-cell office:value-type="string" table:style-name="ce1">
            <text:p>102.9.21</text:p>
          </table:table-cell>
          <table:table-cell office:value-type="string" table:style-name="ce1">
            <text:p>小港區</text:p>
          </table:table-cell>
          <table:table-cell office:value-type="float" office:value="229" table:style-name="ce1">
            <text:p>22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鳳森敬老協會</text:p>
          </table:table-cell>
          <table:table-cell office:value-type="float" office:value="26073323" table:style-name="ce1">
            <text:p>26073323</text:p>
          </table:table-cell>
          <table:table-cell office:value-type="string" table:style-name="ce1">
            <text:p>協助高雄市鳳森敬老協會辦理慶祝九九重陽節暨宣導支持台電公司電價調整方案活動(預計活動時程:102.10.8)</text:p>
          </table:table-cell>
          <table:table-cell office:value-type="string" table:style-name="ce1">
            <text:p>102.10.8</text:p>
          </table:table-cell>
          <table:table-cell office:value-type="string" table:style-name="ce1">
            <text:p>102.10.8</text:p>
          </table:table-cell>
          <table:table-cell office:value-type="string" table:style-name="ce1">
            <text:p>小港區</text:p>
          </table:table-cell>
          <table:table-cell office:value-type="float" office:value="260" table:style-name="ce1">
            <text:p>260</text:p>
          </table:table-cell>
          <table:table-cell office:value-type="float" office:value="90" table:style-name="ce1">
            <text:p>9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沿海敬老協會</text:p>
          </table:table-cell>
          <table:table-cell office:value-type="float" office:value="92065417" table:style-name="ce1">
            <text:p>92065417</text:p>
          </table:table-cell>
          <table:table-cell office:value-type="string" table:style-name="ce1">
            <text:p>協助高雄市沿海敬老協會辦理慶祝重陽節暨宣導支持大林電廠更新改建計畫活動(預計施行時程:102.10.20)</text:p>
          </table:table-cell>
          <table:table-cell office:value-type="string" table:style-name="ce1">
            <text:p>102.10.20</text:p>
          </table:table-cell>
          <table:table-cell office:value-type="string" table:style-name="ce1">
            <text:p>102.10.20</text:p>
          </table:table-cell>
          <table:table-cell office:value-type="string" table:style-name="ce1">
            <text:p>小港區</text:p>
          </table:table-cell>
          <table:table-cell office:value-type="float" office:value="244" table:style-name="ce1">
            <text:p>24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大林發電廠</text:p>
          </table:table-cell>
          <table:table-cell office:value-type="string" table:style-name="ce1">
            <text:p>aa</text:p>
          </table:table-cell>
          <table:table-cell office:value-type="string" table:style-name="ce1">
            <text:p>協助大林發電廠辦理推動大林電廠更新改建計畫暨睦鄰盃桌球邀請賽活動(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aa</text:p>
          </table:table-cell>
          <table:table-cell office:value-type="float" office:value="136" table:style-name="ce1">
            <text:p>136</text:p>
          </table:table-cell>
          <table:table-cell office:value-type="float" office:value="136" table:style-name="ce1">
            <text:p>136</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大林發電廠</text:p>
          </table:table-cell>
          <table:table-cell office:value-type="string" table:style-name="ce1">
            <text:p>aa</text:p>
          </table:table-cell>
          <table:table-cell office:value-type="string" table:style-name="ce1">
            <text:p>協助大林發電廠辦理認養103年度高雄市小港區鳳林國小足球隊經費(預計活動時程:103.1.1-103.12.31)</text:p>
          </table:table-cell>
          <table:table-cell office:value-type="string" table:style-name="ce1">
            <text:p>103.1.1</text:p>
          </table:table-cell>
          <table:table-cell office:value-type="string" table:style-name="ce1">
            <text:p>103.12.31</text:p>
          </table:table-cell>
          <table:table-cell office:value-type="string" table:style-name="ce1">
            <text:p>小港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農民推廣教育活動場所置物櫃設備購置計畫</text:p>
          </table:table-cell>
          <table:table-cell office:value-type="string" table:style-name="ce1">
            <text:p>102.10.1</text:p>
          </table:table-cell>
          <table:table-cell office:value-type="string" table:style-name="ce1">
            <text:p>102.12.31</text:p>
          </table:table-cell>
          <table:table-cell office:value-type="string" table:style-name="ce1">
            <text:p>路竹區</text:p>
          </table:table-cell>
          <table:table-cell office:value-type="float" office:value="96" table:style-name="ce1">
            <text:p>96</text:p>
          </table:table-cell>
          <table:table-cell office:value-type="float" office:value="45" table:style-name="ce1">
            <text:p>45</text:p>
          </table:table-cell>
          <table:table-cell office:value-type="float" office:value="45" table:style-name="ce1">
            <text:p>4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節能燈具改善工程</text:p>
          </table:table-cell>
          <table:table-cell office:value-type="string" table:style-name="ce1">
            <text:p>102.10.1</text:p>
          </table:table-cell>
          <table:table-cell office:value-type="string" table:style-name="ce1">
            <text:p>102.12.31</text:p>
          </table:table-cell>
          <table:table-cell office:value-type="string" table:style-name="ce1">
            <text:p>彌陀區</text:p>
          </table:table-cell>
          <table:table-cell office:value-type="float" office:value="270" table:style-name="ce1">
            <text:p>270</text:p>
          </table:table-cell>
          <table:table-cell office:value-type="float" office:value="270" table:style-name="ce1">
            <text:p>270</text:p>
          </table:table-cell>
          <table:table-cell office:value-type="float" office:value="200" table:style-name="ce1">
            <text:p>2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輕鋼架天花板改善工程</text:p>
          </table:table-cell>
          <table:table-cell office:value-type="string" table:style-name="ce1">
            <text:p>102.10.1</text:p>
          </table:table-cell>
          <table:table-cell office:value-type="string" table:style-name="ce1">
            <text:p>102.12.31</text:p>
          </table:table-cell>
          <table:table-cell office:value-type="string" table:style-name="ce1">
            <text:p>彌陀區</text:p>
          </table:table-cell>
          <table:table-cell office:value-type="float" office:value="129" table:style-name="ce1">
            <text:p>129</text:p>
          </table:table-cell>
          <table:table-cell office:value-type="float" office:value="129" table:style-name="ce1">
            <text:p>129</text:p>
          </table:table-cell>
          <table:table-cell office:value-type="float" office:value="100" table:style-name="ce1">
            <text:p>1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休閒觀光漁業觀摩暨節約能源宣導活動計劃(預計施行時程:102.9.15-16)</text:p>
          </table:table-cell>
          <table:table-cell office:value-type="string" table:style-name="ce1">
            <text:p>102.9.15</text:p>
          </table:table-cell>
          <table:table-cell office:value-type="string" table:style-name="ce1">
            <text:p>102.9.16</text:p>
          </table:table-cell>
          <table:table-cell office:value-type="string" table:style-name="ce1">
            <text:p>興達港</text:p>
          </table:table-cell>
          <table:table-cell office:value-type="float" office:value="630" table:style-name="ce1">
            <text:p>630</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高雄市永安區2013第十四屆石斑魚文化節活動(預計施行時程:102.11.30-12.1)</text:p>
          </table:table-cell>
          <table:table-cell office:value-type="string" table:style-name="ce1">
            <text:p>102.11.30</text:p>
          </table:table-cell>
          <table:table-cell office:value-type="string" table:style-name="ce1">
            <text:p>102.12.1</text:p>
          </table:table-cell>
          <table:table-cell office:value-type="string" table:style-name="ce1">
            <text:p>永安區</text:p>
          </table:table-cell>
          <table:table-cell office:value-type="float" office:value="6950" table:style-name="ce1">
            <text:p>695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辦理2013茄萣烏魚海鮮美食節(預計活動時程:102.12.14)</text:p>
          </table:table-cell>
          <table:table-cell office:value-type="string" table:style-name="ce1">
            <text:p>102.12.14</text:p>
          </table:table-cell>
          <table:table-cell office:value-type="string" table:style-name="ce1">
            <text:p>102.12.14</text:p>
          </table:table-cell>
          <table:table-cell office:value-type="string" table:style-name="ce1">
            <text:p>茄萣區</text:p>
          </table:table-cell>
          <table:table-cell office:value-type="float" office:value="2500" table:style-name="ce1">
            <text:p>250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逸賢社區發展協會</text:p>
          </table:table-cell>
          <table:table-cell office:value-type="float" office:value="62987359" table:style-name="ce1">
            <text:p>62987359</text:p>
          </table:table-cell>
          <table:table-cell office:value-type="string" table:style-name="ce1">
            <text:p>協助高雄市湖內區逸賢社區發展協會辦理「支持國家重大建設節約能源，暨中秋月圓人團圓活動」(預計活動時程:102.9.14)</text:p>
          </table:table-cell>
          <table:table-cell office:value-type="string" table:style-name="ce1">
            <text:p>102.9.14</text:p>
          </table:table-cell>
          <table:table-cell office:value-type="string" table:style-name="ce1">
            <text:p>102.9.14</text:p>
          </table:table-cell>
          <table:table-cell office:value-type="string" table:style-name="ce1">
            <text:p>湖內區</text:p>
          </table:table-cell>
          <table:table-cell office:value-type="float" office:value="163" table:style-name="ce1">
            <text:p>163</text:p>
          </table:table-cell>
          <table:table-cell office:value-type="float" office:value="80" table:style-name="ce1">
            <text:p>8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彌陀區漁會102年度中秋節月餅製作暨節約能源宣導活動(預計施行時程:102.9.16)</text:p>
          </table:table-cell>
          <table:table-cell office:value-type="string" table:style-name="ce1">
            <text:p>102.9.16</text:p>
          </table:table-cell>
          <table:table-cell office:value-type="string" table:style-name="ce1">
            <text:p>102.9.16</text:p>
          </table:table-cell>
          <table:table-cell office:value-type="string" table:style-name="ce1">
            <text:p>彌陀區</text:p>
          </table:table-cell>
          <table:table-cell office:value-type="float" office:value="90" table:style-name="ce1">
            <text:p>9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社團法人高雄市彌陀文安長壽協會</text:p>
          </table:table-cell>
          <table:table-cell office:value-type="float" office:value="74824057" table:style-name="ce1">
            <text:p>74824057</text:p>
          </table:table-cell>
          <table:table-cell office:value-type="string" table:style-name="ce1">
            <text:p>協助社團法人高雄市彌陀文安長壽協會辦理102年度重陽節敬老聯誼活動(預計施行時程:102.10.6)</text:p>
          </table:table-cell>
          <table:table-cell office:value-type="string" table:style-name="ce1">
            <text:p>102.10.6</text:p>
          </table:table-cell>
          <table:table-cell office:value-type="string" table:style-name="ce1">
            <text:p>102.10.6</text:p>
          </table:table-cell>
          <table:table-cell office:value-type="string" table:style-name="ce1">
            <text:p>彌陀區</text:p>
          </table:table-cell>
          <table:table-cell office:value-type="float" office:value="127" table:style-name="ce1">
            <text:p>127</text:p>
          </table:table-cell>
          <table:table-cell office:value-type="float" office:value="35" table:style-name="ce1">
            <text:p>35</text:p>
          </table:table-cell>
          <table:table-cell office:value-type="float" office:value="35" table:style-name="ce1">
            <text:p>3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中國松柏長青福利服務協會</text:p>
          </table:table-cell>
          <table:table-cell office:value-type="float" office:value="17034927" table:style-name="ce1">
            <text:p>17034927</text:p>
          </table:table-cell>
          <table:table-cell office:value-type="string" table:style-name="ce1">
            <text:p>協助中國松柏長青福利服務協會辦理102年度社區觀摩暨電力宣導活動(預計活動時程:102.11.3-4)</text:p>
          </table:table-cell>
          <table:table-cell office:value-type="string" table:style-name="ce1">
            <text:p>102.11.3</text:p>
          </table:table-cell>
          <table:table-cell office:value-type="string" table:style-name="ce1">
            <text:p>102.11.4</text:p>
          </table:table-cell>
          <table:table-cell office:value-type="string" table:style-name="ce1">
            <text:p>茄萣區</text:p>
          </table:table-cell>
          <table:table-cell office:value-type="float" office:value="110" table:style-name="ce1">
            <text:p>110</text:p>
          </table:table-cell>
          <table:table-cell office:value-type="float" office:value="50" table:style-name="ce1">
            <text:p>50</text:p>
          </table:table-cell>
          <table:table-cell office:value-type="float" office:value="35" table:style-name="ce1">
            <text:p>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大高雄茄萣婦女會</text:p>
          </table:table-cell>
          <table:table-cell office:value-type="float" office:value="62976677" table:style-name="ce1">
            <text:p>62976677</text:p>
          </table:table-cell>
          <table:table-cell office:value-type="string" table:style-name="ce1">
            <text:p>協助大高雄茄萣婦女會辦理『人間有愛、共反毒害』全民慢跑暨節能減碳宣導活動(預計活動時程:102.10.13)</text:p>
          </table:table-cell>
          <table:table-cell office:value-type="string" table:style-name="ce1">
            <text:p>102.10.13</text:p>
          </table:table-cell>
          <table:table-cell office:value-type="string" table:style-name="ce1">
            <text:p>102.10.13</text:p>
          </table:table-cell>
          <table:table-cell office:value-type="string" table:style-name="ce1">
            <text:p>茄萣區</text:p>
          </table:table-cell>
          <table:table-cell office:value-type="float" office:value="235" table:style-name="ce1">
            <text:p>235</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保定社區發展協會</text:p>
          </table:table-cell>
          <table:table-cell office:value-type="float" office:value="8996508" table:style-name="ce1">
            <text:p>8996508</text:p>
          </table:table-cell>
          <table:table-cell office:value-type="string" table:style-name="ce1">
            <text:p>協助高雄市茄萣區保定社區發展協會辦理102年度社區營造環保生態暨電力建設參訪活動(預計活動時程:102.10.14-15)</text:p>
          </table:table-cell>
          <table:table-cell office:value-type="string" table:style-name="ce1">
            <text:p>102.10.14</text:p>
          </table:table-cell>
          <table:table-cell office:value-type="string" table:style-name="ce1">
            <text:p>102.10.15</text:p>
          </table:table-cell>
          <table:table-cell office:value-type="string" table:style-name="ce1">
            <text:p>茄萣區</text:p>
          </table:table-cell>
          <table:table-cell office:value-type="float" office:value="260" table:style-name="ce1">
            <text:p>260</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文安社區發展協會</text:p>
          </table:table-cell>
          <table:table-cell office:value-type="float" office:value="74824057" table:style-name="ce1">
            <text:p>74824057</text:p>
          </table:table-cell>
          <table:table-cell office:value-type="string" table:style-name="ce1">
            <text:p>協助高雄市彌陀區文安社區發展協會辦理102年度地方產業文化觀摩聯誼活動(預計活動時程:102.9.28-102.9.29)</text:p>
          </table:table-cell>
          <table:table-cell office:value-type="string" table:style-name="ce1">
            <text:p>102.9.28</text:p>
          </table:table-cell>
          <table:table-cell office:value-type="string" table:style-name="ce1">
            <text:p>102.9.29</text:p>
          </table:table-cell>
          <table:table-cell office:value-type="string" table:style-name="ce1">
            <text:p>彌陀區</text:p>
          </table:table-cell>
          <table:table-cell office:value-type="float" office:value="227" table:style-name="ce1">
            <text:p>227</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國樂協會</text:p>
          </table:table-cell>
          <table:table-cell office:value-type="float" office:value="62994274" table:style-name="ce1">
            <text:p>62994274</text:p>
          </table:table-cell>
          <table:table-cell office:value-type="string" table:style-name="ce1">
            <text:p>協助高雄市永安國樂協會辦理學員技術交流暨節能減碳宣導活動(預計活動時程:102.10.12-13)</text:p>
          </table:table-cell>
          <table:table-cell office:value-type="string" table:style-name="ce1">
            <text:p>102.10.12</text:p>
          </table:table-cell>
          <table:table-cell office:value-type="string" table:style-name="ce1">
            <text:p>102.10.13</text:p>
          </table:table-cell>
          <table:table-cell office:value-type="string" table:style-name="ce1">
            <text:p>永安區</text:p>
          </table:table-cell>
          <table:table-cell office:value-type="float" office:value="325" table:style-name="ce1">
            <text:p>32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辦理102年度參訪電廠暨國家重大建設活動實施計畫(預計活動時程:102.11.23-24)</text:p>
          </table:table-cell>
          <table:table-cell office:value-type="string" table:style-name="ce1">
            <text:p>102.11.23</text:p>
          </table:table-cell>
          <table:table-cell office:value-type="string" table:style-name="ce1">
            <text:p>102.11.24</text:p>
          </table:table-cell>
          <table:table-cell office:value-type="string" table:style-name="ce1">
            <text:p>茄萣區</text:p>
          </table:table-cell>
          <table:table-cell office:value-type="float" office:value="200" table:style-name="ce1">
            <text:p>20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新港老人長壽協進會</text:p>
          </table:table-cell>
          <table:table-cell office:value-type="float" office:value="20248445" table:style-name="ce1">
            <text:p>20248445</text:p>
          </table:table-cell>
          <table:table-cell office:value-type="string" table:style-name="ce1">
            <text:p>協助高雄市永安新港老人長壽協進會辦理102年度會員觀摩活動(預計活動時程:102.9.26-28)</text:p>
          </table:table-cell>
          <table:table-cell office:value-type="string" table:style-name="ce1">
            <text:p>102.9.26</text:p>
          </table:table-cell>
          <table:table-cell office:value-type="string" table:style-name="ce1">
            <text:p>102.9.28</text:p>
          </table:table-cell>
          <table:table-cell office:value-type="string" table:style-name="ce1">
            <text:p>永安區</text:p>
          </table:table-cell>
          <table:table-cell office:value-type="float" office:value="363" table:style-name="ce1">
            <text:p>363</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2013番茄品質評鑑競賽與推廣活動(預計活動時程:102.11.29)</text:p>
          </table:table-cell>
          <table:table-cell office:value-type="string" table:style-name="ce1">
            <text:p>102.11.29</text:p>
          </table:table-cell>
          <table:table-cell office:value-type="string" table:style-name="ce1">
            <text:p>102.11.29</text:p>
          </table:table-cell>
          <table:table-cell office:value-type="string" table:style-name="ce1">
            <text:p>路竹區</text:p>
          </table:table-cell>
          <table:table-cell office:value-type="float" office:value="205" table:style-name="ce1">
            <text:p>205</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2年度慶生敬老晚會暨節約能源宣導活動(預計活動時程:102.10.13)</text:p>
          </table:table-cell>
          <table:table-cell office:value-type="string" table:style-name="ce1">
            <text:p>102.10.13</text:p>
          </table:table-cell>
          <table:table-cell office:value-type="string" table:style-name="ce1">
            <text:p>102.10.13</text:p>
          </table:table-cell>
          <table:table-cell office:value-type="string" table:style-name="ce1">
            <text:p>茄萣區</text:p>
          </table:table-cell>
          <table:table-cell office:value-type="float" office:value="480" table:style-name="ce1">
            <text:p>480</text:p>
          </table:table-cell>
          <table:table-cell office:value-type="float" office:value="70" table:style-name="ce1">
            <text:p>70</text:p>
          </table:table-cell>
          <table:table-cell office:value-type="float" office:value="50" table:style-name="ce1">
            <text:p>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人文發展協會</text:p>
          </table:table-cell>
          <table:table-cell office:value-type="float" office:value="26464031" table:style-name="ce1">
            <text:p>26464031</text:p>
          </table:table-cell>
          <table:table-cell office:value-type="string" table:style-name="ce1">
            <text:p>協助高雄市湖內人文發展協會辦理102年鄉土環境生活歷史及生態觀摩(預計活動時程:102.10.26-27)</text:p>
          </table:table-cell>
          <table:table-cell office:value-type="string" table:style-name="ce1">
            <text:p>102.10.26</text:p>
          </table:table-cell>
          <table:table-cell office:value-type="string" table:style-name="ce1">
            <text:p>102.10.27</text:p>
          </table:table-cell>
          <table:table-cell office:value-type="string" table:style-name="ce1">
            <text:p>湖內區</text:p>
          </table:table-cell>
          <table:table-cell office:value-type="float" office:value="187" table:style-name="ce1">
            <text:p>187</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新北市石門區石門國民小學</text:p>
          </table:table-cell>
          <table:table-cell office:value-type="string" table:style-name="ce1">
            <text:p>aa</text:p>
          </table:table-cell>
          <table:table-cell office:value-type="string" table:style-name="ce1">
            <text:p>協助新北市石門區石門國民小學辦理發展石門國小特色課程石門學童藝起來(預計活動時程:102.9.1~103.6.30)</text:p>
          </table:table-cell>
          <table:table-cell office:value-type="string" table:style-name="ce1">
            <text:p>102.9.1</text:p>
          </table:table-cell>
          <table:table-cell office:value-type="string" table:style-name="ce1">
            <text:p>103.6.30</text:p>
          </table:table-cell>
          <table:table-cell office:value-type="string" table:style-name="ce1">
            <text:p>石門國小</text:p>
          </table:table-cell>
          <table:table-cell office:value-type="float" office:value="388" table:style-name="ce1">
            <text:p>38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三芝區</text:p>
          </table:table-cell>
          <table:table-cell office:value-type="string" table:style-name="ce1">
            <text:p>社團法人中華民國新生活社會福利發展促進會</text:p>
          </table:table-cell>
          <table:table-cell office:value-type="float" office:value="99970598" table:style-name="ce1">
            <text:p>99970598</text:p>
          </table:table-cell>
          <table:table-cell office:value-type="string" table:style-name="ce1">
            <text:p>協助社團法人中華民國新生活社會福利發展促進會辦理102學年度第學期-弱勢學子免費課後服務(預計活動時程:102.9.16~103.1.17)</text:p>
          </table:table-cell>
          <table:table-cell office:value-type="string" table:style-name="ce1">
            <text:p>102.9.16</text:p>
          </table:table-cell>
          <table:table-cell office:value-type="string" table:style-name="ce1">
            <text:p>103.1.17</text:p>
          </table:table-cell>
          <table:table-cell office:value-type="string" table:style-name="ce1">
            <text:p>三芝區全里</text:p>
          </table:table-cell>
          <table:table-cell office:value-type="float" office:value="782" table:style-name="ce1">
            <text:p>782</text:p>
          </table:table-cell>
          <table:table-cell office:value-type="float" office:value="65" table:style-name="ce1">
            <text:p>65</text:p>
          </table:table-cell>
          <table:table-cell office:value-type="float" office:value="65" table:style-name="ce1">
            <text:p>6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石門區公所</text:p>
          </table:table-cell>
          <table:table-cell office:value-type="string" table:style-name="ce1">
            <text:p>aa</text:p>
          </table:table-cell>
          <table:table-cell office:value-type="string" table:style-name="ce1">
            <text:p>協助新北市石門區公所辦理特別協助金</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float" office:value="10058" table:style-name="ce1">
            <text:p>10058</text:p>
          </table:table-cell>
          <table:table-cell office:value-type="float" office:value="10058" table:style-name="ce1">
            <text:p>10058</text:p>
          </table:table-cell>
          <table:table-cell office:value-type="float" office:value="10058" table:style-name="ce1">
            <text:p>1005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2年度家政班區外觀摩研習活動(預計活動時程:102.10.11月擇二日)</text:p>
          </table:table-cell>
          <table:table-cell office:value-type="string" table:style-name="ce1">
            <text:p>102.10.1</text:p>
          </table:table-cell>
          <table:table-cell office:value-type="string" table:style-name="ce1">
            <text:p>102.11.30</text:p>
          </table:table-cell>
          <table:table-cell office:value-type="string" table:style-name="ce1">
            <text:p>台中、南投</text:p>
          </table:table-cell>
          <table:table-cell office:value-type="float" office:value="550" table:style-name="ce1">
            <text:p>55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萬里區</text:p>
          </table:table-cell>
          <table:table-cell office:value-type="string" table:style-name="ce1">
            <text:p>新北市萬里區老人會</text:p>
          </table:table-cell>
          <table:table-cell office:value-type="float" office:value="2253389" table:style-name="ce1">
            <text:p>2253389</text:p>
          </table:table-cell>
          <table:table-cell office:value-type="string" table:style-name="ce1">
            <text:p>協助新北市萬里區老人會辦理宣導社會福利政策暨節能減碳環保愛地球活動(預計活動時程:102.10.11月份擇二日)</text:p>
          </table:table-cell>
          <table:table-cell office:value-type="string" table:style-name="ce1">
            <text:p>102.10.1</text:p>
          </table:table-cell>
          <table:table-cell office:value-type="string" table:style-name="ce1">
            <text:p>102.11.30</text:p>
          </table:table-cell>
          <table:table-cell office:value-type="string" table:style-name="ce1">
            <text:p>嘉義、台南</text:p>
          </table:table-cell>
          <table:table-cell office:value-type="float" office:value="267" table:style-name="ce1">
            <text:p>267</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新北市萬里區中幅社區發展協會</text:p>
          </table:table-cell>
          <table:table-cell office:value-type="float" office:value="2255181" table:style-name="ce1">
            <text:p>2255181</text:p>
          </table:table-cell>
          <table:table-cell office:value-type="string" table:style-name="ce1">
            <text:p>協助新北市萬里區中幅社區發展協會辦理社區幹部志工教育訓練(預計活動時程:102.10月份擇三日)</text:p>
          </table:table-cell>
          <table:table-cell office:value-type="string" table:style-name="ce1">
            <text:p>102.10.1</text:p>
          </table:table-cell>
          <table:table-cell office:value-type="string" table:style-name="ce1">
            <text:p>102.10.31</text:p>
          </table:table-cell>
          <table:table-cell office:value-type="string" table:style-name="ce1">
            <text:p>台南、高雄</text:p>
          </table:table-cell>
          <table:table-cell office:value-type="float" office:value="182" table:style-name="ce1">
            <text:p>182</text:p>
          </table:table-cell>
          <table:table-cell office:value-type="float" office:value="65" table:style-name="ce1">
            <text:p>65</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蘇清泉</text:p>
          </table:table-cell>
          <table:table-cell office:value-type="string" table:style-name="ce1">
            <text:p>恆春鎮</text:p>
          </table:table-cell>
          <table:table-cell office:value-type="string" table:style-name="ce1">
            <text:p>屏東縣恆春鎮龍鑾潭文化發展協會</text:p>
          </table:table-cell>
          <table:table-cell office:value-type="float" office:value="37632128" table:style-name="ce1">
            <text:p>37632128</text:p>
          </table:table-cell>
          <table:table-cell office:value-type="string" table:style-name="ce1">
            <text:p>協助屏東縣恆春鎮龍鑾潭文化發展協會辦理民俗風土文化參訪觀摩活動(預計活動時程:102.9.9-10)</text:p>
          </table:table-cell>
          <table:table-cell office:value-type="string" table:style-name="ce1">
            <text:p>102.9.9</text:p>
          </table:table-cell>
          <table:table-cell office:value-type="string" table:style-name="ce1">
            <text:p>102.9.10</text:p>
          </table:table-cell>
          <table:table-cell office:value-type="string" table:style-name="ce1">
            <text:p>恆春鎮</text:p>
          </table:table-cell>
          <table:table-cell office:value-type="float" office:value="155" table:style-name="ce1">
            <text:p>15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潘孟安</text:p>
          </table:table-cell>
          <table:table-cell office:value-type="string" table:style-name="ce1">
            <text:p>恆春鎮</text:p>
          </table:table-cell>
          <table:table-cell office:value-type="string" table:style-name="ce1">
            <text:p>屏東縣恆春鎮客家鄉親文化交流協會</text:p>
          </table:table-cell>
          <table:table-cell office:value-type="float" office:value="25844631" table:style-name="ce1">
            <text:p>25844631</text:p>
          </table:table-cell>
          <table:table-cell office:value-type="string" table:style-name="ce1">
            <text:p>協助屏東縣恆春鎮客家鄉親文化交流協會辦理2013恆春半島南方客─再現‧半島客家風情(預計活動時程:102.9.10~11.10)</text:p>
          </table:table-cell>
          <table:table-cell office:value-type="string" table:style-name="ce1">
            <text:p>102.9.10</text:p>
          </table:table-cell>
          <table:table-cell office:value-type="string" table:style-name="ce1">
            <text:p>102.11.10</text:p>
          </table:table-cell>
          <table:table-cell office:value-type="string" table:style-name="ce1">
            <text:p>恆春鎮</text:p>
          </table:table-cell>
          <table:table-cell office:value-type="float" office:value="1886" table:style-name="ce1">
            <text:p>1886</text:p>
          </table:table-cell>
          <table:table-cell office:value-type="float" office:value="886" table:style-name="ce1">
            <text:p>886</text:p>
          </table:table-cell>
          <table:table-cell office:value-type="float" office:value="300" table:style-name="ce1">
            <text:p>3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中山區德和國民小學</text:p>
          </table:table-cell>
          <table:table-cell office:value-type="float" office:value="923601" table:style-name="ce1">
            <text:p>923601</text:p>
          </table:table-cell>
          <table:table-cell office:value-type="string" table:style-name="ce1">
            <text:p>協助基隆市中山區德和國民小學辦理102學年度充實兒童樂隊樂器設備計劃-數位鋼琴、立奏鐵琴</text:p>
          </table:table-cell>
          <table:table-cell office:value-type="string" table:style-name="ce1">
            <text:p>102.9.1</text:p>
          </table:table-cell>
          <table:table-cell office:value-type="string" table:style-name="ce1">
            <text:p>103.3.30</text:p>
          </table:table-cell>
          <table:table-cell office:value-type="string" table:style-name="ce1">
            <text:p>基隆市中山區</text:p>
          </table:table-cell>
          <table:table-cell office:value-type="float" office:value="909" table:style-name="ce1">
            <text:p>909</text:p>
          </table:table-cell>
          <table:table-cell office:value-type="float" office:value="909" table:style-name="ce1">
            <text:p>909</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中山區和平社區發展協會</text:p>
          </table:table-cell>
          <table:table-cell office:value-type="float" office:value="67771202" table:style-name="ce1">
            <text:p>67771202</text:p>
          </table:table-cell>
          <table:table-cell office:value-type="string" table:style-name="ce1">
            <text:p>協助基隆市中山區和平社區發展協會辦理中山區社區理事長文康聯誼活動(預計活動時程:102.9.13-14)</text:p>
          </table:table-cell>
          <table:table-cell office:value-type="string" table:style-name="ce1">
            <text:p>102.9.13</text:p>
          </table:table-cell>
          <table:table-cell office:value-type="string" table:style-name="ce1">
            <text:p>102.9.14</text:p>
          </table:table-cell>
          <table:table-cell office:value-type="string" table:style-name="ce1">
            <text:p>基隆市中山區</text:p>
          </table:table-cell>
          <table:table-cell office:value-type="float" office:value="147" table:style-name="ce1">
            <text:p>147</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社團法人基隆市謝姓宗親會</text:p>
          </table:table-cell>
          <table:table-cell office:value-type="float" office:value="17425831" table:style-name="ce1">
            <text:p>17425831</text:p>
          </table:table-cell>
          <table:table-cell office:value-type="string" table:style-name="ce1">
            <text:p>協助社團法人基隆市謝姓宗親會辦理2013癸巳年雞籠中元祭活動(預計活動時程:102.8.20-9.20)</text:p>
          </table:table-cell>
          <table:table-cell office:value-type="string" table:style-name="ce1">
            <text:p>102.8.20</text:p>
          </table:table-cell>
          <table:table-cell office:value-type="string" table:style-name="ce1">
            <text:p>102.9.20</text:p>
          </table:table-cell>
          <table:table-cell office:value-type="string" table:style-name="ce1">
            <text:p>基隆市</text:p>
          </table:table-cell>
          <table:table-cell office:value-type="float" office:value="300" table:style-name="ce1">
            <text:p>3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協安宮福德正神誕辰祭祀祈福及參訪電廠活動(預計活動時程:102.9.19-23)</text:p>
          </table:table-cell>
          <table:table-cell office:value-type="string" table:style-name="ce1">
            <text:p>102.9.19</text:p>
          </table:table-cell>
          <table:table-cell office:value-type="string" table:style-name="ce1">
            <text:p>102.9.23</text:p>
          </table:table-cell>
          <table:table-cell office:value-type="string" table:style-name="ce1">
            <text:p>基隆市中山區</text:p>
          </table:table-cell>
          <table:table-cell office:value-type="float" office:value="250" table:style-name="ce1">
            <text:p>250</text:p>
          </table:table-cell>
          <table:table-cell office:value-type="float" office:value="200" table:style-name="ce1">
            <text:p>200</text:p>
          </table:table-cell>
          <table:table-cell office:value-type="float" office:value="140" table:style-name="ce1">
            <text:p>1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內湖里5鄰駁坎路面改善工程</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351" table:style-name="ce1">
            <text:p>351</text:p>
          </table:table-cell>
          <table:table-cell office:value-type="float" office:value="300" table:style-name="ce1">
            <text:p>300</text:p>
          </table:table-cell>
          <table:table-cell office:value-type="float" office:value="215" table:style-name="ce1">
            <text:p>21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各里增設路燈工程</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1810" table:style-name="ce1">
            <text:p>1810</text:p>
          </table:table-cell>
          <table:table-cell office:value-type="float" office:value="1720" table:style-name="ce1">
            <text:p>1720</text:p>
          </table:table-cell>
          <table:table-cell office:value-type="float" office:value="85" table:style-name="ce1">
            <text:p>8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第四屆客家農村文化運動會(預計活動時程:102.9.20~12.30)</text:p>
          </table:table-cell>
          <table:table-cell office:value-type="string" table:style-name="ce1">
            <text:p>102.9.20</text:p>
          </table:table-cell>
          <table:table-cell office:value-type="string" table:style-name="ce1">
            <text:p>102.12.30</text:p>
          </table:table-cell>
          <table:table-cell office:value-type="string" table:style-name="ce1">
            <text:p>苑裡鎮</text:p>
          </table:table-cell>
          <table:table-cell office:value-type="float" office:value="1180" table:style-name="ce1">
            <text:p>1180</text:p>
          </table:table-cell>
          <table:table-cell office:value-type="float" office:value="200" table:style-name="ce1">
            <text:p>200</text:p>
          </table:table-cell>
          <table:table-cell office:value-type="float" office:value="50" table:style-name="ce1">
            <text:p>5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2年度通霄鎮社區全民運動會(預計活動時程:102.10.27)</text:p>
          </table:table-cell>
          <table:table-cell office:value-type="string" table:style-name="ce1">
            <text:p>102.10.27</text:p>
          </table:table-cell>
          <table:table-cell office:value-type="string" table:style-name="ce1">
            <text:p>102.10.27</text:p>
          </table:table-cell>
          <table:table-cell office:value-type="string" table:style-name="ce1">
            <text:p>通霄鎮</text:p>
          </table:table-cell>
          <table:table-cell office:value-type="float" office:value="1242" table:style-name="ce1">
            <text:p>1242</text:p>
          </table:table-cell>
          <table:table-cell office:value-type="float" office:value="400" table:style-name="ce1">
            <text:p>4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隧道人文環境促進發展協會</text:p>
          </table:table-cell>
          <table:table-cell office:value-type="float" office:value="98770299" table:style-name="ce1">
            <text:p>98770299</text:p>
          </table:table-cell>
          <table:table-cell office:value-type="string" table:style-name="ce1">
            <text:p>協助苗栗縣通霄隧道人文環境促進發展協會辦理三界公聖誕吃紅圓、卡拉歡唱(預計施行時程:102.11.15-16)</text:p>
          </table:table-cell>
          <table:table-cell office:value-type="string" table:style-name="ce1">
            <text:p>102.11.15</text:p>
          </table:table-cell>
          <table:table-cell office:value-type="string" table:style-name="ce1">
            <text:p>102.11.16</text:p>
          </table:table-cell>
          <table:table-cell office:value-type="string" table:style-name="ce1">
            <text:p>通霄鎮</text:p>
          </table:table-cell>
          <table:table-cell office:value-type="float" office:value="70" table:style-name="ce1">
            <text:p>70</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保安廣澤尊王宗教文化推展協會</text:p>
          </table:table-cell>
          <table:table-cell office:value-type="float" office:value="26890231" table:style-name="ce1">
            <text:p>26890231</text:p>
          </table:table-cell>
          <table:table-cell office:value-type="string" table:style-name="ce1">
            <text:p>協助苗栗縣保安廣澤尊王宗教文化推展協會辦理2013年產業宗教文化結合傳統祭典活動(預計活動時程:102.9.21-26)</text:p>
          </table:table-cell>
          <table:table-cell office:value-type="string" table:style-name="ce1">
            <text:p>102.9.21</text:p>
          </table:table-cell>
          <table:table-cell office:value-type="string" table:style-name="ce1">
            <text:p>102.9.26</text:p>
          </table:table-cell>
          <table:table-cell office:value-type="string" table:style-name="ce1">
            <text:p>苑裡鎮</text:p>
          </table:table-cell>
          <table:table-cell office:value-type="float" office:value="557.25" table:style-name="ce1">
            <text:p>557.25</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苑裡鎮</text:p>
          </table:table-cell>
          <table:table-cell office:value-type="string" table:style-name="ce1">
            <text:p>苗栗縣客閩音悅文化推展協會</text:p>
          </table:table-cell>
          <table:table-cell office:value-type="float" office:value="39923045" table:style-name="ce1">
            <text:p>39923045</text:p>
          </table:table-cell>
          <table:table-cell office:value-type="string" table:style-name="ce1">
            <text:p>協助苗栗縣客閩音悅文化推展協會辦理102年度拒酒、反毒、反飆車親子活動(預計施行時程:102.9.29)</text:p>
          </table:table-cell>
          <table:table-cell office:value-type="string" table:style-name="ce1">
            <text:p>102.9.29</text:p>
          </table:table-cell>
          <table:table-cell office:value-type="string" table:style-name="ce1">
            <text:p>102.9.29</text:p>
          </table:table-cell>
          <table:table-cell office:value-type="string" table:style-name="ce1">
            <text:p>苑裡鎮</text:p>
          </table:table-cell>
          <table:table-cell office:value-type="float" office:value="189" table:style-name="ce1">
            <text:p>189</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2013通霄夏夜星空音樂會(預計活動時程:102.9.14)</text:p>
          </table:table-cell>
          <table:table-cell office:value-type="string" table:style-name="ce1">
            <text:p>102.9.14</text:p>
          </table:table-cell>
          <table:table-cell office:value-type="string" table:style-name="ce1">
            <text:p>102.9.14</text:p>
          </table:table-cell>
          <table:table-cell office:value-type="string" table:style-name="ce1">
            <text:p>通霄鎮</text:p>
          </table:table-cell>
          <table:table-cell office:value-type="float" office:value="950" table:style-name="ce1">
            <text:p>950</text:p>
          </table:table-cell>
          <table:table-cell office:value-type="float" office:value="750" table:style-name="ce1">
            <text:p>750</text:p>
          </table:table-cell>
          <table:table-cell office:value-type="float" office:value="700" table:style-name="ce1">
            <text:p>7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太極氣功推展協會</text:p>
          </table:table-cell>
          <table:table-cell office:value-type="float" office:value="25346867" table:style-name="ce1">
            <text:p>25346867</text:p>
          </table:table-cell>
          <table:table-cell office:value-type="string" table:style-name="ce1">
            <text:p>協助苗栗縣太極氣功推展協會辦理元極舞第二集研習活動(預計施行時程:102.9.14)</text:p>
          </table:table-cell>
          <table:table-cell office:value-type="string" table:style-name="ce1">
            <text:p>102.9.14</text:p>
          </table:table-cell>
          <table:table-cell office:value-type="string" table:style-name="ce1">
            <text:p>102.9.14</text:p>
          </table:table-cell>
          <table:table-cell office:value-type="string" table:style-name="ce1">
            <text:p>通霄鎮</text:p>
          </table:table-cell>
          <table:table-cell office:value-type="float" office:value="110" table:style-name="ce1">
            <text:p>110</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灣麗健康操協會</text:p>
          </table:table-cell>
          <table:table-cell office:value-type="float" office:value="25310777" table:style-name="ce1">
            <text:p>25310777</text:p>
          </table:table-cell>
          <table:table-cell office:value-type="string" table:style-name="ce1">
            <text:p>協助苗栗縣灣麗健康操協會辦理102年度「大手牽小手幸福百分百親子健行」活動(預計活動時程:102.11.24)</text:p>
          </table:table-cell>
          <table:table-cell office:value-type="string" table:style-name="ce1">
            <text:p>102.11.24</text:p>
          </table:table-cell>
          <table:table-cell office:value-type="string" table:style-name="ce1">
            <text:p>102.11.24</text:p>
          </table:table-cell>
          <table:table-cell office:value-type="string" table:style-name="ce1">
            <text:p>苑裡鎮</text:p>
          </table:table-cell>
          <table:table-cell office:value-type="float" office:value="157" table:style-name="ce1">
            <text:p>157</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梅南社區發展協會</text:p>
          </table:table-cell>
          <table:table-cell office:value-type="float" office:value="66843360" table:style-name="ce1">
            <text:p>66843360</text:p>
          </table:table-cell>
          <table:table-cell office:value-type="string" table:style-name="ce1">
            <text:p>協助苗栗縣通霄鎮梅南社區發展協會辦理102年才藝競賽暨關懷社區愛心晚會(預計活動時程:102.9.14)</text:p>
          </table:table-cell>
          <table:table-cell office:value-type="string" table:style-name="ce1">
            <text:p>102.9.14</text:p>
          </table:table-cell>
          <table:table-cell office:value-type="string" table:style-name="ce1">
            <text:p>102.9.14</text:p>
          </table:table-cell>
          <table:table-cell office:value-type="string" table:style-name="ce1">
            <text:p>通霄鎮</text:p>
          </table:table-cell>
          <table:table-cell office:value-type="float" office:value="207" table:style-name="ce1">
            <text:p>20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五南社區發展協會</text:p>
          </table:table-cell>
          <table:table-cell office:value-type="float" office:value="66846556" table:style-name="ce1">
            <text:p>66846556</text:p>
          </table:table-cell>
          <table:table-cell office:value-type="string" table:style-name="ce1">
            <text:p>協助苗栗縣通霄鎮五南社區發展協會辦理102年度【社區新生地誕生產業文化暨節約能源宣導】活動(預計活動時程:102.9.15)</text:p>
          </table:table-cell>
          <table:table-cell office:value-type="string" table:style-name="ce1">
            <text:p>102.9.15</text:p>
          </table:table-cell>
          <table:table-cell office:value-type="string" table:style-name="ce1">
            <text:p>102.9.15</text:p>
          </table:table-cell>
          <table:table-cell office:value-type="string" table:style-name="ce1">
            <text:p>通霄鎮</text:p>
          </table:table-cell>
          <table:table-cell office:value-type="float" office:value="161" table:style-name="ce1">
            <text:p>161</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慈安民俗文化推展協會</text:p>
          </table:table-cell>
          <table:table-cell office:value-type="float" office:value="26919080" table:style-name="ce1">
            <text:p>26919080</text:p>
          </table:table-cell>
          <table:table-cell office:value-type="string" table:style-name="ce1">
            <text:p>協助苗栗縣慈安民俗文化推展協會辦理本會2013慈安民俗文化巡禮政令宣導活動(預計施行時程:102.9.29)</text:p>
          </table:table-cell>
          <table:table-cell office:value-type="string" table:style-name="ce1">
            <text:p>102.9.29</text:p>
          </table:table-cell>
          <table:table-cell office:value-type="string" table:style-name="ce1">
            <text:p>102.9.29</text:p>
          </table:table-cell>
          <table:table-cell office:value-type="string" table:style-name="ce1">
            <text:p>苑裡鎮</text:p>
          </table:table-cell>
          <table:table-cell office:value-type="float" office:value="298" table:style-name="ce1">
            <text:p>298</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苑港社區發展協會</text:p>
          </table:table-cell>
          <table:table-cell office:value-type="float" office:value="99917187" table:style-name="ce1">
            <text:p>99917187</text:p>
          </table:table-cell>
          <table:table-cell office:value-type="string" table:style-name="ce1">
            <text:p>協助苗栗縣苑裡鎮苑港社區發展協會辦理102年度活力、健康、幸福、希望，樂活漁村暨參訪電力設施活動(預計活動時程:102.10.4)</text:p>
          </table:table-cell>
          <table:table-cell office:value-type="string" table:style-name="ce1">
            <text:p>102.10.4</text:p>
          </table:table-cell>
          <table:table-cell office:value-type="string" table:style-name="ce1">
            <text:p>102.10.4</text:p>
          </table:table-cell>
          <table:table-cell office:value-type="string" table:style-name="ce1">
            <text:p>苑裡鎮</text:p>
          </table:table-cell>
          <table:table-cell office:value-type="float" office:value="190" table:style-name="ce1">
            <text:p>190</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鎮安神農文化協會</text:p>
          </table:table-cell>
          <table:table-cell office:value-type="float" office:value="10907741" table:style-name="ce1">
            <text:p>10907741</text:p>
          </table:table-cell>
          <table:table-cell office:value-type="string" table:style-name="ce1">
            <text:p>協助苗栗縣鎮安神農文化協會辦理102年度神農文化慶祝開基一百六十週年活動(預計活動時程:102.10.5)</text:p>
          </table:table-cell>
          <table:table-cell office:value-type="string" table:style-name="ce1">
            <text:p>102.10.5</text:p>
          </table:table-cell>
          <table:table-cell office:value-type="string" table:style-name="ce1">
            <text:p>102.10.5</text:p>
          </table:table-cell>
          <table:table-cell office:value-type="string" table:style-name="ce1">
            <text:p>苑裡鎮</text:p>
          </table:table-cell>
          <table:table-cell office:value-type="float" office:value="1488" table:style-name="ce1">
            <text:p>1488</text:p>
          </table:table-cell>
          <table:table-cell office:value-type="float" office:value="60" table:style-name="ce1">
            <text:p>60</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通霄早泳會</text:p>
          </table:table-cell>
          <table:table-cell office:value-type="float" office:value="45236874" table:style-name="ce1">
            <text:p>45236874</text:p>
          </table:table-cell>
          <table:table-cell office:value-type="string" table:style-name="ce1">
            <text:p>協助苗栗縣通霄早泳會辦理防災避難暨節能減碳研習活動(預計施行時程:102.10.6)</text:p>
          </table:table-cell>
          <table:table-cell office:value-type="string" table:style-name="ce1">
            <text:p>102.10.6</text:p>
          </table:table-cell>
          <table:table-cell office:value-type="string" table:style-name="ce1">
            <text:p>102.10.6</text:p>
          </table:table-cell>
          <table:table-cell office:value-type="string" table:style-name="ce1">
            <text:p>通霄鎮</text:p>
          </table:table-cell>
          <table:table-cell office:value-type="float" office:value="203" table:style-name="ce1">
            <text:p>203</text:p>
          </table:table-cell>
          <table:table-cell office:value-type="float" office:value="70" table:style-name="ce1">
            <text:p>7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公墓雜草割除活動</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1155" table:style-name="ce1">
            <text:p>1155</text:p>
          </table:table-cell>
          <table:table-cell office:value-type="float" office:value="350" table:style-name="ce1">
            <text:p>35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通霄鎮通南社區發展協會</text:p>
          </table:table-cell>
          <table:table-cell office:value-type="float" office:value="66843256" table:style-name="ce1">
            <text:p>66843256</text:p>
          </table:table-cell>
          <table:table-cell office:value-type="string" table:style-name="ce1">
            <text:p>協助苗栗縣通霄鎮通南社區發展協會辦理102年度社區居民長青運動會活動計畫(預計活動時程:102.10.8)</text:p>
          </table:table-cell>
          <table:table-cell office:value-type="string" table:style-name="ce1">
            <text:p>102.10.8</text:p>
          </table:table-cell>
          <table:table-cell office:value-type="string" table:style-name="ce1">
            <text:p>102.10.8</text:p>
          </table:table-cell>
          <table:table-cell office:value-type="string" table:style-name="ce1">
            <text:p>通霄鎮</text:p>
          </table:table-cell>
          <table:table-cell office:value-type="float" office:value="169" table:style-name="ce1">
            <text:p>169</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苑北社區發展協會</text:p>
          </table:table-cell>
          <table:table-cell office:value-type="float" office:value="14542322" table:style-name="ce1">
            <text:p>14542322</text:p>
          </table:table-cell>
          <table:table-cell office:value-type="string" table:style-name="ce1">
            <text:p>協助苗栗縣苑裡鎮苑北社區發展協會辦理「熱愛大地‧節能減碳」暨親子同樂與關懷弱勢活動(預計活動時程:102.9.21)</text:p>
          </table:table-cell>
          <table:table-cell office:value-type="string" table:style-name="ce1">
            <text:p>102.9.21</text:p>
          </table:table-cell>
          <table:table-cell office:value-type="string" table:style-name="ce1">
            <text:p>102.9.21</text:p>
          </table:table-cell>
          <table:table-cell office:value-type="string" table:style-name="ce1">
            <text:p>苑裡鎮</text:p>
          </table:table-cell>
          <table:table-cell office:value-type="float" office:value="261" table:style-name="ce1">
            <text:p>261</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超明</text:p>
          </table:table-cell>
          <table:table-cell office:value-type="string" table:style-name="ce1">
            <text:p>通霄鎮</text:p>
          </table:table-cell>
          <table:table-cell office:value-type="string" table:style-name="ce1">
            <text:p>苗栗縣通霄鎮通霄教育會</text:p>
          </table:table-cell>
          <table:table-cell office:value-type="float" office:value="45574136" table:style-name="ce1">
            <text:p>45574136</text:p>
          </table:table-cell>
          <table:table-cell office:value-type="string" table:style-name="ce1">
            <text:p>協助苗栗縣通霄鎮通霄教育會辦理102年度環境教育暨多元文化研習暨參觀電力設施活動計畫(預計活動時程:102.9.28)</text:p>
          </table:table-cell>
          <table:table-cell office:value-type="string" table:style-name="ce1">
            <text:p>102.9.28</text:p>
          </table:table-cell>
          <table:table-cell office:value-type="string" table:style-name="ce1">
            <text:p>102.9.28</text:p>
          </table:table-cell>
          <table:table-cell office:value-type="string" table:style-name="ce1">
            <text:p>通霄鎮</text:p>
          </table:table-cell>
          <table:table-cell office:value-type="float" office:value="659" table:style-name="ce1">
            <text:p>659</text:p>
          </table:table-cell>
          <table:table-cell office:value-type="float" office:value="300" table:style-name="ce1">
            <text:p>3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社交舞健康促進協會</text:p>
          </table:table-cell>
          <table:table-cell office:value-type="float" office:value="13545716" table:style-name="ce1">
            <text:p>13545716</text:p>
          </table:table-cell>
          <table:table-cell office:value-type="string" table:style-name="ce1">
            <text:p>協助苗栗縣社交舞健康促進協會辦理102年度躍演苗栗舞動通霄成果秀活動(預計活動時程:102.9.30)</text:p>
          </table:table-cell>
          <table:table-cell office:value-type="string" table:style-name="ce1">
            <text:p>102.9.30</text:p>
          </table:table-cell>
          <table:table-cell office:value-type="string" table:style-name="ce1">
            <text:p>102.9.30</text:p>
          </table:table-cell>
          <table:table-cell office:value-type="string" table:style-name="ce1">
            <text:p>通霄鎮</text:p>
          </table:table-cell>
          <table:table-cell office:value-type="float" office:value="162" table:style-name="ce1">
            <text:p>162</text:p>
          </table:table-cell>
          <table:table-cell office:value-type="float" office:value="70" table:style-name="ce1">
            <text:p>7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救援協會</text:p>
          </table:table-cell>
          <table:table-cell office:value-type="float" office:value="10919562" table:style-name="ce1">
            <text:p>10919562</text:p>
          </table:table-cell>
          <table:table-cell office:value-type="string" table:style-name="ce1">
            <text:p>協助苗栗縣苑裡救援協會辦理102年度珍惜生命注意交通安全活動(預計活動時程:102.9.28)</text:p>
          </table:table-cell>
          <table:table-cell office:value-type="string" table:style-name="ce1">
            <text:p>102.9.28</text:p>
          </table:table-cell>
          <table:table-cell office:value-type="string" table:style-name="ce1">
            <text:p>102.9.28</text:p>
          </table:table-cell>
          <table:table-cell office:value-type="string" table:style-name="ce1">
            <text:p>苑裡鎮</text:p>
          </table:table-cell>
          <table:table-cell office:value-type="float" office:value="156" table:style-name="ce1">
            <text:p>156</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伸港鄉</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伸港鄉鄉立幼兒園內教室、操場環境改善工程</text:p>
          </table:table-cell>
          <table:table-cell office:value-type="string" table:style-name="ce1">
            <text:p>102.6.30</text:p>
          </table:table-cell>
          <table:table-cell office:value-type="string" table:style-name="ce1">
            <text:p>103.12.31</text:p>
          </table:table-cell>
          <table:table-cell office:value-type="string" table:style-name="ce1">
            <text:p>彰化縣伸港鄉</text:p>
          </table:table-cell>
          <table:table-cell office:value-type="float" office:value="3115" table:style-name="ce1">
            <text:p>3115</text:p>
          </table:table-cell>
          <table:table-cell office:value-type="float" office:value="2577" table:style-name="ce1">
            <text:p>2577</text:p>
          </table:table-cell>
          <table:table-cell office:value-type="float" office:value="2577" table:style-name="ce1">
            <text:p>257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伸港鄉</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伸港鄉鄉立幼兒園空調設備更新計畫</text:p>
          </table:table-cell>
          <table:table-cell office:value-type="string" table:style-name="ce1">
            <text:p>102.1.1</text:p>
          </table:table-cell>
          <table:table-cell office:value-type="string" table:style-name="ce1">
            <text:p>102.12.31</text:p>
          </table:table-cell>
          <table:table-cell office:value-type="string" table:style-name="ce1">
            <text:p>彰化縣伸港鄉</text:p>
          </table:table-cell>
          <table:table-cell office:value-type="float" office:value="703" table:style-name="ce1">
            <text:p>703</text:p>
          </table:table-cell>
          <table:table-cell office:value-type="float" office:value="703" table:style-name="ce1">
            <text:p>703</text:p>
          </table:table-cell>
          <table:table-cell office:value-type="float" office:value="703" table:style-name="ce1">
            <text:p>70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伸港鄉</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伸港鄉鄉立幼兒園兒童遊具更新計畫</text:p>
          </table:table-cell>
          <table:table-cell office:value-type="string" table:style-name="ce1">
            <text:p>102.1.1</text:p>
          </table:table-cell>
          <table:table-cell office:value-type="string" table:style-name="ce1">
            <text:p>102.12.31</text:p>
          </table:table-cell>
          <table:table-cell office:value-type="string" table:style-name="ce1">
            <text:p>彰化縣伸港鄉</text:p>
          </table:table-cell>
          <table:table-cell office:value-type="float" office:value="720" table:style-name="ce1">
            <text:p>720</text:p>
          </table:table-cell>
          <table:table-cell office:value-type="float" office:value="720" table:style-name="ce1">
            <text:p>720</text:p>
          </table:table-cell>
          <table:table-cell office:value-type="float" office:value="720" table:style-name="ce1">
            <text:p>7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蔡其昌立委</text:p>
          </table:table-cell>
          <table:table-cell office:value-type="string" table:style-name="ce1">
            <text:p>梧棲區</text:p>
          </table:table-cell>
          <table:table-cell office:value-type="string" table:style-name="ce1">
            <text:p>臺中市梧棲區大德國民小學</text:p>
          </table:table-cell>
          <table:table-cell office:value-type="string" table:style-name="ce1">
            <text:p>aa</text:p>
          </table:table-cell>
          <table:table-cell office:value-type="string" table:style-name="ce1">
            <text:p>協助臺中市梧棲區大德國民小學辦理充實、改善暨維護資訊設備與安全計畫</text:p>
          </table:table-cell>
          <table:table-cell office:value-type="string" table:style-name="ce1">
            <text:p>102.7.1</text:p>
          </table:table-cell>
          <table:table-cell office:value-type="string" table:style-name="ce1">
            <text:p>102.8.31</text:p>
          </table:table-cell>
          <table:table-cell office:value-type="string" table:style-name="ce1">
            <text:p>梧棲區</text:p>
          </table:table-cell>
          <table:table-cell office:value-type="float" office:value="783" table:style-name="ce1">
            <text:p>783</text:p>
          </table:table-cell>
          <table:table-cell office:value-type="float" office:value="556" table:style-name="ce1">
            <text:p>556</text:p>
          </table:table-cell>
          <table:table-cell office:value-type="float" office:value="556" table:style-name="ce1">
            <text:p>55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2年里鄰長、基層幹部等公民民主生活教育觀摩聯誼暨節約能源用電宣導活動(預計活動時程:102.9.14-13)</text:p>
          </table:table-cell>
          <table:table-cell office:value-type="string" table:style-name="ce1">
            <text:p>102.9.4</text:p>
          </table:table-cell>
          <table:table-cell office:value-type="string" table:style-name="ce1">
            <text:p>102.9.13</text:p>
          </table:table-cell>
          <table:table-cell office:value-type="string" table:style-name="ce1">
            <text:p>台中市</text:p>
          </table:table-cell>
          <table:table-cell office:value-type="float" office:value="1824" table:style-name="ce1">
            <text:p>1824</text:p>
          </table:table-cell>
          <table:table-cell office:value-type="float" office:value="608" table:style-name="ce1">
            <text:p>608</text:p>
          </table:table-cell>
          <table:table-cell office:value-type="float" office:value="230" table:style-name="ce1">
            <text:p>2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龍井區蔬菜產銷班植栽與品種改良區外觀摩暨節約用電宣導活動(預計施行時程:102.9.11-13)</text:p>
          </table:table-cell>
          <table:table-cell office:value-type="string" table:style-name="ce1">
            <text:p>102.9.11</text:p>
          </table:table-cell>
          <table:table-cell office:value-type="string" table:style-name="ce1">
            <text:p>102.9.13</text:p>
          </table:table-cell>
          <table:table-cell office:value-type="string" table:style-name="ce1">
            <text:p>龍井區</text:p>
          </table:table-cell>
          <table:table-cell office:value-type="float" office:value="430.8" table:style-name="ce1">
            <text:p>430.8</text:p>
          </table:table-cell>
          <table:table-cell office:value-type="float" office:value="90" table:style-name="ce1">
            <text:p>9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委</text:p>
          </table:table-cell>
          <table:table-cell office:value-type="string" table:style-name="ce1">
            <text:p>龍井區</text:p>
          </table:table-cell>
          <table:table-cell office:value-type="string" table:style-name="ce1">
            <text:p>臺中市龍井區龍津社區發展協會</text:p>
          </table:table-cell>
          <table:table-cell office:value-type="float" office:value="74868596" table:style-name="ce1">
            <text:p>74868596</text:p>
          </table:table-cell>
          <table:table-cell office:value-type="string" table:style-name="ce1">
            <text:p>協助臺中市龍井區龍津社區發展協會辦理102年龍津社區中秋節里民聯歡晚會暨節約能源宣導活動(預計施行時程:102.9.19)</text:p>
          </table:table-cell>
          <table:table-cell office:value-type="string" table:style-name="ce1">
            <text:p>102.9.19</text:p>
          </table:table-cell>
          <table:table-cell office:value-type="string" table:style-name="ce1">
            <text:p>102.9.19</text:p>
          </table:table-cell>
          <table:table-cell office:value-type="string" table:style-name="ce1">
            <text:p>龍井區</text:p>
          </table:table-cell>
          <table:table-cell office:value-type="float" office:value="388.7" table:style-name="ce1">
            <text:p>388.7</text:p>
          </table:table-cell>
          <table:table-cell office:value-type="float" office:value="200" table:style-name="ce1">
            <text:p>2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102年度理事長盃全國槌球邀請賽暨節約用電宣導活動(預計施行時程:102.9.22)</text:p>
          </table:table-cell>
          <table:table-cell office:value-type="string" table:style-name="ce1">
            <text:p>102.9.22</text:p>
          </table:table-cell>
          <table:table-cell office:value-type="string" table:style-name="ce1">
            <text:p>102.9.22</text:p>
          </table:table-cell>
          <table:table-cell office:value-type="string" table:style-name="ce1">
            <text:p>龍井區</text:p>
          </table:table-cell>
          <table:table-cell office:value-type="float" office:value="173.4" table:style-name="ce1">
            <text:p>173.4</text:p>
          </table:table-cell>
          <table:table-cell office:value-type="float" office:value="110" table:style-name="ce1">
            <text:p>11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立委</text:p>
          </table:table-cell>
          <table:table-cell office:value-type="string" table:style-name="ce1">
            <text:p>大肚區</text:p>
          </table:table-cell>
          <table:table-cell office:value-type="string" table:style-name="ce1">
            <text:p>社團法人台灣社區終身學習推廣協會</text:p>
          </table:table-cell>
          <table:table-cell office:value-type="float" office:value="26857319" table:style-name="ce1">
            <text:p>26857319</text:p>
          </table:table-cell>
          <table:table-cell office:value-type="string" table:style-name="ce1">
            <text:p>協助社團法人台灣社區終身學習推廣協會辦理智足長樂愛老人 動起來暨支持電源開發宣導活動計畫書(預計活動時程:102.9.14)</text:p>
          </table:table-cell>
          <table:table-cell office:value-type="string" table:style-name="ce1">
            <text:p>102.9.14</text:p>
          </table:table-cell>
          <table:table-cell office:value-type="string" table:style-name="ce1">
            <text:p>102.9.14</text:p>
          </table:table-cell>
          <table:table-cell office:value-type="string" table:style-name="ce1">
            <text:p>龍井區</text:p>
          </table:table-cell>
          <table:table-cell office:value-type="float" office:value="369" table:style-name="ce1">
            <text:p>369</text:p>
          </table:table-cell>
          <table:table-cell office:value-type="float" office:value="250" table:style-name="ce1">
            <text:p>250</text:p>
          </table:table-cell>
          <table:table-cell office:value-type="float" office:value="140" table:style-name="ce1">
            <text:p>1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2年金婚、鑽石婚、白金婚表揚暨節能減碳宣導活動(預計活動時程:102.9.28)</text:p>
          </table:table-cell>
          <table:table-cell office:value-type="string" table:style-name="ce1">
            <text:p>102.9.28</text:p>
          </table:table-cell>
          <table:table-cell office:value-type="string" table:style-name="ce1">
            <text:p>102.9.28</text:p>
          </table:table-cell>
          <table:table-cell office:value-type="string" table:style-name="ce1">
            <text:p>龍井區</text:p>
          </table:table-cell>
          <table:table-cell office:value-type="float" office:value="905" table:style-name="ce1">
            <text:p>905</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法委員</text:p>
          </table:table-cell>
          <table:table-cell office:value-type="string" table:style-name="ce1">
            <text:p>龍井區</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明月映中秋水裡港賞月慶佳節暨宣導台電公司節約能源活動(預計活動時程:102.9.19)</text:p>
          </table:table-cell>
          <table:table-cell office:value-type="string" table:style-name="ce1">
            <text:p>102.9.19</text:p>
          </table:table-cell>
          <table:table-cell office:value-type="string" table:style-name="ce1">
            <text:p>102.9.19</text:p>
          </table:table-cell>
          <table:table-cell office:value-type="string" table:style-name="ce1">
            <text:p>龍井區</text:p>
          </table:table-cell>
          <table:table-cell office:value-type="float" office:value="724.65" table:style-name="ce1">
            <text:p>724.65</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三德里守望相助隊102年度業務觀摩暨推廣乾淨能源政策及用電安全宣導活動(預計活動時程:102.10.5-6)</text:p>
          </table:table-cell>
          <table:table-cell office:value-type="string" table:style-name="ce1">
            <text:p>102.10.5</text:p>
          </table:table-cell>
          <table:table-cell office:value-type="string" table:style-name="ce1">
            <text:p>102.10.6</text:p>
          </table:table-cell>
          <table:table-cell office:value-type="string" table:style-name="ce1">
            <text:p>台中市</text:p>
          </table:table-cell>
          <table:table-cell office:value-type="float" office:value="379.8" table:style-name="ce1">
            <text:p>379.8</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麗水關懷福利協會</text:p>
          </table:table-cell>
          <table:table-cell office:value-type="float" office:value="25305140" table:style-name="ce1">
            <text:p>25305140</text:p>
          </table:table-cell>
          <table:table-cell office:value-type="string" table:style-name="ce1">
            <text:p>協助臺中市龍井區麗水關懷福利協會辦理麗水社區長壽俱樂部慶生會暨支持節約能源政策宣導活動(預計施行時程:102.10.3)</text:p>
          </table:table-cell>
          <table:table-cell office:value-type="string" table:style-name="ce1">
            <text:p>102.10.3</text:p>
          </table:table-cell>
          <table:table-cell office:value-type="string" table:style-name="ce1">
            <text:p>102.10.3</text:p>
          </table:table-cell>
          <table:table-cell office:value-type="string" table:style-name="ce1">
            <text:p>龍井區</text:p>
          </table:table-cell>
          <table:table-cell office:value-type="float" office:value="304.25" table:style-name="ce1">
            <text:p>304.2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清水區</text:p>
          </table:table-cell>
          <table:table-cell office:value-type="string" table:style-name="ce1">
            <text:p>臺中市漁民福利協會</text:p>
          </table:table-cell>
          <table:table-cell office:value-type="float" office:value="21427446" table:style-name="ce1">
            <text:p>21427446</text:p>
          </table:table-cell>
          <table:table-cell office:value-type="string" table:style-name="ce1">
            <text:p>協助臺中市漁民福利協會辦理102年南部漁港、漁會、漁人碼頭等休閒漁業觀摩暨支持台電、宣導節約用電，節能減碳政策、淨化地球，減少天然災變之正確理念活動(預計活動時程:102.9.25-26)</text:p>
          </table:table-cell>
          <table:table-cell office:value-type="string" table:style-name="ce1">
            <text:p>102.9.25</text:p>
          </table:table-cell>
          <table:table-cell office:value-type="string" table:style-name="ce1">
            <text:p>102.9.26</text:p>
          </table:table-cell>
          <table:table-cell office:value-type="string" table:style-name="ce1">
            <text:p>台中市</text:p>
          </table:table-cell>
          <table:table-cell office:value-type="float" office:value="1060.2" table:style-name="ce1">
            <text:p>1060.2</text:p>
          </table:table-cell>
          <table:table-cell office:value-type="float" office:value="400" table:style-name="ce1">
            <text:p>400</text:p>
          </table:table-cell>
          <table:table-cell office:value-type="float" office:value="170" table:style-name="ce1">
            <text:p>1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蔡其昌立委</text:p>
          </table:table-cell>
          <table:table-cell office:value-type="string" table:style-name="ce1">
            <text:p>清水區</text:p>
          </table:table-cell>
          <table:table-cell office:value-type="string" table:style-name="ce1">
            <text:p>臺中市清水區高東社區發展協會</text:p>
          </table:table-cell>
          <table:table-cell office:value-type="float" office:value="98767793" table:style-name="ce1">
            <text:p>98767793</text:p>
          </table:table-cell>
          <table:table-cell office:value-type="string" table:style-name="ce1">
            <text:p>協助臺中市清水區高東社區發展協會辦理臺中市清水區高美五里癸巳年恭迎觀音佛祖回鑾慶典暨電源開發宣導(預計活動時程:102.10.5-102.10.7)</text:p>
          </table:table-cell>
          <table:table-cell office:value-type="string" table:style-name="ce1">
            <text:p>102.10.5</text:p>
          </table:table-cell>
          <table:table-cell office:value-type="string" table:style-name="ce1">
            <text:p>102.10.7</text:p>
          </table:table-cell>
          <table:table-cell office:value-type="string" table:style-name="ce1">
            <text:p>台中市</text:p>
          </table:table-cell>
          <table:table-cell office:value-type="float" office:value="2137" table:style-name="ce1">
            <text:p>2137</text:p>
          </table:table-cell>
          <table:table-cell office:value-type="float" office:value="500" table:style-name="ce1">
            <text:p>500</text:p>
          </table:table-cell>
          <table:table-cell office:value-type="float" office:value="270" table:style-name="ce1">
            <text:p>2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大肚區</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102年冬季綠肥(油菜、笤子)栽培計畫(預計活動時程:102.10.15-103.2.15)</text:p>
          </table:table-cell>
          <table:table-cell office:value-type="string" table:style-name="ce1">
            <text:p>102.10.15</text:p>
          </table:table-cell>
          <table:table-cell office:value-type="string" table:style-name="ce1">
            <text:p>103.2.15</text:p>
          </table:table-cell>
          <table:table-cell office:value-type="string" table:style-name="ce1">
            <text:p>大肚區</text:p>
          </table:table-cell>
          <table:table-cell office:value-type="float" office:value="1100" table:style-name="ce1">
            <text:p>1100</text:p>
          </table:table-cell>
          <table:table-cell office:value-type="float" office:value="500" table:style-name="ce1">
            <text:p>500</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詩哲議員</text:p>
          </table:table-cell>
          <table:table-cell office:value-type="string" table:style-name="ce1">
            <text:p>沙鹿區</text:p>
          </table:table-cell>
          <table:table-cell office:value-type="string" table:style-name="ce1">
            <text:p>臺中市沙鹿區文光國民小學</text:p>
          </table:table-cell>
          <table:table-cell office:value-type="string" table:style-name="ce1">
            <text:p>aa</text:p>
          </table:table-cell>
          <table:table-cell office:value-type="string" table:style-name="ce1">
            <text:p>協助臺中市沙鹿區文光國民小學辦理五十週年校慶系列活動暨節約用電宣導活動實施計畫(預計活動時程:102.10.2-102.12.25)</text:p>
          </table:table-cell>
          <table:table-cell office:value-type="string" table:style-name="ce1">
            <text:p>102.10.2</text:p>
          </table:table-cell>
          <table:table-cell office:value-type="string" table:style-name="ce1">
            <text:p>102.10.2</text:p>
          </table:table-cell>
          <table:table-cell office:value-type="string" table:style-name="ce1">
            <text:p>沙鹿區</text:p>
          </table:table-cell>
          <table:table-cell office:value-type="float" office:value="9659" table:style-name="ce1">
            <text:p>9659</text:p>
          </table:table-cell>
          <table:table-cell office:value-type="float" office:value="300" table:style-name="ce1">
            <text:p>300</text:p>
          </table:table-cell>
          <table:table-cell office:value-type="float" office:value="120" table:style-name="ce1">
            <text:p>12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新屋鄉笨港村台電變電所周邊道路改善工程</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float" office:value="2345" table:style-name="ce1">
            <text:p>2345</text:p>
          </table:table-cell>
          <table:table-cell office:value-type="float" office:value="2191" table:style-name="ce1">
            <text:p>2191</text:p>
          </table:table-cell>
          <table:table-cell office:value-type="float" office:value="1500" table:style-name="ce1">
            <text:p>15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觀音鄉桃35線(新生路)、桃87線(金橋路)道路LED燈照明改善工程</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float" office:value="6146" table:style-name="ce1">
            <text:p>6146</text:p>
          </table:table-cell>
          <table:table-cell office:value-type="float" office:value="6146" table:style-name="ce1">
            <text:p>6146</text:p>
          </table:table-cell>
          <table:table-cell office:value-type="float" office:value="2500" table:style-name="ce1">
            <text:p>2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農會</text:p>
          </table:table-cell>
          <table:table-cell office:value-type="float" office:value="44811105" table:style-name="ce1">
            <text:p>44811105</text:p>
          </table:table-cell>
          <table:table-cell office:value-type="string" table:style-name="ce1">
            <text:p>協助桃園縣新屋鄉農會辦理桃園縣新屋鄉稻米故事館展示空間調整與農特精品空間改善</text:p>
          </table:table-cell>
          <table:table-cell office:value-type="float" office:value="41426" table:style-name="ce1">
            <text:p>41426</text:p>
          </table:table-cell>
          <table:table-cell office:value-type="float" office:value="41639" table:style-name="ce1">
            <text:p>41639</text:p>
          </table:table-cell>
          <table:table-cell office:value-type="string" table:style-name="ce1">
            <text:p>新屋鄉</text:p>
          </table:table-cell>
          <table:table-cell office:value-type="float" office:value="1500" table:style-name="ce1">
            <text:p>1500</text:p>
          </table:table-cell>
          <table:table-cell office:value-type="float" office:value="600" table:style-name="ce1">
            <text:p>600</text:p>
          </table:table-cell>
          <table:table-cell office:value-type="float" office:value="300" table:style-name="ce1">
            <text:p>3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新屋鄉立幼兒園暨清華社區活動中心興建工程」第三期工程計畫</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float" office:value="35000" table:style-name="ce1">
            <text:p>35000</text:p>
          </table:table-cell>
          <table:table-cell office:value-type="float" office:value="7000" table:style-name="ce1">
            <text:p>7000</text:p>
          </table:table-cell>
          <table:table-cell office:value-type="float" office:value="3000" table:style-name="ce1">
            <text:p>3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桃園縣觀音鄉保生國民小學改善校園教學環境工程計畫-走廊洗手台加裝遮雨棚工程</text:p>
          </table:table-cell>
          <table:table-cell office:value-type="string" table:style-name="ce1">
            <text:p>102.8.1</text:p>
          </table:table-cell>
          <table:table-cell office:value-type="string" table:style-name="ce1">
            <text:p>102.12.15</text:p>
          </table:table-cell>
          <table:table-cell office:value-type="string" table:style-name="ce1">
            <text:p>觀音鄉</text:p>
          </table:table-cell>
          <table:table-cell office:value-type="float" office:value="765" table:style-name="ce1">
            <text:p>765</text:p>
          </table:table-cell>
          <table:table-cell office:value-type="float" office:value="765" table:style-name="ce1">
            <text:p>765</text:p>
          </table:table-cell>
          <table:table-cell office:value-type="float" office:value="60" table:style-name="ce1">
            <text:p>6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藍埔社區發展協會</text:p>
          </table:table-cell>
          <table:table-cell office:value-type="float" office:value="10079602" table:style-name="ce1">
            <text:p>10079602</text:p>
          </table:table-cell>
          <table:table-cell office:value-type="string" table:style-name="ce1">
            <text:p>協助桃園縣觀音鄉藍埔社區發展協會辦理幸福觀音、享【瘦】健康、大家來Walking節約用電、支持能源開發活動(預計活動時程:102.9.14)</text:p>
          </table:table-cell>
          <table:table-cell office:value-type="string" table:style-name="ce1">
            <text:p>102.9.14</text:p>
          </table:table-cell>
          <table:table-cell office:value-type="string" table:style-name="ce1">
            <text:p>102.9.14</text:p>
          </table:table-cell>
          <table:table-cell office:value-type="string" table:style-name="ce1">
            <text:p>藍埔村</text:p>
          </table:table-cell>
          <table:table-cell office:value-type="float" office:value="495" table:style-name="ce1">
            <text:p>495</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廖正井立委</text:p>
          </table:table-cell>
          <table:table-cell office:value-type="string" table:style-name="ce1">
            <text:p>新屋鄉</text:p>
          </table:table-cell>
          <table:table-cell office:value-type="string" table:style-name="ce1">
            <text:p>桃園縣新屋鄉永興社區發展協會</text:p>
          </table:table-cell>
          <table:table-cell office:value-type="float" office:value="49888356" table:style-name="ce1">
            <text:p>49888356</text:p>
          </table:table-cell>
          <table:table-cell office:value-type="string" table:style-name="ce1">
            <text:p>協助桃園縣新屋鄉永興社區發展協會辦理社區親子聯誼暨支持電源開發節約能源宣導(預計活動時程:102.9.14)</text:p>
          </table:table-cell>
          <table:table-cell office:value-type="string" table:style-name="ce1">
            <text:p>102.9.14</text:p>
          </table:table-cell>
          <table:table-cell office:value-type="string" table:style-name="ce1">
            <text:p>102.9.14</text:p>
          </table:table-cell>
          <table:table-cell office:value-type="string" table:style-name="ce1">
            <text:p>新屋鄉</text:p>
          </table:table-cell>
          <table:table-cell office:value-type="float" office:value="438" table:style-name="ce1">
            <text:p>438</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松青會</text:p>
          </table:table-cell>
          <table:table-cell office:value-type="float" office:value="19469659" table:style-name="ce1">
            <text:p>19469659</text:p>
          </table:table-cell>
          <table:table-cell office:value-type="string" table:style-name="ce1">
            <text:p>協助桃園縣觀音鄉松青會辦理102年重陽節敬老及節約能源宣導活動(預計活動時程:102.10.11)</text:p>
          </table:table-cell>
          <table:table-cell office:value-type="string" table:style-name="ce1">
            <text:p>102.10.11</text:p>
          </table:table-cell>
          <table:table-cell office:value-type="string" table:style-name="ce1">
            <text:p>102.10.11</text:p>
          </table:table-cell>
          <table:table-cell office:value-type="string" table:style-name="ce1">
            <text:p>觀音鄉</text:p>
          </table:table-cell>
          <table:table-cell office:value-type="float" office:value="360" table:style-name="ce1">
            <text:p>360</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大潭睦鄰公益心‧愛心傳遞便當情(預計活動時程:102.9.30-102.12.31)</text:p>
          </table:table-cell>
          <table:table-cell office:value-type="string" table:style-name="ce1">
            <text:p>102.9.30</text:p>
          </table:table-cell>
          <table:table-cell office:value-type="string" table:style-name="ce1">
            <text:p>102.12.31</text:p>
          </table:table-cell>
          <table:table-cell office:value-type="string" table:style-name="ce1">
            <text:p>觀音鄉</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老人會</text:p>
          </table:table-cell>
          <table:table-cell office:value-type="float" office:value="18236437" table:style-name="ce1">
            <text:p>18236437</text:p>
          </table:table-cell>
          <table:table-cell office:value-type="string" table:style-name="ce1">
            <text:p>協助桃園縣新屋鄉老人會辦理102年九九客家重陽敬老表揚暨節約用電支持電源開發宣導活動(預計活動時程:102.10.9)</text:p>
          </table:table-cell>
          <table:table-cell office:value-type="string" table:style-name="ce1">
            <text:p>102.10.9</text:p>
          </table:table-cell>
          <table:table-cell office:value-type="string" table:style-name="ce1">
            <text:p>102.10.9</text:p>
          </table:table-cell>
          <table:table-cell office:value-type="string" table:style-name="ce1">
            <text:p>新屋鄉</text:p>
          </table:table-cell>
          <table:table-cell office:value-type="float" office:value="770" table:style-name="ce1">
            <text:p>770</text:p>
          </table:table-cell>
          <table:table-cell office:value-type="float" office:value="100" table:style-name="ce1">
            <text:p>10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節能減碳宣導暨月圓人圓慶中秋活動(預計活動時程:102.9.18)</text:p>
          </table:table-cell>
          <table:table-cell office:value-type="string" table:style-name="ce1">
            <text:p>102.9.18</text:p>
          </table:table-cell>
          <table:table-cell office:value-type="string" table:style-name="ce1">
            <text:p>102.9.18</text:p>
          </table:table-cell>
          <table:table-cell office:value-type="string" table:style-name="ce1">
            <text:p>澎湖縣湖西鄉</text:p>
          </table:table-cell>
          <table:table-cell office:value-type="float" office:value="245" table:style-name="ce1">
            <text:p>24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白沙鄉</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102年度中秋節暨善用風力發電宣導暨敦親睦鄰活動(預計活動時程:102.9.15)</text:p>
          </table:table-cell>
          <table:table-cell office:value-type="string" table:style-name="ce1">
            <text:p>102.9.15</text:p>
          </table:table-cell>
          <table:table-cell office:value-type="string" table:style-name="ce1">
            <text:p>102.9.15</text:p>
          </table:table-cell>
          <table:table-cell office:value-type="string" table:style-name="ce1">
            <text:p>澎湖縣白沙鄉鄉</text:p>
          </table:table-cell>
          <table:table-cell office:value-type="float" office:value="72" table:style-name="ce1">
            <text:p>72</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白沙鄉</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102年度重陽節暨善用風力發電宣導暨敦親睦鄰活動(預計活動時程:102.10.5)</text:p>
          </table:table-cell>
          <table:table-cell office:value-type="string" table:style-name="ce1">
            <text:p>102.10.5</text:p>
          </table:table-cell>
          <table:table-cell office:value-type="string" table:style-name="ce1">
            <text:p>102.10.5</text:p>
          </table:table-cell>
          <table:table-cell office:value-type="string" table:style-name="ce1">
            <text:p>澎湖縣白沙鄉</text:p>
          </table:table-cell>
          <table:table-cell office:value-type="float" office:value="73" table:style-name="ce1">
            <text:p>73</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城鎮</text:p>
          </table:table-cell>
          <table:table-cell office:value-type="string" table:style-name="ce1">
            <text:p>塔山發電廠</text:p>
          </table:table-cell>
          <table:table-cell office:value-type="string" table:style-name="ce1">
            <text:p>aa</text:p>
          </table:table-cell>
          <table:table-cell office:value-type="string" table:style-name="ce1">
            <text:p>協助塔山發電廠辦理台電公司2013年關懷離島獨居老人公益活動(預計活動時程:102.9.28~12.31)</text:p>
          </table:table-cell>
          <table:table-cell office:value-type="string" table:style-name="ce1">
            <text:p>102.9.28</text:p>
          </table:table-cell>
          <table:table-cell office:value-type="string" table:style-name="ce1">
            <text:p>102.12.31</text:p>
          </table:table-cell>
          <table:table-cell office:value-type="string" table:style-name="ce1">
            <text:p>金門縣金城鎮</text:p>
          </table:table-cell>
          <table:table-cell office:value-type="float" office:value="42" table:style-name="ce1">
            <text:p>42</text:p>
          </table:table-cell>
          <table:table-cell office:value-type="float" office:value="42" table:style-name="ce1">
            <text:p>42</text:p>
          </table:table-cell>
          <table:table-cell office:value-type="float" office:value="42" table:style-name="ce1">
            <text:p>42</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辦理通霄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000" table:style-name="ce1">
            <text:p>900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辦理通霄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000" table:style-name="ce1">
            <text:p>50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蘇澳鎮</text:p>
          </table:table-cell>
          <table:table-cell office:value-type="string" table:style-name="ce1">
            <text:p>宜蘭縣蘇澳鎮蘇東社區發展協會</text:p>
          </table:table-cell>
          <table:table-cell office:value-type="float" office:value="19998476" table:style-name="ce1">
            <text:p>19998476</text:p>
          </table:table-cell>
          <table:table-cell office:value-type="string" table:style-name="ce1">
            <text:p>協助宜蘭縣蘇澳鎮蘇東社區發展協會辦理慶祝102年中秋民俗聯歡活動(預計活動時程:102.9.17)</text:p>
          </table:table-cell>
          <table:table-cell office:value-type="string" table:style-name="ce1">
            <text:p>102.9.17</text:p>
          </table:table-cell>
          <table:table-cell office:value-type="string" table:style-name="ce1">
            <text:p>102.9.17</text:p>
          </table:table-cell>
          <table:table-cell office:value-type="string" table:style-name="ce1">
            <text:p>蘇澳鎮</text:p>
          </table:table-cell>
          <table:table-cell office:value-type="float" office:value="56" table:style-name="ce1">
            <text:p>56</text:p>
          </table:table-cell>
          <table:table-cell office:value-type="float" office:value="50" table:style-name="ce1">
            <text:p>50</text:p>
          </table:table-cell>
          <table:table-cell office:value-type="float" office:value="45" table:style-name="ce1">
            <text:p>4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口湖鄉</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口湖秋季文化節暨節約用電宣導(預計活動時程:102.9.1-30)</text:p>
          </table:table-cell>
          <table:table-cell office:value-type="string" table:style-name="ce1">
            <text:p>102.9.1</text:p>
          </table:table-cell>
          <table:table-cell office:value-type="string" table:style-name="ce1">
            <text:p>102.9.30</text:p>
          </table:table-cell>
          <table:table-cell office:value-type="string" table:style-name="ce1">
            <text:p>口湖鄉</text:p>
          </table:table-cell>
          <table:table-cell office:value-type="float" office:value="691" table:style-name="ce1">
            <text:p>69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string" table:style-name="ce1">
            <text:p>新北市貢寮區貢寮國民小學</text:p>
          </table:table-cell>
          <table:table-cell office:value-type="string" table:style-name="ce1">
            <text:p>aa</text:p>
          </table:table-cell>
          <table:table-cell office:value-type="string" table:style-name="ce1">
            <text:p>協助新北市貢寮區貢寮國民小學辦理太鼓社團培訓計畫</text:p>
          </table:table-cell>
          <table:table-cell office:value-type="string" table:style-name="ce1">
            <text:p>102.8.1</text:p>
          </table:table-cell>
          <table:table-cell office:value-type="string" table:style-name="ce1">
            <text:p>102.12.31</text:p>
          </table:table-cell>
          <table:table-cell office:value-type="string" table:style-name="ce1">
            <text:p>貢寮區</text:p>
          </table:table-cell>
          <table:table-cell office:value-type="float" office:value="89" table:style-name="ce1">
            <text:p>89</text:p>
          </table:table-cell>
          <table:table-cell office:value-type="float" office:value="89" table:style-name="ce1">
            <text:p>89</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林鴻池立委</text:p>
          </table:table-cell>
          <table:table-cell office:value-type="string" table:style-name="ce1">
            <text:p>貢寮區</text:p>
          </table:table-cell>
          <table:table-cell office:value-type="string" table:style-name="ce1">
            <text:p>新北市貢寮區老人會</text:p>
          </table:table-cell>
          <table:table-cell office:value-type="float" office:value="18431810" table:style-name="ce1">
            <text:p>18431810</text:p>
          </table:table-cell>
          <table:table-cell office:value-type="string" table:style-name="ce1">
            <text:p>協助新北市貢寮區老人會辦理重陽節敬老長青趣味競賽暨卡拉ok歡唱活動(預計活動時程:102.10.9)</text:p>
          </table:table-cell>
          <table:table-cell office:value-type="string" table:style-name="ce1">
            <text:p>102.10.9</text:p>
          </table:table-cell>
          <table:table-cell office:value-type="string" table:style-name="ce1">
            <text:p>102.10.9</text:p>
          </table:table-cell>
          <table:table-cell office:value-type="string" table:style-name="ce1">
            <text:p>貢寮村</text:p>
          </table:table-cell>
          <table:table-cell office:value-type="float" office:value="300" table:style-name="ce1">
            <text:p>30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雙溪區</text:p>
          </table:table-cell>
          <table:table-cell office:value-type="string" table:style-name="ce1">
            <text:p>新北市雙溪區公所</text:p>
          </table:table-cell>
          <table:table-cell office:value-type="string" table:style-name="ce1">
            <text:p>aa</text:p>
          </table:table-cell>
          <table:table-cell office:value-type="string" table:style-name="ce1">
            <text:p>協助新北市雙溪區公所辦理2013新北市雙溪山藥節系列活動(預計施行時程:102.9.28~10.31)</text:p>
          </table:table-cell>
          <table:table-cell office:value-type="string" table:style-name="ce1">
            <text:p>102.9.28</text:p>
          </table:table-cell>
          <table:table-cell office:value-type="string" table:style-name="ce1">
            <text:p>102.9.28</text:p>
          </table:table-cell>
          <table:table-cell office:value-type="string" table:style-name="ce1">
            <text:p>雙溪區</text:p>
          </table:table-cell>
          <table:table-cell office:value-type="float" office:value="400" table:style-name="ce1">
            <text:p>400</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2" table:style-name="ce1">
            <text:p>1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辦理2014新北市平溪天燈節(預計活動時程:103.2.4-14)</text:p>
          </table:table-cell>
          <table:table-cell office:value-type="string" table:style-name="ce1">
            <text:p>103.2.4</text:p>
          </table:table-cell>
          <table:table-cell office:value-type="string" table:style-name="ce1">
            <text:p>103.2.14</text:p>
          </table:table-cell>
          <table:table-cell office:value-type="string" table:style-name="ce1">
            <text:p>新北市平溪區</text:p>
          </table:table-cell>
          <table:table-cell office:value-type="float" office:value="18000" table:style-name="ce1">
            <text:p>18000</text:p>
          </table:table-cell>
          <table:table-cell office:value-type="float" office:value="4000" table:style-name="ce1">
            <text:p>4000</text:p>
          </table:table-cell>
          <table:table-cell office:value-type="float" office:value="2000" table:style-name="ce1">
            <text:p>2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23" table:style-name="ce1">
            <text:p>1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天天網球協會</text:p>
          </table:table-cell>
          <table:table-cell office:value-type="string" table:style-name="ce1">
            <text:p>aa</text:p>
          </table:table-cell>
          <table:table-cell office:value-type="string" table:style-name="ce1">
            <text:p>協助苗栗縣天天網球協會辦理苗栗縣通霄鎮102年度鎮長盃軟式網球錦標賽暨節約能源宣導活動(預計活動時程:102.9.15)</text:p>
          </table:table-cell>
          <table:table-cell office:value-type="string" table:style-name="ce1">
            <text:p>102.9.15</text:p>
          </table:table-cell>
          <table:table-cell office:value-type="string" table:style-name="ce1">
            <text:p>102.9.15</text:p>
          </table:table-cell>
          <table:table-cell office:value-type="string" table:style-name="ce1">
            <text:p>通霄鎮</text:p>
          </table:table-cell>
          <table:table-cell office:value-type="float" office:value="133" table:style-name="ce1">
            <text:p>133</text:p>
          </table:table-cell>
          <table:table-cell office:value-type="float" office:value="60" table:style-name="ce1">
            <text:p>60</text:p>
          </table:table-cell>
          <table:table-cell office:value-type="float" office:value="30" table:style-name="ce1">
            <text:p>3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24" table:style-name="ce1">
            <text:p>1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清水區</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風力發電機組新建工程(台中港風力發電站)」建廠前置協助金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 table:style-name="ce1">
            <text:p>16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1048451" table:style-name="ro1">
          <table:table-cell table:number-columns-repeated="16384"/>
        </table:table-row>
      </table:table>
      <table:table table:name="10"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string" table:style-name="ce1">
            <text:p>金山區公所</text:p>
          </table:table-cell>
          <table:table-cell office:value-type="string" table:style-name="ce1">
            <text:p>aa</text:p>
          </table:table-cell>
          <table:table-cell office:value-type="string" table:style-name="ce1">
            <text:p>協助新北市金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float" office:value="14532" table:style-name="ce1">
            <text:p>14532</text:p>
          </table:table-cell>
          <table:table-cell office:value-type="float" office:value="14532" table:style-name="ce1">
            <text:p>14532</text:p>
          </table:table-cell>
          <table:table-cell office:value-type="float" office:value="14532" table:style-name="ce1">
            <text:p>1453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string" table:style-name="ce1">
            <text:p>金山區公所</text:p>
          </table:table-cell>
          <table:table-cell office:value-type="string" table:style-name="ce1">
            <text:p>aa</text:p>
          </table:table-cell>
          <table:table-cell office:value-type="string" table:style-name="ce1">
            <text:p>協助新北市金山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float" office:value="31902" table:style-name="ce1">
            <text:p>31902</text:p>
          </table:table-cell>
          <table:table-cell office:value-type="float" office:value="31902" table:style-name="ce1">
            <text:p>31902</text:p>
          </table:table-cell>
          <table:table-cell office:value-type="float" office:value="31902" table:style-name="ce1">
            <text:p>3190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float" office:value="63803" table:style-name="ce1">
            <text:p>63803</text:p>
          </table:table-cell>
          <table:table-cell office:value-type="float" office:value="63803" table:style-name="ce1">
            <text:p>63803</text:p>
          </table:table-cell>
          <table:table-cell office:value-type="float" office:value="63803" table:style-name="ce1">
            <text:p>6380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string" table:style-name="ce1">
            <text:p>新北市貢寮區公所</text:p>
          </table:table-cell>
          <table:table-cell office:value-type="string" table:style-name="ce1">
            <text:p>aa</text:p>
          </table:table-cell>
          <table:table-cell office:value-type="string" table:style-name="ce1">
            <text:p>協助新北市貢寮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00" table:style-name="ce1">
            <text:p>54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永興國民小學</text:p>
          </table:table-cell>
          <table:table-cell office:value-type="string" table:style-name="ce1">
            <text:p>aa</text:p>
          </table:table-cell>
          <table:table-cell office:value-type="string" table:style-name="ce1">
            <text:p>協助南投縣水里鄉永興國民小學辦理改善教學環境及設備工程-改善教室氣窗</text:p>
          </table:table-cell>
          <table:table-cell office:value-type="string" table:style-name="ce1">
            <text:p>102.10.1</text:p>
          </table:table-cell>
          <table:table-cell office:value-type="string" table:style-name="ce1">
            <text:p>103.8.31</text:p>
          </table:table-cell>
          <table:table-cell office:value-type="string" table:style-name="ce1">
            <text:p>水里鄉</text:p>
          </table:table-cell>
          <table:table-cell office:value-type="float" office:value="90" table:style-name="ce1">
            <text:p>90</text:p>
          </table:table-cell>
          <table:table-cell office:value-type="float" office:value="90" table:style-name="ce1">
            <text:p>9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2013日月潭紅茶文化季 (預計活動時程:102.10.9、12、13、19、26)</text:p>
          </table:table-cell>
          <table:table-cell office:value-type="string" table:style-name="ce1">
            <text:p>102.10.9</text:p>
          </table:table-cell>
          <table:table-cell office:value-type="string" table:style-name="ce1">
            <text:p>102.10.26</text:p>
          </table:table-cell>
          <table:table-cell office:value-type="string" table:style-name="ce1">
            <text:p>魚池鄉</text:p>
          </table:table-cell>
          <table:table-cell office:value-type="float" office:value="1849" table:style-name="ce1">
            <text:p>1849</text:p>
          </table:table-cell>
          <table:table-cell office:value-type="float" office:value="600" table:style-name="ce1">
            <text:p>600</text:p>
          </table:table-cell>
          <table:table-cell office:value-type="float" office:value="300" table:style-name="ce1">
            <text:p>3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2013水里鄉肚財丁文化系列活動(預計活動時程:102.12.26-28)</text:p>
          </table:table-cell>
          <table:table-cell office:value-type="string" table:style-name="ce1">
            <text:p>102.12.26</text:p>
          </table:table-cell>
          <table:table-cell office:value-type="string" table:style-name="ce1">
            <text:p>102.12.28</text:p>
          </table:table-cell>
          <table:table-cell office:value-type="string" table:style-name="ce1">
            <text:p>水里鄉</text:p>
          </table:table-cell>
          <table:table-cell office:value-type="float" office:value="350" table:style-name="ce1">
            <text:p>350</text:p>
          </table:table-cell>
          <table:table-cell office:value-type="float" office:value="170" table:style-name="ce1">
            <text:p>170</text:p>
          </table:table-cell>
          <table:table-cell office:value-type="float" office:value="150" table:style-name="ce1">
            <text:p>1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中華民國第38屆三藏杯軟式網球錦標賽(預計活動時程:102.12.7-10)</text:p>
          </table:table-cell>
          <table:table-cell office:value-type="string" table:style-name="ce1">
            <text:p>102.12.7</text:p>
          </table:table-cell>
          <table:table-cell office:value-type="string" table:style-name="ce1">
            <text:p>102.12.10</text:p>
          </table:table-cell>
          <table:table-cell office:value-type="string" table:style-name="ce1">
            <text:p>魚池鄉</text:p>
          </table:table-cell>
          <table:table-cell office:value-type="float" office:value="768" table:style-name="ce1">
            <text:p>76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秀林鄉和平村及南澳鄉澳花村低收入戶及身心障礙慰問</text:p>
          </table:table-cell>
          <table:table-cell office:value-type="string" table:style-name="ce1">
            <text:p>102.10.15</text:p>
          </table:table-cell>
          <table:table-cell office:value-type="string" table:style-name="ce1">
            <text:p>102.11.15</text:p>
          </table:table-cell>
          <table:table-cell office:value-type="string" table:style-name="ce1">
            <text:p>秀林鄉、南澳鄉</text:p>
          </table:table-cell>
          <table:table-cell office:value-type="float" office:value="253" table:style-name="ce1">
            <text:p>253</text:p>
          </table:table-cell>
          <table:table-cell office:value-type="float" office:value="253" table:style-name="ce1">
            <text:p>253</text:p>
          </table:table-cell>
          <table:table-cell office:value-type="float" office:value="253" table:style-name="ce1">
            <text:p>25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澳鄉</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宜蘭縣南澳鄉金洋國民小學102年度推動「溯溪游泳體驗營」實施計畫(預計活動時程:102.10.25-11.30)</text:p>
          </table:table-cell>
          <table:table-cell office:value-type="string" table:style-name="ce1">
            <text:p>102.10.25</text:p>
          </table:table-cell>
          <table:table-cell office:value-type="string" table:style-name="ce1">
            <text:p>102.11.30</text:p>
          </table:table-cell>
          <table:table-cell office:value-type="string" table:style-name="ce1">
            <text:p>金洋村</text:p>
          </table:table-cell>
          <table:table-cell office:value-type="float" office:value="299" table:style-name="ce1">
            <text:p>299</text:p>
          </table:table-cell>
          <table:table-cell office:value-type="float" office:value="119" table:style-name="ce1">
            <text:p>119</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文新代表主席</text:p>
          </table:table-cell>
          <table:table-cell office:value-type="string" table:style-name="ce1">
            <text:p>三星鄉</text:p>
          </table:table-cell>
          <table:table-cell office:value-type="string" table:style-name="ce1">
            <text:p>宜蘭縣三星鄉大洲社區發展協會</text:p>
          </table:table-cell>
          <table:table-cell office:value-type="float" office:value="20009280" table:style-name="ce1">
            <text:p>20009280</text:p>
          </table:table-cell>
          <table:table-cell office:value-type="string" table:style-name="ce1">
            <text:p>協助宜蘭縣三星鄉大洲社區發展協會辦理重陽敬老關懷久久暨節能環保永續家園活動(預計活動時程:102.10.11-17)</text:p>
          </table:table-cell>
          <table:table-cell office:value-type="string" table:style-name="ce1">
            <text:p>102.10.11</text:p>
          </table:table-cell>
          <table:table-cell office:value-type="string" table:style-name="ce1">
            <text:p>102.10.11</text:p>
          </table:table-cell>
          <table:table-cell office:value-type="string" table:style-name="ce1">
            <text:p>三星鄉大洲社區</text:p>
          </table:table-cell>
          <table:table-cell office:value-type="float" office:value="202" table:style-name="ce1">
            <text:p>202</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羅惠恩村長</text:p>
          </table:table-cell>
          <table:table-cell office:value-type="string" table:style-name="ce1">
            <text:p>三星鄉</text:p>
          </table:table-cell>
          <table:table-cell office:value-type="string" table:style-name="ce1">
            <text:p>宜蘭縣三星鄉萬富社區發展協會</text:p>
          </table:table-cell>
          <table:table-cell office:value-type="float" office:value="19432285" table:style-name="ce1">
            <text:p>19432285</text:p>
          </table:table-cell>
          <table:table-cell office:value-type="string" table:style-name="ce1">
            <text:p>協助宜蘭縣三星鄉萬富社區發展協會辦理102年度重陽敬老聯誼活動(預計活動時程:102.10.12)</text:p>
          </table:table-cell>
          <table:table-cell office:value-type="string" table:style-name="ce1">
            <text:p>102.10.12</text:p>
          </table:table-cell>
          <table:table-cell office:value-type="string" table:style-name="ce1">
            <text:p>102.10.12</text:p>
          </table:table-cell>
          <table:table-cell office:value-type="string" table:style-name="ce1">
            <text:p>三星鄉萬富社區</text:p>
          </table:table-cell>
          <table:table-cell office:value-type="float" office:value="98" table:style-name="ce1">
            <text:p>98</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志鏞議員</text:p>
          </table:table-cell>
          <table:table-cell office:value-type="string" table:style-name="ce1">
            <text:p>三星鄉</text:p>
          </table:table-cell>
          <table:table-cell office:value-type="string" table:style-name="ce1">
            <text:p>宜蘭縣三星鄉雙義社區發展協會</text:p>
          </table:table-cell>
          <table:table-cell office:value-type="float" office:value="18434900" table:style-name="ce1">
            <text:p>18434900</text:p>
          </table:table-cell>
          <table:table-cell office:value-type="string" table:style-name="ce1">
            <text:p>協助宜蘭縣三星鄉雙義社區發展協會辦理102年重陽敬老活動(預計活動時程:102.10.12)</text:p>
          </table:table-cell>
          <table:table-cell office:value-type="string" table:style-name="ce1">
            <text:p>102.10.11</text:p>
          </table:table-cell>
          <table:table-cell office:value-type="string" table:style-name="ce1">
            <text:p>102.10.11</text:p>
          </table:table-cell>
          <table:table-cell office:value-type="string" table:style-name="ce1">
            <text:p>三星鄉雙義社區</text:p>
          </table:table-cell>
          <table:table-cell office:value-type="float" office:value="38" table:style-name="ce1">
            <text:p>38</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泰安鄉</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2013泰安雪霸甜柿農產業文化促銷活動(預計活動時程:102.10.19-20)</text:p>
          </table:table-cell>
          <table:table-cell office:value-type="string" table:style-name="ce1">
            <text:p>102.10.19</text:p>
          </table:table-cell>
          <table:table-cell office:value-type="string" table:style-name="ce1">
            <text:p>102.10.20</text:p>
          </table:table-cell>
          <table:table-cell office:value-type="string" table:style-name="ce1">
            <text:p>泰安鄉</text:p>
          </table:table-cell>
          <table:table-cell office:value-type="float" office:value="980" table:style-name="ce1">
            <text:p>980</text:p>
          </table:table-cell>
          <table:table-cell office:value-type="float" office:value="680" table:style-name="ce1">
            <text:p>68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吳育昇</text:p>
          </table:table-cell>
          <table:table-cell office:value-type="string" table:style-name="ce1">
            <text:p>林口區</text:p>
          </table:table-cell>
          <table:table-cell office:value-type="string" table:style-name="ce1">
            <text:p>新北市林口區體育會</text:p>
          </table:table-cell>
          <table:table-cell office:value-type="float" office:value="78754932" table:style-name="ce1">
            <text:p>78754932</text:p>
          </table:table-cell>
          <table:table-cell office:value-type="string" table:style-name="ce1">
            <text:p>協助新北市林口區體育會辦理2013趣味競賽暨節能減碳宣導活動(預計活動時程:102.10.26)</text:p>
          </table:table-cell>
          <table:table-cell office:value-type="string" table:style-name="ce1">
            <text:p>102.10.26</text:p>
          </table:table-cell>
          <table:table-cell office:value-type="string" table:style-name="ce1">
            <text:p>102.10.26</text:p>
          </table:table-cell>
          <table:table-cell office:value-type="string" table:style-name="ce1">
            <text:p>新北市林口區</text:p>
          </table:table-cell>
          <table:table-cell office:value-type="float" office:value="1043" table:style-name="ce1">
            <text:p>1043</text:p>
          </table:table-cell>
          <table:table-cell office:value-type="float" office:value="246" table:style-name="ce1">
            <text:p>246</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前鎮區</text:p>
          </table:table-cell>
          <table:table-cell office:value-type="string" table:style-name="ce1">
            <text:p>南部發電廠</text:p>
          </table:table-cell>
          <table:table-cell office:value-type="string" table:style-name="ce1">
            <text:p>aa</text:p>
          </table:table-cell>
          <table:table-cell office:value-type="string" table:style-name="ce1">
            <text:p>協助南部發電廠辦理睦鄰盃桌球邀請賽(預計活動時程:102.11中下旬)</text:p>
          </table:table-cell>
          <table:table-cell office:value-type="string" table:style-name="ce1">
            <text:p>102.11月</text:p>
          </table:table-cell>
          <table:table-cell office:value-type="string" table:style-name="ce1">
            <text:p>102.11月</text:p>
          </table:table-cell>
          <table:table-cell office:value-type="string" table:style-name="ce1">
            <text:p>高雄</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園區</text:p>
          </table:table-cell>
          <table:table-cell office:value-type="string" table:style-name="ce1">
            <text:p>高雄市林園區農會</text:p>
          </table:table-cell>
          <table:table-cell office:value-type="float" office:value="85176606" table:style-name="ce1">
            <text:p>85176606</text:p>
          </table:table-cell>
          <table:table-cell office:value-type="string" table:style-name="ce1">
            <text:p>協助高雄市林園區農會辦理102年度青年農民農業技術觀摩研習暨支持大林發電廠更新改建計畫宣導活動(預計活動時程:102.11.9-10)</text:p>
          </table:table-cell>
          <table:table-cell office:value-type="string" table:style-name="ce1">
            <text:p>102.11.9</text:p>
          </table:table-cell>
          <table:table-cell office:value-type="string" table:style-name="ce1">
            <text:p>102.11.10</text:p>
          </table:table-cell>
          <table:table-cell office:value-type="string" table:style-name="ce1">
            <text:p>林園村</text:p>
          </table:table-cell>
          <table:table-cell office:value-type="float" office:value="155" table:style-name="ce1">
            <text:p>15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邱志偉</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辦理興達漁港崎漏社區第一拍賣場周邊景觀改善工程</text:p>
          </table:table-cell>
          <table:table-cell office:value-type="string" table:style-name="ce1">
            <text:p>aa</text:p>
          </table:table-cell>
          <table:table-cell office:value-type="string" table:style-name="ce1">
            <text:p>aa</text:p>
          </table:table-cell>
          <table:table-cell office:value-type="string" table:style-name="ce1">
            <text:p>崎漏社區</text:p>
          </table:table-cell>
          <table:table-cell office:value-type="float" office:value="2000" table:style-name="ce1">
            <text:p>2000</text:p>
          </table:table-cell>
          <table:table-cell office:value-type="float" office:value="2000" table:style-name="ce1">
            <text:p>2000</text:p>
          </table:table-cell>
          <table:table-cell office:value-type="float" office:value="2000" table:style-name="ce1">
            <text:p>2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慶祝102年重陽節慶生會暨節約能源宣導活動(預計活動時程:102.10.11)</text:p>
          </table:table-cell>
          <table:table-cell office:value-type="string" table:style-name="ce1">
            <text:p>102.10.11<text:s/></text:p>
          </table:table-cell>
          <table:table-cell office:value-type="string" table:style-name="ce1">
            <text:p>102.10.11<text:s/></text:p>
          </table:table-cell>
          <table:table-cell office:value-type="string" table:style-name="ce1">
            <text:p>路竹區</text:p>
          </table:table-cell>
          <table:table-cell office:value-type="float" office:value="203" table:style-name="ce1">
            <text:p>203</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海尾長壽協進會</text:p>
          </table:table-cell>
          <table:table-cell office:value-type="float" office:value="74812658" table:style-name="ce1">
            <text:p>74812658</text:p>
          </table:table-cell>
          <table:table-cell office:value-type="string" table:style-name="ce1">
            <text:p>協助高雄市彌陀海尾長壽協進會辦理102年度重陽節敬老聯誼活動(預計活動時程:102.10.12)</text:p>
          </table:table-cell>
          <table:table-cell office:value-type="string" table:style-name="ce1">
            <text:p>102.10.12</text:p>
          </table:table-cell>
          <table:table-cell office:value-type="string" table:style-name="ce1">
            <text:p>102.10.12</text:p>
          </table:table-cell>
          <table:table-cell office:value-type="string" table:style-name="ce1">
            <text:p>彌陀區</text:p>
          </table:table-cell>
          <table:table-cell office:value-type="float" office:value="129" table:style-name="ce1">
            <text:p>129</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溫馨送愛關懷弱勢暨節能減碳宣導活動(預計活動時程:102.10.20-21)</text:p>
          </table:table-cell>
          <table:table-cell office:value-type="string" table:style-name="ce1">
            <text:p>102.10.20</text:p>
          </table:table-cell>
          <table:table-cell office:value-type="string" table:style-name="ce1">
            <text:p>102.10.21</text:p>
          </table:table-cell>
          <table:table-cell office:value-type="string" table:style-name="ce1">
            <text:p>永安區</text:p>
          </table:table-cell>
          <table:table-cell office:value-type="float" office:value="309" table:style-name="ce1">
            <text:p>309</text:p>
          </table:table-cell>
          <table:table-cell office:value-type="float" office:value="150" table:style-name="ce1">
            <text:p>150</text:p>
          </table:table-cell>
          <table:table-cell office:value-type="float" office:value="130" table:style-name="ce1">
            <text:p>1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102年度特別獎助學金關懷菁英學生生活近況暨電力宣導活動(預計活動時程:102.11.9)</text:p>
          </table:table-cell>
          <table:table-cell office:value-type="string" table:style-name="ce1">
            <text:p>102.11.9</text:p>
          </table:table-cell>
          <table:table-cell office:value-type="string" table:style-name="ce1">
            <text:p>102.11.9</text:p>
          </table:table-cell>
          <table:table-cell office:value-type="string" table:style-name="ce1">
            <text:p>永安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社區發展關懷協會</text:p>
          </table:table-cell>
          <table:table-cell office:value-type="float" office:value="36651765" table:style-name="ce1">
            <text:p>36651765</text:p>
          </table:table-cell>
          <table:table-cell office:value-type="string" table:style-name="ce1">
            <text:p>協助高雄市茄萣社區發展關懷協會辦理社區總體營造觀摩暨節能宣導活動(預計活動時程:102.11.10-12)</text:p>
          </table:table-cell>
          <table:table-cell office:value-type="string" table:style-name="ce1">
            <text:p>102.11.10</text:p>
          </table:table-cell>
          <table:table-cell office:value-type="string" table:style-name="ce1">
            <text:p>102.11.12</text:p>
          </table:table-cell>
          <table:table-cell office:value-type="string" table:style-name="ce1">
            <text:p>茄萣區</text:p>
          </table:table-cell>
          <table:table-cell office:value-type="float" office:value="278" table:style-name="ce1">
            <text:p>27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大湖國民小學</text:p>
          </table:table-cell>
          <table:table-cell office:value-type="string" table:style-name="ce1">
            <text:p>aa</text:p>
          </table:table-cell>
          <table:table-cell office:value-type="string" table:style-name="ce1">
            <text:p>協助高雄市湖內區大湖國民小學辦理大湖國小113週年校慶暨節能宣導活動(預計活動時程:102.10.20-11.16)</text:p>
          </table:table-cell>
          <table:table-cell office:value-type="string" table:style-name="ce1">
            <text:p>102.10.20</text:p>
          </table:table-cell>
          <table:table-cell office:value-type="string" table:style-name="ce1">
            <text:p>102.11.16</text:p>
          </table:table-cell>
          <table:table-cell office:value-type="string" table:style-name="ce1">
            <text:p>大湖國小</text:p>
          </table:table-cell>
          <table:table-cell office:value-type="float" office:value="127" table:style-name="ce1">
            <text:p>127</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健康102全國阿公阿嬤動起來總決賽活動(預計活動時程:102.10.6-7)</text:p>
          </table:table-cell>
          <table:table-cell office:value-type="string" table:style-name="ce1">
            <text:p>102.10.6</text:p>
          </table:table-cell>
          <table:table-cell office:value-type="string" table:style-name="ce1">
            <text:p>102.10.7</text:p>
          </table:table-cell>
          <table:table-cell office:value-type="string" table:style-name="ce1">
            <text:p>永安區</text:p>
          </table:table-cell>
          <table:table-cell office:value-type="float" office:value="290" table:style-name="ce1">
            <text:p>290</text:p>
          </table:table-cell>
          <table:table-cell office:value-type="float" office:value="110" table:style-name="ce1">
            <text:p>11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老人福利協進會</text:p>
          </table:table-cell>
          <table:table-cell office:value-type="float" office:value="76984178" table:style-name="ce1">
            <text:p>76984178</text:p>
          </table:table-cell>
          <table:table-cell office:value-type="string" table:style-name="ce1">
            <text:p>協助高雄市永安老人福利協進會辦理102年秋冬季會員慶生會活動(預計活動時程:102.10.8)</text:p>
          </table:table-cell>
          <table:table-cell office:value-type="string" table:style-name="ce1">
            <text:p>102.10.8</text:p>
          </table:table-cell>
          <table:table-cell office:value-type="string" table:style-name="ce1">
            <text:p>102.10.8</text:p>
          </table:table-cell>
          <table:table-cell office:value-type="string" table:style-name="ce1">
            <text:p>永安區</text:p>
          </table:table-cell>
          <table:table-cell office:value-type="float" office:value="484" table:style-name="ce1">
            <text:p>484</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志工整頓社區環境暨節約能源宣導活動實施計畫(預計活動時程:102.9.30-10.31)</text:p>
          </table:table-cell>
          <table:table-cell office:value-type="string" table:style-name="ce1">
            <text:p>102.9.30</text:p>
          </table:table-cell>
          <table:table-cell office:value-type="string" table:style-name="ce1">
            <text:p>102.10.31</text:p>
          </table:table-cell>
          <table:table-cell office:value-type="string" table:style-name="ce1">
            <text:p>永安區</text:p>
          </table:table-cell>
          <table:table-cell office:value-type="float" office:value="82" table:style-name="ce1">
            <text:p>82</text:p>
          </table:table-cell>
          <table:table-cell office:value-type="float" office:value="40" table:style-name="ce1">
            <text:p>40</text:p>
          </table:table-cell>
          <table:table-cell office:value-type="float" office:value="35" table:style-name="ce1">
            <text:p>35</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海埔國民小學</text:p>
          </table:table-cell>
          <table:table-cell office:value-type="string" table:style-name="ce1">
            <text:p>aa</text:p>
          </table:table-cell>
          <table:table-cell office:value-type="string" table:style-name="ce1">
            <text:p>協助高雄市湖內區海埔國民小學辦理102年度校慶運動會暨能源教育宣導活動實施計畫(預計活動時程:102.11.30)</text:p>
          </table:table-cell>
          <table:table-cell office:value-type="string" table:style-name="ce1">
            <text:p>102.11.30</text:p>
          </table:table-cell>
          <table:table-cell office:value-type="string" table:style-name="ce1">
            <text:p>102.11.30</text:p>
          </table:table-cell>
          <table:table-cell office:value-type="string" table:style-name="ce1">
            <text:p>海埔國小</text:p>
          </table:table-cell>
          <table:table-cell office:value-type="float" office:value="134" table:style-name="ce1">
            <text:p>134</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光定社區發展協會</text:p>
          </table:table-cell>
          <table:table-cell office:value-type="float" office:value="9058397" table:style-name="ce1">
            <text:p>9058397</text:p>
          </table:table-cell>
          <table:table-cell office:value-type="string" table:style-name="ce1">
            <text:p>協助高雄市茄萣區光定社區發展協會辦理102年度社區營造環保生態暨節約能源宣導活動(預計活動時程:102.10.6-8)</text:p>
          </table:table-cell>
          <table:table-cell office:value-type="string" table:style-name="ce1">
            <text:p>102.10.6</text:p>
          </table:table-cell>
          <table:table-cell office:value-type="string" table:style-name="ce1">
            <text:p>102.10.8</text:p>
          </table:table-cell>
          <table:table-cell office:value-type="string" table:style-name="ce1">
            <text:p>茄萣區</text:p>
          </table:table-cell>
          <table:table-cell office:value-type="float" office:value="200" table:style-name="ce1">
            <text:p>200</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民俗技藝表演暨宣導節能減碳活動(預計活動時程:102.10.19)</text:p>
          </table:table-cell>
          <table:table-cell office:value-type="string" table:style-name="ce1">
            <text:p>102.10.19</text:p>
          </table:table-cell>
          <table:table-cell office:value-type="string" table:style-name="ce1">
            <text:p>102.10.19</text:p>
          </table:table-cell>
          <table:table-cell office:value-type="string" table:style-name="ce1">
            <text:p>永安區</text:p>
          </table:table-cell>
          <table:table-cell office:value-type="float" office:value="293" table:style-name="ce1">
            <text:p>293</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明宗國民小學</text:p>
          </table:table-cell>
          <table:table-cell office:value-type="string" table:style-name="ce1">
            <text:p>aa</text:p>
          </table:table-cell>
          <table:table-cell office:value-type="string" table:style-name="ce1">
            <text:p>協助高雄市湖內區明宗國民小學辦理第十四屆「明宗獎」全國書法篆刻比賽暨節能省電宣導活動(預計活動時程:102.10.20)</text:p>
          </table:table-cell>
          <table:table-cell office:value-type="string" table:style-name="ce1">
            <text:p>102.10.20</text:p>
          </table:table-cell>
          <table:table-cell office:value-type="string" table:style-name="ce1">
            <text:p>102.10.20</text:p>
          </table:table-cell>
          <table:table-cell office:value-type="string" table:style-name="ce1">
            <text:p>明宗國小</text:p>
          </table:table-cell>
          <table:table-cell office:value-type="float" office:value="937" table:style-name="ce1">
            <text:p>937</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102年度會員及環保義工隊員環保教育觀摩及宣導節能減碳活動(預計活動時程:102.10.26-28)</text:p>
          </table:table-cell>
          <table:table-cell office:value-type="string" table:style-name="ce1">
            <text:p>102.10.26</text:p>
          </table:table-cell>
          <table:table-cell office:value-type="string" table:style-name="ce1">
            <text:p>102.10.28</text:p>
          </table:table-cell>
          <table:table-cell office:value-type="string" table:style-name="ce1">
            <text:p>路竹區</text:p>
          </table:table-cell>
          <table:table-cell office:value-type="float" office:value="312" table:style-name="ce1">
            <text:p>312</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永安社區發展協會</text:p>
          </table:table-cell>
          <table:table-cell office:value-type="float" office:value="62994231" table:style-name="ce1">
            <text:p>62994231</text:p>
          </table:table-cell>
          <table:table-cell office:value-type="string" table:style-name="ce1">
            <text:p>協助高雄市永安區永安社區發展協會辦理參訪社區關懷據點暨節約能源宣導活動(預計活動時程:102.10.27-28)</text:p>
          </table:table-cell>
          <table:table-cell office:value-type="string" table:style-name="ce1">
            <text:p>102.10.27</text:p>
          </table:table-cell>
          <table:table-cell office:value-type="string" table:style-name="ce1">
            <text:p>102.10.28</text:p>
          </table:table-cell>
          <table:table-cell office:value-type="string" table:style-name="ce1">
            <text:p>永安區</text:p>
          </table:table-cell>
          <table:table-cell office:value-type="float" office:value="354" table:style-name="ce1">
            <text:p>35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永新舢筏協會</text:p>
          </table:table-cell>
          <table:table-cell office:value-type="float" office:value="26040180" table:style-name="ce1">
            <text:p>26040180</text:p>
          </table:table-cell>
          <table:table-cell office:value-type="string" table:style-name="ce1">
            <text:p>協助高雄市永安永新舢筏協會辦理102年度會員聯誼暨節能減碳宣導活動(預計活動時程:102.11.10、11)</text:p>
          </table:table-cell>
          <table:table-cell office:value-type="string" table:style-name="ce1">
            <text:p>102.11.10</text:p>
          </table:table-cell>
          <table:table-cell office:value-type="string" table:style-name="ce1">
            <text:p>102.11.10</text:p>
          </table:table-cell>
          <table:table-cell office:value-type="string" table:style-name="ce1">
            <text:p>永安區</text:p>
          </table:table-cell>
          <table:table-cell office:value-type="float" office:value="243" table:style-name="ce1">
            <text:p>243</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2年度第14屆農漁產業文化季活動計畫(預計活動時程:102.11.30-12.1)</text:p>
          </table:table-cell>
          <table:table-cell office:value-type="string" table:style-name="ce1">
            <text:p>102.11.3</text:p>
          </table:table-cell>
          <table:table-cell office:value-type="string" table:style-name="ce1">
            <text:p>102.12.1</text:p>
          </table:table-cell>
          <table:table-cell office:value-type="string" table:style-name="ce1">
            <text:p>永安區</text:p>
          </table:table-cell>
          <table:table-cell office:value-type="float" office:value="200" table:style-name="ce1">
            <text:p>200</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2年度漁特產品行銷活動計畫(預計活動時程:102.11.2-3)</text:p>
          </table:table-cell>
          <table:table-cell office:value-type="string" table:style-name="ce1">
            <text:p>102.11.2</text:p>
          </table:table-cell>
          <table:table-cell office:value-type="string" table:style-name="ce1">
            <text:p>102.11.3</text:p>
          </table:table-cell>
          <table:table-cell office:value-type="string" table:style-name="ce1">
            <text:p>彌陀區</text:p>
          </table:table-cell>
          <table:table-cell office:value-type="float" office:value="200" table:style-name="ce1">
            <text:p>200</text:p>
          </table:table-cell>
          <table:table-cell office:value-type="float" office:value="150" table:style-name="ce1">
            <text:p>15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高雄市湖內區三侯國民小學</text:p>
          </table:table-cell>
          <table:table-cell office:value-type="string" table:style-name="ce1">
            <text:p>aa</text:p>
          </table:table-cell>
          <table:table-cell office:value-type="string" table:style-name="ce1">
            <text:p>協助高雄市湖內區三侯國民小學辦理102學年運動大會暨能源教育宣導系列活動實施計畫(預計活動時程:102.11.6)</text:p>
          </table:table-cell>
          <table:table-cell office:value-type="string" table:style-name="ce1">
            <text:p>102.11.6</text:p>
          </table:table-cell>
          <table:table-cell office:value-type="string" table:style-name="ce1">
            <text:p>102.11.6</text:p>
          </table:table-cell>
          <table:table-cell office:value-type="string" table:style-name="ce1">
            <text:p>三侯國小</text:p>
          </table:table-cell>
          <table:table-cell office:value-type="float" office:value="90" table:style-name="ce1">
            <text:p>90</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岡山區</text:p>
          </table:table-cell>
          <table:table-cell office:value-type="string" table:style-name="ce1">
            <text:p>社團法人高雄市心橋勵友協會</text:p>
          </table:table-cell>
          <table:table-cell office:value-type="float" office:value="7928031" table:style-name="ce1">
            <text:p>7928031</text:p>
          </table:table-cell>
          <table:table-cell office:value-type="string" table:style-name="ce1">
            <text:p>協助社團法人高雄市心橋勵友協會辦理身障走出自我設限~暨核電安全觀摩宣導(預計活動時程:102.11.2-3)</text:p>
          </table:table-cell>
          <table:table-cell office:value-type="string" table:style-name="ce1">
            <text:p>102.11.2</text:p>
          </table:table-cell>
          <table:table-cell office:value-type="string" table:style-name="ce1">
            <text:p>102.11.3</text:p>
          </table:table-cell>
          <table:table-cell office:value-type="string" table:style-name="ce1">
            <text:p>岡山區</text:p>
          </table:table-cell>
          <table:table-cell office:value-type="float" office:value="122" table:style-name="ce1">
            <text:p>122</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永華社區發展協會</text:p>
          </table:table-cell>
          <table:table-cell office:value-type="float" office:value="78941422" table:style-name="ce1">
            <text:p>78941422</text:p>
          </table:table-cell>
          <table:table-cell office:value-type="string" table:style-name="ce1">
            <text:p>協助高雄市永安區永華社區發展協會辦理「102年度會員自我成長觀摩學習」實施計劃(預計活動時程:102.11.3-4)</text:p>
          </table:table-cell>
          <table:table-cell office:value-type="string" table:style-name="ce1">
            <text:p>102.11.3</text:p>
          </table:table-cell>
          <table:table-cell office:value-type="string" table:style-name="ce1">
            <text:p>102.11.4</text:p>
          </table:table-cell>
          <table:table-cell office:value-type="string" table:style-name="ce1">
            <text:p>永安區</text:p>
          </table:table-cell>
          <table:table-cell office:value-type="float" office:value="452" table:style-name="ce1">
            <text:p>452</text:p>
          </table:table-cell>
          <table:table-cell office:value-type="float" office:value="150" table:style-name="ce1">
            <text:p>15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財團法人高雄市永安區沿海岸漁民漁業發展基金會</text:p>
          </table:table-cell>
          <table:table-cell office:value-type="float" office:value="78941746" table:style-name="ce1">
            <text:p>78941746</text:p>
          </table:table-cell>
          <table:table-cell office:value-type="string" table:style-name="ce1">
            <text:p>協助財團法人高雄市永安區沿海岸漁民漁業發展基金會辦理102年度漁民幹部電力參訪暨漁業觀摩活動(預計活動時程:102.11.16-18)</text:p>
          </table:table-cell>
          <table:table-cell office:value-type="string" table:style-name="ce1">
            <text:p>102.11.16</text:p>
          </table:table-cell>
          <table:table-cell office:value-type="string" table:style-name="ce1">
            <text:p>102.11.18</text:p>
          </table:table-cell>
          <table:table-cell office:value-type="string" table:style-name="ce1">
            <text:p>永安區</text:p>
          </table:table-cell>
          <table:table-cell office:value-type="float" office:value="203" table:style-name="ce1">
            <text:p>203</text:p>
          </table:table-cell>
          <table:table-cell office:value-type="float" office:value="100" table:style-name="ce1">
            <text:p>100</text:p>
          </table:table-cell>
          <table:table-cell office:value-type="float" office:value="75" table:style-name="ce1">
            <text:p>7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保寧社區發展協會</text:p>
          </table:table-cell>
          <table:table-cell office:value-type="float" office:value="78941990" table:style-name="ce1">
            <text:p>78941990</text:p>
          </table:table-cell>
          <table:table-cell office:value-type="string" table:style-name="ce1">
            <text:p>協助高雄市永安區保寧社區發展協會辦理關懷弱勢暨宣導節約能源活動(預計活動時程:102.11.17-19)</text:p>
          </table:table-cell>
          <table:table-cell office:value-type="string" table:style-name="ce1">
            <text:p>102.11.17</text:p>
          </table:table-cell>
          <table:table-cell office:value-type="string" table:style-name="ce1">
            <text:p>102.11.19</text:p>
          </table:table-cell>
          <table:table-cell office:value-type="string" table:style-name="ce1">
            <text:p>永安區</text:p>
          </table:table-cell>
          <table:table-cell office:value-type="float" office:value="394" table:style-name="ce1">
            <text:p>394</text:p>
          </table:table-cell>
          <table:table-cell office:value-type="float" office:value="100" table:style-name="ce1">
            <text:p>100</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2014年「曦望彌陀、健康開跑」全民路跑(預計活動時程:103.1.1)</text:p>
          </table:table-cell>
          <table:table-cell office:value-type="string" table:style-name="ce1">
            <text:p>103.1.1</text:p>
          </table:table-cell>
          <table:table-cell office:value-type="string" table:style-name="ce1">
            <text:p>103.1.1</text:p>
          </table:table-cell>
          <table:table-cell office:value-type="string" table:style-name="ce1">
            <text:p>彌陀區</text:p>
          </table:table-cell>
          <table:table-cell office:value-type="float" office:value="150" table:style-name="ce1">
            <text:p>15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102年度台電特別助學金關懷菁英學生生活近況暨電力宣導活動(預計活動時程:102.11月下旬)</text:p>
          </table:table-cell>
          <table:table-cell office:value-type="float" office:value="102.11" table:style-name="ce1">
            <text:p>102.11</text:p>
          </table:table-cell>
          <table:table-cell office:value-type="float" office:value="102.11" table:style-name="ce1">
            <text:p>102.11</text:p>
          </table:table-cell>
          <table:table-cell office:value-type="string" table:style-name="ce1">
            <text:p>通霄鎮</text:p>
          </table:table-cell>
          <table:table-cell office:value-type="float" office:value="1810" table:style-name="ce1">
            <text:p>1810</text:p>
          </table:table-cell>
          <table:table-cell office:value-type="float" office:value="1720" table:style-name="ce1">
            <text:p>172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新北市石門區農會</text:p>
          </table:table-cell>
          <table:table-cell office:value-type="float" office:value="39745078" table:style-name="ce1">
            <text:p>39745078</text:p>
          </table:table-cell>
          <table:table-cell office:value-type="string" table:style-name="ce1">
            <text:p>協助新北市石門區農會辦理102年度石門區茶產業發展計畫-購置存放茶葉陶缸及貯存設施(預計活動時程:102.10.20-12.31)</text:p>
          </table:table-cell>
          <table:table-cell office:value-type="string" table:style-name="ce1">
            <text:p>102.10.27</text:p>
          </table:table-cell>
          <table:table-cell office:value-type="string" table:style-name="ce1">
            <text:p>102.10.27</text:p>
          </table:table-cell>
          <table:table-cell office:value-type="string" table:style-name="ce1">
            <text:p>苑裡濱海藝文中心</text:p>
          </table:table-cell>
          <table:table-cell office:value-type="float" office:value="114" table:style-name="ce1">
            <text:p>114</text:p>
          </table:table-cell>
          <table:table-cell office:value-type="float" office:value="30" table:style-name="ce1">
            <text:p>3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102年度特別協助金</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float" office:value="51500" table:style-name="ce1">
            <text:p>51500</text:p>
          </table:table-cell>
          <table:table-cell office:value-type="float" office:value="21397" table:style-name="ce1">
            <text:p>21397</text:p>
          </table:table-cell>
          <table:table-cell office:value-type="float" office:value="21397" table:style-name="ce1">
            <text:p>21397</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text:p>
          </table:table-cell>
          <table:table-cell office:value-type="string" table:style-name="ce1">
            <text:p>萬里區</text:p>
          </table:table-cell>
          <table:table-cell office:value-type="string" table:style-name="ce1">
            <text:p>新北市健康育樂推廣協會</text:p>
          </table:table-cell>
          <table:table-cell office:value-type="float" office:value="31783437" table:style-name="ce1">
            <text:p>31783437</text:p>
          </table:table-cell>
          <table:table-cell office:value-type="string" table:style-name="ce1">
            <text:p>協助新北市健康育樂推廣協會辦理環保節能慶雙十、反毒健康快樂走(預計施行時程:10月中旬)</text:p>
          </table:table-cell>
          <table:table-cell office:value-type="string" table:style-name="ce1">
            <text:p>102.10.11</text:p>
          </table:table-cell>
          <table:table-cell office:value-type="string" table:style-name="ce1">
            <text:p>102.10.20</text:p>
          </table:table-cell>
          <table:table-cell office:value-type="string" table:style-name="ce1">
            <text:p>萬里里</text:p>
          </table:table-cell>
          <table:table-cell office:value-type="float" office:value="298" table:style-name="ce1">
            <text:p>298</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公所調解委員會業務參訪活動(預計活動時程:102.11-103.8擇三日辦理)</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string" table:style-name="ce1">
            <text:p>金山區公所</text:p>
          </table:table-cell>
          <table:table-cell office:value-type="string" table:style-name="ce1">
            <text:p>aa</text:p>
          </table:table-cell>
          <table:table-cell office:value-type="string" table:style-name="ce1">
            <text:p>協助新北市金山區公所辦理102年度特別協助金</text:p>
          </table:table-cell>
          <table:table-cell office:value-type="string" table:style-name="ce1">
            <text:p>aa</text:p>
          </table:table-cell>
          <table:table-cell office:value-type="string" table:style-name="ce1">
            <text:p>aa</text:p>
          </table:table-cell>
          <table:table-cell office:value-type="string" table:style-name="ce1">
            <text:p>金山區</text:p>
          </table:table-cell>
          <table:table-cell office:value-type="float" office:value="59217" table:style-name="ce1">
            <text:p>59217</text:p>
          </table:table-cell>
          <table:table-cell office:value-type="float" office:value="20783" table:style-name="ce1">
            <text:p>20783</text:p>
          </table:table-cell>
          <table:table-cell office:value-type="float" office:value="20783" table:style-name="ce1">
            <text:p>20783</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潘孟安</text:p>
          </table:table-cell>
          <table:table-cell office:value-type="string" table:style-name="ce1">
            <text:p>車城鄉</text:p>
          </table:table-cell>
          <table:table-cell office:value-type="string" table:style-name="ce1">
            <text:p>屏東縣車城鄉公所</text:p>
          </table:table-cell>
          <table:table-cell office:value-type="float" office:value="91604903" table:style-name="ce1">
            <text:p>91604903</text:p>
          </table:table-cell>
          <table:table-cell office:value-type="string" table:style-name="ce1">
            <text:p>協助屏東縣車城鄉公所辦理田中村活動中心興建計畫後續工程</text:p>
          </table:table-cell>
          <table:table-cell office:value-type="string" table:style-name="ce1">
            <text:p>102.3.5</text:p>
          </table:table-cell>
          <table:table-cell office:value-type="string" table:style-name="ce1">
            <text:p>102.12.30</text:p>
          </table:table-cell>
          <table:table-cell office:value-type="string" table:style-name="ce1">
            <text:p>車城鄉</text:p>
          </table:table-cell>
          <table:table-cell office:value-type="float" office:value="2738" table:style-name="ce1">
            <text:p>2738</text:p>
          </table:table-cell>
          <table:table-cell office:value-type="float" office:value="2738" table:style-name="ce1">
            <text:p>2738</text:p>
          </table:table-cell>
          <table:table-cell office:value-type="float" office:value="2000" table:style-name="ce1">
            <text:p>20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民國103年農民曆</text:p>
          </table:table-cell>
          <table:table-cell office:value-type="string" table:style-name="ce1">
            <text:p>102.9.1</text:p>
          </table:table-cell>
          <table:table-cell office:value-type="string" table:style-name="ce1">
            <text:p>102.12.30</text:p>
          </table:table-cell>
          <table:table-cell office:value-type="string" table:style-name="ce1">
            <text:p>恆春鎮</text:p>
          </table:table-cell>
          <table:table-cell office:value-type="float" office:value="225" table:style-name="ce1">
            <text:p>225</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基隆區漁會</text:p>
          </table:table-cell>
          <table:table-cell office:value-type="float" office:value="2550590" table:style-name="ce1">
            <text:p>2550590</text:p>
          </table:table-cell>
          <table:table-cell office:value-type="string" table:style-name="ce1">
            <text:p>協助基隆市基隆區漁會辦理基隆市外木山漁港加油槽整建工程</text:p>
          </table:table-cell>
          <table:table-cell office:value-type="string" table:style-name="ce1">
            <text:p>102.7.1</text:p>
          </table:table-cell>
          <table:table-cell office:value-type="string" table:style-name="ce1">
            <text:p>102.12.31</text:p>
          </table:table-cell>
          <table:table-cell office:value-type="string" table:style-name="ce1">
            <text:p>基隆市中正區</text:p>
          </table:table-cell>
          <table:table-cell office:value-type="float" office:value="317" table:style-name="ce1">
            <text:p>317</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基隆區漁會</text:p>
          </table:table-cell>
          <table:table-cell office:value-type="float" office:value="2550590" table:style-name="ce1">
            <text:p>2550590</text:p>
          </table:table-cell>
          <table:table-cell office:value-type="string" table:style-name="ce1">
            <text:p>協助基隆市基隆區漁會辦理102年度蝦蟹風味餐促銷推廣活動實施計畫(預計活動時程:102.11.1-12.31)</text:p>
          </table:table-cell>
          <table:table-cell office:value-type="string" table:style-name="ce1">
            <text:p>102.11.1</text:p>
          </table:table-cell>
          <table:table-cell office:value-type="string" table:style-name="ce1">
            <text:p>102.12.31</text:p>
          </table:table-cell>
          <table:table-cell office:value-type="string" table:style-name="ce1">
            <text:p>基隆市中正區</text:p>
          </table:table-cell>
          <table:table-cell office:value-type="float" office:value="1100" table:style-name="ce1">
            <text:p>110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各里亮化工程</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1810" table:style-name="ce1">
            <text:p>1810</text:p>
          </table:table-cell>
          <table:table-cell office:value-type="float" office:value="1720" table:style-name="ce1">
            <text:p>1720</text:p>
          </table:table-cell>
          <table:table-cell office:value-type="float" office:value="1700" table:style-name="ce1">
            <text:p>1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佳音民俗歌謠推展協會</text:p>
          </table:table-cell>
          <table:table-cell office:value-type="float" office:value="39745078" table:style-name="ce1">
            <text:p>39745078</text:p>
          </table:table-cell>
          <table:table-cell office:value-type="string" table:style-name="ce1">
            <text:p>協助苗栗縣佳音民俗歌謠推展協會辦理102年度青春無限~樂活音樂演奏初饗宴活動(預計活動時程:102.10.27)</text:p>
          </table:table-cell>
          <table:table-cell office:value-type="string" table:style-name="ce1">
            <text:p>102.10.27</text:p>
          </table:table-cell>
          <table:table-cell office:value-type="string" table:style-name="ce1">
            <text:p>102.10.27</text:p>
          </table:table-cell>
          <table:table-cell office:value-type="string" table:style-name="ce1">
            <text:p>苑裡濱海藝文中心</text:p>
          </table:table-cell>
          <table:table-cell office:value-type="float" office:value="114" table:style-name="ce1">
            <text:p>114</text:p>
          </table:table-cell>
          <table:table-cell office:value-type="float" office:value="30" table:style-name="ce1">
            <text:p>30</text:p>
          </table:table-cell>
          <table:table-cell office:value-type="float" office:value="20" table:style-name="ce1">
            <text:p>2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坪頂國民小學</text:p>
          </table:table-cell>
          <table:table-cell office:value-type="string" table:style-name="ce1">
            <text:p>aa</text:p>
          </table:table-cell>
          <table:table-cell office:value-type="string" table:style-name="ce1">
            <text:p>協助苗栗縣通霄鎮坪頂國民小學辦理102學年度校慶暨社區聯合運動會實施計畫(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坪頂國小</text:p>
          </table:table-cell>
          <table:table-cell office:value-type="float" office:value="48" table:style-name="ce1">
            <text:p>48</text:p>
          </table:table-cell>
          <table:table-cell office:value-type="float" office:value="46" table:style-name="ce1">
            <text:p>46</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太極技藝推廣協會</text:p>
          </table:table-cell>
          <table:table-cell office:value-type="float" office:value="10934091" table:style-name="ce1">
            <text:p>10934091</text:p>
          </table:table-cell>
          <table:table-cell office:value-type="string" table:style-name="ce1">
            <text:p>協助苗栗縣太極技藝推廣協會辦理單扇研習(預計活動時程:102.10.14-11.2)</text:p>
          </table:table-cell>
          <table:table-cell office:value-type="string" table:style-name="ce1">
            <text:p>102.10.14</text:p>
          </table:table-cell>
          <table:table-cell office:value-type="string" table:style-name="ce1">
            <text:p>102.11.2</text:p>
          </table:table-cell>
          <table:table-cell office:value-type="string" table:style-name="ce1">
            <text:p>通霄綜合球場</text:p>
          </table:table-cell>
          <table:table-cell office:value-type="float" office:value="99" table:style-name="ce1">
            <text:p>99</text:p>
          </table:table-cell>
          <table:table-cell office:value-type="float" office:value="25" table:style-name="ce1">
            <text:p>25</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徐耀昌</text:p>
          </table:table-cell>
          <table:table-cell office:value-type="string" table:style-name="ce1">
            <text:p>苗栗市</text:p>
          </table:table-cell>
          <table:table-cell office:value-type="string" table:style-name="ce1">
            <text:p>苗栗縣體育總會</text:p>
          </table:table-cell>
          <table:table-cell office:value-type="float" office:value="66817200" table:style-name="ce1">
            <text:p>66817200</text:p>
          </table:table-cell>
          <table:table-cell office:value-type="string" table:style-name="ce1">
            <text:p>協助苗栗縣體育總會辦理102年苗栗縣武術成果發表觀摩活動(預計活動時程:102.10.26)</text:p>
          </table:table-cell>
          <table:table-cell office:value-type="string" table:style-name="ce1">
            <text:p>102.10.26</text:p>
          </table:table-cell>
          <table:table-cell office:value-type="string" table:style-name="ce1">
            <text:p>102.10.26</text:p>
          </table:table-cell>
          <table:table-cell office:value-type="string" table:style-name="ce1">
            <text:p>苗栗縣立巨蛋體育館</text:p>
          </table:table-cell>
          <table:table-cell office:value-type="float" office:value="495" table:style-name="ce1">
            <text:p>495</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老人長壽福利推展協會</text:p>
          </table:table-cell>
          <table:table-cell office:value-type="float" office:value="99179674" table:style-name="ce1">
            <text:p>99179674</text:p>
          </table:table-cell>
          <table:table-cell office:value-type="string" table:style-name="ce1">
            <text:p>協助苗栗縣苑裡鎮老人長壽福利推展協會辦理102年度重陽佳節才藝表演暨節能省電宣導活動(預計活動時程:102.10.8)</text:p>
          </table:table-cell>
          <table:table-cell office:value-type="string" table:style-name="ce1">
            <text:p>102.10.8</text:p>
          </table:table-cell>
          <table:table-cell office:value-type="string" table:style-name="ce1">
            <text:p>102.10.8</text:p>
          </table:table-cell>
          <table:table-cell office:value-type="string" table:style-name="ce1">
            <text:p>苑裡鎮苑東里</text:p>
          </table:table-cell>
          <table:table-cell office:value-type="float" office:value="147" table:style-name="ce1">
            <text:p>147</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龍聖協天文化協會</text:p>
          </table:table-cell>
          <table:table-cell office:value-type="float" office:value="25254732" table:style-name="ce1">
            <text:p>25254732</text:p>
          </table:table-cell>
          <table:table-cell office:value-type="string" table:style-name="ce1">
            <text:p>協助苗栗縣龍聖協天文化協會辦理102年度南巡文化交流活動(預計活動時程:102.10.12-13)</text:p>
          </table:table-cell>
          <table:table-cell office:value-type="string" table:style-name="ce1">
            <text:p>102.10.12</text:p>
          </table:table-cell>
          <table:table-cell office:value-type="string" table:style-name="ce1">
            <text:p>102.10.13</text:p>
          </table:table-cell>
          <table:table-cell office:value-type="string" table:style-name="ce1">
            <text:p>通霄鎮通東里福元廣場</text:p>
          </table:table-cell>
          <table:table-cell office:value-type="float" office:value="588" table:style-name="ce1">
            <text:p>588</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楓樹國民小學</text:p>
          </table:table-cell>
          <table:table-cell office:value-type="string" table:style-name="ce1">
            <text:p>aa</text:p>
          </table:table-cell>
          <table:table-cell office:value-type="string" table:style-name="ce1">
            <text:p>苗栗縣通霄鎮楓樹國民小學辦理102學年度校慶暨社區聯合運動大會(預計活動時程:102.10.20)</text:p>
          </table:table-cell>
          <table:table-cell office:value-type="string" table:style-name="ce1">
            <text:p>102.10.20</text:p>
          </table:table-cell>
          <table:table-cell office:value-type="string" table:style-name="ce1">
            <text:p>102.10.20</text:p>
          </table:table-cell>
          <table:table-cell office:value-type="string" table:style-name="ce1">
            <text:p>楓樹國小</text:p>
          </table:table-cell>
          <table:table-cell office:value-type="float" office:value="113" table:style-name="ce1">
            <text:p>113</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2013通霄鎮鎮長盃歌唱比賽(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通霄鎮通東里</text:p>
          </table:table-cell>
          <table:table-cell office:value-type="float" office:value="423" table:style-name="ce1">
            <text:p>423</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平元社區發展協會</text:p>
          </table:table-cell>
          <table:table-cell office:value-type="float" office:value="49766608" table:style-name="ce1">
            <text:p>49766608</text:p>
          </table:table-cell>
          <table:table-cell office:value-type="string" table:style-name="ce1">
            <text:p>協助苗栗縣通霄鎮平元社區發展協會辦理清淨社區家園活動(預計活動時程:102.10.12、19)</text:p>
          </table:table-cell>
          <table:table-cell office:value-type="string" table:style-name="ce1">
            <text:p>102.10.12</text:p>
          </table:table-cell>
          <table:table-cell office:value-type="string" table:style-name="ce1">
            <text:p>102.10.19</text:p>
          </table:table-cell>
          <table:table-cell office:value-type="string" table:style-name="ce1">
            <text:p>通霄鎮平元里</text:p>
          </table:table-cell>
          <table:table-cell office:value-type="float" office:value="50" table:style-name="ce1">
            <text:p>50</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腳踏車休閒協會</text:p>
          </table:table-cell>
          <table:table-cell office:value-type="float" office:value="45791675" table:style-name="ce1">
            <text:p>45791675</text:p>
          </table:table-cell>
          <table:table-cell office:value-type="string" table:style-name="ce1">
            <text:p>協助苗栗縣通霄腳踏車休閒協會辦理「單車樂活 平安幸福」單車騎行活動(預計活動時程:102.11.24)</text:p>
          </table:table-cell>
          <table:table-cell office:value-type="string" table:style-name="ce1">
            <text:p>102.11.24</text:p>
          </table:table-cell>
          <table:table-cell office:value-type="string" table:style-name="ce1">
            <text:p>102.11.24</text:p>
          </table:table-cell>
          <table:table-cell office:value-type="string" table:style-name="ce1">
            <text:p>通霄鎮</text:p>
          </table:table-cell>
          <table:table-cell office:value-type="float" office:value="345" table:style-name="ce1">
            <text:p>34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軟式網球協會</text:p>
          </table:table-cell>
          <table:table-cell office:value-type="float" office:value="45484037" table:style-name="ce1">
            <text:p>45484037</text:p>
          </table:table-cell>
          <table:table-cell office:value-type="string" table:style-name="ce1">
            <text:p>協助苗栗縣苑裡鎮軟式網球協會辦理苑裡鎮102年度理事長杯軟式網球錦標賽(預計活動時程:102.12.29)</text:p>
          </table:table-cell>
          <table:table-cell office:value-type="string" table:style-name="ce1">
            <text:p>102.12.29</text:p>
          </table:table-cell>
          <table:table-cell office:value-type="string" table:style-name="ce1">
            <text:p>102.12.29</text:p>
          </table:table-cell>
          <table:table-cell office:value-type="string" table:style-name="ce1">
            <text:p>苑裡鎮客庄里</text:p>
          </table:table-cell>
          <table:table-cell office:value-type="float" office:value="71" table:style-name="ce1">
            <text:p>71</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少年棒球隊102年度成立計畫(預計活動時程:102.10.11-12.31)</text:p>
          </table:table-cell>
          <table:table-cell office:value-type="string" table:style-name="ce1">
            <text:p>102.10.11</text:p>
          </table:table-cell>
          <table:table-cell office:value-type="string" table:style-name="ce1">
            <text:p>102.12.31</text:p>
          </table:table-cell>
          <table:table-cell office:value-type="string" table:style-name="ce1">
            <text:p>通霄國小</text:p>
          </table:table-cell>
          <table:table-cell office:value-type="float" office:value="90" table:style-name="ce1">
            <text:p>90</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蔡其昌</text:p>
          </table:table-cell>
          <table:table-cell office:value-type="string" table:style-name="ce1">
            <text:p>清水區</text:p>
          </table:table-cell>
          <table:table-cell office:value-type="string" table:style-name="ce1">
            <text:p>臺中縣木棉花愛縣關懷協會</text:p>
          </table:table-cell>
          <table:table-cell office:value-type="float" office:value="9287069" table:style-name="ce1">
            <text:p>9287069</text:p>
          </table:table-cell>
          <table:table-cell office:value-type="string" table:style-name="ce1">
            <text:p>協助臺中縣木棉花愛縣關懷協會辦理102年度促進社區健康關懷暨節約能源宣導系列活動(預計活動時程:102.10.14-31)</text:p>
          </table:table-cell>
          <table:table-cell office:value-type="string" table:style-name="ce1">
            <text:p>102.10.12</text:p>
          </table:table-cell>
          <table:table-cell office:value-type="string" table:style-name="ce1">
            <text:p>102.10.16</text:p>
          </table:table-cell>
          <table:table-cell office:value-type="string" table:style-name="ce1">
            <text:p>台中市</text:p>
          </table:table-cell>
          <table:table-cell office:value-type="float" office:value="355" table:style-name="ce1">
            <text:p>355</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社區福利推展協會</text:p>
          </table:table-cell>
          <table:table-cell office:value-type="float" office:value="39894576" table:style-name="ce1">
            <text:p>39894576</text:p>
          </table:table-cell>
          <table:table-cell office:value-type="string" table:style-name="ce1">
            <text:p>協助臺中市社區福利推展協會辦理南部社區觀摩暨節約用電宣導活動(預計活動時程:102.10.20)</text:p>
          </table:table-cell>
          <table:table-cell office:value-type="string" table:style-name="ce1">
            <text:p>102.10.20</text:p>
          </table:table-cell>
          <table:table-cell office:value-type="string" table:style-name="ce1">
            <text:p>102.10.20</text:p>
          </table:table-cell>
          <table:table-cell office:value-type="string" table:style-name="ce1">
            <text:p>台中市</text:p>
          </table:table-cell>
          <table:table-cell office:value-type="float" office:value="153" table:style-name="ce1">
            <text:p>153</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2年冬季綠肥(油菜、笤子、田菁、蘿蔔)栽培計畫(預計活動時程:102.9-103.3)</text:p>
          </table:table-cell>
          <table:table-cell office:value-type="string" table:style-name="ce1">
            <text:p>102.9.1</text:p>
          </table:table-cell>
          <table:table-cell office:value-type="string" table:style-name="ce1">
            <text:p>103.3.31</text:p>
          </table:table-cell>
          <table:table-cell office:value-type="string" table:style-name="ce1">
            <text:p>台中市</text:p>
          </table:table-cell>
          <table:table-cell office:value-type="float" office:value="4850" table:style-name="ce1">
            <text:p>4850</text:p>
          </table:table-cell>
          <table:table-cell office:value-type="float" office:value="4200" table:style-name="ce1">
            <text:p>4200</text:p>
          </table:table-cell>
          <table:table-cell office:value-type="float" office:value="1800" table:style-name="ce1">
            <text:p>18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2年度台電特別助學金關懷菁英學生生活近況暨電力宣導活動(預計活動時程:102.11.2)</text:p>
          </table:table-cell>
          <table:table-cell office:value-type="string" table:style-name="ce1">
            <text:p>102.11.2</text:p>
          </table:table-cell>
          <table:table-cell office:value-type="string" table:style-name="ce1">
            <text:p>102.11.2</text:p>
          </table:table-cell>
          <table:table-cell office:value-type="string" table:style-name="ce1">
            <text:p>台中市</text:p>
          </table:table-cell>
          <table:table-cell office:value-type="float" office:value="336" table:style-name="ce1">
            <text:p>336</text:p>
          </table:table-cell>
          <table:table-cell office:value-type="float" office:value="336" table:style-name="ce1">
            <text:p>336</text:p>
          </table:table-cell>
          <table:table-cell office:value-type="float" office:value="300" table:style-name="ce1">
            <text:p>3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清水區</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102年度公民民主生活教育觀摩研習活動暨節約用電宣導(預計活動時程:102.11.12-14)</text:p>
          </table:table-cell>
          <table:table-cell office:value-type="string" table:style-name="ce1">
            <text:p>102.11.12</text:p>
          </table:table-cell>
          <table:table-cell office:value-type="string" table:style-name="ce1">
            <text:p>102.11.14</text:p>
          </table:table-cell>
          <table:table-cell office:value-type="string" table:style-name="ce1">
            <text:p>台中市</text:p>
          </table:table-cell>
          <table:table-cell office:value-type="float" office:value="680" table:style-name="ce1">
            <text:p>680</text:p>
          </table:table-cell>
          <table:table-cell office:value-type="float" office:value="300" table:style-name="ce1">
            <text:p>300</text:p>
          </table:table-cell>
          <table:table-cell office:value-type="float" office:value="250" table:style-name="ce1">
            <text:p>2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第十一屆龍井盃三對三籃球賽暨節能減碳宣導活動(預計活動時程:102.11.9)</text:p>
          </table:table-cell>
          <table:table-cell office:value-type="string" table:style-name="ce1">
            <text:p>102.11.9</text:p>
          </table:table-cell>
          <table:table-cell office:value-type="string" table:style-name="ce1">
            <text:p>102.11.9</text:p>
          </table:table-cell>
          <table:table-cell office:value-type="string" table:style-name="ce1">
            <text:p>台中市</text:p>
          </table:table-cell>
          <table:table-cell office:value-type="float" office:value="831" table:style-name="ce1">
            <text:p>831</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慶祝成立16週年表彰優良漁民、觀摩南部漁港暨宣導節約能源活動(預計活動時程:102.11.9)</text:p>
          </table:table-cell>
          <table:table-cell office:value-type="string" table:style-name="ce1">
            <text:p>102.11.9</text:p>
          </table:table-cell>
          <table:table-cell office:value-type="string" table:style-name="ce1">
            <text:p>102.11.9</text:p>
          </table:table-cell>
          <table:table-cell office:value-type="string" table:style-name="ce1">
            <text:p>台中市</text:p>
          </table:table-cell>
          <table:table-cell office:value-type="float" office:value="182" table:style-name="ce1">
            <text:p>182</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繽紛花卉心關懷活力來電話溫馨活動(預計活動時程:102.11.1-12.30)</text:p>
          </table:table-cell>
          <table:table-cell office:value-type="string" table:style-name="ce1">
            <text:p>102.11.1</text:p>
          </table:table-cell>
          <table:table-cell office:value-type="string" table:style-name="ce1">
            <text:p>102.12.30</text:p>
          </table:table-cell>
          <table:table-cell office:value-type="string" table:style-name="ce1">
            <text:p>台中市</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text:p>
          </table:table-cell>
          <table:table-cell office:value-type="string" table:style-name="ce1">
            <text:p>沙鹿區</text:p>
          </table:table-cell>
          <table:table-cell office:value-type="string" table:style-name="ce1">
            <text:p>臺中市忘憂草女性成長協會</text:p>
          </table:table-cell>
          <table:table-cell office:value-type="float" office:value="99169346" table:style-name="ce1">
            <text:p>99169346</text:p>
          </table:table-cell>
          <table:table-cell office:value-type="string" table:style-name="ce1">
            <text:p>協助臺中市忘憂草女性成長協會辦理優良社區參訪暨促進電源開發宣導活動(預計活動時程:102.11.30-12.1)</text:p>
          </table:table-cell>
          <table:table-cell office:value-type="string" table:style-name="ce1">
            <text:p>102.11.30</text:p>
          </table:table-cell>
          <table:table-cell office:value-type="string" table:style-name="ce1">
            <text:p>102.12.1</text:p>
          </table:table-cell>
          <table:table-cell office:value-type="string" table:style-name="ce1">
            <text:p>台中市</text:p>
          </table:table-cell>
          <table:table-cell office:value-type="float" office:value="207" table:style-name="ce1">
            <text:p>207</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保生社區發展協會</text:p>
          </table:table-cell>
          <table:table-cell office:value-type="float" office:value="83804927" table:style-name="ce1">
            <text:p>83804927</text:p>
          </table:table-cell>
          <table:table-cell office:value-type="string" table:style-name="ce1">
            <text:p>協助桃園縣觀音鄉保生社區發展協會辦理102年度優質社區參訪研習暨節能減碳宣導活動(預計活動時程:102.10.12-13)</text:p>
          </table:table-cell>
          <table:table-cell office:value-type="string" table:style-name="ce1">
            <text:p>102.10.12</text:p>
          </table:table-cell>
          <table:table-cell office:value-type="string" table:style-name="ce1">
            <text:p>102.10.13</text:p>
          </table:table-cell>
          <table:table-cell office:value-type="string" table:style-name="ce1">
            <text:p>宜蘭縣、桃園縣</text:p>
          </table:table-cell>
          <table:table-cell office:value-type="float" office:value="222" table:style-name="ce1">
            <text:p>222</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下埔社區發展協會</text:p>
          </table:table-cell>
          <table:table-cell office:value-type="float" office:value="66963499" table:style-name="ce1">
            <text:p>66963499</text:p>
          </table:table-cell>
          <table:table-cell office:value-type="string" table:style-name="ce1">
            <text:p>協助桃園縣新屋鄉下埔社區發展協會辦理102年度九九重陽敬老尊賢暨宣導開發電源節能減碳活動(預計活動時程:102.10.13)</text:p>
          </table:table-cell>
          <table:table-cell office:value-type="string" table:style-name="ce1">
            <text:p>102.10.13</text:p>
          </table:table-cell>
          <table:table-cell office:value-type="string" table:style-name="ce1">
            <text:p>102.10.13</text:p>
          </table:table-cell>
          <table:table-cell office:value-type="string" table:style-name="ce1">
            <text:p>下埔村</text:p>
          </table:table-cell>
          <table:table-cell office:value-type="float" office:value="183" table:style-name="ce1">
            <text:p>183</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大潭社區發展協會</text:p>
          </table:table-cell>
          <table:table-cell office:value-type="float" office:value="29306199" table:style-name="ce1">
            <text:p>29306199</text:p>
          </table:table-cell>
          <table:table-cell office:value-type="string" table:style-name="ce1">
            <text:p>協助桃園縣觀音鄉大潭社區發展協會辦理九九重陽敬老關懷暨節約能源宣導及社區營造成果發表活動(預計活動時程:102.10.12)</text:p>
          </table:table-cell>
          <table:table-cell office:value-type="string" table:style-name="ce1">
            <text:p>102.10.12</text:p>
          </table:table-cell>
          <table:table-cell office:value-type="string" table:style-name="ce1">
            <text:p>102.10.12</text:p>
          </table:table-cell>
          <table:table-cell office:value-type="string" table:style-name="ce1">
            <text:p>觀音鄉</text:p>
          </table:table-cell>
          <table:table-cell office:value-type="float" office:value="308" table:style-name="ce1">
            <text:p>308</text:p>
          </table:table-cell>
          <table:table-cell office:value-type="float" office:value="150" table:style-name="ce1">
            <text:p>1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鄭麗君</text:p>
          </table:table-cell>
          <table:table-cell office:value-type="string" table:style-name="ce1">
            <text:p>新屋鄉</text:p>
          </table:table-cell>
          <table:table-cell office:value-type="string" table:style-name="ce1">
            <text:p>桃園縣新屋鄉婦女發展協會</text:p>
          </table:table-cell>
          <table:table-cell office:value-type="float" office:value="29365871" table:style-name="ce1">
            <text:p>29365871</text:p>
          </table:table-cell>
          <table:table-cell office:value-type="string" table:style-name="ce1">
            <text:p>協助桃園縣新屋鄉婦女發展協會辦理關懷新移民婦幼親子聯誼暨客家民俗文化珍惜水源、節能減碳、資源回收宣導活動(預計活動時程:102.10.26)</text:p>
          </table:table-cell>
          <table:table-cell office:value-type="string" table:style-name="ce1">
            <text:p>102.10.26</text:p>
          </table:table-cell>
          <table:table-cell office:value-type="string" table:style-name="ce1">
            <text:p>102.10.26</text:p>
          </table:table-cell>
          <table:table-cell office:value-type="string" table:style-name="ce1">
            <text:p>新屋鄉</text:p>
          </table:table-cell>
          <table:table-cell office:value-type="float" office:value="344" table:style-name="ce1">
            <text:p>344</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後湖社區發展協會</text:p>
          </table:table-cell>
          <table:table-cell office:value-type="float" office:value="8709132" table:style-name="ce1">
            <text:p>8709132</text:p>
          </table:table-cell>
          <table:table-cell office:value-type="string" table:style-name="ce1">
            <text:p>協助桃園縣新屋鄉後湖社區發展協會辦理新屋鄉民健走暨開發電源及節約能源宣導工作活動(預計活動時程:102.10.26)</text:p>
          </table:table-cell>
          <table:table-cell office:value-type="string" table:style-name="ce1">
            <text:p>102.10.26</text:p>
          </table:table-cell>
          <table:table-cell office:value-type="string" table:style-name="ce1">
            <text:p>102.10.26</text:p>
          </table:table-cell>
          <table:table-cell office:value-type="string" table:style-name="ce1">
            <text:p>新屋鄉</text:p>
          </table:table-cell>
          <table:table-cell office:value-type="float" office:value="180" table:style-name="ce1">
            <text:p>180</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客家民俗文化發展協會</text:p>
          </table:table-cell>
          <table:table-cell office:value-type="float" office:value="21555173" table:style-name="ce1">
            <text:p>21555173</text:p>
          </table:table-cell>
          <table:table-cell office:value-type="string" table:style-name="ce1">
            <text:p>協助桃園縣觀音鄉客家民俗文化發展協會辦理尊賢敬老及客家民俗戲曲表演暨宣導節能減碳活動(預計活動時程:102.11.2)</text:p>
          </table:table-cell>
          <table:table-cell office:value-type="string" table:style-name="ce1">
            <text:p>102.11.2</text:p>
          </table:table-cell>
          <table:table-cell office:value-type="string" table:style-name="ce1">
            <text:p>102.11.2</text:p>
          </table:table-cell>
          <table:table-cell office:value-type="string" table:style-name="ce1">
            <text:p>大潭村</text:p>
          </table:table-cell>
          <table:table-cell office:value-type="float" office:value="128" table:style-name="ce1">
            <text:p>128</text:p>
          </table:table-cell>
          <table:table-cell office:value-type="float" office:value="63" table:style-name="ce1">
            <text:p>63</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郭蔡美英縣議員</text:p>
          </table:table-cell>
          <table:table-cell office:value-type="string" table:style-name="ce1">
            <text:p>觀音鄉</text:p>
          </table:table-cell>
          <table:table-cell office:value-type="string" table:style-name="ce1">
            <text:p>桃園縣觀音鄉愛心媽媽發展協會</text:p>
          </table:table-cell>
          <table:table-cell office:value-type="float" office:value="26576660" table:style-name="ce1">
            <text:p>26576660</text:p>
          </table:table-cell>
          <table:table-cell office:value-type="string" table:style-name="ce1">
            <text:p>協助桃園縣觀音鄉愛心媽媽發展協會辦理寒冬送暖暨節約能源講座(預計活動時程:102.11.9)</text:p>
          </table:table-cell>
          <table:table-cell office:value-type="string" table:style-name="ce1">
            <text:p>102.11.9</text:p>
          </table:table-cell>
          <table:table-cell office:value-type="string" table:style-name="ce1">
            <text:p>102.11.9</text:p>
          </table:table-cell>
          <table:table-cell office:value-type="string" table:style-name="ce1">
            <text:p>觀音鄉</text:p>
          </table:table-cell>
          <table:table-cell office:value-type="float" office:value="120" table:style-name="ce1">
            <text:p>120</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草漯社區發展協會</text:p>
          </table:table-cell>
          <table:table-cell office:value-type="float" office:value="99789303" table:style-name="ce1">
            <text:p>99789303</text:p>
          </table:table-cell>
          <table:table-cell office:value-type="string" table:style-name="ce1">
            <text:p>協助桃園縣觀音鄉草漯社區發展協會辦理102年愛與祥和 成長續飛揚 樂活健走活動(預計活動時程:102.11.9)</text:p>
          </table:table-cell>
          <table:table-cell office:value-type="string" table:style-name="ce1">
            <text:p>102.11.9</text:p>
          </table:table-cell>
          <table:table-cell office:value-type="string" table:style-name="ce1">
            <text:p>102.11.9</text:p>
          </table:table-cell>
          <table:table-cell office:value-type="string" table:style-name="ce1">
            <text:p>草漯村</text:p>
          </table:table-cell>
          <table:table-cell office:value-type="float" office:value="619" table:style-name="ce1">
            <text:p>619</text:p>
          </table:table-cell>
          <table:table-cell office:value-type="float" office:value="200" table:style-name="ce1">
            <text:p>200</text:p>
          </table:table-cell>
          <table:table-cell office:value-type="float" office:value="150" table:style-name="ce1">
            <text:p>1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老人保健宣導暨重陽節敬老餐會活動(預計活動時程:102.10.13)</text:p>
          </table:table-cell>
          <table:table-cell office:value-type="string" table:style-name="ce1">
            <text:p>102.10.13</text:p>
          </table:table-cell>
          <table:table-cell office:value-type="string" table:style-name="ce1">
            <text:p>102.10.13</text:p>
          </table:table-cell>
          <table:table-cell office:value-type="string" table:style-name="ce1">
            <text:p>澎湖縣湖西鄉</text:p>
          </table:table-cell>
          <table:table-cell office:value-type="float" office:value="106" table:style-name="ce1">
            <text:p>106</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果葉社區發展協會</text:p>
          </table:table-cell>
          <table:table-cell office:value-type="float" office:value="20247939" table:style-name="ce1">
            <text:p>20247939</text:p>
          </table:table-cell>
          <table:table-cell office:value-type="string" table:style-name="ce1">
            <text:p>協助澎湖縣湖西鄉果葉社區發展協會辦理觀摩台灣中南部基層建設及地方產業活動(預計活動時程:102.10.27-30)</text:p>
          </table:table-cell>
          <table:table-cell office:value-type="string" table:style-name="ce1">
            <text:p>102.10.27</text:p>
          </table:table-cell>
          <table:table-cell office:value-type="string" table:style-name="ce1">
            <text:p>102.10.30</text:p>
          </table:table-cell>
          <table:table-cell office:value-type="string" table:style-name="ce1">
            <text:p>澎湖縣湖西鄉</text:p>
          </table:table-cell>
          <table:table-cell office:value-type="float" office:value="211" table:style-name="ce1">
            <text:p>211</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城鄉</text:p>
          </table:table-cell>
          <table:table-cell office:value-type="string" table:style-name="ce1">
            <text:p>花東供電區營運處</text:p>
          </table:table-cell>
          <table:table-cell office:value-type="string" table:style-name="ce1">
            <text:p>aa</text:p>
          </table:table-cell>
          <table:table-cell office:value-type="string" table:style-name="ce1">
            <text:p>協助花東供電區營運處辦理電力設施安全宣導及網、桌球邀請賽(預計活動時程:102.10.30)</text:p>
          </table:table-cell>
          <table:table-cell office:value-type="string" table:style-name="ce1">
            <text:p>102.10.30</text:p>
          </table:table-cell>
          <table:table-cell office:value-type="string" table:style-name="ce1">
            <text:p>102.10.30</text:p>
          </table:table-cell>
          <table:table-cell office:value-type="string" table:style-name="ce1">
            <text:p>花東供電區營運處</text:p>
          </table:table-cell>
          <table:table-cell office:value-type="float" office:value="60" table:style-name="ce1">
            <text:p>60</text:p>
          </table:table-cell>
          <table:table-cell office:value-type="float" office:value="60" table:style-name="ce1">
            <text:p>60</text:p>
          </table:table-cell>
          <table:table-cell office:value-type="float" office:value="56" table:style-name="ce1">
            <text:p>56</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string" table:style-name="ce1">
            <text:p>新北市林口區嘉瑞社區發展協會</text:p>
          </table:table-cell>
          <table:table-cell office:value-type="float" office:value="34902197" table:style-name="ce1">
            <text:p>34902197</text:p>
          </table:table-cell>
          <table:table-cell office:value-type="string" table:style-name="ce1">
            <text:p>協助新北市林口區嘉瑞社區發展協會辦理102年度顯應祖師公文化節暨節能減碳計畫(預計活動時程:102.10.29-30)</text:p>
          </table:table-cell>
          <table:table-cell office:value-type="string" table:style-name="ce1">
            <text:p>102.9.1</text:p>
          </table:table-cell>
          <table:table-cell office:value-type="string" table:style-name="ce1">
            <text:p>102.9.30</text:p>
          </table:table-cell>
          <table:table-cell office:value-type="string" table:style-name="ce1">
            <text:p>口湖鄉下崙村</text:p>
          </table:table-cell>
          <table:table-cell office:value-type="float" office:value="100" table:style-name="ce1">
            <text:p>1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口湖鄉</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康芮颱風賑災活動</text:p>
          </table:table-cell>
          <table:table-cell office:value-type="string" table:style-name="ce1">
            <text:p>102.9.1</text:p>
          </table:table-cell>
          <table:table-cell office:value-type="string" table:style-name="ce1">
            <text:p>102.9.30</text:p>
          </table:table-cell>
          <table:table-cell office:value-type="string" table:style-name="ce1">
            <text:p>口湖鄉下崙村</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張嘉郡</text:p>
          </table:table-cell>
          <table:table-cell office:value-type="string" table:style-name="ce1">
            <text:p>虎尾鎮</text:p>
          </table:table-cell>
          <table:table-cell office:value-type="string" table:style-name="ce1">
            <text:p>雲林縣甄愛婦女協會</text:p>
          </table:table-cell>
          <table:table-cell office:value-type="float" office:value="45793147" table:style-name="ce1">
            <text:p>45793147</text:p>
          </table:table-cell>
          <table:table-cell office:value-type="string" table:style-name="ce1">
            <text:p>協助雲林縣甄愛婦女協會辦理「珍愛地球 手皂幸福」巡迴研習暨節約能源宣導活動(預計活動時程:102.10.22-11.30)</text:p>
          </table:table-cell>
          <table:table-cell office:value-type="string" table:style-name="ce1">
            <text:p>102.10.22</text:p>
          </table:table-cell>
          <table:table-cell office:value-type="string" table:style-name="ce1">
            <text:p>102.11.30</text:p>
          </table:table-cell>
          <table:table-cell office:value-type="string" table:style-name="ce1">
            <text:p>口湖鄉等</text:p>
          </table:table-cell>
          <table:table-cell office:value-type="float" office:value="1120" table:style-name="ce1">
            <text:p>1120</text:p>
          </table:table-cell>
          <table:table-cell office:value-type="float" office:value="250" table:style-name="ce1">
            <text:p>250</text:p>
          </table:table-cell>
          <table:table-cell office:value-type="float" office:value="200" table:style-name="ce1">
            <text:p>2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里港鄉</text:p>
          </table:table-cell>
          <table:table-cell office:value-type="string" table:style-name="ce1">
            <text:p>屏東縣里港鄉公所</text:p>
          </table:table-cell>
          <table:table-cell office:value-type="string" table:style-name="ce1">
            <text:p>aa</text:p>
          </table:table-cell>
          <table:table-cell office:value-type="string" table:style-name="ce1">
            <text:p>協助屏東縣里港鄉公所辦理迎接2014年跨年晚會(預計活動時程:102.12.31~103.1.1)</text:p>
          </table:table-cell>
          <table:table-cell office:value-type="string" table:style-name="ce1">
            <text:p>102.12.31</text:p>
          </table:table-cell>
          <table:table-cell office:value-type="string" table:style-name="ce1">
            <text:p>103.1.1</text:p>
          </table:table-cell>
          <table:table-cell office:value-type="string" table:style-name="ce1">
            <text:p>里港鄉</text:p>
          </table:table-cell>
          <table:table-cell office:value-type="float" office:value="3900" table:style-name="ce1">
            <text:p>3900</text:p>
          </table:table-cell>
          <table:table-cell office:value-type="float" office:value="1000" table:style-name="ce1">
            <text:p>1000</text:p>
          </table:table-cell>
          <table:table-cell office:value-type="float" office:value="250" table:style-name="ce1">
            <text:p>2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string" table:style-name="ce1">
            <text:p>新北市貢寮區公所</text:p>
          </table:table-cell>
          <table:table-cell office:value-type="string" table:style-name="ce1">
            <text:p>aa</text:p>
          </table:table-cell>
          <table:table-cell office:value-type="string" table:style-name="ce1">
            <text:p>協助新北市貢寮區公所辦理102年度特別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267" table:style-name="ce1">
            <text:p>13267</text:p>
          </table:table-cell>
          <table:table-cell office:value-type="float" office:value="13267" table:style-name="ce1">
            <text:p>13267</text:p>
          </table:table-cell>
          <table:table-cell office:value-type="float" office:value="13267" table:style-name="ce1">
            <text:p>13267</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string" table:style-name="ce1">
            <text:p>新北市立貢寮國民中學</text:p>
          </table:table-cell>
          <table:table-cell office:value-type="string" table:style-name="ce1">
            <text:p>aa</text:p>
          </table:table-cell>
          <table:table-cell office:value-type="string" table:style-name="ce1">
            <text:p>協助新北市立貢寮國民中學辦理102學年度「慶祝創校45週年校慶系列活動」實施計畫(預計活動時程:102.10.28-11.2)</text:p>
          </table:table-cell>
          <table:table-cell office:value-type="string" table:style-name="ce1">
            <text:p>102.11.2</text:p>
          </table:table-cell>
          <table:table-cell office:value-type="string" table:style-name="ce1">
            <text:p>102.11.2</text:p>
          </table:table-cell>
          <table:table-cell office:value-type="string" table:style-name="ce1">
            <text:p>貢寮區</text:p>
          </table:table-cell>
          <table:table-cell office:value-type="float" office:value="160" table:style-name="ce1">
            <text:p>160</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線西鄉</text:p>
          </table:table-cell>
          <table:table-cell office:value-type="string" table:style-name="ce1">
            <text:p>彰化縣線西鄉公所</text:p>
          </table:table-cell>
          <table:table-cell office:value-type="string" table:style-name="ce1">
            <text:p>aa</text:p>
          </table:table-cell>
          <table:table-cell office:value-type="string" table:style-name="ce1">
            <text:p>協助彰化縣線西鄉公所辦理2013年線西鄉農村產業文化暨節約能源宣導活動(預計活動時程:102.11.3)</text:p>
          </table:table-cell>
          <table:table-cell office:value-type="string" table:style-name="ce1">
            <text:p>102.11.3</text:p>
          </table:table-cell>
          <table:table-cell office:value-type="string" table:style-name="ce1">
            <text:p>102.11.3</text:p>
          </table:table-cell>
          <table:table-cell office:value-type="string" table:style-name="ce1">
            <text:p>線西鄉</text:p>
          </table:table-cell>
          <table:table-cell office:value-type="float" office:value="390" table:style-name="ce1">
            <text:p>390</text:p>
          </table:table-cell>
          <table:table-cell office:value-type="float" office:value="240" table:style-name="ce1">
            <text:p>24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線西鄉</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2年度重陽敬老楷模表揚暨電力政策宣導活動(預計活動時程:102.11.3)</text:p>
          </table:table-cell>
          <table:table-cell office:value-type="string" table:style-name="ce1">
            <text:p>102.11.3</text:p>
          </table:table-cell>
          <table:table-cell office:value-type="string" table:style-name="ce1">
            <text:p>102.11.3</text:p>
          </table:table-cell>
          <table:table-cell office:value-type="string" table:style-name="ce1">
            <text:p>線西鄉</text:p>
          </table:table-cell>
          <table:table-cell office:value-type="float" office:value="538" table:style-name="ce1">
            <text:p>538</text:p>
          </table:table-cell>
          <table:table-cell office:value-type="float" office:value="200" table:style-name="ce1">
            <text:p>20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number-rows-repeated="1048482" table:style-name="ro1">
          <table:table-cell table:number-columns-repeated="16384"/>
        </table:table-row>
      </table:table>
      <table:table table:name="11"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恆春鎮公所</text:p>
          </table:table-cell>
          <table:table-cell office:value-type="string" table:style-name="ce1">
            <text:p>aa</text:p>
          </table:table-cell>
          <table:table-cell office:value-type="string" table:style-name="ce1">
            <text:p>協助屏東縣恆春鎮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1636" table:style-name="ce1">
            <text:p>6163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小港區公所</text:p>
          </table:table-cell>
          <table:table-cell office:value-type="string" table:style-name="ce1">
            <text:p>aa</text:p>
          </table:table-cell>
          <table:table-cell office:value-type="string" table:style-name="ce1">
            <text:p>協助高雄市小港區公所102年度發電年度協助金(大林發電廠更新改建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410" table:style-name="ce1">
            <text:p>1341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園區</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102年度發電年度協助金(大林發電廠更新改建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00" table:style-name="ce1">
            <text:p>6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102年度發電年度協助金(大林發電廠更新改建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20" table:style-name="ce1">
            <text:p>40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水里鄉立圖書館空間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00" table:style-name="ce1">
            <text:p>4200</text:p>
          </table:table-cell>
          <table:table-cell office:value-type="float" office:value="3500" table:style-name="ce1">
            <text:p>3500</text:p>
          </table:table-cell>
          <table:table-cell office:value-type="float" office:value="3000" table:style-name="ce1">
            <text:p>3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東光國民小學</text:p>
          </table:table-cell>
          <table:table-cell office:value-type="string" table:style-name="ce1">
            <text:p>aa</text:p>
          </table:table-cell>
          <table:table-cell office:value-type="string" table:style-name="ce1">
            <text:p>協助南投縣魚池鄉東光國民小學辦理102年改善教學環境設備---資訊設備改善計畫</text:p>
          </table:table-cell>
          <table:table-cell office:value-type="string" table:style-name="ce1">
            <text:p>103.2.1</text:p>
          </table:table-cell>
          <table:table-cell office:value-type="string" table:style-name="ce1">
            <text:p>103.8.31</text:p>
          </table:table-cell>
          <table:table-cell office:value-type="string" table:style-name="ce1">
            <text:p>魚池鄉</text:p>
          </table:table-cell>
          <table:table-cell office:value-type="float" office:value="80" table:style-name="ce1">
            <text:p>8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明潭國民小學</text:p>
          </table:table-cell>
          <table:table-cell office:value-type="string" table:style-name="ce1">
            <text:p>aa</text:p>
          </table:table-cell>
          <table:table-cell office:value-type="string" table:style-name="ce1">
            <text:p>協助南投縣魚池鄉明潭國民小學辦理日月潭區四校聯合運動會(預計活動時程:102.12.6)</text:p>
          </table:table-cell>
          <table:table-cell office:value-type="string" table:style-name="ce1">
            <text:p>102.12.6</text:p>
          </table:table-cell>
          <table:table-cell office:value-type="string" table:style-name="ce1">
            <text:p>102.12.6</text:p>
          </table:table-cell>
          <table:table-cell office:value-type="string" table:style-name="ce1">
            <text:p>魚池鄉</text:p>
          </table:table-cell>
          <table:table-cell office:value-type="float" office:value="200" table:style-name="ce1">
            <text:p>200</text:p>
          </table:table-cell>
          <table:table-cell office:value-type="float" office:value="160" table:style-name="ce1">
            <text:p>16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東興長青會</text:p>
          </table:table-cell>
          <table:table-cell office:value-type="string" table:style-name="ce1">
            <text:p>aa</text:p>
          </table:table-cell>
          <table:table-cell office:value-type="string" table:style-name="ce1">
            <text:p>協助南投縣魚池鄉東興長青會辦理魚池鄉102年度長青健行活動暨銀髮族歌唱比賽(預計活動時程:102.11.29)</text:p>
          </table:table-cell>
          <table:table-cell office:value-type="string" table:style-name="ce1">
            <text:p>102.11.29</text:p>
          </table:table-cell>
          <table:table-cell office:value-type="string" table:style-name="ce1">
            <text:p>102.11.29</text:p>
          </table:table-cell>
          <table:table-cell office:value-type="string" table:style-name="ce1">
            <text:p>魚池鄉</text:p>
          </table:table-cell>
          <table:table-cell office:value-type="float" office:value="202" table:style-name="ce1">
            <text:p>202</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澳鄉</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102年度傳統技藝競賽運動會(預計活動時程:102.11.16-17)</text:p>
          </table:table-cell>
          <table:table-cell office:value-type="string" table:style-name="ce1">
            <text:p>102.11.16</text:p>
          </table:table-cell>
          <table:table-cell office:value-type="string" table:style-name="ce1">
            <text:p>102.11.17</text:p>
          </table:table-cell>
          <table:table-cell office:value-type="string" table:style-name="ce1">
            <text:p>南澳鄉</text:p>
          </table:table-cell>
          <table:table-cell office:value-type="float" office:value="1338" table:style-name="ce1">
            <text:p>1338</text:p>
          </table:table-cell>
          <table:table-cell office:value-type="float" office:value="500" table:style-name="ce1">
            <text:p>5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苓雅區</text:p>
          </table:table-cell>
          <table:table-cell office:value-type="string" table:style-name="ce1">
            <text:p>高雄市苓雅區成功國民小學</text:p>
          </table:table-cell>
          <table:table-cell office:value-type="string" table:style-name="ce1">
            <text:p>aa</text:p>
          </table:table-cell>
          <table:table-cell office:value-type="string" table:style-name="ce1">
            <text:p>協助高雄市苓雅區成功國民小學辦理多元化教學環境及美綠化植物花架</text:p>
          </table:table-cell>
          <table:table-cell office:value-type="string" table:style-name="ce1">
            <text:p>102.11.10</text:p>
          </table:table-cell>
          <table:table-cell office:value-type="string" table:style-name="ce1">
            <text:p>102.12.30</text:p>
          </table:table-cell>
          <table:table-cell office:value-type="string" table:style-name="ce1">
            <text:p>苓雅區</text:p>
          </table:table-cell>
          <table:table-cell office:value-type="float" office:value="100" table:style-name="ce1">
            <text:p>1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沿海小型漁船業者協會</text:p>
          </table:table-cell>
          <table:table-cell office:value-type="float" office:value="10275816" table:style-name="ce1">
            <text:p>10275816</text:p>
          </table:table-cell>
          <table:table-cell office:value-type="string" table:style-name="ce1">
            <text:p>協助高雄市沿海小型漁船業者協會辦理會員大會及漁業發展研討暨宣導支持大林電廠更新改建計畫活動(預計活動時程:102.11.24)</text:p>
          </table:table-cell>
          <table:table-cell office:value-type="string" table:style-name="ce1">
            <text:p>102.11.24</text:p>
          </table:table-cell>
          <table:table-cell office:value-type="string" table:style-name="ce1">
            <text:p>102.11.24</text:p>
          </table:table-cell>
          <table:table-cell office:value-type="string" table:style-name="ce1">
            <text:p>小港區</text:p>
          </table:table-cell>
          <table:table-cell office:value-type="float" office:value="265" table:style-name="ce1">
            <text:p>265</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參訪社區暨節能減碳宣導活動(預計活動時程:102.11.3-5)</text:p>
          </table:table-cell>
          <table:table-cell office:value-type="string" table:style-name="ce1">
            <text:p>102.11.3</text:p>
          </table:table-cell>
          <table:table-cell office:value-type="string" table:style-name="ce1">
            <text:p>102.11.5</text:p>
          </table:table-cell>
          <table:table-cell office:value-type="string" table:style-name="ce1">
            <text:p>永安區</text:p>
          </table:table-cell>
          <table:table-cell office:value-type="float" office:value="1134" table:style-name="ce1">
            <text:p>1134</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102年度農漁特產品展售促銷活動計畫(預計活動時程:102.11.4)</text:p>
          </table:table-cell>
          <table:table-cell office:value-type="string" table:style-name="ce1">
            <text:p>102.11.4</text:p>
          </table:table-cell>
          <table:table-cell office:value-type="string" table:style-name="ce1">
            <text:p>102.11.4</text:p>
          </table:table-cell>
          <table:table-cell office:value-type="string" table:style-name="ce1">
            <text:p>茄萣區</text:p>
          </table:table-cell>
          <table:table-cell office:value-type="float" office:value="120" table:style-name="ce1">
            <text:p>120</text:p>
          </table:table-cell>
          <table:table-cell office:value-type="float" office:value="100" table:style-name="ce1">
            <text:p>100</text:p>
          </table:table-cell>
          <table:table-cell office:value-type="float" office:value="90" table:style-name="ce1">
            <text:p>9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區竹滬社區發展協會</text:p>
          </table:table-cell>
          <table:table-cell office:value-type="float" office:value="9562733" table:style-name="ce1">
            <text:p>9562733</text:p>
          </table:table-cell>
          <table:table-cell office:value-type="string" table:style-name="ce1">
            <text:p>協助高雄市路竹區竹滬社區發展協會辦理102年度節能減碳觀摩活動(預計活動時程:102.11.5-6)</text:p>
          </table:table-cell>
          <table:table-cell office:value-type="string" table:style-name="ce1">
            <text:p>102.11.5</text:p>
          </table:table-cell>
          <table:table-cell office:value-type="string" table:style-name="ce1">
            <text:p>102.11.6</text:p>
          </table:table-cell>
          <table:table-cell office:value-type="string" table:style-name="ce1">
            <text:p>路竹區</text:p>
          </table:table-cell>
          <table:table-cell office:value-type="float" office:value="328" table:style-name="ce1">
            <text:p>328</text:p>
          </table:table-cell>
          <table:table-cell office:value-type="float" office:value="90" table:style-name="ce1">
            <text:p>9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2年度農業技術交流暨節約能源宣導活動(預計活動時程:102.11.16-17)</text:p>
          </table:table-cell>
          <table:table-cell office:value-type="string" table:style-name="ce1">
            <text:p>102.11.16</text:p>
          </table:table-cell>
          <table:table-cell office:value-type="string" table:style-name="ce1">
            <text:p>102.11.17</text:p>
          </table:table-cell>
          <table:table-cell office:value-type="string" table:style-name="ce1">
            <text:p>彌陀區</text:p>
          </table:table-cell>
          <table:table-cell office:value-type="float" office:value="145" table:style-name="ce1">
            <text:p>145</text:p>
          </table:table-cell>
          <table:table-cell office:value-type="float" office:value="40" table:style-name="ce1">
            <text:p>40</text:p>
          </table:table-cell>
          <table:table-cell office:value-type="float" office:value="40" table:style-name="ce1">
            <text:p>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岡山區</text:p>
          </table:table-cell>
          <table:table-cell office:value-type="string" table:style-name="ce1">
            <text:p>高雄市岡山明城長青關懷協會</text:p>
          </table:table-cell>
          <table:table-cell office:value-type="float" office:value="36717491" table:style-name="ce1">
            <text:p>36717491</text:p>
          </table:table-cell>
          <table:table-cell office:value-type="string" table:style-name="ce1">
            <text:p>協助高雄市岡山明城長青關懷協會辦理壽峰歲末聯歡晚會(預計活動時程:102.11.15)</text:p>
          </table:table-cell>
          <table:table-cell office:value-type="string" table:style-name="ce1">
            <text:p>102.11.15</text:p>
          </table:table-cell>
          <table:table-cell office:value-type="string" table:style-name="ce1">
            <text:p>102.11.15</text:p>
          </table:table-cell>
          <table:table-cell office:value-type="string" table:style-name="ce1">
            <text:p>岡山區<text:s/></text:p>
          </table:table-cell>
          <table:table-cell office:value-type="float" office:value="116" table:style-name="ce1">
            <text:p>116</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string" table:style-name="ce1">
            <text:p>社團法人高雄市湖內區大湖社區發展協會</text:p>
          </table:table-cell>
          <table:table-cell office:value-type="float" office:value="99033600" table:style-name="ce1">
            <text:p>99033600</text:p>
          </table:table-cell>
          <table:table-cell office:value-type="string" table:style-name="ce1">
            <text:p>協助社團法人高雄市湖內區大湖社區發展協會辦理102年節約能源節能減碳宣導活動(預計活動時程:102.12.9-11)</text:p>
          </table:table-cell>
          <table:table-cell office:value-type="string" table:style-name="ce1">
            <text:p>102.12.9</text:p>
          </table:table-cell>
          <table:table-cell office:value-type="string" table:style-name="ce1">
            <text:p>102.12.11</text:p>
          </table:table-cell>
          <table:table-cell office:value-type="string" table:style-name="ce1">
            <text:p>湖內區</text:p>
          </table:table-cell>
          <table:table-cell office:value-type="float" office:value="520" table:style-name="ce1">
            <text:p>52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高雄市永安人文發展協會</text:p>
          </table:table-cell>
          <table:table-cell office:value-type="float" office:value="99018679" table:style-name="ce1">
            <text:p>99018679</text:p>
          </table:table-cell>
          <table:table-cell office:value-type="string" table:style-name="ce1">
            <text:p>協助高雄市永安人文發展協會辦理「參訪績優人文發展協會暨節約能源宣導活動」(預計活動時程:102.12.15-16)</text:p>
          </table:table-cell>
          <table:table-cell office:value-type="string" table:style-name="ce1">
            <text:p>102.12.15</text:p>
          </table:table-cell>
          <table:table-cell office:value-type="string" table:style-name="ce1">
            <text:p>102.12.16</text:p>
          </table:table-cell>
          <table:table-cell office:value-type="string" table:style-name="ce1">
            <text:p>永安區<text:s/></text:p>
          </table:table-cell>
          <table:table-cell office:value-type="float" office:value="244" table:style-name="ce1">
            <text:p>244</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string" table:style-name="ce1">
            <text:p>中華民國婦女聯合會高雄市分會永安區支會</text:p>
          </table:table-cell>
          <table:table-cell office:value-type="float" office:value="9578186" table:style-name="ce1">
            <text:p>9578186</text:p>
          </table:table-cell>
          <table:table-cell office:value-type="string" table:style-name="ce1">
            <text:p>協助中華民國婦女聯合會高雄市分會永安區支會辦理會員聯誼活動(預計活動時程:102.11.23)</text:p>
          </table:table-cell>
          <table:table-cell office:value-type="string" table:style-name="ce1">
            <text:p>102.11.23</text:p>
          </table:table-cell>
          <table:table-cell office:value-type="string" table:style-name="ce1">
            <text:p>102.11.23</text:p>
          </table:table-cell>
          <table:table-cell office:value-type="string" table:style-name="ce1">
            <text:p>永安區<text:s/></text:p>
          </table:table-cell>
          <table:table-cell office:value-type="float" office:value="241" table:style-name="ce1">
            <text:p>241</text:p>
          </table:table-cell>
          <table:table-cell office:value-type="float" office:value="130" table:style-name="ce1">
            <text:p>13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103年度為民服務手冊暨用電安全宣導(預計活動時程:103.1.2-31)</text:p>
          </table:table-cell>
          <table:table-cell office:value-type="string" table:style-name="ce1">
            <text:p>103.1.2</text:p>
          </table:table-cell>
          <table:table-cell office:value-type="string" table:style-name="ce1">
            <text:p>103.1.31</text:p>
          </table:table-cell>
          <table:table-cell office:value-type="string" table:style-name="ce1">
            <text:p>彌陀區</text:p>
          </table:table-cell>
          <table:table-cell office:value-type="float" office:value="100" table:style-name="ce1">
            <text:p>10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茄萣區</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協助103年度高雄市茄萣區成功國小排球隊培育訓練計畫(預計主動關懷認養活動時程:103.1.1-10.31)</text:p>
          </table:table-cell>
          <table:table-cell office:value-type="string" table:style-name="ce1">
            <text:p>103.1.1</text:p>
          </table:table-cell>
          <table:table-cell office:value-type="string" table:style-name="ce1">
            <text:p>103.10.31</text:p>
          </table:table-cell>
          <table:table-cell office:value-type="string" table:style-name="ce1">
            <text:p>茄萣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新北市石門區婦女會</text:p>
          </table:table-cell>
          <table:table-cell office:value-type="float" office:value="19592264" table:style-name="ce1">
            <text:p>19592264</text:p>
          </table:table-cell>
          <table:table-cell office:value-type="string" table:style-name="ce1">
            <text:p>協助新北市石門區婦女會辦理幸福石門美麗人生講座核安暨節約用電宣導活動(預計活動時程:102.11月)</text:p>
          </table:table-cell>
          <table:table-cell office:value-type="string" table:style-name="ce1">
            <text:p>102.11月</text:p>
          </table:table-cell>
          <table:table-cell office:value-type="string" table:style-name="ce1">
            <text:p>102.11月</text:p>
          </table:table-cell>
          <table:table-cell office:value-type="string" table:style-name="ce1">
            <text:p>石門區</text:p>
          </table:table-cell>
          <table:table-cell office:value-type="float" office:value="220" table:style-name="ce1">
            <text:p>220</text:p>
          </table:table-cell>
          <table:table-cell office:value-type="float" office:value="90" table:style-name="ce1">
            <text:p>9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主動關懷萬里區、金山區低收入戶學童活動(預計主動關懷弱勢活動時程:102.11.1-103.1.20)</text:p>
          </table:table-cell>
          <table:table-cell office:value-type="string" table:style-name="ce1">
            <text:p>102.11.01</text:p>
          </table:table-cell>
          <table:table-cell office:value-type="string" table:style-name="ce1">
            <text:p>103.01.20</text:p>
          </table:table-cell>
          <table:table-cell office:value-type="string" table:style-name="ce1">
            <text:p>野柳里</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認養金山國小羽球隊長期深耕培訓(預計活動時程:102.11.1-103.8.31)</text:p>
          </table:table-cell>
          <table:table-cell office:value-type="string" table:style-name="ce1">
            <text:p>102.11.01</text:p>
          </table:table-cell>
          <table:table-cell office:value-type="string" table:style-name="ce1">
            <text:p>103.08.31</text:p>
          </table:table-cell>
          <table:table-cell office:value-type="string" table:style-name="ce1">
            <text:p>萬里區</text:p>
          </table:table-cell>
          <table:table-cell office:value-type="float" office:value="180" table:style-name="ce1">
            <text:p>180</text:p>
          </table:table-cell>
          <table:table-cell office:value-type="float" office:value="180" table:style-name="ce1">
            <text:p>18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2014新北市野柳神明淨港文化祭(預計活動時程:103.1-2月)</text:p>
          </table:table-cell>
          <table:table-cell office:value-type="string" table:style-name="ce1">
            <text:p>103.01.01</text:p>
          </table:table-cell>
          <table:table-cell office:value-type="string" table:style-name="ce1">
            <text:p>103.02.28</text:p>
          </table:table-cell>
          <table:table-cell office:value-type="string" table:style-name="ce1">
            <text:p>萬里區</text:p>
          </table:table-cell>
          <table:table-cell office:value-type="float" office:value="2590" table:style-name="ce1">
            <text:p>259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潘孟安</text:p>
          </table:table-cell>
          <table:table-cell office:value-type="string" table:style-name="ce1">
            <text:p>恆春鎮</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洋蔥集貨場重建計畫</text:p>
          </table:table-cell>
          <table:table-cell office:value-type="string" table:style-name="ce1">
            <text:p>102.9.12</text:p>
          </table:table-cell>
          <table:table-cell office:value-type="string" table:style-name="ce1">
            <text:p>102.12.31</text:p>
          </table:table-cell>
          <table:table-cell office:value-type="string" table:style-name="ce1">
            <text:p>恆春鎮</text:p>
          </table:table-cell>
          <table:table-cell office:value-type="float" office:value="2120" table:style-name="ce1">
            <text:p>2120</text:p>
          </table:table-cell>
          <table:table-cell office:value-type="float" office:value="1060" table:style-name="ce1">
            <text:p>1060</text:p>
          </table:table-cell>
          <table:table-cell office:value-type="float" office:value="1060" table:style-name="ce1">
            <text:p>10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滿州鄉</text:p>
          </table:table-cell>
          <table:table-cell office:value-type="string" table:style-name="ce1">
            <text:p>屏東縣滿州鄉農會</text:p>
          </table:table-cell>
          <table:table-cell office:value-type="float" office:value="91607505" table:style-name="ce1">
            <text:p>91607505</text:p>
          </table:table-cell>
          <table:table-cell office:value-type="string" table:style-name="ce1">
            <text:p>協助屏東縣滿州鄉農會辦理滿州鄉農會牧草倉儲搬運機械更新計畫</text:p>
          </table:table-cell>
          <table:table-cell office:value-type="string" table:style-name="ce1">
            <text:p>102.01.01</text:p>
          </table:table-cell>
          <table:table-cell office:value-type="string" table:style-name="ce1">
            <text:p>102.12.31</text:p>
          </table:table-cell>
          <table:table-cell office:value-type="string" table:style-name="ce1">
            <text:p>滿州鄉</text:p>
          </table:table-cell>
          <table:table-cell office:value-type="float" office:value="1880" table:style-name="ce1">
            <text:p>1880</text:p>
          </table:table-cell>
          <table:table-cell office:value-type="float" office:value="1380" table:style-name="ce1">
            <text:p>1380</text:p>
          </table:table-cell>
          <table:table-cell office:value-type="float" office:value="600" table:style-name="ce1">
            <text:p>6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區漁會</text:p>
          </table:table-cell>
          <table:table-cell office:value-type="float" office:value="91355108" table:style-name="ce1">
            <text:p>91355108</text:p>
          </table:table-cell>
          <table:table-cell office:value-type="string" table:style-name="ce1">
            <text:p>協助屏東縣恆春區漁會辦理恆春後壁湖漁港冰庫改善工程</text:p>
          </table:table-cell>
          <table:table-cell office:value-type="string" table:style-name="ce1">
            <text:p>102.10.01</text:p>
          </table:table-cell>
          <table:table-cell office:value-type="string" table:style-name="ce1">
            <text:p>102.06.01</text:p>
          </table:table-cell>
          <table:table-cell office:value-type="string" table:style-name="ce1">
            <text:p>恆春鎮</text:p>
          </table:table-cell>
          <table:table-cell office:value-type="float" office:value="2395" table:style-name="ce1">
            <text:p>2395</text:p>
          </table:table-cell>
          <table:table-cell office:value-type="float" office:value="2350" table:style-name="ce1">
            <text:p>2350</text:p>
          </table:table-cell>
          <table:table-cell office:value-type="float" office:value="2200" table:style-name="ce1">
            <text:p>2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103年度關懷核三廠所在地獨居老人送暖與協助住家環境清理活動(預計主動關懷弱勢活動時程:103.1.1-12.31)</text:p>
          </table:table-cell>
          <table:table-cell office:value-type="string" table:style-name="ce1">
            <text:p>103.01.01</text:p>
          </table:table-cell>
          <table:table-cell office:value-type="string" table:style-name="ce1">
            <text:p>103.12.31</text:p>
          </table:table-cell>
          <table:table-cell office:value-type="string" table:style-name="ce1">
            <text:p>恆春鎮</text:p>
          </table:table-cell>
          <table:table-cell office:value-type="float" office:value="500" table:style-name="ce1">
            <text:p>500</text:p>
          </table:table-cell>
          <table:table-cell office:value-type="float" office:value="500" table:style-name="ce1">
            <text:p>500</text:p>
          </table:table-cell>
          <table:table-cell office:value-type="float" office:value="500" table:style-name="ce1">
            <text:p>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恆春鎮公所</text:p>
          </table:table-cell>
          <table:table-cell office:value-type="string" table:style-name="ce1">
            <text:p>aa</text:p>
          </table:table-cell>
          <table:table-cell office:value-type="string" table:style-name="ce1">
            <text:p>協助屏東縣恆春鎮公所辦理102年度特別協助金</text:p>
          </table:table-cell>
          <table:table-cell office:value-type="string" table:style-name="ce1">
            <text:p>102.01.01</text:p>
          </table:table-cell>
          <table:table-cell office:value-type="string" table:style-name="ce1">
            <text:p>102.12.31</text:p>
          </table:table-cell>
          <table:table-cell office:value-type="string" table:style-name="ce1">
            <text:p>恆春鎮</text:p>
          </table:table-cell>
          <table:table-cell office:value-type="float" office:value="59601" table:style-name="ce1">
            <text:p>59601</text:p>
          </table:table-cell>
          <table:table-cell office:value-type="float" office:value="40169" table:style-name="ce1">
            <text:p>40169</text:p>
          </table:table-cell>
          <table:table-cell office:value-type="float" office:value="40169" table:style-name="ce1">
            <text:p>40169</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鎮公所</text:p>
          </table:table-cell>
          <table:table-cell office:value-type="string" table:style-name="ce1">
            <text:p>aa</text:p>
          </table:table-cell>
          <table:table-cell office:value-type="string" table:style-name="ce1">
            <text:p>協助屏東縣恆春鎮公所辦理恆春鎮拜會新北市萬里及金山區公所瞭解居民生活福利金實施現況活動(預計活動時程:102.11.6-7)</text:p>
          </table:table-cell>
          <table:table-cell office:value-type="string" table:style-name="ce1">
            <text:p>102.12.03</text:p>
          </table:table-cell>
          <table:table-cell office:value-type="string" table:style-name="ce1">
            <text:p>102.12.04</text:p>
          </table:table-cell>
          <table:table-cell office:value-type="string" table:style-name="ce1">
            <text:p>萬里區、金山區</text:p>
          </table:table-cell>
          <table:table-cell office:value-type="float" office:value="109" table:style-name="ce1">
            <text:p>109</text:p>
          </table:table-cell>
          <table:table-cell office:value-type="float" office:value="109" table:style-name="ce1">
            <text:p>109</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認養恆春國中棒球隊培訓實施計畫(預計活動時程:103.1.1-12.31)</text:p>
          </table:table-cell>
          <table:table-cell office:value-type="string" table:style-name="ce1">
            <text:p>103.01.01</text:p>
          </table:table-cell>
          <table:table-cell office:value-type="string" table:style-name="ce1">
            <text:p>103.12.31</text:p>
          </table:table-cell>
          <table:table-cell office:value-type="string" table:style-name="ce1">
            <text:p>恆春鎮</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中山區</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協安宮海尾謝平安活動(預計活動時程:102.11.8)</text:p>
          </table:table-cell>
          <table:table-cell office:value-type="string" table:style-name="ce1">
            <text:p>102.11.8</text:p>
          </table:table-cell>
          <table:table-cell office:value-type="string" table:style-name="ce1">
            <text:p>102.11.8</text:p>
          </table:table-cell>
          <table:table-cell office:value-type="string" table:style-name="ce1">
            <text:p>中山區</text:p>
          </table:table-cell>
          <table:table-cell office:value-type="float" office:value="150" table:style-name="ce1">
            <text:p>15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102年度理監事代表暨漁事產銷班班員參訪電廠及電力設施(預計活動時程:102.11.19-21)</text:p>
          </table:table-cell>
          <table:table-cell office:value-type="string" table:style-name="ce1">
            <text:p>102.11.19</text:p>
          </table:table-cell>
          <table:table-cell office:value-type="string" table:style-name="ce1">
            <text:p>102.11.21</text:p>
          </table:table-cell>
          <table:table-cell office:value-type="string" table:style-name="ce1">
            <text:p>基隆市中正區</text:p>
          </table:table-cell>
          <table:table-cell office:value-type="float" office:value="432" table:style-name="ce1">
            <text:p>432</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在地海鮮」系列之「黃金蟹」及「大明蝦」漁產品行銷推廣活動(預計活動時程:102.11.15-103.12.25)</text:p>
          </table:table-cell>
          <table:table-cell office:value-type="string" table:style-name="ce1">
            <text:p>102.11.15</text:p>
          </table:table-cell>
          <table:table-cell office:value-type="string" table:style-name="ce1">
            <text:p>103.12.25</text:p>
          </table:table-cell>
          <table:table-cell office:value-type="string" table:style-name="ce1">
            <text:p>基隆市中正區</text:p>
          </table:table-cell>
          <table:table-cell office:value-type="float" office:value="800" table:style-name="ce1">
            <text:p>800</text:p>
          </table:table-cell>
          <table:table-cell office:value-type="float" office:value="600" table:style-name="ce1">
            <text:p>6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長期深耕認養正濱國中籃球團隊計畫(預計主動關懷認養活動時程:102.10.28-12.30)</text:p>
          </table:table-cell>
          <table:table-cell office:value-type="string" table:style-name="ce1">
            <text:p>102.10.28</text:p>
          </table:table-cell>
          <table:table-cell office:value-type="string" table:style-name="ce1">
            <text:p>102.12.30</text:p>
          </table:table-cell>
          <table:table-cell office:value-type="string" table:style-name="ce1">
            <text:p>基隆市正濱國中</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電價合理化、核四工程睦鄰溝通座談暨電力宣導活動(預計活動時程:102.12.1-103.6.30)</text:p>
          </table:table-cell>
          <table:table-cell office:value-type="string" table:style-name="ce1">
            <text:p>102.12.1</text:p>
          </table:table-cell>
          <table:table-cell office:value-type="string" table:style-name="ce1">
            <text:p>103.6.30</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圳頭國民小學</text:p>
          </table:table-cell>
          <table:table-cell office:value-type="string" table:style-name="ce1">
            <text:p>aa</text:p>
          </table:table-cell>
          <table:table-cell office:value-type="string" table:style-name="ce1">
            <text:p>協助苗栗縣通霄鎮圳頭國民小學辦理充實教學行政設備</text:p>
          </table:table-cell>
          <table:table-cell office:value-type="string" table:style-name="ce1">
            <text:p>aa</text:p>
          </table:table-cell>
          <table:table-cell office:value-type="string" table:style-name="ce1">
            <text:p>aa</text:p>
          </table:table-cell>
          <table:table-cell office:value-type="string" table:style-name="ce1">
            <text:p>圳頭國小</text:p>
          </table:table-cell>
          <table:table-cell office:value-type="float" office:value="241" table:style-name="ce1">
            <text:p>241</text:p>
          </table:table-cell>
          <table:table-cell office:value-type="float" office:value="240" table:style-name="ce1">
            <text:p>24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客庄國民小學</text:p>
          </table:table-cell>
          <table:table-cell office:value-type="string" table:style-name="ce1">
            <text:p>aa</text:p>
          </table:table-cell>
          <table:table-cell office:value-type="string" table:style-name="ce1">
            <text:p>協助苗栗縣苑裡鎮客庄國民小學辦理客庄社區暨客庄國小創校十三週年校慶聯合運動會(預計活動時程:102.10.26)</text:p>
          </table:table-cell>
          <table:table-cell office:value-type="string" table:style-name="ce1">
            <text:p>102.10.26</text:p>
          </table:table-cell>
          <table:table-cell office:value-type="string" table:style-name="ce1">
            <text:p>102.10.26</text:p>
          </table:table-cell>
          <table:table-cell office:value-type="string" table:style-name="ce1">
            <text:p>客庄國小</text:p>
          </table:table-cell>
          <table:table-cell office:value-type="float" office:value="199" table:style-name="ce1">
            <text:p>199</text:p>
          </table:table-cell>
          <table:table-cell office:value-type="float" office:value="150" table:style-name="ce1">
            <text:p>15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五福國民小學</text:p>
          </table:table-cell>
          <table:table-cell office:value-type="string" table:style-name="ce1">
            <text:p>aa</text:p>
          </table:table-cell>
          <table:table-cell office:value-type="string" table:style-name="ce1">
            <text:p>協助苗栗縣通霄鎮五福國民小學辦理五福國民小學暨五南五北社區親子運動會(預計活動時程:102.11.9)</text:p>
          </table:table-cell>
          <table:table-cell office:value-type="string" table:style-name="ce1">
            <text:p>102.11.9</text:p>
          </table:table-cell>
          <table:table-cell office:value-type="string" table:style-name="ce1">
            <text:p>102.11.9</text:p>
          </table:table-cell>
          <table:table-cell office:value-type="string" table:style-name="ce1">
            <text:p>五福國小</text:p>
          </table:table-cell>
          <table:table-cell office:value-type="float" office:value="87" table:style-name="ce1">
            <text:p>87</text:p>
          </table:table-cell>
          <table:table-cell office:value-type="float" office:value="85" table:style-name="ce1">
            <text:p>85</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中正國民小學</text:p>
          </table:table-cell>
          <table:table-cell office:value-type="string" table:style-name="ce1">
            <text:p>aa</text:p>
          </table:table-cell>
          <table:table-cell office:value-type="string" table:style-name="ce1">
            <text:p>協助苗栗縣苑裡鎮中正國民小學辦理102學年度學校暨社區聯合運動大會(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中正國小</text:p>
          </table:table-cell>
          <table:table-cell office:value-type="float" office:value="197" table:style-name="ce1">
            <text:p>197</text:p>
          </table:table-cell>
          <table:table-cell office:value-type="float" office:value="177" table:style-name="ce1">
            <text:p>177</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台灣省松柏盆栽協會</text:p>
          </table:table-cell>
          <table:table-cell office:value-type="float" office:value="14922202" table:style-name="ce1">
            <text:p>14922202</text:p>
          </table:table-cell>
          <table:table-cell office:value-type="string" table:style-name="ce1">
            <text:p>協助台灣省松柏盆栽協會辦理102年度作品盆栽展暨關懷心‧節能減碳宣導活動(預計活動時程:102.11.8-12)</text:p>
          </table:table-cell>
          <table:table-cell office:value-type="string" table:style-name="ce1">
            <text:p>102.11.8</text:p>
          </table:table-cell>
          <table:table-cell office:value-type="string" table:style-name="ce1">
            <text:p>102.11.12</text:p>
          </table:table-cell>
          <table:table-cell office:value-type="string" table:style-name="ce1">
            <text:p>苑裡鎮</text:p>
          </table:table-cell>
          <table:table-cell office:value-type="float" office:value="375" table:style-name="ce1">
            <text:p>37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2年度資源保育研習暨支持電力建設開發宣導計畫(預計活動時程:102.11.12-13)</text:p>
          </table:table-cell>
          <table:table-cell office:value-type="string" table:style-name="ce1">
            <text:p>102.11.12</text:p>
          </table:table-cell>
          <table:table-cell office:value-type="string" table:style-name="ce1">
            <text:p>102.11.13</text:p>
          </table:table-cell>
          <table:table-cell office:value-type="string" table:style-name="ce1">
            <text:p>苑裡鎮</text:p>
          </table:table-cell>
          <table:table-cell office:value-type="float" office:value="235" table:style-name="ce1">
            <text:p>235</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102年度社團歲末成果展示暨專題演講與節能減碳愛家園宣導活動(預計活動時程:102.12.1)</text:p>
          </table:table-cell>
          <table:table-cell office:value-type="string" table:style-name="ce1">
            <text:p>102.12.1</text:p>
          </table:table-cell>
          <table:table-cell office:value-type="string" table:style-name="ce1">
            <text:p>102.12.1</text:p>
          </table:table-cell>
          <table:table-cell office:value-type="string" table:style-name="ce1">
            <text:p>通霄鎮</text:p>
          </table:table-cell>
          <table:table-cell office:value-type="float" office:value="236" table:style-name="ce1">
            <text:p>236</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校舍落成暨創校112週年校慶運動會(預計活動時程:102.12.13)</text:p>
          </table:table-cell>
          <table:table-cell office:value-type="string" table:style-name="ce1">
            <text:p>102.12.13</text:p>
          </table:table-cell>
          <table:table-cell office:value-type="string" table:style-name="ce1">
            <text:p>102.12.13</text:p>
          </table:table-cell>
          <table:table-cell office:value-type="string" table:style-name="ce1">
            <text:p>通霄國小</text:p>
          </table:table-cell>
          <table:table-cell office:value-type="float" office:value="302" table:style-name="ce1">
            <text:p>302</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出水社區發展協會</text:p>
          </table:table-cell>
          <table:table-cell office:value-type="float" office:value="19280781" table:style-name="ce1">
            <text:p>19280781</text:p>
          </table:table-cell>
          <table:table-cell office:value-type="string" table:style-name="ce1">
            <text:p>協助苗栗縣苑裡鎮出水社區發展協會辦理「慶讚下元 喜迎豐年」活動(預計活動時程:102.11.14-15)</text:p>
          </table:table-cell>
          <table:table-cell office:value-type="string" table:style-name="ce1">
            <text:p>102.11.14</text:p>
          </table:table-cell>
          <table:table-cell office:value-type="string" table:style-name="ce1">
            <text:p>102.11.15</text:p>
          </table:table-cell>
          <table:table-cell office:value-type="string" table:style-name="ce1">
            <text:p>苑裡鎮</text:p>
          </table:table-cell>
          <table:table-cell office:value-type="float" office:value="158" table:style-name="ce1">
            <text:p>158</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林森國民小學</text:p>
          </table:table-cell>
          <table:table-cell office:value-type="string" table:style-name="ce1">
            <text:p>aa</text:p>
          </table:table-cell>
          <table:table-cell office:value-type="string" table:style-name="ce1">
            <text:p>協助苗栗縣苑裡鎮林森國民小學辦理102學年度校慶暨社區節能減碳聯合運動大會(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林森國小</text:p>
          </table:table-cell>
          <table:table-cell office:value-type="float" office:value="171" table:style-name="ce1">
            <text:p>171</text:p>
          </table:table-cell>
          <table:table-cell office:value-type="float" office:value="150" table:style-name="ce1">
            <text:p>1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石鎮社區發展協會</text:p>
          </table:table-cell>
          <table:table-cell office:value-type="float" office:value="94986311" table:style-name="ce1">
            <text:p>94986311</text:p>
          </table:table-cell>
          <table:table-cell office:value-type="string" table:style-name="ce1">
            <text:p>協助苗栗縣苑裡鎮石鎮社區發展協會辦理102年度節約能源宣導暨社區親子活動(預計活動時程:102.12.1)</text:p>
          </table:table-cell>
          <table:table-cell office:value-type="string" table:style-name="ce1">
            <text:p>102.12.1</text:p>
          </table:table-cell>
          <table:table-cell office:value-type="string" table:style-name="ce1">
            <text:p>102.12.1</text:p>
          </table:table-cell>
          <table:table-cell office:value-type="string" table:style-name="ce1">
            <text:p>苑裡鎮</text:p>
          </table:table-cell>
          <table:table-cell office:value-type="float" office:value="93" table:style-name="ce1">
            <text:p>93</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婦女新知促進協會</text:p>
          </table:table-cell>
          <table:table-cell office:value-type="float" office:value="10932235" table:style-name="ce1">
            <text:p>10932235</text:p>
          </table:table-cell>
          <table:table-cell office:value-type="string" table:style-name="ce1">
            <text:p>協助苗栗縣通霄婦女新知促進協會辦理「美姿美儀、亮彩快活研習活動」暨節約能源宣導活動(預計活動時程:102.11.23)</text:p>
          </table:table-cell>
          <table:table-cell office:value-type="string" table:style-name="ce1">
            <text:p>102.11.23</text:p>
          </table:table-cell>
          <table:table-cell office:value-type="string" table:style-name="ce1">
            <text:p>102.11.23</text:p>
          </table:table-cell>
          <table:table-cell office:value-type="string" table:style-name="ce1">
            <text:p>通霄鎮</text:p>
          </table:table-cell>
          <table:table-cell office:value-type="float" office:value="293" table:style-name="ce1">
            <text:p>293</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全國客家「掛紙日子」文化及「清明節」公墓除草活動計畫案(預計活動時程:103.1.1-3.31)</text:p>
          </table:table-cell>
          <table:table-cell office:value-type="string" table:style-name="ce1">
            <text:p>103.1.1</text:p>
          </table:table-cell>
          <table:table-cell office:value-type="string" table:style-name="ce1">
            <text:p>103.3.31</text:p>
          </table:table-cell>
          <table:table-cell office:value-type="string" table:style-name="ce1">
            <text:p>苑裡鎮</text:p>
          </table:table-cell>
          <table:table-cell office:value-type="float" office:value="850" table:style-name="ce1">
            <text:p>850</text:p>
          </table:table-cell>
          <table:table-cell office:value-type="float" office:value="400" table:style-name="ce1">
            <text:p>400</text:p>
          </table:table-cell>
          <table:table-cell office:value-type="float" office:value="250" table:style-name="ce1">
            <text:p>2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法委員</text:p>
          </table:table-cell>
          <table:table-cell office:value-type="string" table:style-name="ce1">
            <text:p>沙鹿區</text:p>
          </table:table-cell>
          <table:table-cell office:value-type="string" table:style-name="ce1">
            <text:p>臺中市沙鹿區北勢國民小學</text:p>
          </table:table-cell>
          <table:table-cell office:value-type="string" table:style-name="ce1">
            <text:p>aa</text:p>
          </table:table-cell>
          <table:table-cell office:value-type="string" table:style-name="ce1">
            <text:p>協助臺中市沙鹿區北勢國民小學辦理活動中心空調工程計畫</text:p>
          </table:table-cell>
          <table:table-cell office:value-type="string" table:style-name="ce1">
            <text:p>102.11.1</text:p>
          </table:table-cell>
          <table:table-cell office:value-type="string" table:style-name="ce1">
            <text:p>103.2.28</text:p>
          </table:table-cell>
          <table:table-cell office:value-type="string" table:style-name="ce1">
            <text:p>台中市</text:p>
          </table:table-cell>
          <table:table-cell office:value-type="float" office:value="2075" table:style-name="ce1">
            <text:p>2075</text:p>
          </table:table-cell>
          <table:table-cell office:value-type="float" office:value="1815" table:style-name="ce1">
            <text:p>1815</text:p>
          </table:table-cell>
          <table:table-cell office:value-type="float" office:value="800" table:style-name="ce1">
            <text:p>8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忠和三德村里農路改善工程</text:p>
          </table:table-cell>
          <table:table-cell office:value-type="string" table:style-name="ce1">
            <text:p>102.10.1</text:p>
          </table:table-cell>
          <table:table-cell office:value-type="string" table:style-name="ce1">
            <text:p>103.3.31</text:p>
          </table:table-cell>
          <table:table-cell office:value-type="string" table:style-name="ce1">
            <text:p>台中市</text:p>
          </table:table-cell>
          <table:table-cell office:value-type="float" office:value="7000" table:style-name="ce1">
            <text:p>7000</text:p>
          </table:table-cell>
          <table:table-cell office:value-type="float" office:value="6300" table:style-name="ce1">
            <text:p>6300</text:p>
          </table:table-cell>
          <table:table-cell office:value-type="float" office:value="5000" table:style-name="ce1">
            <text:p>50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楊秋雲議員</text:p>
          </table:table-cell>
          <table:table-cell office:value-type="string" table:style-name="ce1">
            <text:p>清水區</text:p>
          </table:table-cell>
          <table:table-cell office:value-type="string" table:style-name="ce1">
            <text:p>臺中市青溪文藝學會</text:p>
          </table:table-cell>
          <table:table-cell office:value-type="float" office:value="19266129" table:style-name="ce1">
            <text:p>19266129</text:p>
          </table:table-cell>
          <table:table-cell office:value-type="string" table:style-name="ce1">
            <text:p>協助臺中市青溪文藝學會辦理2013會員創作聯展配合節約用電宣導活動(預計活動時程:102.11.23-12.15)</text:p>
          </table:table-cell>
          <table:table-cell office:value-type="string" table:style-name="ce1">
            <text:p>102.11.23</text:p>
          </table:table-cell>
          <table:table-cell office:value-type="string" table:style-name="ce1">
            <text:p>102.12.15</text:p>
          </table:table-cell>
          <table:table-cell office:value-type="string" table:style-name="ce1">
            <text:p>台中市</text:p>
          </table:table-cell>
          <table:table-cell office:value-type="float" office:value="360" table:style-name="ce1">
            <text:p>360</text:p>
          </table:table-cell>
          <table:table-cell office:value-type="float" office:value="150" table:style-name="ce1">
            <text:p>150</text:p>
          </table:table-cell>
          <table:table-cell office:value-type="float" office:value="140" table:style-name="ce1">
            <text:p>14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主動關懷計畫之長期深耕暨認養龍港國小舞龍隊活動計畫(預計活動時程:102.12.1-103.6.30)</text:p>
          </table:table-cell>
          <table:table-cell office:value-type="string" table:style-name="ce1">
            <text:p>102.12.1</text:p>
          </table:table-cell>
          <table:table-cell office:value-type="string" table:style-name="ce1">
            <text:p>103.6.30</text:p>
          </table:table-cell>
          <table:table-cell office:value-type="string" table:style-name="ce1">
            <text:p>台中市</text:p>
          </table:table-cell>
          <table:table-cell office:value-type="float" office:value="98" table:style-name="ce1">
            <text:p>98</text:p>
          </table:table-cell>
          <table:table-cell office:value-type="float" office:value="98" table:style-name="ce1">
            <text:p>98</text:p>
          </table:table-cell>
          <table:table-cell office:value-type="float" office:value="98" table:style-name="ce1">
            <text:p>9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法委員</text:p>
          </table:table-cell>
          <table:table-cell office:value-type="string" table:style-name="ce1">
            <text:p>龍井區</text:p>
          </table:table-cell>
          <table:table-cell office:value-type="string" table:style-name="ce1">
            <text:p>臺中市龍井區龍井國民中學</text:p>
          </table:table-cell>
          <table:table-cell office:value-type="string" table:style-name="ce1">
            <text:p>aa</text:p>
          </table:table-cell>
          <table:table-cell office:value-type="string" table:style-name="ce1">
            <text:p>協助臺中市龍井區龍井國民中學辦理五十週年校慶系列活動暨支持台電公司節約能源宣導(預計活動時程:102.12.12-103.1.20)</text:p>
          </table:table-cell>
          <table:table-cell office:value-type="string" table:style-name="ce1">
            <text:p>102.12.12.</text:p>
          </table:table-cell>
          <table:table-cell office:value-type="string" table:style-name="ce1">
            <text:p>103.1.20</text:p>
          </table:table-cell>
          <table:table-cell office:value-type="string" table:style-name="ce1">
            <text:p>台中市</text:p>
          </table:table-cell>
          <table:table-cell office:value-type="float" office:value="718" table:style-name="ce1">
            <text:p>718</text:p>
          </table:table-cell>
          <table:table-cell office:value-type="float" office:value="400" table:style-name="ce1">
            <text:p>4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大肚區</text:p>
          </table:table-cell>
          <table:table-cell office:value-type="string" table:style-name="ce1">
            <text:p>臺中市大肚區大忠國民小學</text:p>
          </table:table-cell>
          <table:table-cell office:value-type="string" table:style-name="ce1">
            <text:p>aa</text:p>
          </table:table-cell>
          <table:table-cell office:value-type="string" table:style-name="ce1">
            <text:p>協助臺中市大肚區大忠國民小學辦理創校三十週年校慶暨推廣節約能源政策宣導活動(預計活動時程:102.11.23-12.31)</text:p>
          </table:table-cell>
          <table:table-cell office:value-type="string" table:style-name="ce1">
            <text:p>102.11.23</text:p>
          </table:table-cell>
          <table:table-cell office:value-type="string" table:style-name="ce1">
            <text:p>102.12.31</text:p>
          </table:table-cell>
          <table:table-cell office:value-type="string" table:style-name="ce1">
            <text:p>台中市</text:p>
          </table:table-cell>
          <table:table-cell office:value-type="float" office:value="439" table:style-name="ce1">
            <text:p>439</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電廠周邊地區電力建設相關議題研討會及睦鄰活動(預計活動時程:102.12.5-6)</text:p>
          </table:table-cell>
          <table:table-cell office:value-type="string" table:style-name="ce1">
            <text:p>102.12.5</text:p>
          </table:table-cell>
          <table:table-cell office:value-type="string" table:style-name="ce1">
            <text:p>102.12.6</text:p>
          </table:table-cell>
          <table:table-cell office:value-type="string" table:style-name="ce1">
            <text:p>台中市</text:p>
          </table:table-cell>
          <table:table-cell office:value-type="float" office:value="98" table:style-name="ce1">
            <text:p>98</text:p>
          </table:table-cell>
          <table:table-cell office:value-type="float" office:value="98" table:style-name="ce1">
            <text:p>98</text:p>
          </table:table-cell>
          <table:table-cell office:value-type="float" office:value="98" table:style-name="ce1">
            <text:p>9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觀音國民中學102學年度47週年校慶社區節約能源聯合運動大會暨活動中心舞台啟用典禮(預計活動時程:102.11.9)</text:p>
          </table:table-cell>
          <table:table-cell office:value-type="string" table:style-name="ce1">
            <text:p>102.11.9</text:p>
          </table:table-cell>
          <table:table-cell office:value-type="string" table:style-name="ce1">
            <text:p>102.11.9</text:p>
          </table:table-cell>
          <table:table-cell office:value-type="string" table:style-name="ce1">
            <text:p>觀音鄉</text:p>
          </table:table-cell>
          <table:table-cell office:value-type="float" office:value="128" table:style-name="ce1">
            <text:p>128</text:p>
          </table:table-cell>
          <table:table-cell office:value-type="float" office:value="83" table:style-name="ce1">
            <text:p>83</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富林社區發展協會</text:p>
          </table:table-cell>
          <table:table-cell office:value-type="float" office:value="66966587" table:style-name="ce1">
            <text:p>66966587</text:p>
          </table:table-cell>
          <table:table-cell office:value-type="string" table:style-name="ce1">
            <text:p>協助桃園縣觀音鄉富林社區發展協會辦理102年度宜蘭縣員山鄉頭份社區參訪研習暨節能減碳宣導活動(預計活動時程:102.11.17-18)</text:p>
          </table:table-cell>
          <table:table-cell office:value-type="string" table:style-name="ce1">
            <text:p>102.11.17</text:p>
          </table:table-cell>
          <table:table-cell office:value-type="string" table:style-name="ce1">
            <text:p>102.11.18</text:p>
          </table:table-cell>
          <table:table-cell office:value-type="string" table:style-name="ce1">
            <text:p>宜蘭縣</text:p>
          </table:table-cell>
          <table:table-cell office:value-type="float" office:value="263" table:style-name="ce1">
            <text:p>263</text:p>
          </table:table-cell>
          <table:table-cell office:value-type="float" office:value="80" table:style-name="ce1">
            <text:p>8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婦女會</text:p>
          </table:table-cell>
          <table:table-cell office:value-type="float" office:value="10628683" table:style-name="ce1">
            <text:p>10628683</text:p>
          </table:table-cell>
          <table:table-cell office:value-type="string" table:style-name="ce1">
            <text:p>協助桃園縣觀音鄉婦女會辦理生態教學觀摩研習暨節約用電宣導活動(預計活動時程:102.11.23-25)</text:p>
          </table:table-cell>
          <table:table-cell office:value-type="string" table:style-name="ce1">
            <text:p>102.11.23</text:p>
          </table:table-cell>
          <table:table-cell office:value-type="string" table:style-name="ce1">
            <text:p>102.11.25</text:p>
          </table:table-cell>
          <table:table-cell office:value-type="string" table:style-name="ce1">
            <text:p>嘉義、台南</text:p>
          </table:table-cell>
          <table:table-cell office:value-type="float" office:value="277" table:style-name="ce1">
            <text:p>277</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觀摩台灣中南部基層建設及地方產業活動(預計活動時程:102.12.6-8)</text:p>
          </table:table-cell>
          <table:table-cell office:value-type="string" table:style-name="ce1">
            <text:p>102.12.6</text:p>
          </table:table-cell>
          <table:table-cell office:value-type="string" table:style-name="ce1">
            <text:p>102.12.8</text:p>
          </table:table-cell>
          <table:table-cell office:value-type="string" table:style-name="ce1">
            <text:p>澎湖縣湖西鄉</text:p>
          </table:table-cell>
          <table:table-cell office:value-type="float" office:value="314" table:style-name="ce1">
            <text:p>314</text:p>
          </table:table-cell>
          <table:table-cell office:value-type="float" office:value="236" table:style-name="ce1">
            <text:p>236</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彰化市</text:p>
          </table:table-cell>
          <table:table-cell office:value-type="string" table:style-name="ce1">
            <text:p>電力修護處中部分處</text:p>
          </table:table-cell>
          <table:table-cell office:value-type="string" table:style-name="ce1">
            <text:p>aa</text:p>
          </table:table-cell>
          <table:table-cell office:value-type="string" table:style-name="ce1">
            <text:p>協助電力修護處中部分處辦理102年度電力業務宣導暨敦親睦鄰網球邀請賽(預計活動時程:102.11.23)</text:p>
          </table:table-cell>
          <table:table-cell office:value-type="string" table:style-name="ce1">
            <text:p>102.11.23</text:p>
          </table:table-cell>
          <table:table-cell office:value-type="string" table:style-name="ce1">
            <text:p>102.11.23</text:p>
          </table:table-cell>
          <table:table-cell office:value-type="string" table:style-name="ce1">
            <text:p>彰化市</text:p>
          </table:table-cell>
          <table:table-cell office:value-type="float" office:value="104" table:style-name="ce1">
            <text:p>104</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陳根德立法委員</text:p>
          </table:table-cell>
          <table:table-cell office:value-type="string" table:style-name="ce1">
            <text:p>大園鄉</text:p>
          </table:table-cell>
          <table:table-cell office:value-type="string" table:style-name="ce1">
            <text:p>桃園縣大園鄉橫峰社區發展協會</text:p>
          </table:table-cell>
          <table:table-cell office:value-type="float" office:value="87812363" table:style-name="ce1">
            <text:p>87812363</text:p>
          </table:table-cell>
          <table:table-cell office:value-type="string" table:style-name="ce1">
            <text:p>協助桃園縣大園鄉橫峰社區發展協會辦理桃園縣大園鄉仁壽宮～文化季祈安五朝建醮暨宣揚綠色節能系列活動～(預計活動時程:102.9.14-12.15)</text:p>
          </table:table-cell>
          <table:table-cell office:value-type="string" table:style-name="ce1">
            <text:p>102.9.14</text:p>
          </table:table-cell>
          <table:table-cell office:value-type="string" table:style-name="ce1">
            <text:p>102.12.15</text:p>
          </table:table-cell>
          <table:table-cell office:value-type="string" table:style-name="ce1">
            <text:p>桃園縣大園鄉</text:p>
          </table:table-cell>
          <table:table-cell office:value-type="float" office:value="14266" table:style-name="ce1">
            <text:p>14266</text:p>
          </table:table-cell>
          <table:table-cell office:value-type="float" office:value="1000" table:style-name="ce1">
            <text:p>1000</text:p>
          </table:table-cell>
          <table:table-cell office:value-type="float" office:value="800" table:style-name="ce1">
            <text:p>8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烏眉國民小學</text:p>
          </table:table-cell>
          <table:table-cell office:value-type="string" table:style-name="ce1">
            <text:p>aa</text:p>
          </table:table-cell>
          <table:table-cell office:value-type="string" table:style-name="ce1">
            <text:p>協助苗栗縣通霄鎮烏眉國民小學辦理95周年擴大校慶社區運動會與102年度通霄鎮樂齡學習中心成果發表計畫(預計活動時程:102.11.16)</text:p>
          </table:table-cell>
          <table:table-cell office:value-type="string" table:style-name="ce1">
            <text:p>102.11.16</text:p>
          </table:table-cell>
          <table:table-cell office:value-type="string" table:style-name="ce1">
            <text:p>102.11.16</text:p>
          </table:table-cell>
          <table:table-cell office:value-type="string" table:style-name="ce1">
            <text:p>通霄鎮</text:p>
          </table:table-cell>
          <table:table-cell office:value-type="float" office:value="104" table:style-name="ce1">
            <text:p>104</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后里區</text:p>
          </table:table-cell>
          <table:table-cell office:value-type="string" table:style-name="ce1">
            <text:p>臺中市后里區公所</text:p>
          </table:table-cell>
          <table:table-cell office:value-type="string" table:style-name="ce1">
            <text:p>aa</text:p>
          </table:table-cell>
          <table:table-cell office:value-type="string" table:style-name="ce1">
            <text:p>協助臺中市后里區公所102年度輸變電協助金(運轉中)--后里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300" table:style-name="ce1">
            <text:p>4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1048510" table:style-name="ro1">
          <table:table-cell table:number-columns-repeated="16384"/>
        </table:table-row>
      </table:table>
      <table:table table:name="12" table:style-name="ta1">
        <table:table-column table:style-name="co1" table:number-columns-repeated="5"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6" table:default-cell-style-name="ce1"/>
        <table:table-column table:style-name="co1" table:number-columns-repeated="16368"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雙溪區</text:p>
          </table:table-cell>
          <table:table-cell office:value-type="string" table:style-name="ce1">
            <text:p>新北市雙溪區公所</text:p>
          </table:table-cell>
          <table:table-cell office:value-type="string" table:style-name="ce1">
            <text:p>aa</text:p>
          </table:table-cell>
          <table:table-cell office:value-type="string" table:style-name="ce1">
            <text:p>協助新北市雙溪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00" table:style-name="ce1">
            <text:p>27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烏來區</text:p>
          </table:table-cell>
          <table:table-cell office:value-type="string" table:style-name="ce1">
            <text:p>新北市烏來區公所</text:p>
          </table:table-cell>
          <table:table-cell office:value-type="string" table:style-name="ce1">
            <text:p>aa</text:p>
          </table:table-cell>
          <table:table-cell office:value-type="string" table:style-name="ce1">
            <text:p>協助新北市烏來區公所102年度發電年度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91" table:style-name="ce1">
            <text:p>79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環境保護處</text:p>
          </table:table-cell>
          <table:table-cell office:value-type="string" table:style-name="ce1">
            <text:p>aa</text:p>
          </table:table-cell>
          <table:table-cell office:value-type="string" table:style-name="ce1">
            <text:p>協助環境保護處辦理電廠附近海域漁業資源復育及培育工作(預計主動關懷弱勢活動時程:103.1.1-12.31)</text:p>
          </table:table-cell>
          <table:table-cell office:value-type="string" table:style-name="ce1">
            <text:p>103.1.1</text:p>
          </table:table-cell>
          <table:table-cell office:value-type="string" table:style-name="ce1">
            <text:p>103.12.31</text:p>
          </table:table-cell>
          <table:table-cell office:value-type="string" table:style-name="ce1">
            <text:p>電廠週邊地區</text:p>
          </table:table-cell>
          <table:table-cell office:value-type="float" office:value="19900" table:style-name="ce1">
            <text:p>19900</text:p>
          </table:table-cell>
          <table:table-cell office:value-type="float" office:value="19900" table:style-name="ce1">
            <text:p>19900</text:p>
          </table:table-cell>
          <table:table-cell office:value-type="float" office:value="19900" table:style-name="ce1">
            <text:p>1990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馬祖區營業處</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301" table:style-name="ce1">
            <text:p>301</text:p>
          </table:table-cell>
          <table:table-cell office:value-type="float" office:value="301" table:style-name="ce1">
            <text:p>301</text:p>
          </table:table-cell>
          <table:table-cell office:value-type="float" office:value="301" table:style-name="ce1">
            <text:p>30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竿鄉</text:p>
          </table:table-cell>
          <table:table-cell office:value-type="string" table:style-name="ce1">
            <text:p>馬祖區營業處</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南竿鄉</text:p>
          </table:table-cell>
          <table:table-cell office:value-type="float" office:value="391" table:style-name="ce1">
            <text:p>391</text:p>
          </table:table-cell>
          <table:table-cell office:value-type="float" office:value="391" table:style-name="ce1">
            <text:p>391</text:p>
          </table:table-cell>
          <table:table-cell office:value-type="float" office:value="391" table:style-name="ce1">
            <text:p>391</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萬大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004" table:style-name="ce1">
            <text:p>1004</text:p>
          </table:table-cell>
          <table:table-cell office:value-type="float" office:value="1004" table:style-name="ce1">
            <text:p>1004</text:p>
          </table:table-cell>
          <table:table-cell office:value-type="float" office:value="1004" table:style-name="ce1">
            <text:p>100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仁愛鄉</text:p>
          </table:table-cell>
          <table:table-cell office:value-type="string" table:style-name="ce1">
            <text:p>萬大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仁愛鄉</text:p>
          </table:table-cell>
          <table:table-cell office:value-type="float" office:value="903" table:style-name="ce1">
            <text:p>903</text:p>
          </table:table-cell>
          <table:table-cell office:value-type="float" office:value="903" table:style-name="ce1">
            <text:p>903</text:p>
          </table:table-cell>
          <table:table-cell office:value-type="float" office:value="903" table:style-name="ce1">
            <text:p>9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南投縣水里鄉水里國民小學</text:p>
          </table:table-cell>
          <table:table-cell office:value-type="string" table:style-name="ce1">
            <text:p>aa</text:p>
          </table:table-cell>
          <table:table-cell office:value-type="string" table:style-name="ce1">
            <text:p>協助南投縣水里鄉水里國民小學辦理102年度改善學校教學設備及設施</text:p>
          </table:table-cell>
          <table:table-cell office:value-type="string" table:style-name="ce1">
            <text:p>102.11.22</text:p>
          </table:table-cell>
          <table:table-cell office:value-type="string" table:style-name="ce1">
            <text:p>103.12.31</text:p>
          </table:table-cell>
          <table:table-cell office:value-type="string" table:style-name="ce1">
            <text:p>水里鄉</text:p>
          </table:table-cell>
          <table:table-cell office:value-type="float" office:value="81" table:style-name="ce1">
            <text:p>81</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辦理「2014台灣燈會」─ 接駁車服務(預計活動時程:103.2.7-23)</text:p>
          </table:table-cell>
          <table:table-cell office:value-type="string" table:style-name="ce1">
            <text:p>103.2.7</text:p>
          </table:table-cell>
          <table:table-cell office:value-type="string" table:style-name="ce1">
            <text:p>103.2.23</text:p>
          </table:table-cell>
          <table:table-cell office:value-type="string" table:style-name="ce1">
            <text:p>南投縣</text:p>
          </table:table-cell>
          <table:table-cell office:value-type="float" office:value="35000" table:style-name="ce1">
            <text:p>35000</text:p>
          </table:table-cell>
          <table:table-cell office:value-type="float" office:value="3000" table:style-name="ce1">
            <text:p>3000</text:p>
          </table:table-cell>
          <table:table-cell office:value-type="float" office:value="3000" table:style-name="ce1">
            <text:p>30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明潭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209" table:style-name="ce1">
            <text:p>2209</text:p>
          </table:table-cell>
          <table:table-cell office:value-type="float" office:value="2209" table:style-name="ce1">
            <text:p>2209</text:p>
          </table:table-cell>
          <table:table-cell office:value-type="float" office:value="2209" table:style-name="ce1">
            <text:p>220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明潭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float" office:value="1023" table:style-name="ce1">
            <text:p>1023</text:p>
          </table:table-cell>
          <table:table-cell office:value-type="float" office:value="1023" table:style-name="ce1">
            <text:p>1023</text:p>
          </table:table-cell>
          <table:table-cell office:value-type="float" office:value="1023" table:style-name="ce1">
            <text:p>102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水里鄉</text:p>
          </table:table-cell>
          <table:table-cell office:value-type="string" table:style-name="ce1">
            <text:p>明潭發電廠</text:p>
          </table:table-cell>
          <table:table-cell office:value-type="string" table:style-name="ce1">
            <text:p>aa</text:p>
          </table:table-cell>
          <table:table-cell office:value-type="string" table:style-name="ce1">
            <text:p>協助明潭發電廠辦理認養南投縣水里鄉水里國民小學籃球隊(預計主動關懷認養活動時程:103.1.1-12.31)</text:p>
          </table:table-cell>
          <table:table-cell office:value-type="string" table:style-name="ce1">
            <text:p>103.1.1</text:p>
          </table:table-cell>
          <table:table-cell office:value-type="string" table:style-name="ce1">
            <text:p>103.12.31</text:p>
          </table:table-cell>
          <table:table-cell office:value-type="string" table:style-name="ce1">
            <text:p>水里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東部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3012" table:style-name="ce1">
            <text:p>3012</text:p>
          </table:table-cell>
          <table:table-cell office:value-type="float" office:value="3012" table:style-name="ce1">
            <text:p>3012</text:p>
          </table:table-cell>
          <table:table-cell office:value-type="float" office:value="3012" table:style-name="ce1">
            <text:p>301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秀林鄉</text:p>
          </table:table-cell>
          <table:table-cell office:value-type="string" table:style-name="ce1">
            <text:p>東部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秀林鄉</text:p>
          </table:table-cell>
          <table:table-cell office:value-type="float" office:value="1254" table:style-name="ce1">
            <text:p>1254</text:p>
          </table:table-cell>
          <table:table-cell office:value-type="float" office:value="1254" table:style-name="ce1">
            <text:p>1254</text:p>
          </table:table-cell>
          <table:table-cell office:value-type="float" office:value="1254" table:style-name="ce1">
            <text:p>125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蘭陽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305" table:style-name="ce1">
            <text:p>1305</text:p>
          </table:table-cell>
          <table:table-cell office:value-type="float" office:value="1305" table:style-name="ce1">
            <text:p>1305</text:p>
          </table:table-cell>
          <table:table-cell office:value-type="float" office:value="1305" table:style-name="ce1">
            <text:p>130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星鄉</text:p>
          </table:table-cell>
          <table:table-cell office:value-type="string" table:style-name="ce1">
            <text:p>蘭陽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三星鄉</text:p>
          </table:table-cell>
          <table:table-cell office:value-type="float" office:value="230" table:style-name="ce1">
            <text:p>230</text:p>
          </table:table-cell>
          <table:table-cell office:value-type="float" office:value="230" table:style-name="ce1">
            <text:p>230</text:p>
          </table:table-cell>
          <table:table-cell office:value-type="float" office:value="230" table:style-name="ce1">
            <text:p>2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桂山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954" table:style-name="ce1">
            <text:p>954</text:p>
          </table:table-cell>
          <table:table-cell office:value-type="float" office:value="954" table:style-name="ce1">
            <text:p>954</text:p>
          </table:table-cell>
          <table:table-cell office:value-type="float" office:value="954" table:style-name="ce1">
            <text:p>95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店區</text:p>
          </table:table-cell>
          <table:table-cell office:value-type="string" table:style-name="ce1">
            <text:p>桂山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新店區</text:p>
          </table:table-cell>
          <table:table-cell office:value-type="float" office:value="195" table:style-name="ce1">
            <text:p>195</text:p>
          </table:table-cell>
          <table:table-cell office:value-type="float" office:value="195" table:style-name="ce1">
            <text:p>195</text:p>
          </table:table-cell>
          <table:table-cell office:value-type="float" office:value="195" table:style-name="ce1">
            <text:p>19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大甲溪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811" table:style-name="ce1">
            <text:p>2811</text:p>
          </table:table-cell>
          <table:table-cell office:value-type="float" office:value="2811" table:style-name="ce1">
            <text:p>2811</text:p>
          </table:table-cell>
          <table:table-cell office:value-type="float" office:value="2811" table:style-name="ce1">
            <text:p>281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大甲溪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和平區</text:p>
          </table:table-cell>
          <table:table-cell office:value-type="float" office:value="842" table:style-name="ce1">
            <text:p>842</text:p>
          </table:table-cell>
          <table:table-cell office:value-type="float" office:value="842" table:style-name="ce1">
            <text:p>842</text:p>
          </table:table-cell>
          <table:table-cell office:value-type="float" office:value="842" table:style-name="ce1">
            <text:p>84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和平區</text:p>
          </table:table-cell>
          <table:table-cell office:value-type="string" table:style-name="ce1">
            <text:p>臺中市和平區環山社區發展協會</text:p>
          </table:table-cell>
          <table:table-cell office:value-type="float" office:value="45283117" table:style-name="ce1">
            <text:p>45283117</text:p>
          </table:table-cell>
          <table:table-cell office:value-type="string" table:style-name="ce1">
            <text:p>協助臺中市和平區環山社區發展協會辦理103年度原住民族民俗文化活動(預計活動時程:102.12.31-103.1.1)</text:p>
          </table:table-cell>
          <table:table-cell office:value-type="string" table:style-name="ce1">
            <text:p>102.12.31</text:p>
          </table:table-cell>
          <table:table-cell office:value-type="string" table:style-name="ce1">
            <text:p>103.1.1</text:p>
          </table:table-cell>
          <table:table-cell office:value-type="string" table:style-name="ce1">
            <text:p>和平區</text:p>
          </table:table-cell>
          <table:table-cell office:value-type="float" office:value="1205" table:style-name="ce1">
            <text:p>120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卓蘭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004" table:style-name="ce1">
            <text:p>1004</text:p>
          </table:table-cell>
          <table:table-cell office:value-type="float" office:value="1004" table:style-name="ce1">
            <text:p>1004</text:p>
          </table:table-cell>
          <table:table-cell office:value-type="float" office:value="1004" table:style-name="ce1">
            <text:p>100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卓蘭鎮</text:p>
          </table:table-cell>
          <table:table-cell office:value-type="string" table:style-name="ce1">
            <text:p>卓蘭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卓蘭鎮</text:p>
          </table:table-cell>
          <table:table-cell office:value-type="float" office:value="702" table:style-name="ce1">
            <text:p>702</text:p>
          </table:table-cell>
          <table:table-cell office:value-type="float" office:value="702" table:style-name="ce1">
            <text:p>702</text:p>
          </table:table-cell>
          <table:table-cell office:value-type="float" office:value="702" table:style-name="ce1">
            <text:p>70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林口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761" table:style-name="ce1">
            <text:p>2761</text:p>
          </table:table-cell>
          <table:table-cell office:value-type="float" office:value="2761" table:style-name="ce1">
            <text:p>2761</text:p>
          </table:table-cell>
          <table:table-cell office:value-type="float" office:value="2761" table:style-name="ce1">
            <text:p>276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林口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1379" table:style-name="ce1">
            <text:p>1379</text:p>
          </table:table-cell>
          <table:table-cell office:value-type="float" office:value="1379" table:style-name="ce1">
            <text:p>1379</text:p>
          </table:table-cell>
          <table:table-cell office:value-type="float" office:value="1379" table:style-name="ce1">
            <text:p>1379</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南部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807" table:style-name="ce1">
            <text:p>1807</text:p>
          </table:table-cell>
          <table:table-cell office:value-type="float" office:value="1807" table:style-name="ce1">
            <text:p>1807</text:p>
          </table:table-cell>
          <table:table-cell office:value-type="float" office:value="1807" table:style-name="ce1">
            <text:p>180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前鎮區</text:p>
          </table:table-cell>
          <table:table-cell office:value-type="string" table:style-name="ce1">
            <text:p>南部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前鎮區</text:p>
          </table:table-cell>
          <table:table-cell office:value-type="float" office:value="1084" table:style-name="ce1">
            <text:p>1084</text:p>
          </table:table-cell>
          <table:table-cell office:value-type="float" office:value="1084" table:style-name="ce1">
            <text:p>1084</text:p>
          </table:table-cell>
          <table:table-cell office:value-type="float" office:value="1084" table:style-name="ce1">
            <text:p>108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大林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510" table:style-name="ce1">
            <text:p>2510</text:p>
          </table:table-cell>
          <table:table-cell office:value-type="float" office:value="2510" table:style-name="ce1">
            <text:p>2510</text:p>
          </table:table-cell>
          <table:table-cell office:value-type="float" office:value="2510" table:style-name="ce1">
            <text:p>251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大林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float" office:value="963" table:style-name="ce1">
            <text:p>963</text:p>
          </table:table-cell>
          <table:table-cell office:value-type="float" office:value="963" table:style-name="ce1">
            <text:p>963</text:p>
          </table:table-cell>
          <table:table-cell office:value-type="float" office:value="963" table:style-name="ce1">
            <text:p>96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內區</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示範公墓停車場遮陽棚設置工程</text:p>
          </table:table-cell>
          <table:table-cell office:value-type="string" table:style-name="ce1">
            <text:p>aa</text:p>
          </table:table-cell>
          <table:table-cell office:value-type="string" table:style-name="ce1">
            <text:p>aa</text:p>
          </table:table-cell>
          <table:table-cell office:value-type="string" table:style-name="ce1">
            <text:p>湖內區</text:p>
          </table:table-cell>
          <table:table-cell office:value-type="float" office:value="2300" table:style-name="ce1">
            <text:p>2300</text:p>
          </table:table-cell>
          <table:table-cell office:value-type="float" office:value="2000" table:style-name="ce1">
            <text:p>2000</text:p>
          </table:table-cell>
          <table:table-cell office:value-type="float" office:value="650" table:style-name="ce1">
            <text:p>65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永安區鹽保路路面改善工程</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float" office:value="10580" table:style-name="ce1">
            <text:p>10580</text:p>
          </table:table-cell>
          <table:table-cell office:value-type="float" office:value="9500" table:style-name="ce1">
            <text:p>9500</text:p>
          </table:table-cell>
          <table:table-cell office:value-type="float" office:value="9000" table:style-name="ce1">
            <text:p>9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社團法人高雄市路竹華山環保志工協會</text:p>
          </table:table-cell>
          <table:table-cell office:value-type="float" office:value="36958456" table:style-name="ce1">
            <text:p>36958456</text:p>
          </table:table-cell>
          <table:table-cell office:value-type="string" table:style-name="ce1">
            <text:p>協助社團法人高雄市路竹華山環保志工協會辦理102年度竹滬里地方民俗傳統節慶文化活動(預計活動時程:102.11.30-12.9)</text:p>
          </table:table-cell>
          <table:table-cell office:value-type="string" table:style-name="ce1">
            <text:p>102.11.30</text:p>
          </table:table-cell>
          <table:table-cell office:value-type="string" table:style-name="ce1">
            <text:p>102.12.9</text:p>
          </table:table-cell>
          <table:table-cell office:value-type="string" table:style-name="ce1">
            <text:p>路竹區</text:p>
          </table:table-cell>
          <table:table-cell office:value-type="float" office:value="3030" table:style-name="ce1">
            <text:p>3030</text:p>
          </table:table-cell>
          <table:table-cell office:value-type="float" office:value="300" table:style-name="ce1">
            <text:p>3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2年度漁業標竿學習計畫(預計活動時程:102.12.5-6)</text:p>
          </table:table-cell>
          <table:table-cell office:value-type="string" table:style-name="ce1">
            <text:p>102.12.5</text:p>
          </table:table-cell>
          <table:table-cell office:value-type="string" table:style-name="ce1">
            <text:p>102.12.6</text:p>
          </table:table-cell>
          <table:table-cell office:value-type="string" table:style-name="ce1">
            <text:p>永安區</text:p>
          </table:table-cell>
          <table:table-cell office:value-type="float" office:value="426" table:style-name="ce1">
            <text:p>426</text:p>
          </table:table-cell>
          <table:table-cell office:value-type="float" office:value="100" table:style-name="ce1">
            <text:p>10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2年度農政宣導年終歲末聯誼暨能源建設宣導活動(預計活動時程:102.12.27)</text:p>
          </table:table-cell>
          <table:table-cell office:value-type="string" table:style-name="ce1">
            <text:p>102.12.27</text:p>
          </table:table-cell>
          <table:table-cell office:value-type="string" table:style-name="ce1">
            <text:p>102.12.27</text:p>
          </table:table-cell>
          <table:table-cell office:value-type="string" table:style-name="ce1">
            <text:p>路竹區</text:p>
          </table:table-cell>
          <table:table-cell office:value-type="float" office:value="60" table:style-name="ce1">
            <text:p>60</text:p>
          </table:table-cell>
          <table:table-cell office:value-type="float" office:value="45" table:style-name="ce1">
            <text:p>45</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里務協會</text:p>
          </table:table-cell>
          <table:table-cell office:value-type="float" office:value="15747792" table:style-name="ce1">
            <text:p>15747792</text:p>
          </table:table-cell>
          <table:table-cell office:value-type="string" table:style-name="ce1">
            <text:p>協助高雄市茄萣里務協會辦理102年度環境生態教育暨電力參訪活動(預計活動時程:102.12.7-8)</text:p>
          </table:table-cell>
          <table:table-cell office:value-type="string" table:style-name="ce1">
            <text:p>102.12.7</text:p>
          </table:table-cell>
          <table:table-cell office:value-type="string" table:style-name="ce1">
            <text:p>102.12.8</text:p>
          </table:table-cell>
          <table:table-cell office:value-type="string" table:style-name="ce1">
            <text:p>茄萣區</text:p>
          </table:table-cell>
          <table:table-cell office:value-type="float" office:value="392" table:style-name="ce1">
            <text:p>392</text:p>
          </table:table-cell>
          <table:table-cell office:value-type="float" office:value="180" table:style-name="ce1">
            <text:p>180</text:p>
          </table:table-cell>
          <table:table-cell office:value-type="float" office:value="170" table:style-name="ce1">
            <text:p>1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興達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510" table:style-name="ce1">
            <text:p>2510</text:p>
          </table:table-cell>
          <table:table-cell office:value-type="float" office:value="2510" table:style-name="ce1">
            <text:p>2510</text:p>
          </table:table-cell>
          <table:table-cell office:value-type="float" office:value="2510" table:style-name="ce1">
            <text:p>251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興達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永安區</text:p>
          </table:table-cell>
          <table:table-cell office:value-type="float" office:value="1515" table:style-name="ce1">
            <text:p>1515</text:p>
          </table:table-cell>
          <table:table-cell office:value-type="float" office:value="1515" table:style-name="ce1">
            <text:p>1515</text:p>
          </table:table-cell>
          <table:table-cell office:value-type="float" office:value="1515" table:style-name="ce1">
            <text:p>151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茄萣區</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103年度農民節擴大慶祝大會暨電力建設宣導活動(預計活動時程:103.1月)</text:p>
          </table:table-cell>
          <table:table-cell office:value-type="string" table:style-name="ce1">
            <text:p>103.1.21</text:p>
          </table:table-cell>
          <table:table-cell office:value-type="string" table:style-name="ce1">
            <text:p>103.1.21</text:p>
          </table:table-cell>
          <table:table-cell office:value-type="string" table:style-name="ce1">
            <text:p>茄萣區</text:p>
          </table:table-cell>
          <table:table-cell office:value-type="float" office:value="500" table:style-name="ce1">
            <text:p>500</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路竹區</text:p>
          </table:table-cell>
          <table:table-cell office:value-type="string" table:style-name="ce1">
            <text:p>高雄市路竹區新達社區發展協會</text:p>
          </table:table-cell>
          <table:table-cell office:value-type="float" office:value="20255753" table:style-name="ce1">
            <text:p>20255753</text:p>
          </table:table-cell>
          <table:table-cell office:value-type="string" table:style-name="ce1">
            <text:p>協助高雄市路竹區新達社區發展協會辦理新達清雲宮「團結互助、感恩惜福」文化藝術暨節約能源宣導活動(預計活動時程:102.12.28-29)</text:p>
          </table:table-cell>
          <table:table-cell office:value-type="string" table:style-name="ce1">
            <text:p>102.12.28</text:p>
          </table:table-cell>
          <table:table-cell office:value-type="string" table:style-name="ce1">
            <text:p>102.12.29</text:p>
          </table:table-cell>
          <table:table-cell office:value-type="string" table:style-name="ce1">
            <text:p>路竹區</text:p>
          </table:table-cell>
          <table:table-cell office:value-type="float" office:value="1010" table:style-name="ce1">
            <text:p>1010</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彌陀區</text:p>
          </table:table-cell>
          <table:table-cell office:value-type="string" table:style-name="ce1">
            <text:p>高雄市彌陀區彌陀國民小學</text:p>
          </table:table-cell>
          <table:table-cell office:value-type="string" table:style-name="ce1">
            <text:p>aa</text:p>
          </table:table-cell>
          <table:table-cell office:value-type="string" table:style-name="ce1">
            <text:p>協助高雄市彌陀區彌陀國民小學辦理慶祝創校百年校慶活動(預計活動時程:102.12.24-28)</text:p>
          </table:table-cell>
          <table:table-cell office:value-type="string" table:style-name="ce1">
            <text:p>102.12.24</text:p>
          </table:table-cell>
          <table:table-cell office:value-type="string" table:style-name="ce1">
            <text:p>102.12.28</text:p>
          </table:table-cell>
          <table:table-cell office:value-type="string" table:style-name="ce1">
            <text:p>彌陀區</text:p>
          </table:table-cell>
          <table:table-cell office:value-type="float" office:value="400" table:style-name="ce1">
            <text:p>40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永安區</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3年慶祝農民節表彰活動計畫(預計活動時程:103.1.21)</text:p>
          </table:table-cell>
          <table:table-cell office:value-type="string" table:style-name="ce1">
            <text:p>103.1.21</text:p>
          </table:table-cell>
          <table:table-cell office:value-type="string" table:style-name="ce1">
            <text:p>103.1.21</text:p>
          </table:table-cell>
          <table:table-cell office:value-type="string" table:style-name="ce1">
            <text:p>永安區</text:p>
          </table:table-cell>
          <table:table-cell office:value-type="float" office:value="330" table:style-name="ce1">
            <text:p>33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第一核能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3012" table:style-name="ce1">
            <text:p>3012</text:p>
          </table:table-cell>
          <table:table-cell office:value-type="float" office:value="3012" table:style-name="ce1">
            <text:p>3012</text:p>
          </table:table-cell>
          <table:table-cell office:value-type="float" office:value="3012" table:style-name="ce1">
            <text:p>301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float" office:value="1866" table:style-name="ce1">
            <text:p>1866</text:p>
          </table:table-cell>
          <table:table-cell office:value-type="float" office:value="1866" table:style-name="ce1">
            <text:p>1866</text:p>
          </table:table-cell>
          <table:table-cell office:value-type="float" office:value="1866" table:style-name="ce1">
            <text:p>186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石門區</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3年度農民節慶祝大會暨農特產品促銷推廣活動(預計活動時程:103.1.15-3.31)</text:p>
          </table:table-cell>
          <table:table-cell office:value-type="string" table:style-name="ce1">
            <text:p>103.1.15</text:p>
          </table:table-cell>
          <table:table-cell office:value-type="string" table:style-name="ce1">
            <text:p>103.3.31</text:p>
          </table:table-cell>
          <table:table-cell office:value-type="string" table:style-name="ce1">
            <text:p>石門區</text:p>
          </table:table-cell>
          <table:table-cell office:value-type="float" office:value="500" table:style-name="ce1">
            <text:p>500</text:p>
          </table:table-cell>
          <table:table-cell office:value-type="float" office:value="250" table:style-name="ce1">
            <text:p>250</text:p>
          </table:table-cell>
          <table:table-cell office:value-type="float" office:value="90" table:style-name="ce1">
            <text:p>9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芝區</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2014新北市三芝區櫻花健行活動(預計活動時程:103.1.1-3.31)</text:p>
          </table:table-cell>
          <table:table-cell office:value-type="string" table:style-name="ce1">
            <text:p>103.1.1</text:p>
          </table:table-cell>
          <table:table-cell office:value-type="string" table:style-name="ce1">
            <text:p>103.3.31</text:p>
          </table:table-cell>
          <table:table-cell office:value-type="string" table:style-name="ce1">
            <text:p>三芝區</text:p>
          </table:table-cell>
          <table:table-cell office:value-type="float" office:value="600" table:style-name="ce1">
            <text:p>600</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主動關懷周邊中小學弱勢學童深耕獎勵助學活動(預計主動關懷弱勢活動時程:102.12.1-103.1.20)</text:p>
          </table:table-cell>
          <table:table-cell office:value-type="string" table:style-name="ce1">
            <text:p>102.12.1</text:p>
          </table:table-cell>
          <table:table-cell office:value-type="string" table:style-name="ce1">
            <text:p>103.1.20</text:p>
          </table:table-cell>
          <table:table-cell office:value-type="string" table:style-name="ce1">
            <text:p>萬里區</text:p>
          </table:table-cell>
          <table:table-cell office:value-type="float" office:value="155" table:style-name="ce1">
            <text:p>155</text:p>
          </table:table-cell>
          <table:table-cell office:value-type="float" office:value="155" table:style-name="ce1">
            <text:p>155</text:p>
          </table:table-cell>
          <table:table-cell office:value-type="float" office:value="85" table:style-name="ce1">
            <text:p>85</text:p>
          </table:table-cell>
          <table:table-cell office:value-type="string" table:style-name="ce1">
            <text:p>配合宣導電力開發，提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第二核能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811" table:style-name="ce1">
            <text:p>2811</text:p>
          </table:table-cell>
          <table:table-cell office:value-type="float" office:value="2811" table:style-name="ce1">
            <text:p>2811</text:p>
          </table:table-cell>
          <table:table-cell office:value-type="float" office:value="2811" table:style-name="ce1">
            <text:p>281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萬里區</text:p>
          </table:table-cell>
          <table:table-cell office:value-type="string" table:style-name="ce1">
            <text:p>第二核能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萬里區</text:p>
          </table:table-cell>
          <table:table-cell office:value-type="float" office:value="722" table:style-name="ce1">
            <text:p>722</text:p>
          </table:table-cell>
          <table:table-cell office:value-type="float" office:value="722" table:style-name="ce1">
            <text:p>722</text:p>
          </table:table-cell>
          <table:table-cell office:value-type="float" office:value="722" table:style-name="ce1">
            <text:p>72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第三核能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3313" table:style-name="ce1">
            <text:p>3313</text:p>
          </table:table-cell>
          <table:table-cell office:value-type="float" office:value="3313" table:style-name="ce1">
            <text:p>3313</text:p>
          </table:table-cell>
          <table:table-cell office:value-type="float" office:value="3313" table:style-name="ce1">
            <text:p>331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第三核能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float" office:value="952" table:style-name="ce1">
            <text:p>952</text:p>
          </table:table-cell>
          <table:table-cell office:value-type="float" office:value="952" table:style-name="ce1">
            <text:p>952</text:p>
          </table:table-cell>
          <table:table-cell office:value-type="float" office:value="952" table:style-name="ce1">
            <text:p>95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恆春鎮</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102年度核能安全宣導暨歲末年終業務檢討活動(預計活動時程:102.12.25)</text:p>
          </table:table-cell>
          <table:table-cell office:value-type="string" table:style-name="ce1">
            <text:p>102.12.25</text:p>
          </table:table-cell>
          <table:table-cell office:value-type="string" table:style-name="ce1">
            <text:p>102.12.25</text:p>
          </table:table-cell>
          <table:table-cell office:value-type="string" table:style-name="ce1">
            <text:p>恆春鎮公所</text:p>
          </table:table-cell>
          <table:table-cell office:value-type="float" office:value="250" table:style-name="ce1">
            <text:p>250</text:p>
          </table:table-cell>
          <table:table-cell office:value-type="float" office:value="50" table:style-name="ce1">
            <text:p>50</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協和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008" table:style-name="ce1">
            <text:p>2008</text:p>
          </table:table-cell>
          <table:table-cell office:value-type="float" office:value="2008" table:style-name="ce1">
            <text:p>2008</text:p>
          </table:table-cell>
          <table:table-cell office:value-type="float" office:value="2008" table:style-name="ce1">
            <text:p>2008</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float" office:value="903" table:style-name="ce1">
            <text:p>903</text:p>
          </table:table-cell>
          <table:table-cell office:value-type="float" office:value="903" table:style-name="ce1">
            <text:p>903</text:p>
          </table:table-cell>
          <table:table-cell office:value-type="float" office:value="903" table:style-name="ce1">
            <text:p>90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坪頂國民小學</text:p>
          </table:table-cell>
          <table:table-cell office:value-type="string" table:style-name="ce1">
            <text:p>aa</text:p>
          </table:table-cell>
          <table:table-cell office:value-type="string" table:style-name="ce1">
            <text:p>協助苗栗縣通霄鎮坪頂國民小學辦理改善普通教室照明設備計畫</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84" table:style-name="ce1">
            <text:p>84</text:p>
          </table:table-cell>
          <table:table-cell office:value-type="float" office:value="84" table:style-name="ce1">
            <text:p>84</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苑裡鎮市區道路路口意象及景觀綠美化改善工程</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float" office:value="6000" table:style-name="ce1">
            <text:p>6000</text:p>
          </table:table-cell>
          <table:table-cell office:value-type="float" office:value="5400" table:style-name="ce1">
            <text:p>5400</text:p>
          </table:table-cell>
          <table:table-cell office:value-type="float" office:value="5400" table:style-name="ce1">
            <text:p>54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青年社會福利慈善關懷協會</text:p>
          </table:table-cell>
          <table:table-cell office:value-type="float" office:value="10923236" table:style-name="ce1">
            <text:p>10923236</text:p>
          </table:table-cell>
          <table:table-cell office:value-type="string" table:style-name="ce1">
            <text:p>協助苗栗縣通霄青年社會福利慈善關懷協會辦理「明時序提、運表微中」研習活動暨節約能源宣導活動(預計活動時程:102.12.14)</text:p>
          </table:table-cell>
          <table:table-cell office:value-type="string" table:style-name="ce1">
            <text:p>102.12.14</text:p>
          </table:table-cell>
          <table:table-cell office:value-type="string" table:style-name="ce1">
            <text:p>102.12.14</text:p>
          </table:table-cell>
          <table:table-cell office:value-type="string" table:style-name="ce1">
            <text:p>通霄鎮</text:p>
          </table:table-cell>
          <table:table-cell office:value-type="float" office:value="250" table:style-name="ce1">
            <text:p>250</text:p>
          </table:table-cell>
          <table:table-cell office:value-type="float" office:value="230" table:style-name="ce1">
            <text:p>230</text:p>
          </table:table-cell>
          <table:table-cell office:value-type="float" office:value="80" table:style-name="ce1">
            <text:p>8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田心早操推展協會</text:p>
          </table:table-cell>
          <table:table-cell office:value-type="float" office:value="9319528" table:style-name="ce1">
            <text:p>9319528</text:p>
          </table:table-cell>
          <table:table-cell office:value-type="string" table:style-name="ce1">
            <text:p>協助苗栗縣苑裡鎮田心早操推展協會辦理102年國民心樂活研習暨參觀火力發電廠活動(預計活動時程:102.12.14-15)</text:p>
          </table:table-cell>
          <table:table-cell office:value-type="string" table:style-name="ce1">
            <text:p>102.12.14</text:p>
          </table:table-cell>
          <table:table-cell office:value-type="string" table:style-name="ce1">
            <text:p>102.12.15</text:p>
          </table:table-cell>
          <table:table-cell office:value-type="string" table:style-name="ce1">
            <text:p>苑裡鎮</text:p>
          </table:table-cell>
          <table:table-cell office:value-type="float" office:value="147" table:style-name="ce1">
            <text:p>147</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鄉土關愛協會</text:p>
          </table:table-cell>
          <table:table-cell office:value-type="float" office:value="10934297" table:style-name="ce1">
            <text:p>10934297</text:p>
          </table:table-cell>
          <table:table-cell office:value-type="string" table:style-name="ce1">
            <text:p>協助苗栗縣鄉土關愛協會辦理樂活銀族 祈安賜福嘉年華會(預計活動時程:102.12.11)</text:p>
          </table:table-cell>
          <table:table-cell office:value-type="string" table:style-name="ce1">
            <text:p>102.12.11</text:p>
          </table:table-cell>
          <table:table-cell office:value-type="string" table:style-name="ce1">
            <text:p>102.12.11</text:p>
          </table:table-cell>
          <table:table-cell office:value-type="string" table:style-name="ce1">
            <text:p>通霄鎮</text:p>
          </table:table-cell>
          <table:table-cell office:value-type="float" office:value="704" table:style-name="ce1">
            <text:p>704</text:p>
          </table:table-cell>
          <table:table-cell office:value-type="float" office:value="440" table:style-name="ce1">
            <text:p>44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通霄發電廠</text:p>
          </table:table-cell>
          <table:table-cell office:value-type="string" table:style-name="ce1">
            <text:p>aa</text:p>
          </table:table-cell>
          <table:table-cell office:value-type="string" table:style-name="ce1">
            <text:p>協助通霄發電廠辦理通霄國中女子壘球隊103年度訓練計畫(預計主動關懷認養活動時程:103.10.1-12.31)</text:p>
          </table:table-cell>
          <table:table-cell office:value-type="string" table:style-name="ce1">
            <text:p>103.1.1</text:p>
          </table:table-cell>
          <table:table-cell office:value-type="string" table:style-name="ce1">
            <text:p>103.12.31</text:p>
          </table:table-cell>
          <table:table-cell office:value-type="string" table:style-name="ce1">
            <text:p>通霄鎮</text:p>
          </table:table-cell>
          <table:table-cell office:value-type="float" office:value="299" table:style-name="ce1">
            <text:p>299</text:p>
          </table:table-cell>
          <table:table-cell office:value-type="float" office:value="299" table:style-name="ce1">
            <text:p>299</text:p>
          </table:table-cell>
          <table:table-cell office:value-type="float" office:value="299" table:style-name="ce1">
            <text:p>299</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2年度苑裡鎮立幼兒園親子戶外教學活動(預計活動時程:102.12.7)</text:p>
          </table:table-cell>
          <table:table-cell office:value-type="string" table:style-name="ce1">
            <text:p>102.12.7</text:p>
          </table:table-cell>
          <table:table-cell office:value-type="string" table:style-name="ce1">
            <text:p>102.12.7</text:p>
          </table:table-cell>
          <table:table-cell office:value-type="string" table:style-name="ce1">
            <text:p>苑裡鎮</text:p>
          </table:table-cell>
          <table:table-cell office:value-type="float" office:value="72" table:style-name="ce1">
            <text:p>72</text:p>
          </table:table-cell>
          <table:table-cell office:value-type="float" office:value="36" table:style-name="ce1">
            <text:p>36</text:p>
          </table:table-cell>
          <table:table-cell office:value-type="float" office:value="36" table:style-name="ce1">
            <text:p>3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2年度苑裡鎮立幼兒園歡樂聖誕PARTY(預計活動時程:102.12.22)</text:p>
          </table:table-cell>
          <table:table-cell office:value-type="string" table:style-name="ce1">
            <text:p>102.12.22</text:p>
          </table:table-cell>
          <table:table-cell office:value-type="string" table:style-name="ce1">
            <text:p>102.12.22</text:p>
          </table:table-cell>
          <table:table-cell office:value-type="string" table:style-name="ce1">
            <text:p>苑裡鎮</text:p>
          </table:table-cell>
          <table:table-cell office:value-type="float" office:value="70" table:style-name="ce1">
            <text:p>70</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通霄發電廠</text:p>
          </table:table-cell>
          <table:table-cell office:value-type="string" table:style-name="ce1">
            <text:p>aa</text:p>
          </table:table-cell>
          <table:table-cell office:value-type="string" table:style-name="ce1">
            <text:p>協助通霄發電廠辦理關懷獨居老人送暖公益系列活動(預計主動關懷弱勢活動時程:102.12.16-103.1.18)</text:p>
          </table:table-cell>
          <table:table-cell office:value-type="string" table:style-name="ce1">
            <text:p>102.12.16</text:p>
          </table:table-cell>
          <table:table-cell office:value-type="string" table:style-name="ce1">
            <text:p>103.1.18</text:p>
          </table:table-cell>
          <table:table-cell office:value-type="string" table:style-name="ce1">
            <text:p>通霄鎮</text:p>
          </table:table-cell>
          <table:table-cell office:value-type="float" office:value="228" table:style-name="ce1">
            <text:p>228</text:p>
          </table:table-cell>
          <table:table-cell office:value-type="float" office:value="228" table:style-name="ce1">
            <text:p>228</text:p>
          </table:table-cell>
          <table:table-cell office:value-type="float" office:value="228" table:style-name="ce1">
            <text:p>228</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苑裡鎮</text:p>
          </table:table-cell>
          <table:table-cell office:value-type="string" table:style-name="ce1">
            <text:p>苗栗縣稻米村地方米食特產推展協會</text:p>
          </table:table-cell>
          <table:table-cell office:value-type="float" office:value="39781279" table:style-name="ce1">
            <text:p>39781279</text:p>
          </table:table-cell>
          <table:table-cell office:value-type="string" table:style-name="ce1">
            <text:p>協助苗栗縣稻米村地方米食特產推展協會辦理103年度辦理稻村生活體驗蘿蔔樂活動(預計活動時程:103.1.12)</text:p>
          </table:table-cell>
          <table:table-cell office:value-type="string" table:style-name="ce1">
            <text:p>103.1.12</text:p>
          </table:table-cell>
          <table:table-cell office:value-type="string" table:style-name="ce1">
            <text:p>103.1.12</text:p>
          </table:table-cell>
          <table:table-cell office:value-type="string" table:style-name="ce1">
            <text:p>苑裡鎮</text:p>
          </table:table-cell>
          <table:table-cell office:value-type="float" office:value="196" table:style-name="ce1">
            <text:p>196</text:p>
          </table:table-cell>
          <table:table-cell office:value-type="float" office:value="60" table:style-name="ce1">
            <text:p>6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table:style-name="ce1"/>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義消協會</text:p>
          </table:table-cell>
          <table:table-cell office:value-type="float" office:value="45257791" table:style-name="ce1">
            <text:p>45257791</text:p>
          </table:table-cell>
          <table:table-cell office:value-type="string" table:style-name="ce1">
            <text:p>協助苗栗縣通霄義消協會辦理102年度年終擴大防火宣導暨警義消慰勞晚會(預計活動時程:102.12.31)</text:p>
          </table:table-cell>
          <table:table-cell office:value-type="string" table:style-name="ce1">
            <text:p>102.12.31</text:p>
          </table:table-cell>
          <table:table-cell office:value-type="string" table:style-name="ce1">
            <text:p>102.12.31</text:p>
          </table:table-cell>
          <table:table-cell office:value-type="string" table:style-name="ce1">
            <text:p>通霄鎮</text:p>
          </table:table-cell>
          <table:table-cell office:value-type="float" office:value="188" table:style-name="ce1">
            <text:p>188</text:p>
          </table:table-cell>
          <table:table-cell office:value-type="float" office:value="118" table:style-name="ce1">
            <text:p>118</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103年度春節敦親睦鄰暨節約能源宣導(預計活動時程:103.1.29)</text:p>
          </table:table-cell>
          <table:table-cell office:value-type="string" table:style-name="ce1">
            <text:p>103.1.29</text:p>
          </table:table-cell>
          <table:table-cell office:value-type="string" table:style-name="ce1">
            <text:p>103.1.29</text:p>
          </table:table-cell>
          <table:table-cell office:value-type="string" table:style-name="ce1">
            <text:p>通霄鎮</text:p>
          </table:table-cell>
          <table:table-cell office:value-type="float" office:value="389" table:style-name="ce1">
            <text:p>389</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三仙宮巧聖先師文化協會</text:p>
          </table:table-cell>
          <table:table-cell office:value-type="float" office:value="26862278" table:style-name="ce1">
            <text:p>26862278</text:p>
          </table:table-cell>
          <table:table-cell office:value-type="string" table:style-name="ce1">
            <text:p>協助苗栗縣通霄三仙宮巧聖先師文化協會辦理建宮周年祈福及傳統藝術文化美食祭暨節約能源宣導活動(預計活動時程:102.12.31-103.1.1)</text:p>
          </table:table-cell>
          <table:table-cell office:value-type="string" table:style-name="ce1">
            <text:p>102.12.31</text:p>
          </table:table-cell>
          <table:table-cell office:value-type="string" table:style-name="ce1">
            <text:p>103.1.1</text:p>
          </table:table-cell>
          <table:table-cell office:value-type="string" table:style-name="ce1">
            <text:p>通霄鎮</text:p>
          </table:table-cell>
          <table:table-cell office:value-type="float" office:value="342" table:style-name="ce1">
            <text:p>342</text:p>
          </table:table-cell>
          <table:table-cell office:value-type="float" office:value="80" table:style-name="ce1">
            <text:p>8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體育會</text:p>
          </table:table-cell>
          <table:table-cell office:value-type="float" office:value="15746702" table:style-name="ce1">
            <text:p>15746702</text:p>
          </table:table-cell>
          <table:table-cell office:value-type="string" table:style-name="ce1">
            <text:p>協助苗栗縣通霄鎮體育會辦理慶祝中華民國103年開國紀念日暨通霄鎮體育會第廿屆『理事長盃』全民路跑錦標賽(預計活動時程:103.1.1)</text:p>
          </table:table-cell>
          <table:table-cell office:value-type="string" table:style-name="ce1">
            <text:p>103.1.1</text:p>
          </table:table-cell>
          <table:table-cell office:value-type="string" table:style-name="ce1">
            <text:p>103.1.1</text:p>
          </table:table-cell>
          <table:table-cell office:value-type="string" table:style-name="ce1">
            <text:p>通霄鎮</text:p>
          </table:table-cell>
          <table:table-cell office:value-type="float" office:value="725" table:style-name="ce1">
            <text:p>725</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新庄里龍景峇里公園工程</text:p>
          </table:table-cell>
          <table:table-cell office:value-type="date" office:date-value="2013-10-01T00:00:00" table:style-name="ce2">
            <text:p>2013/10/1</text:p>
          </table:table-cell>
          <table:table-cell office:value-type="date" office:date-value="2014-03-31T00:00:00" table:style-name="ce2">
            <text:p>2014/3/31</text:p>
          </table:table-cell>
          <table:table-cell office:value-type="string" table:style-name="ce1">
            <text:p>台中市</text:p>
          </table:table-cell>
          <table:table-cell office:value-type="float" office:value="8000" table:style-name="ce1">
            <text:p>8000</text:p>
          </table:table-cell>
          <table:table-cell office:value-type="float" office:value="8000" table:style-name="ce1">
            <text:p>8000</text:p>
          </table:table-cell>
          <table:table-cell office:value-type="float" office:value="6000" table:style-name="ce1">
            <text:p>60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伸港鄉</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伸港鄉鄉立圖書館建築修繕整建暨戶外景觀綠美化工程</text:p>
          </table:table-cell>
          <table:table-cell office:value-type="string" table:style-name="ce1">
            <text:p>102.1.1</text:p>
          </table:table-cell>
          <table:table-cell office:value-type="string" table:style-name="ce1">
            <text:p>102.12.31</text:p>
          </table:table-cell>
          <table:table-cell office:value-type="string" table:style-name="ce1">
            <text:p>台中市</text:p>
          </table:table-cell>
          <table:table-cell office:value-type="float" office:value="11105" table:style-name="ce1">
            <text:p>11105</text:p>
          </table:table-cell>
          <table:table-cell office:value-type="float" office:value="9000" table:style-name="ce1">
            <text:p>9000</text:p>
          </table:table-cell>
          <table:table-cell office:value-type="float" office:value="5500" table:style-name="ce1">
            <text:p>5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清水區</text:p>
          </table:table-cell>
          <table:table-cell office:value-type="string" table:style-name="ce1">
            <text:p>臺中區漁會</text:p>
          </table:table-cell>
          <table:table-cell office:value-type="float" office:value="56333803" table:style-name="ce1">
            <text:p>56333803</text:p>
          </table:table-cell>
          <table:table-cell office:value-type="string" table:style-name="ce1">
            <text:p>協助臺中區漁會辦理「梧棲漁港漁船上架及輔助設施新建工程」及「梧棲漁港漁船修造廠興建工程」</text:p>
          </table:table-cell>
          <table:table-cell office:value-type="string" table:style-name="ce1">
            <text:p>103.1.1</text:p>
          </table:table-cell>
          <table:table-cell office:value-type="string" table:style-name="ce1">
            <text:p>103.6.30</text:p>
          </table:table-cell>
          <table:table-cell office:value-type="string" table:style-name="ce1">
            <text:p>台中市</text:p>
          </table:table-cell>
          <table:table-cell office:value-type="float" office:value="28315" table:style-name="ce1">
            <text:p>28315</text:p>
          </table:table-cell>
          <table:table-cell office:value-type="float" office:value="25500" table:style-name="ce1">
            <text:p>25500</text:p>
          </table:table-cell>
          <table:table-cell office:value-type="float" office:value="19000" table:style-name="ce1">
            <text:p>19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縣龍井鄉老人會</text:p>
          </table:table-cell>
          <table:table-cell office:value-type="float" office:value="76613697" table:style-name="ce1">
            <text:p>76613697</text:p>
          </table:table-cell>
          <table:table-cell office:value-type="string" table:style-name="ce1">
            <text:p>協助臺中縣龍井鄉老人會辦理(一)103年度關懷老人健康講座暨推廣節約及乾淨能源活動(預計活動時程:103.3.15)及(二)103年關懷老人才藝表演暨節約用電宣傳活動(預計活動時程:103.11.9)</text:p>
          </table:table-cell>
          <table:table-cell office:value-type="string" table:style-name="ce1">
            <text:p>103.3.15</text:p>
          </table:table-cell>
          <table:table-cell office:value-type="string" table:style-name="ce1">
            <text:p>103.11.9</text:p>
          </table:table-cell>
          <table:table-cell office:value-type="string" table:style-name="ce1">
            <text:p>台中市</text:p>
          </table:table-cell>
          <table:table-cell office:value-type="float" office:value="1429" table:style-name="ce1">
            <text:p>1429</text:p>
          </table:table-cell>
          <table:table-cell office:value-type="float" office:value="350" table:style-name="ce1">
            <text:p>350</text:p>
          </table:table-cell>
          <table:table-cell office:value-type="float" office:value="100" table:style-name="ce1">
            <text:p>1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台中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811" table:style-name="ce1">
            <text:p>2811</text:p>
          </table:table-cell>
          <table:table-cell office:value-type="float" office:value="2811" table:style-name="ce1">
            <text:p>2811</text:p>
          </table:table-cell>
          <table:table-cell office:value-type="float" office:value="2811" table:style-name="ce1">
            <text:p>2811</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float" office:value="1284" table:style-name="ce1">
            <text:p>1284</text:p>
          </table:table-cell>
          <table:table-cell office:value-type="float" office:value="1284" table:style-name="ce1">
            <text:p>1284</text:p>
          </table:table-cell>
          <table:table-cell office:value-type="float" office:value="1284" table:style-name="ce1">
            <text:p>128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2年度中火睦鄰盃桌球邀請賽暨節約能源宣導活動(預計活動時程:102.12.21)</text:p>
          </table:table-cell>
          <table:table-cell office:value-type="string" table:style-name="ce1">
            <text:p>102.12.21</text:p>
          </table:table-cell>
          <table:table-cell office:value-type="string" table:style-name="ce1">
            <text:p>102.12.21</text:p>
          </table:table-cell>
          <table:table-cell office:value-type="string" table:style-name="ce1">
            <text:p>台中市</text:p>
          </table:table-cell>
          <table:table-cell office:value-type="float" office:value="97" table:style-name="ce1">
            <text:p>97</text:p>
          </table:table-cell>
          <table:table-cell office:value-type="float" office:value="97" table:style-name="ce1">
            <text:p>97</text:p>
          </table:table-cell>
          <table:table-cell office:value-type="float" office:value="97" table:style-name="ce1">
            <text:p>97</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主動關懷計畫之長期深耕暨認養龍津國中籃球隊活動計畫(預計主動關懷認養活動時程:103.1.1-12.31)</text:p>
          </table:table-cell>
          <table:table-cell office:value-type="string" table:style-name="ce1">
            <text:p>103.1.1</text:p>
          </table:table-cell>
          <table:table-cell office:value-type="string" table:style-name="ce1">
            <text:p>103.12.31</text:p>
          </table:table-cell>
          <table:table-cell office:value-type="string" table:style-name="ce1">
            <text:p>台中市</text:p>
          </table:table-cell>
          <table:table-cell office:value-type="float" office:value="250" table:style-name="ce1">
            <text:p>250</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大肚溪出海口淨灘暨節約能源宣導(預計活動時程:102.12.25)</text:p>
          </table:table-cell>
          <table:table-cell office:value-type="string" table:style-name="ce1">
            <text:p>102.12.25</text:p>
          </table:table-cell>
          <table:table-cell office:value-type="string" table:style-name="ce1">
            <text:p>102.12.25</text:p>
          </table:table-cell>
          <table:table-cell office:value-type="string" table:style-name="ce1">
            <text:p>台中市</text:p>
          </table:table-cell>
          <table:table-cell office:value-type="float" office:value="72" table:style-name="ce1">
            <text:p>72</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台電公司捐助臺中市龍井區農會辦理冬季綠肥、景觀作物推廣暨宣導油菜花田之美─攝影比賽活動(預計活動時程:103.1.1-2.28)</text:p>
          </table:table-cell>
          <table:table-cell office:value-type="string" table:style-name="ce1">
            <text:p>103.1.1</text:p>
          </table:table-cell>
          <table:table-cell office:value-type="string" table:style-name="ce1">
            <text:p>103.2.28</text:p>
          </table:table-cell>
          <table:table-cell office:value-type="string" table:style-name="ce1">
            <text:p>台中市</text:p>
          </table:table-cell>
          <table:table-cell office:value-type="float" office:value="336" table:style-name="ce1">
            <text:p>336</text:p>
          </table:table-cell>
          <table:table-cell office:value-type="float" office:value="336" table:style-name="ce1">
            <text:p>336</text:p>
          </table:table-cell>
          <table:table-cell office:value-type="float" office:value="300" table:style-name="ce1">
            <text:p>30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伸港鄉</text:p>
          </table:table-cell>
          <table:table-cell office:value-type="string" table:style-name="ce1">
            <text:p>彰化縣伸港鄉體育會</text:p>
          </table:table-cell>
          <table:table-cell office:value-type="float" office:value="45719061" table:style-name="ce1">
            <text:p>45719061</text:p>
          </table:table-cell>
          <table:table-cell office:value-type="string" table:style-name="ce1">
            <text:p>協助彰化縣伸港鄉體育會辦理迎接2014年元旦與建國103年全民健行暨節能減碳宣導活動(預計活動時程:103.1.1)</text:p>
          </table:table-cell>
          <table:table-cell office:value-type="string" table:style-name="ce1">
            <text:p>103.1.1</text:p>
          </table:table-cell>
          <table:table-cell office:value-type="string" table:style-name="ce1">
            <text:p>103.1.1</text:p>
          </table:table-cell>
          <table:table-cell office:value-type="string" table:style-name="ce1">
            <text:p>台中市</text:p>
          </table:table-cell>
          <table:table-cell office:value-type="float" office:value="947" table:style-name="ce1">
            <text:p>947</text:p>
          </table:table-cell>
          <table:table-cell office:value-type="float" office:value="360" table:style-name="ce1">
            <text:p>360</text:p>
          </table:table-cell>
          <table:table-cell office:value-type="float" office:value="270" table:style-name="ce1">
            <text:p>2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全民升旗典禮、登山健行暨推廣節約能源宣導活動(預計活動時程:103.1.1)</text:p>
          </table:table-cell>
          <table:table-cell office:value-type="string" table:style-name="ce1">
            <text:p>103.1.1</text:p>
          </table:table-cell>
          <table:table-cell office:value-type="string" table:style-name="ce1">
            <text:p>103.1.1</text:p>
          </table:table-cell>
          <table:table-cell office:value-type="string" table:style-name="ce1">
            <text:p>台中市</text:p>
          </table:table-cell>
          <table:table-cell office:value-type="float" office:value="968" table:style-name="ce1">
            <text:p>968</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啟文國民小學展演室改善工程計畫</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float" office:value="947" table:style-name="ce1">
            <text:p>947</text:p>
          </table:table-cell>
          <table:table-cell office:value-type="float" office:value="947" table:style-name="ce1">
            <text:p>947</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觀音鄉上大國小『足球小巨人』培訓計畫(預計主動關懷認養活動時程:103.1.1-12.31)</text:p>
          </table:table-cell>
          <table:table-cell office:value-type="string" table:style-name="ce1">
            <text:p>103.1.1</text:p>
          </table:table-cell>
          <table:table-cell office:value-type="string" table:style-name="ce1">
            <text:p>103.12.31</text:p>
          </table:table-cell>
          <table:table-cell office:value-type="string" table:style-name="ce1">
            <text:p>觀音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大潭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807" table:style-name="ce1">
            <text:p>1807</text:p>
          </table:table-cell>
          <table:table-cell office:value-type="float" office:value="1807" table:style-name="ce1">
            <text:p>1807</text:p>
          </table:table-cell>
          <table:table-cell office:value-type="float" office:value="1807" table:style-name="ce1">
            <text:p>180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float" office:value="903" table:style-name="ce1">
            <text:p>903</text:p>
          </table:table-cell>
          <table:table-cell office:value-type="float" office:value="903" table:style-name="ce1">
            <text:p>903</text:p>
          </table:table-cell>
          <table:table-cell office:value-type="float" office:value="903" table:style-name="ce1">
            <text:p>90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觀音鄉</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102年度業務溝通及歲末睦鄰聯誼活動(預計活動時程:103年農曆年前)</text:p>
          </table:table-cell>
          <table:table-cell office:value-type="string" table:style-name="ce1">
            <text:p>103.1月</text:p>
          </table:table-cell>
          <table:table-cell office:value-type="string" table:style-name="ce1">
            <text:p>103.1月</text:p>
          </table:table-cell>
          <table:table-cell office:value-type="string" table:style-name="ce1">
            <text:p>觀音鄉</text:p>
          </table:table-cell>
          <table:table-cell office:value-type="float" office:value="185" table:style-name="ce1">
            <text:p>185</text:p>
          </table:table-cell>
          <table:table-cell office:value-type="float" office:value="185" table:style-name="ce1">
            <text:p>185</text:p>
          </table:table-cell>
          <table:table-cell office:value-type="float" office:value="185" table:style-name="ce1">
            <text:p>18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白沙鄉</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暨102年度廟會民俗敦親睦鄰活動(預計活動時程:102.11.30)</text:p>
          </table:table-cell>
          <table:table-cell office:value-type="string" table:style-name="ce1">
            <text:p>102.11.30</text:p>
          </table:table-cell>
          <table:table-cell office:value-type="string" table:style-name="ce1">
            <text:p>102.11.30</text:p>
          </table:table-cell>
          <table:table-cell office:value-type="string" table:style-name="ce1">
            <text:p>澎湖縣白沙鄉</text:p>
          </table:table-cell>
          <table:table-cell office:value-type="float" office:value="76" table:style-name="ce1">
            <text:p>76</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西鄉</text:p>
          </table:table-cell>
          <table:table-cell office:value-type="string" table:style-name="ce1">
            <text:p>澎湖縣湖西鄉南寮社區發展協會</text:p>
          </table:table-cell>
          <table:table-cell office:value-type="float" office:value="78943651" table:style-name="ce1">
            <text:p>78943651</text:p>
          </table:table-cell>
          <table:table-cell office:value-type="string" table:style-name="ce1">
            <text:p>協助澎湖縣湖西鄉南寮社區發展協會辦理歲末關懷社區老人活動暨節能減碳宣導(預計活動時程:102.12.9)</text:p>
          </table:table-cell>
          <table:table-cell office:value-type="string" table:style-name="ce1">
            <text:p>102.12.18</text:p>
          </table:table-cell>
          <table:table-cell office:value-type="string" table:style-name="ce1">
            <text:p>102.12.18</text:p>
          </table:table-cell>
          <table:table-cell office:value-type="string" table:style-name="ce1">
            <text:p>澎湖縣湖西鄉</text:p>
          </table:table-cell>
          <table:table-cell office:value-type="float" office:value="80" table:style-name="ce1">
            <text:p>80</text:p>
          </table:table-cell>
          <table:table-cell office:value-type="float" office:value="76" table:style-name="ce1">
            <text:p>76</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尖山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1908" table:style-name="ce1">
            <text:p>1908</text:p>
          </table:table-cell>
          <table:table-cell office:value-type="float" office:value="1908" table:style-name="ce1">
            <text:p>1908</text:p>
          </table:table-cell>
          <table:table-cell office:value-type="float" office:value="1908" table:style-name="ce1">
            <text:p>1908</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西鄉</text:p>
          </table:table-cell>
          <table:table-cell office:value-type="string" table:style-name="ce1">
            <text:p>尖山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湖西鄉</text:p>
          </table:table-cell>
          <table:table-cell office:value-type="float" office:value="1796" table:style-name="ce1">
            <text:p>1796</text:p>
          </table:table-cell>
          <table:table-cell office:value-type="float" office:value="1796" table:style-name="ce1">
            <text:p>1796</text:p>
          </table:table-cell>
          <table:table-cell office:value-type="float" office:value="1796" table:style-name="ce1">
            <text:p>179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湖西鄉</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支持電價合理宣導暨顯濟殿謝府王爺聖誕祝壽祈福法會活動(預計活動時程:102.12.28-31)</text:p>
          </table:table-cell>
          <table:table-cell office:value-type="string" table:style-name="ce1">
            <text:p>102.12.28</text:p>
          </table:table-cell>
          <table:table-cell office:value-type="string" table:style-name="ce1">
            <text:p>102.12.31</text:p>
          </table:table-cell>
          <table:table-cell office:value-type="string" table:style-name="ce1">
            <text:p>澎湖縣湖西鄉</text:p>
          </table:table-cell>
          <table:table-cell office:value-type="float" office:value="274" table:style-name="ce1">
            <text:p>274</text:p>
          </table:table-cell>
          <table:table-cell office:value-type="float" office:value="144" table:style-name="ce1">
            <text:p>144</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塔山發電廠</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402" table:style-name="ce1">
            <text:p>402</text:p>
          </table:table-cell>
          <table:table-cell office:value-type="float" office:value="402" table:style-name="ce1">
            <text:p>402</text:p>
          </table:table-cell>
          <table:table-cell office:value-type="float" office:value="402" table:style-name="ce1">
            <text:p>402</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金城鎮</text:p>
          </table:table-cell>
          <table:table-cell office:value-type="string" table:style-name="ce1">
            <text:p>塔山發電廠</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金城鎮</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中寮、義和、廣福、福盛等四村基礎建設工程(二)</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395" table:style-name="ce1">
            <text:p>139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和興、復興、廣興村等三村地方建設工程(一)</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600" table:style-name="ce1">
            <text:p>16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清水、爽文、龍安村等三村地方建設工程(一)</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400" table:style-name="ce1">
            <text:p>14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清水、爽文、龍安村等三村基礎建設工程(二)</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600" table:style-name="ce1">
            <text:p>16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內城、龍岩、永平、崁頂村等四村地方建設工程(一)</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3070" table:style-name="ce1">
            <text:p>307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內城、龍岩、永平、崁頂村等四村基礎建設工程(二)</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230" table:style-name="ce1">
            <text:p>123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鄉永福、八仙、永芳、永和村等四村地方建設工程(一)</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1500" table:style-name="ce1">
            <text:p>1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福盛村二尖產業道路AC封層工程等9件</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2670" table:style-name="ce1">
            <text:p>267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和興村東興路支線改善工程等10件</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2590" table:style-name="ce1">
            <text:p>259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永福村竹仔坑水泥路面工程等4件</text:p>
          </table:table-cell>
          <table:table-cell office:value-type="string" table:style-name="ce1">
            <text:p>aa</text:p>
          </table:table-cell>
          <table:table-cell office:value-type="string" table:style-name="ce1">
            <text:p>aa</text:p>
          </table:table-cell>
          <table:table-cell office:value-type="string" table:style-name="ce1">
            <text:p>中寮鄉</text:p>
          </table:table-cell>
          <table:table-cell office:value-type="string" table:style-name="ce1">
            <text:p>aa</text:p>
          </table:table-cell>
          <table:table-cell office:value-type="string" table:style-name="ce1">
            <text:p>aa</text:p>
          </table:table-cell>
          <table:table-cell office:value-type="float" office:value="940" table:style-name="ce1">
            <text:p>94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辦理2014提升中寮、名間、集集地區觀光休閒產業發展系列活動─2014集集鄉土燈會展─赤馬集福迎平安(預計活動時程:103.1.29-2.16)</text:p>
          </table:table-cell>
          <table:table-cell office:value-type="string" table:style-name="ce1">
            <text:p>103.1.29</text:p>
          </table:table-cell>
          <table:table-cell office:value-type="string" table:style-name="ce1">
            <text:p>103.2.16</text:p>
          </table:table-cell>
          <table:table-cell office:value-type="string" table:style-name="ce1">
            <text:p>南投縣</text:p>
          </table:table-cell>
          <table:table-cell office:value-type="float" office:value="16700" table:style-name="ce1">
            <text:p>16700</text:p>
          </table:table-cell>
          <table:table-cell office:value-type="float" office:value="1000" table:style-name="ce1">
            <text:p>1000</text:p>
          </table:table-cell>
          <table:table-cell office:value-type="float" office:value="900" table:style-name="ce1">
            <text:p>9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中寮鄉</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2014第六屆南投縣中寮鄉柳橙節(預計活動時程:102.12.15-103.1.31)</text:p>
          </table:table-cell>
          <table:table-cell office:value-type="string" table:style-name="ce1">
            <text:p>102.12.15</text:p>
          </table:table-cell>
          <table:table-cell office:value-type="string" table:style-name="ce1">
            <text:p>103.1.31</text:p>
          </table:table-cell>
          <table:table-cell office:value-type="string" table:style-name="ce1">
            <text:p>中寮鄉</text:p>
          </table:table-cell>
          <table:table-cell office:value-type="float" office:value="500" table:style-name="ce1">
            <text:p>500</text:p>
          </table:table-cell>
          <table:table-cell office:value-type="float" office:value="150" table:style-name="ce1">
            <text:p>15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800" table:style-name="ce1">
            <text:p>9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小港區</text:p>
          </table:table-cell>
          <table:table-cell office:value-type="string" table:style-name="ce1">
            <text:p>高雄市小港區公所</text:p>
          </table:table-cell>
          <table:table-cell office:value-type="string" table:style-name="ce1">
            <text:p>aa</text:p>
          </table:table-cell>
          <table:table-cell office:value-type="string" table:style-name="ce1">
            <text:p>協助高雄市小港區公所辦理大林發電廠更新改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600" table:style-name="ce1">
            <text:p>96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辦理大林發電廠更新改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400" table:style-name="ce1">
            <text:p>224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新北市林口區公所</text:p>
          </table:table-cell>
          <table:table-cell office:value-type="string" table:style-name="ce1">
            <text:p>aa</text:p>
          </table:table-cell>
          <table:table-cell office:value-type="string" table:style-name="ce1">
            <text:p>協助新北市林口區公所辦理林口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000" table:style-name="ce1">
            <text:p>12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辦理林口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000" table:style-name="ce1">
            <text:p>28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發電廠更新擴建計畫─建廠前置協助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200" table:style-name="ce1">
            <text:p>502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出水坑東福文化生活空間營造</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2780" table:style-name="ce1">
            <text:p>2780</text:p>
          </table:table-cell>
          <table:table-cell office:value-type="float" office:value="2780" table:style-name="ce1">
            <text:p>2780</text:p>
          </table:table-cell>
          <table:table-cell office:value-type="float" office:value="2780" table:style-name="ce1">
            <text:p>27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麻埔興福文化生活空間營造</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4000" table:style-name="ce1">
            <text:p>4000</text:p>
          </table:table-cell>
          <table:table-cell office:value-type="float" office:value="4000" table:style-name="ce1">
            <text:p>4000</text:p>
          </table:table-cell>
          <table:table-cell office:value-type="float" office:value="4000" table:style-name="ce1">
            <text:p>4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山尾厝聚落空間營造</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2960" table:style-name="ce1">
            <text:p>2960</text:p>
          </table:table-cell>
          <table:table-cell office:value-type="float" office:value="2960" table:style-name="ce1">
            <text:p>2960</text:p>
          </table:table-cell>
          <table:table-cell office:value-type="float" office:value="2960" table:style-name="ce1">
            <text:p>296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出水坑聚落空間營造</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22000" table:style-name="ce1">
            <text:p>22000</text:p>
          </table:table-cell>
          <table:table-cell office:value-type="float" office:value="22000" table:style-name="ce1">
            <text:p>22000</text:p>
          </table:table-cell>
          <table:table-cell office:value-type="float" office:value="22000" table:style-name="ce1">
            <text:p>22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麻埔聚落(16鄰)空間營造</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1380" table:style-name="ce1">
            <text:p>1380</text:p>
          </table:table-cell>
          <table:table-cell office:value-type="float" office:value="1380" table:style-name="ce1">
            <text:p>1380</text:p>
          </table:table-cell>
          <table:table-cell office:value-type="float" office:value="1380" table:style-name="ce1">
            <text:p>138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林口區</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辦理林口區下福里風貌營造計畫─下南屏聚落道路景觀美化</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float" office:value="450" table:style-name="ce1">
            <text:p>450</text:p>
          </table:table-cell>
          <table:table-cell office:value-type="float" office:value="450" table:style-name="ce1">
            <text:p>450</text:p>
          </table:table-cell>
          <table:table-cell office:value-type="float" office:value="450" table:style-name="ce1">
            <text:p>45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三民區</text:p>
          </table:table-cell>
          <table:table-cell office:value-type="string" table:style-name="ce1">
            <text:p>高雄市三民區公所</text:p>
          </table:table-cell>
          <table:table-cell office:value-type="string" table:style-name="ce1">
            <text:p>aa</text:p>
          </table:table-cell>
          <table:table-cell office:value-type="string" table:style-name="ce1">
            <text:p>協助高雄市三民區公所102年度輸變電協助金(施工中)-高雄E/S新建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0" table:style-name="ce1">
            <text:p>10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龍門施工處</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2811" table:style-name="ce1">
            <text:p>2811</text:p>
          </table:table-cell>
          <table:table-cell office:value-type="float" office:value="2811" table:style-name="ce1">
            <text:p>2811</text:p>
          </table:table-cell>
          <table:table-cell office:value-type="float" office:value="2811" table:style-name="ce1">
            <text:p>2811</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text:p>
          </table:table-cell>
          <table:table-cell office:value-type="string" table:style-name="ce1">
            <text:p>龍門施工處</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貢寮區</text:p>
          </table:table-cell>
          <table:table-cell office:value-type="float" office:value="1033" table:style-name="ce1">
            <text:p>1033</text:p>
          </table:table-cell>
          <table:table-cell office:value-type="float" office:value="1033" table:style-name="ce1">
            <text:p>1033</text:p>
          </table:table-cell>
          <table:table-cell office:value-type="float" office:value="1033" table:style-name="ce1">
            <text:p>103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貢寮區</text:p>
          </table:table-cell>
          <table:table-cell office:value-type="string" table:style-name="ce1">
            <text:p>新北市貢寮區漁會</text:p>
          </table:table-cell>
          <table:table-cell office:value-type="float" office:value="39053709" table:style-name="ce1">
            <text:p>39053709</text:p>
          </table:table-cell>
          <table:table-cell office:value-type="string" table:style-name="ce1">
            <text:p>協助新北市貢寮區漁會辦理貢寮鮑魚祭活動(預計活動時程:103.1.1-3.30)</text:p>
          </table:table-cell>
          <table:table-cell office:value-type="string" table:style-name="ce1">
            <text:p>103.1.1</text:p>
          </table:table-cell>
          <table:table-cell office:value-type="string" table:style-name="ce1">
            <text:p>103.3.30</text:p>
          </table:table-cell>
          <table:table-cell office:value-type="string" table:style-name="ce1">
            <text:p>貢寮區</text:p>
          </table:table-cell>
          <table:table-cell office:value-type="float" office:value="1400" table:style-name="ce1">
            <text:p>14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電廠週邊地區</text:p>
          </table:table-cell>
          <table:table-cell office:value-type="string" table:style-name="ce1">
            <text:p>中部施工處</text:p>
          </table:table-cell>
          <table:table-cell office:value-type="string" table:style-name="ce1">
            <text:p>aa</text:p>
          </table:table-cell>
          <table:table-cell office:value-type="string" table:style-name="ce1">
            <text:p>協助102學年度促進電力開發協助金獎助學金</text:p>
          </table:table-cell>
          <table:table-cell office:value-type="string" table:style-name="ce1">
            <text:p>aa</text:p>
          </table:table-cell>
          <table:table-cell office:value-type="string" table:style-name="ce1">
            <text:p>aa</text:p>
          </table:table-cell>
          <table:table-cell office:value-type="string" table:style-name="ce1">
            <text:p>電廠週邊地區</text:p>
          </table:table-cell>
          <table:table-cell office:value-type="float" office:value="4016" table:style-name="ce1">
            <text:p>4016</text:p>
          </table:table-cell>
          <table:table-cell office:value-type="float" office:value="4016" table:style-name="ce1">
            <text:p>4016</text:p>
          </table:table-cell>
          <table:table-cell office:value-type="float" office:value="4016" table:style-name="ce1">
            <text:p>4016</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通霄鎮</text:p>
          </table:table-cell>
          <table:table-cell office:value-type="string" table:style-name="ce1">
            <text:p>中部施工處</text:p>
          </table:table-cell>
          <table:table-cell office:value-type="string" table:style-name="ce1">
            <text:p>aa</text:p>
          </table:table-cell>
          <table:table-cell office:value-type="string" table:style-name="ce1">
            <text:p>協助102學年度促進電力開發協助金特別助學金</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float" office:value="1404" table:style-name="ce1">
            <text:p>1404</text:p>
          </table:table-cell>
          <table:table-cell office:value-type="float" office:value="1404" table:style-name="ce1">
            <text:p>1404</text:p>
          </table:table-cell>
          <table:table-cell office:value-type="float" office:value="1404" table:style-name="ce1">
            <text:p>140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104845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styles>
    <number:number-style style:name="N0">
      <number:number number:min-integer-digits="1"/>
    </number:number-style>
    <number:date-style style:name="N19">
      <number:year number:style="long"/>
      <number:text>/</number:text>
      <number:month/>
      <number:text>/</number:text>
      <number:day/>
    </number:date-style>
    <style:style style:name="_50_0_37__32_-_32__36628__33394_1" style:display-name="20% - 輔色1" style:family="table-cell" style:data-style-name="N0">
      <style:table-cell-properties fo:background-color="#DCE6F1"/>
    </style:style>
    <style:style style:name="_50_0_37__32_-_32__36628__33394_2" style:display-name="20% - 輔色2" style:family="table-cell" style:data-style-name="N0">
      <style:table-cell-properties fo:background-color="#F2DCDB"/>
    </style:style>
    <style:style style:name="_50_0_37__32_-_32__36628__33394_3" style:display-name="20% - 輔色3" style:family="table-cell" style:data-style-name="N0">
      <style:table-cell-properties fo:background-color="#EBF1DE"/>
    </style:style>
    <style:style style:name="_50_0_37__32_-_32__36628__33394_4" style:display-name="20% - 輔色4" style:family="table-cell" style:data-style-name="N0">
      <style:table-cell-properties fo:background-color="#E4DFEC"/>
    </style:style>
    <style:style style:name="_50_0_37__32_-_32__36628__33394_5" style:display-name="20% - 輔色5" style:family="table-cell" style:data-style-name="N0">
      <style:table-cell-properties fo:background-color="#DAEEF3"/>
    </style:style>
    <style:style style:name="_50_0_37__32_-_32__36628__33394_6" style:display-name="20% - 輔色6" style:family="table-cell" style:data-style-name="N0">
      <style:table-cell-properties fo:background-color="#FDE9D9"/>
    </style:style>
    <style:style style:name="_52_0_37__32_-_32__36628__33394_1" style:display-name="40% - 輔色1" style:family="table-cell" style:data-style-name="N0">
      <style:table-cell-properties fo:background-color="#B8CCE4"/>
    </style:style>
    <style:style style:name="_52_0_37__32_-_32__36628__33394_2" style:display-name="40% - 輔色2" style:family="table-cell" style:data-style-name="N0">
      <style:table-cell-properties fo:background-color="#E6B8B7"/>
    </style:style>
    <style:style style:name="_52_0_37__32_-_32__36628__33394_3" style:display-name="40% - 輔色3" style:family="table-cell" style:data-style-name="N0">
      <style:table-cell-properties fo:background-color="#D8E4BC"/>
    </style:style>
    <style:style style:name="_52_0_37__32_-_32__36628__33394_4" style:display-name="40% - 輔色4" style:family="table-cell" style:data-style-name="N0">
      <style:table-cell-properties fo:background-color="#CCC0DA"/>
    </style:style>
    <style:style style:name="_52_0_37__32_-_32__36628__33394_5" style:display-name="40% - 輔色5" style:family="table-cell" style:data-style-name="N0">
      <style:table-cell-properties fo:background-color="#B7DEE8"/>
    </style:style>
    <style:style style:name="_52_0_37__32_-_32__36628__33394_6" style:display-name="40% - 輔色6" style:family="table-cell" style:data-style-name="N0">
      <style:table-cell-properties fo:background-color="#FCD5B4"/>
    </style:style>
    <style:style style:name="_54_0_37__32_-_32__36628__33394_1" style:display-name="60% - 輔色1" style:family="table-cell" style:data-style-name="N0">
      <style:table-cell-properties fo:background-color="#95B3D7"/>
      <style:text-properties fo:color="#FFFFFF"/>
    </style:style>
    <style:style style:name="_54_0_37__32_-_32__36628__33394_2" style:display-name="60% - 輔色2" style:family="table-cell" style:data-style-name="N0">
      <style:table-cell-properties fo:background-color="#DA9694"/>
      <style:text-properties fo:color="#FFFFFF"/>
    </style:style>
    <style:style style:name="_54_0_37__32_-_32__36628__33394_3" style:display-name="60% - 輔色3" style:family="table-cell" style:data-style-name="N0">
      <style:table-cell-properties fo:background-color="#C4D79B"/>
      <style:text-properties fo:color="#FFFFFF"/>
    </style:style>
    <style:style style:name="_54_0_37__32_-_32__36628__33394_4" style:display-name="60% - 輔色4" style:family="table-cell" style:data-style-name="N0">
      <style:table-cell-properties fo:background-color="#B1A0C7"/>
      <style:text-properties fo:color="#FFFFFF"/>
    </style:style>
    <style:style style:name="_54_0_37__32_-_32__36628__33394_5" style:display-name="60% - 輔色5" style:family="table-cell" style:data-style-name="N0">
      <style:table-cell-properties fo:background-color="#92CDDC"/>
      <style:text-properties fo:color="#FFFFFF"/>
    </style:style>
    <style:style style:name="_54_0_37__32_-_32__36628__33394_6" style:display-name="60% - 輔色6" style:family="table-cell" style:data-style-name="N0">
      <style:table-cell-properties fo:background-color="#FABF8F"/>
      <style:text-properties fo:color="#FFFFFF"/>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0013__31561_" style:display-name="中等" style:family="table-cell" style:data-style-name="N0">
      <style:table-cell-properties fo:background-color="#FFEB9C"/>
      <style:text-properties fo:color="#9C6500"/>
    </style:style>
    <style:style style:name="_21512__35336_" style:display-name="合計"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_22909_" style:display-name="好" style:family="table-cell" style:data-style-name="N0">
      <style:table-cell-properties fo:background-color="#C6EFCE"/>
      <style:text-properties fo:color="#006100"/>
    </style:style>
    <style:style style:name="_35336__31639__26041__24335_" style:display-name="計算方式" style:family="table-cell" style:data-style-name="N0">
      <style:table-cell-properties fo:border="thin solid #7F7F7F" fo:background-color="#F2F2F2"/>
      <style:text-properties fo:color="#FA7D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8001" fo:border-left="none" fo:border-right="none"/>
      <style:text-properties fo:color="#FA7D00"/>
    </style:style>
    <style:style style:name="_20633__35387_" style:display-name="備註" style:family="table-cell" style:data-style-name="N0">
      <style:table-cell-properties fo:border="thin solid #B2B2B2" fo:background-color="#FFFFCC"/>
    </style:style>
    <style:style style:name="_35498__26126__25991__23383_" style:display-name="說明文字" style:family="table-cell" style:data-style-name="N0">
      <style:text-properties fo:color="#7F7F7F" fo:font-style="italic" style:font-style-asian="italic" style:font-style-complex="italic"/>
    </style:style>
    <style:style style:name="_36628__33394_1" style:display-name="輔色1" style:family="table-cell" style:data-style-name="N0">
      <style:table-cell-properties fo:background-color="#4F81BD"/>
      <style:text-properties fo:color="#FFFFFF"/>
    </style:style>
    <style:style style:name="_36628__33394_2" style:display-name="輔色2" style:family="table-cell" style:data-style-name="N0">
      <style:table-cell-properties fo:background-color="#C0504D"/>
      <style:text-properties fo:color="#FFFFFF"/>
    </style:style>
    <style:style style:name="_36628__33394_3" style:display-name="輔色3" style:family="table-cell" style:data-style-name="N0">
      <style:table-cell-properties fo:background-color="#9BBB59"/>
      <style:text-properties fo:color="#FFFFFF"/>
    </style:style>
    <style:style style:name="_36628__33394_4" style:display-name="輔色4" style:family="table-cell" style:data-style-name="N0">
      <style:table-cell-properties fo:background-color="#8064A2"/>
      <style:text-properties fo:color="#FFFFFF"/>
    </style:style>
    <style:style style:name="_36628__33394_5" style:display-name="輔色5" style:family="table-cell" style:data-style-name="N0">
      <style:table-cell-properties fo:background-color="#4BACC6"/>
      <style:text-properties fo:color="#FFFFFF"/>
    </style:style>
    <style:style style:name="_36628__33394_6" style:display-name="輔色6" style:family="table-cell" style:data-style-name="N0">
      <style:table-cell-properties fo:background-color="#F79646"/>
      <style:text-properties fo:color="#FFFFFF"/>
    </style:style>
    <style:style style:name="_27161__38988_" style:display-name="標題" style:family="table-cell" style:data-style-name="N0">
      <style:text-properties fo:color="#1F497D" fo:font-size="18pt" style:font-size-asian="18pt" style:font-size-complex="18pt" fo:font-weight="bold" style:font-weight-asian="bold" style:font-weight-complex="bold"/>
    </style:style>
    <style:style style:name="_27161__38988__32_1" style:display-name="標題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_27161__38988__32_4" style:display-name="標題 4" style:family="table-cell" style:data-style-name="N0">
      <style:text-properties fo:color="#1F497D" fo:font-size="11pt" style:font-size-asian="11pt" style:font-size-complex="11pt" fo:font-weight="bold" style:font-weight-asian="bold" style:font-weight-complex="bold"/>
    </style:style>
    <style:style style:name="_36664__20837_" style:display-name="輸入" style:family="table-cell" style:data-style-name="N0">
      <style:table-cell-properties fo:border="thin solid #7F7F7F" fo:background-color="#FFCC99"/>
      <style:text-properties fo:color="#3F3F76"/>
    </style:style>
    <style:style style:name="_36664__20986_" style:display-name="輸出" style:family="table-cell" style:data-style-name="N0">
      <style:table-cell-properties fo:border="thin solid #3F3F3F" fo:background-color="#F2F2F2"/>
      <style:text-properties fo:color="#3F3F3F" fo:font-weight="bold" style:font-weight-asian="bold" style:font-weight-complex="bold"/>
    </style:style>
    <style:style style:name="_27298__26597__20786__23384__26684_" style:display-name="檢查儲存格" style:family="table-cell" style:data-style-name="N0">
      <style:table-cell-properties fo:border="thin double #3F3F3F" fo:background-color="#A5A5A5"/>
      <style:text-properties fo:color="#FFFFFF" fo:font-weight="bold" style:font-weight-asian="bold" style:font-weight-complex="bold"/>
    </style:style>
    <style:style style:name="_22750_" style:display-name="壞" style:family="table-cell" style:data-style-name="N0">
      <style:table-cell-properties fo:background-color="#FFC7CE"/>
      <style:text-properties fo:color="#9C0006"/>
    </style:style>
    <style:style style:name="_35686__21578__25991__23383_" style:display-name="警告文字" style:family="table-cell" style:data-style-name="N0">
      <style:text-properties fo: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曾主管銘祺</meta:initial-creator>
    <dc:creator>曾主管銘祺</dc:creator>
    <meta:creation-date>2016-03-31T06:11:02Z</meta:creation-date>
    <dc:date>2016-03-31T07:29:44Z</dc:date>
  </office:meta>
</office:document-meta>
</file>